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991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0.617cm"/>
    </style:style>
    <style:style style:name="co5" style:family="table-column">
      <style:table-column-properties fo:break-before="auto" style:column-width="0.656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8.853cm"/>
    </style:style>
    <style:style style:name="co9" style:family="table-column">
      <style:table-column-properties fo:break-before="auto" style:column-width="0.725cm"/>
    </style:style>
    <style:style style:name="co10" style:family="table-column">
      <style:table-column-properties fo:break-before="auto" style:column-width="1.236cm"/>
    </style:style>
    <style:style style:name="co11" style:family="table-column">
      <style:table-column-properties fo:break-before="auto" style:column-width="2.637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8.53cm"/>
    </style:style>
    <style:style style:name="co14" style:family="table-column">
      <style:table-column-properties fo:break-before="auto" style:column-width="9.483cm"/>
    </style:style>
    <style:style style:name="co15" style:family="table-column">
      <style:table-column-properties fo:break-before="auto" style:column-width="8.849cm"/>
    </style:style>
    <style:style style:name="co16" style:family="table-column">
      <style:table-column-properties fo:break-before="auto" style:column-width="6.189cm"/>
    </style:style>
    <style:style style:name="co17" style:family="table-column">
      <style:table-column-properties fo:break-before="auto" style:column-width="2.582cm"/>
    </style:style>
    <style:style style:name="co18" style:family="table-column">
      <style:table-column-properties fo:break-before="auto" style:column-width="12.15cm"/>
    </style:style>
    <style:style style:name="co19" style:family="table-column">
      <style:table-column-properties fo:break-before="auto" style:column-width="9.149cm"/>
    </style:style>
    <style:style style:name="co20" style:family="table-column">
      <style:table-column-properties fo:break-before="auto" style:column-width="8.948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13.589cm"/>
    </style:style>
    <style:style style:name="co23" style:family="table-column">
      <style:table-column-properties fo:break-before="auto" style:column-width="6.56cm"/>
    </style:style>
    <style:style style:name="co24" style:family="table-column">
      <style:table-column-properties fo:break-before="auto" style:column-width="6.458cm"/>
    </style:style>
    <style:style style:name="ro1" style:family="table-row">
      <style:table-row-properties style:row-height="2.096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  <style:text-properties fo:color="#ddddd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  <style:text-properties fo:color="#dddddd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2.49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border-right="0.99pt solid #000000" fo:border-top="0.99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2.49pt solid #000000" fo:border-top="0.99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0.99pt solid #000000" fo:border-top="0.99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2.49pt solid #000000" fo:border-top="0.99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2.49pt solid #000000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49pt solid #000000" fo:border-top="2.49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49pt solid #000000" fo:border-top="0.99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border-right="2.49pt solid #000000" fo:border-top="0.99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51pt solid #000000" style:text-align-source="fix" style:repeat-content="false" fo:background-color="transparent" fo:border-left="2.49pt solid #000000" fo:border-right="0.51pt solid #000000" fo:border-top="0.51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35cm" fo:padding-left="0.035cm" fo:padding-right="0cm" fo:padding-top="0.035cm" fo:border-right="0.51pt solid #000000" fo:border-top="0.51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35cm" fo:padding-left="0.035cm" fo:padding-right="0cm" fo:padding-top="0.035cm" fo:border-right="0.99pt solid #000000" fo:border-top="0.99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2.4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border-right="0.99pt solid #000000" fo:border-top="0.99pt solid #000000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0.99pt solid #000000" fo:border-top="0.99pt solid #000000" style:vertical-align="middle"/>
      <style:paragraph-properties fo:text-align="center" fo:margin-left="0cm"/>
    </style:style>
    <style:style style:name="ce25" style:family="table-cell" style:parent-style-name="Default" style:data-style-name="N0">
      <style:table-cell-properties fo:border-bottom="0.51pt solid #000000" style:text-align-source="fix" style:repeat-content="false" fo:background-color="transparent" fo:border-left="0.51pt solid #000000" fo:border-right="2.49pt solid #000000" fo:border-top="2.49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0.51pt solid #000000" style:text-align-source="fix" style:repeat-content="false" fo:background-color="transparent" fo:border-left="0.51pt solid #000000" fo:border-right="2.49pt solid #000000" fo:border-top="0.51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2.49pt solid #000000" fo:background-color="#ffff99" style:text-align-source="fix" style:repeat-content="false" fo:border-left="0.51pt solid #000000" fo:border-right="2.49pt solid #000000" fo:border-top="0.51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49pt solid #000000" fo:border-top="2.4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49pt solid #000000" fo:border-top="0.99pt solid #000000" style:vertical-align="middle"/>
      <style:paragraph-properties fo:text-align="center" fo:margin-left="0cm"/>
    </style:style>
    <style:style style:name="ce30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border-right="2.49pt solid #000000" fo:border-top="0.99pt solid #000000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ddddd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border-right="none" fo:border-top="0.99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2.49pt solid #000000" fo:border-top="none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2.49pt solid #000000" fo:border-top="0.99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2.49pt solid #000000" fo:border-right="0.06pt solid #000000" fo:border-top="2.49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ackground-color="#ffff00"/>
    </style:style>
    <style:style style:name="ce34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49pt solid #000000" fo:border-top="2.49pt solid #000000" style:vertical-align="middle"/>
      <style:paragraph-properties fo:text-align="center"/>
    </style:style>
    <style:style style:name="ce37" style:family="table-cell" style:parent-style-name="Default" style:data-style-name="N61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/>
    </style:style>
    <style:style style:name="ce131" style:family="table-cell" style:parent-style-name="Default" style:data-style-name="N2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9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4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 fo:margin-left="0cm"/>
    </style:style>
    <style:style style:name="ce13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ff3333" style:text-align-source="fix" style:repeat-content="false" fo:border="2.49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99pt solid #000000" fo:background-color="#ff3333" style:text-align-source="fix" style:repeat-content="false" fo:border-left="2.49pt solid #000000" fo:border-right="0.99pt solid #000000" fo:border-top="0.99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-bottom="2.49pt solid #000000" fo:background-color="#ff3333" style:text-align-source="fix" style:repeat-content="false" fo:border-left="2.49pt solid #000000" fo:border-right="2.49pt solid #000000" fo:border-top="0.99pt solid #000000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2.49pt solid #000000" fo:background-color="#ff3333" style:text-align-source="fix" style:repeat-content="false" fo:border-left="2.49pt solid #000000" fo:border-right="0.99pt solid #000000" fo:border-top="0.99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order-bottom="0.99pt solid #000000" fo:background-color="#ff3333" style:text-align-source="fix" style:repeat-content="false" fo:border-left="0.99pt solid #000000" fo:border-right="2.49pt solid #000000" fo:border-top="2.49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order-bottom="0.99pt solid #000000" fo:background-color="#ff3333" style:text-align-source="fix" style:repeat-content="false" fo:border-left="0.99pt solid #000000" fo:border-right="2.49pt solid #000000" fo:border-top="0.99pt solid #000000" style:vertical-align="middle"/>
      <style:paragraph-properties fo:text-align="center"/>
    </style:style>
    <style:style style:name="ce150" style:family="table-cell" style:parent-style-name="Default" style:data-style-name="N0">
      <style:table-cell-properties fo:border-bottom="2.49pt solid #000000" fo:background-color="#ff3333" style:text-align-source="fix" style:repeat-content="false" fo:border-left="0.99pt solid #000000" fo:border-right="2.49pt solid #000000" fo:border-top="0.99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fo:border-bottom="0.51pt solid #000000" fo:background-color="#ff3333" style:text-align-source="fix" style:repeat-content="false" fo:border-left="2.49pt solid #000000" fo:border-right="0.51pt solid #000000" fo:border-top="0.51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2.49pt solid #000000" fo:background-color="#ff3333" style:text-align-source="fix" style:repeat-content="false" fo:border-left="2.49pt solid #000000" fo:padding-bottom="0.035cm" fo:padding-left="0.035cm" fo:padding-right="0cm" fo:padding-top="0.035cm" fo:border-right="0.51pt solid #000000" fo:border-top="0.51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35cm" fo:padding-left="0.035cm" fo:padding-right="0cm" fo:padding-top="0.035cm" fo:border-right="0.99pt solid #000000" fo:border-top="0.99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2.49pt solid #000000" style:text-align-source="fix" style:repeat-content="false" fo:background-color="transparent" fo:border-left="0.51pt solid #000000" fo:border-right="2.49pt solid #000000" fo:border-top="0.51pt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fo:border-bottom="0.51pt solid #000000" fo:background-color="#ff3333" style:text-align-source="fix" style:repeat-content="false" fo:border-left="0.51pt solid #000000" fo:border-right="2.49pt solid #000000" fo:border-top="2.49pt solid #000000" style:vertical-align="middle"/>
      <style:paragraph-properties fo:text-align="center"/>
    </style:style>
    <style:style style:name="ce60" style:family="table-cell" style:parent-style-name="Default" style:data-style-name="N0">
      <style:table-cell-properties fo:border-bottom="0.51pt solid #000000" fo:background-color="#ff3333" style:text-align-source="fix" style:repeat-content="false" fo:border-left="0.51pt solid #000000" fo:border-right="2.49pt solid #000000" fo:border-top="0.51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2.49pt solid #000000" fo:background-color="#ff3333" style:text-align-source="fix" style:repeat-content="false" fo:border-left="0.51pt solid #000000" fo:border-right="2.49pt solid #000000" fo:border-top="0.51pt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fo:border-bottom="0.51pt solid #000000" fo:background-color="#ff66ff" style:text-align-source="fix" style:repeat-content="false" fo:border-left="0.51pt solid #000000" fo:border-right="2.49pt solid #000000" fo:border-top="0.51pt solid #000000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63" style:family="table-cell" style:parent-style-name="Default" style:data-style-name="N0">
      <style:table-cell-properties fo:border-bottom="none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</style:style>
    <style:style style:name="ce64" style:family="table-cell" style:parent-style-name="Default" style:data-style-name="N0">
      <style:table-cell-properties fo:border-bottom="2.49pt solid #000000" fo:background-color="#ff3333" style:text-align-source="fix" style:repeat-content="false" fo:border-left="2.49pt solid #000000" fo:border-right="2.49pt solid #000000" fo:border-top="0.51pt solid #000000" style:vertical-align="middle"/>
      <style:paragraph-properties fo:text-align="center" fo:margin-left="0cm"/>
    </style:style>
    <style:style style:name="ce65" style:family="table-cell" style:parent-style-name="Default" style:data-style-name="N0">
      <style:table-cell-properties fo:border-bottom="2.49pt solid #000000" fo:background-color="#ff3333" style:text-align-source="fix" style:repeat-content="false" fo:border-left="2.49pt solid #000000" fo:padding-bottom="0.035cm" fo:padding-left="0.035cm" fo:padding-right="0cm" fo:padding-top="0.035cm" fo:border-right="0.51pt solid #000000" fo:border-top="0.51pt solid #000000" style:vertical-align="middle"/>
      <style:paragraph-properties fo:text-align="justify" fo:margin-left="0cm"/>
    </style:style>
    <style:style style:name="ce6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35cm" fo:padding-left="0.035cm" fo:padding-right="0cm" fo:padding-top="0.035cm" fo:border-right="0.99pt solid #000000" fo:border-top="none" style:vertical-align="middle"/>
      <style:paragraph-properties fo:text-align="center"/>
    </style:style>
    <style:style style:name="ce68" style:family="table-cell" style:parent-style-name="Default" style:data-style-name="N0">
      <style:table-cell-properties fo:border-bottom="0.99pt solid #000000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fo:border-bottom="0.99pt solid #000000" fo:background-color="#ffff00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order-bottom="0.99pt solid #000000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order-bottom="0.51pt solid #000000" fo:background-color="#ff3333" style:text-align-source="fix" style:repeat-content="false" fo:border-left="0.51pt solid #000000" fo:border-right="2.49pt solid #000000" fo:border-top="0.51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0.51pt solid #000000" fo:background-color="#ff3333" style:text-align-source="fix" style:repeat-content="false" fo:border-left="0.51pt solid #000000" fo:border-right="2.49pt solid #000000" fo:border-top="0.51pt solid #000000" style:vertical-align="middle"/>
      <style:paragraph-properties fo:text-align="justify" fo:margin-left="0cm"/>
    </style:style>
    <style:style style:name="ce73" style:family="table-cell" style:parent-style-name="Default" style:data-style-name="N0">
      <style:table-cell-properties fo:border-bottom="2.49pt solid #000000" fo:background-color="#ff3333" style:text-align-source="fix" style:repeat-content="false" fo:border-left="0.51pt solid #000000" fo:border-right="2.49pt solid #000000" fo:border-top="0.51pt solid #000000" style:vertical-align="middle"/>
      <style:paragraph-properties fo:text-align="justify" fo:margin-left="0cm"/>
    </style:style>
    <style:style style:name="ce74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2.49pt solid #000000" fo:border-top="none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49pt solid #000000" fo:border-top="0.99pt solid #000000" style:vertical-align="automatic"/>
      <style:paragraph-properties fo:text-align="center"/>
    </style:style>
    <style:style style:name="ce159" style:family="table-cell" style:parent-style-name="Default" style:data-style-name="N0">
      <style:table-cell-properties fo:border-bottom="0.99pt solid #000000" fo:background-color="#ff66ff" style:text-align-source="fix" style:repeat-content="false" fo:border-left="0.99pt solid #000000" fo:border-right="2.49pt solid #000000" fo:border-top="0.99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border-right="2.49pt solid #000000" fo:border-top="none" style:vertical-align="middle"/>
      <style:paragraph-properties fo:text-align="center"/>
    </style:style>
    <style:style style:name="ce77" style:family="table-cell" style:parent-style-name="Default" style:data-style-name="N0">
      <style:table-cell-properties fo:border-bottom="none" fo:background-color="transparent" fo:border-left="2.49pt solid #000000" fo:border-right="0.99pt solid #000000" fo:border-top="0.99pt solid #000000"/>
    </style:style>
    <style:style style:name="ce78" style:family="table-cell" style:parent-style-name="Default" style:data-style-name="N0">
      <style:table-cell-properties fo:border-bottom="0.99pt solid #000000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0.99pt solid #000000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fo:border-bottom="2.49pt solid #000000" style:text-align-source="fix" style:repeat-content="false" fo:background-color="transparent" fo:border-left="none" fo:border-right="2.49pt solid #000000" fo:border-top="0.99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2.49pt solid #000000" fo:background-color="#ff3333" style:text-align-source="fix" style:repeat-content="false" fo:border-left="none" fo:border-right="2.49pt solid #000000" fo:border-top="0.99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none" fo:background-color="transparent" fo:border-left="0.99pt solid #000000" fo:border-right="2.49pt solid #000000" fo:border-top="0.99pt solid #000000"/>
    </style:style>
    <style:style style:name="ce167" style:family="table-cell" style:parent-style-name="Default" style:data-style-name="N0">
      <style:table-cell-properties fo:border-bottom="2.49pt solid #000000" fo:background-color="#ff66ff" style:text-align-source="fix" style:repeat-content="false" fo:border-left="0.99pt solid #000000" fo:border-right="2.49pt solid #000000" fo:border-top="0.99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2.49pt solid #000000" style:text-align-source="fix" style:repeat-content="false" fo:background-color="transparent" fo:border-left="none" fo:border-right="2.49pt solid #000000" fo:border-top="0.99pt solid #000000" style:vertical-align="middle"/>
      <style:paragraph-properties fo:text-align="center"/>
    </style:style>
    <style:style style:name="ce193" style:family="table-cell" style:parent-style-name="Default" style:data-style-name="N0">
      <style:table-cell-properties fo:background-color="#dddddd" style:text-align-source="value-type" style:repeat-content="false" style:vertical-align="middle"/>
      <style:paragraph-properties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87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88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0.99pt solid #000000" fo:border-top="0.51pt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2.49pt solid #000000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border-right="0.99pt solid #000000" fo:border-top="0.51pt solid #000000" style:vertical-align="middle"/>
      <style:paragraph-properties fo:text-align="center"/>
    </style:style>
    <style:style style:name="ce175" style:family="table-cell" style:parent-style-name="Default" style:data-style-name="N0">
      <style:table-cell-properties fo:border-bottom="2.49pt solid #000000" fo:background-color="#ffff66" style:text-align-source="fix" style:repeat-content="false" fo:border-left="0.51pt solid #000000" fo:border-right="2.49pt solid #000000" fo:border-top="0.51pt solid #000000" style:vertical-align="middle"/>
      <style:paragraph-properties fo:text-align="center"/>
    </style:style>
    <style:style style:name="ce91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border-right="2.49pt solid #000000" fo:border-top="0.51pt solid #000000" style:vertical-align="middle"/>
      <style:paragraph-properties fo:text-align="center"/>
    </style:style>
    <style:style style:name="ce9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49pt solid #000000" fo:border-top="0.51pt solid #000000" style:vertical-align="middle"/>
      <style:paragraph-properties fo:text-align="center"/>
    </style:style>
    <style:style style:name="ce204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2.49pt solid #000000" fo:border-top="0.99pt solid #000000" style:vertical-align="middle"/>
      <style:paragraph-properties fo:text-align="center" fo:margin-left="0cm"/>
    </style:style>
    <style:style style:name="ce9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2.4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99pt solid #000000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0.99pt solid #000000" fo:border-top="0.99pt solid #000000" style:vertical-align="middle"/>
      <style:paragraph-properties fo:text-align="center"/>
    </style:style>
    <style:style style:name="ce9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49pt solid #000000" fo:border-top="2.49pt solid #00000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-bottom="2.49pt solid #000000" style:text-align-source="fix" style:repeat-content="false" fo:background-color="transparent" fo:border-left="0.99pt solid #000000" fo:border-right="2.49pt solid #000000" fo:border-top="0.99pt solid #000000" style:vertical-align="middle"/>
      <style:paragraph-properties fo:text-align="center"/>
    </style:style>
    <style:style style:name="ce185" style:family="table-cell" style:parent-style-name="Default" style:data-style-name="N0">
      <style:table-cell-properties fo:border-bottom="none" fo:background-color="#ff66ff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212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2.49pt solid #000000" fo:border-top="0.99pt solid #000000" style:vertical-align="middle"/>
      <style:paragraph-properties fo:text-align="center" fo:margin-left="0cm"/>
    </style:style>
    <style:style style:name="ce101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border-right="2.49pt solid #000000" fo:border-top="0.99pt solid #000000" style:vertical-align="middle"/>
      <style:paragraph-properties fo:text-align="center"/>
    </style:style>
    <style:style style:name="ce190" style:family="table-cell" style:parent-style-name="Default" style:data-style-name="N0">
      <style:table-cell-properties fo:border-bottom="0.99pt solid #000000" fo:background-color="#ff99ff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order-bottom="2.49pt solid #000000" fo:background-color="#ffff99" style:text-align-source="fix" style:repeat-content="false" fo:border-left="0.99pt solid #000000" fo:border-right="2.49pt solid #000000" fo:border-top="0.99pt solid #000000" style:vertical-align="middle"/>
      <style:paragraph-properties fo:text-align="center"/>
    </style:style>
    <style:style style:name="ce192" style:family="table-cell" style:parent-style-name="Default" style:data-style-name="N0">
      <style:table-cell-properties fo:border-bottom="2.49pt solid #000000" fo:background-color="#ffff66" style:text-align-source="fix" style:repeat-content="false" fo:border-left="0.99pt solid #000000" fo:border-right="2.49pt solid #000000" fo:border-top="0.99pt solid #000000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2.49pt solid #000000" style:vertical-align="middle"/>
      <style:paragraph-properties fo:text-align="center"/>
    </style:style>
    <style:style style:name="ce194" style:family="table-cell" style:parent-style-name="Default" style:data-style-name="N0">
      <style:table-cell-properties fo:border-bottom="0.99pt solid #000000" fo:background-color="#ff99ff" style:text-align-source="fix" style:repeat-content="false" fo:border-left="0.99pt solid #000000" fo:border-right="2.49pt solid #000000" fo:border-top="0.99pt solid #000000" style:vertical-align="middle"/>
      <style:paragraph-properties fo:text-align="center"/>
    </style:style>
    <style:style style:name="gr1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2" style:family="graphic">
      <style:graphic-properties draw:stroke="solid" svg:stroke-width="0.03c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3" style:family="graphic">
      <style:graphic-properties draw:stroke="none" draw:fill="none" draw:textarea-horizontal-align="left" draw:textarea-vertical-align="middle" draw:auto-grow-height="true" draw:auto-grow-width="true" fo:min-height="0.717cm" fo:min-width="0.408cm" fo:padding-top="0.014cm" fo:padding-bottom="0.014cm" fo:padding-left="0.014cm" fo:padding-right="0.014cm" fo:wrap-option="no-wrap"/>
      <style:paragraph-properties style:writing-mode="lr-tb"/>
    </style:style>
    <style:style style:name="gr4" style:family="graphic">
      <style:graphic-properties draw:stroke="none" draw:fill="none" draw:textarea-horizontal-align="left" draw:textarea-vertical-align="middle" draw:auto-grow-height="true" draw:auto-grow-width="true" fo:min-height="0.943cm" fo:min-width="0.418cm" fo:padding-top="0cm" fo:padding-bottom="0cm" fo:padding-left="0cm" fo:padding-right="0cm" fo:wrap-option="no-wrap"/>
      <style:paragraph-properties style:writing-mode="lr-tb"/>
    </style:style>
    <style:style style:name="gr5" style:family="graphic">
      <style:graphic-properties draw:stroke="solid" svg:stroke-width="0.03cm" svg:stroke-color="#000000" draw:marker-end="a22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6" style:family="graphic">
      <style:graphic-properties draw:stroke="solid" svg:stroke-width="0.03cm" svg:stroke-color="#000000" draw:marker-end="a26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7" style:family="graphic">
      <style:graphic-properties draw:stroke="none" draw:fill="none" draw:textarea-horizontal-align="left" draw:textarea-vertical-align="middle" draw:auto-grow-height="true" draw:auto-grow-width="true" fo:min-height="0.942cm" fo:min-width="0.42cm" fo:padding-top="0cm" fo:padding-bottom="0cm" fo:padding-left="0cm" fo:padding-right="0cm" fo:wrap-option="no-wrap"/>
      <style:paragraph-properties style:writing-mode="lr-tb"/>
    </style:style>
    <style:style style:name="gr8" style:family="graphic">
      <style:graphic-properties draw:stroke="none" draw:fill="none" draw:textarea-horizontal-align="left" draw:textarea-vertical-align="middle" draw:auto-grow-height="true" draw:auto-grow-width="true" fo:min-height="0.714cm" fo:min-width="0.405cm" fo:padding-top="0.014cm" fo:padding-bottom="0.014cm" fo:padding-left="0.014cm" fo:padding-right="0.014cm" fo:wrap-option="no-wrap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middle" draw:auto-grow-height="true" draw:auto-grow-width="true" fo:min-height="0.714cm" fo:min-width="0.41cm" fo:padding-top="0.014cm" fo:padding-bottom="0.014cm" fo:padding-left="0.014cm" fo:padding-right="0.014cm" fo:wrap-option="no-wrap"/>
      <style:paragraph-properties style:writing-mode="lr-tb"/>
    </style:style>
    <style:style style:name="gr10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11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12" style:family="graphic">
      <style:graphic-properties draw:stroke="none" draw:fill="none" draw:textarea-horizontal-align="left" draw:textarea-vertical-align="middle" draw:auto-grow-height="true" draw:auto-grow-width="true" fo:min-height="0.795cm" fo:min-width="0.471cm" fo:padding-top="0.014cm" fo:padding-bottom="0.014cm" fo:padding-left="0.014cm" fo:padding-right="0.014cm" fo:wrap-option="no-wrap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middle" draw:auto-grow-height="true" draw:auto-grow-width="true" fo:min-height="1.041cm" fo:min-width="0.479cm" fo:padding-top="0cm" fo:padding-bottom="0cm" fo:padding-left="0cm" fo:padding-right="0cm" fo:wrap-option="no-wrap"/>
      <style:paragraph-properties style:writing-mode="lr-tb"/>
    </style:style>
    <style:style style:name="gr14" style:family="graphic">
      <style:graphic-properties draw:stroke="solid" svg:stroke-width="0.03cm" svg:stroke-color="#000000" draw:marker-end="a117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15" style:family="graphic">
      <style:graphic-properties draw:stroke="solid" svg:stroke-width="0.03cm" svg:stroke-color="#000000" draw:marker-end="a121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16" style:family="graphic">
      <style:graphic-properties draw:stroke="none" draw:fill="none" draw:textarea-horizontal-align="left" draw:textarea-vertical-align="middle" draw:auto-grow-height="true" draw:auto-grow-width="true" fo:min-height="1.041cm" fo:min-width="0.482cm" fo:padding-top="0cm" fo:padding-bottom="0cm" fo:padding-left="0cm" fo:padding-right="0cm" fo:wrap-option="no-wrap"/>
      <style:paragraph-properties style:writing-mode="lr-tb"/>
    </style:style>
    <style:style style:name="gr17" style:family="graphic">
      <style:graphic-properties draw:stroke="none" draw:fill="none" draw:textarea-horizontal-align="left" draw:textarea-vertical-align="middle" draw:auto-grow-height="true" draw:auto-grow-width="true" fo:min-height="0.792cm" fo:min-width="0.469cm" fo:padding-top="0.014cm" fo:padding-bottom="0.014cm" fo:padding-left="0.014cm" fo:padding-right="0.014cm" fo:wrap-option="no-wrap"/>
      <style:paragraph-properties style:writing-mode="lr-tb"/>
    </style:style>
    <style:style style:name="gr18" style:family="graphic">
      <style:graphic-properties draw:stroke="none" draw:fill="none" draw:textarea-horizontal-align="left" draw:textarea-vertical-align="middle" draw:auto-grow-height="true" draw:auto-grow-width="true" fo:min-height="0.792cm" fo:min-width="0.475cm" fo:padding-top="0.014cm" fo:padding-bottom="0.014cm" fo:padding-left="0.014cm" fo:padding-right="0.014cm" fo:wrap-option="no-wrap"/>
      <style:paragraph-properties style:writing-mode="lr-tb"/>
    </style:style>
    <style:style style:name="gr19" style:family="graphic">
      <style:graphic-properties draw:stroke="none" draw:fill="none" draw:textarea-horizontal-align="left" draw:textarea-vertical-align="middle" draw:auto-grow-height="true" draw:auto-grow-width="true" fo:min-height="0.771cm" fo:min-width="0.471cm" fo:padding-top="0.014cm" fo:padding-bottom="0.014cm" fo:padding-left="0.014cm" fo:padding-right="0.014cm" fo:wrap-option="no-wrap"/>
      <style:paragraph-properties style:writing-mode="lr-tb"/>
    </style:style>
    <style:style style:name="gr20" style:family="graphic">
      <style:graphic-properties draw:stroke="none" draw:fill="none" draw:textarea-horizontal-align="left" draw:textarea-vertical-align="middle" draw:auto-grow-height="true" draw:auto-grow-width="true" fo:min-height="1.011cm" fo:min-width="0.48cm" fo:padding-top="0cm" fo:padding-bottom="0cm" fo:padding-left="0cm" fo:padding-right="0cm" fo:wrap-option="no-wrap"/>
      <style:paragraph-properties style:writing-mode="lr-tb"/>
    </style:style>
    <style:style style:name="gr21" style:family="graphic">
      <style:graphic-properties draw:stroke="solid" svg:stroke-width="0.03cm" svg:stroke-color="#000000" draw:marker-end="a209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22" style:family="graphic">
      <style:graphic-properties draw:stroke="solid" svg:stroke-width="0.03cm" svg:stroke-color="#000000" draw:marker-end="a213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23" style:family="graphic">
      <style:graphic-properties draw:stroke="none" draw:fill="none" draw:textarea-horizontal-align="left" draw:textarea-vertical-align="middle" draw:auto-grow-height="true" draw:auto-grow-width="true" fo:min-height="1.011cm" fo:min-width="0.482cm" fo:padding-top="0cm" fo:padding-bottom="0cm" fo:padding-left="0cm" fo:padding-right="0cm" fo:wrap-option="no-wrap"/>
      <style:paragraph-properties style:writing-mode="lr-tb"/>
    </style:style>
    <style:style style:name="gr24" style:family="graphic">
      <style:graphic-properties draw:stroke="none" draw:fill="none" draw:textarea-horizontal-align="left" draw:textarea-vertical-align="middle" draw:auto-grow-height="true" draw:auto-grow-width="true" fo:min-height="0.767cm" fo:min-width="0.469cm" fo:padding-top="0.014cm" fo:padding-bottom="0.014cm" fo:padding-left="0.014cm" fo:padding-right="0.014cm" fo:wrap-option="no-wrap"/>
      <style:paragraph-properties style:writing-mode="lr-tb"/>
    </style:style>
    <style:style style:name="gr25" style:family="graphic">
      <style:graphic-properties draw:stroke="none" draw:fill="none" draw:textarea-horizontal-align="left" draw:textarea-vertical-align="middle" draw:auto-grow-height="true" draw:auto-grow-width="true" fo:min-height="0.767cm" fo:min-width="0.474cm" fo:padding-top="0.014cm" fo:padding-bottom="0.014cm" fo:padding-left="0.014cm" fo:padding-right="0.014cm" fo:wrap-option="no-wrap"/>
      <style:paragraph-properties style:writing-mode="lr-tb"/>
    </style:style>
    <style:style style:name="gr26" style:family="graphic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27" style:family="graphic">
      <style:graphic-properties draw:stroke="none" draw:fill="none" draw:textarea-horizontal-align="center" draw:textarea-vertical-align="middle" draw:ole-draw-aspect="1" style:protect="size"/>
    </style:style>
    <style:style style:name="gr28" style:family="graphic">
      <style:graphic-properties draw:stroke="solid" svg:stroke-width="0.026cm" svg:stroke-color="#000000" svg:stroke-opacity="100%" draw:stroke-linejoin="miter" draw:fill="none" draw:textarea-horizontal-align="left" draw:textarea-vertical-align="top" draw:auto-grow-height="false" draw:auto-grow-width="false" fo:padding-top="0.229cm" fo:padding-bottom="0.229cm" fo:padding-left="0.441cm" fo:padding-right="0.441cm" fo:wrap-option="wrap"/>
    </style:style>
    <style:style style:name="gr29" style:family="graphic">
      <style:graphic-properties draw:stroke="solid" svg:stroke-width="0.026c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padding-top="0.229cm" fo:padding-bottom="0.229cm" fo:padding-left="0.441cm" fo:padding-right="0.441cm" fo:wrap-option="wrap"/>
    </style:style>
    <style:style style:name="gr30" style:family="graphic">
      <style:graphic-properties draw:stroke="solid" svg:stroke-width="0.071cm" svg:stroke-color="#000000" draw:marker-end="a303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  <style:paragraph-properties style:writing-mode="lr-tb"/>
    </style:style>
    <style:style style:name="gr32" style:family="graphic">
      <style:graphic-properties draw:stroke="solid" svg:stroke-width="0.071cm" svg:stroke-color="#000000" draw:marker-end="a311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3" style:family="graphic">
      <style:graphic-properties draw:stroke="solid" svg:stroke-width="0.071cm" svg:stroke-color="#000000" draw:marker-end="a376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4" style:family="graphic">
      <style:graphic-properties draw:stroke="solid" svg:stroke-width="0.071cm" svg:stroke-color="#000000" draw:marker-end="a384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5" style:family="graphic">
      <style:graphic-properties draw:stroke="solid" svg:stroke-width="0.071cm" svg:stroke-color="#000000" draw:marker-end="a449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6" style:family="graphic">
      <style:graphic-properties draw:stroke="solid" svg:stroke-width="0.071cm" svg:stroke-color="#000000" draw:marker-end="a457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7" style:family="graphic">
      <style:graphic-properties draw:stroke="solid" svg:stroke-width="0.071cm" svg:stroke-color="#000000" draw:marker-end="a541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8" style:family="graphic">
      <style:graphic-properties draw:stroke="solid" svg:stroke-width="0.071cm" svg:stroke-color="#000000" draw:marker-end="a549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9" style:family="graphic">
      <style:graphic-properties draw:stroke="solid" svg:stroke-width="0.071cm" svg:stroke-color="#000000" draw:marker-end="a633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40" style:family="graphic">
      <style:graphic-properties draw:stroke="solid" svg:stroke-width="0.071cm" svg:stroke-color="#000000" draw:marker-end="a641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41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cm" fo:min-width="2.786cm" fo:padding-top="0.231cm" fo:padding-bottom="0.231cm" fo:padding-left="0.443cm" fo:padding-right="0.443cm" fo:wrap-option="wrap"/>
    </style:style>
    <style:style style:name="gr42" style:family="graphic">
      <style:graphic-properties draw:stroke="solid" svg:stroke-width="0.03c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min-height="0cm" fo:min-width="0cm" fo:padding-top="0.231cm" fo:padding-bottom="0.231cm" fo:padding-left="0.443cm" fo:padding-right="0.443cm" fo:wrap-option="wrap"/>
    </style:style>
    <style:style style:name="gr43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.961cm" fo:min-width="0cm" fo:padding-top="0.231cm" fo:padding-bottom="0.231cm" fo:padding-left="0.443cm" fo:padding-right="0.443cm" fo:wrap-option="wrap"/>
    </style:style>
    <style:style style:name="gr44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cm" fo:min-width="0cm" fo:padding-top="0.231cm" fo:padding-bottom="0.231cm" fo:padding-left="0.443cm" fo:padding-right="0.443cm" fo:wrap-option="wrap"/>
    </style:style>
    <style:style style:name="gr45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cm" fo:min-width="2.386cm" fo:padding-top="0.231cm" fo:padding-bottom="0.231cm" fo:padding-left="0.443cm" fo:padding-right="0.443cm" fo:wrap-option="wrap"/>
    </style:style>
    <style:style style:name="gr46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1.476cm" fo:min-width="0cm" fo:padding-top="0.231cm" fo:padding-bottom="0.231cm" fo:padding-left="0.443cm" fo:padding-right="0.443cm" fo:wrap-option="wrap"/>
    </style:style>
    <style:style style:name="gr47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min-height="0.186cm" fo:min-width="0.422cm" fo:padding-top="0cm" fo:padding-bottom="0cm" fo:padding-left="0cm" fo:padding-right="0cm" fo:wrap-option="no-wrap"/>
    </style:style>
    <style:style style:name="gr48" style:family="graphic">
      <style:graphic-properties draw:stroke="none" draw:fill="none" draw:textarea-horizontal-align="left" draw:textarea-vertical-align="middle" draw:auto-grow-height="true" draw:auto-grow-width="true" fo:min-height="0.685cm" fo:min-width="0.353cm" fo:padding-top="0.014cm" fo:padding-bottom="0.014cm" fo:padding-left="0.014cm" fo:padding-right="0.014cm" fo:wrap-option="no-wrap"/>
      <style:paragraph-properties style:writing-mode="lr-tb"/>
    </style:style>
    <style:style style:name="gr49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1.316cm" fo:min-width="0cm" fo:padding-top="0.231cm" fo:padding-bottom="0.231cm" fo:padding-left="0.443cm" fo:padding-right="0.443cm" fo:wrap-option="wrap"/>
    </style:style>
    <style:style style:name="gr50" style:family="graphic">
      <style:graphic-properties draw:stroke="none" draw:fill="none" draw:textarea-horizontal-align="left" draw:textarea-vertical-align="middle" draw:auto-grow-height="true" draw:auto-grow-width="true" fo:min-height="0.689cm" fo:min-width="0.354cm" fo:padding-top="0.014cm" fo:padding-bottom="0.014cm" fo:padding-left="0.014cm" fo:padding-right="0.014cm" fo:wrap-option="no-wrap"/>
      <style:paragraph-properties style:writing-mode="lr-tb"/>
    </style:style>
    <style:style style:name="gr51" style:family="graphic">
      <style:graphic-properties draw:stroke="none" draw:fill="none" draw:textarea-horizontal-align="left" draw:textarea-vertical-align="middle" draw:auto-grow-height="true" draw:auto-grow-width="true" fo:min-height="0.691cm" fo:min-width="0.352cm" fo:padding-top="0.014cm" fo:padding-bottom="0.014cm" fo:padding-left="0.014cm" fo:padding-right="0.014cm" fo:wrap-option="no-wrap"/>
      <style:paragraph-properties style:writing-mode="lr-tb"/>
    </style:style>
    <style:style style:name="gr52" style:family="graphic">
      <style:graphic-properties draw:stroke="none" draw:fill="none" draw:textarea-horizontal-align="left" draw:textarea-vertical-align="middle" draw:auto-grow-height="true" draw:auto-grow-width="true" fo:min-height="0.689cm" fo:min-width="0.353cm" fo:padding-top="0.014cm" fo:padding-bottom="0.014cm" fo:padding-left="0.014cm" fo:padding-right="0.014cm" fo:wrap-option="no-wrap"/>
      <style:paragraph-properties style:writing-mode="lr-tb"/>
    </style:style>
    <style:style style:name="gr53" style:family="graphic">
      <style:graphic-properties draw:stroke="none" draw:fill="none" draw:textarea-horizontal-align="left" draw:textarea-vertical-align="middle" draw:auto-grow-height="true" draw:auto-grow-width="true" fo:min-height="0.691cm" fo:min-width="0.354cm" fo:padding-top="0.014cm" fo:padding-bottom="0.014cm" fo:padding-left="0.014cm" fo:padding-right="0.014cm" fo:wrap-option="no-wrap"/>
      <style:paragraph-properties style:writing-mode="lr-tb"/>
    </style:style>
    <style:style style:name="gr54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337cm" fo:padding-top="0cm" fo:padding-bottom="0cm" fo:padding-left="0cm" fo:padding-right="0cm" fo:wrap-option="no-wrap"/>
    </style:style>
    <style:style style:name="gr55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112cm" fo:padding-top="0cm" fo:padding-bottom="0cm" fo:padding-left="0cm" fo:padding-right="0cm" fo:wrap-option="no-wrap"/>
    </style:style>
    <style:style style:name="gr56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224cm" fo:padding-top="0cm" fo:padding-bottom="0cm" fo:padding-left="0cm" fo:padding-right="0cm" fo:wrap-option="no-wrap"/>
    </style:style>
    <style:style style:name="gr57" style:family="graphic">
      <style:graphic-properties draw:stroke="none" draw:fill="none" draw:textarea-horizontal-align="left" draw:textarea-vertical-align="middle" draw:auto-grow-height="true" draw:auto-grow-width="true" fo:min-height="0.909cm" fo:min-width="0.356cm" fo:padding-top="0cm" fo:padding-bottom="0cm" fo:padding-left="0cm" fo:padding-right="0cm" fo:wrap-option="no-wrap"/>
      <style:paragraph-properties style:writing-mode="lr-tb"/>
    </style:style>
    <style:style style:name="gr58" style:family="graphic">
      <style:graphic-properties draw:stroke="solid" svg:stroke-width="0.03cm" svg:stroke-color="#000000" draw:marker-end="a756" svg:stroke-opacity="100%" draw:stroke-linejoin="miter" draw:fill="none" draw:textarea-horizontal-align="left" draw:textarea-vertical-align="top" draw:auto-grow-height="false" draw:auto-grow-width="false" fo:min-height="0.458cm" fo:min-width="0cm" fo:padding-top="0.231cm" fo:padding-bottom="0.231cm" fo:padding-left="0.443cm" fo:padding-right="0.443cm" fo:wrap-option="wrap"/>
    </style:style>
    <style:style style:name="gr59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223cm" fo:padding-top="0cm" fo:padding-bottom="0cm" fo:padding-left="0cm" fo:padding-right="0cm" fo:wrap-option="no-wrap"/>
    </style:style>
    <style:style style:name="gr60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min-height="0.184cm" fo:min-width="0.422cm" fo:padding-top="0cm" fo:padding-bottom="0cm" fo:padding-left="0cm" fo:padding-right="0cm" fo:wrap-option="no-wrap"/>
    </style:style>
    <style:style style:name="gr61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.168cm" fo:min-width="0cm" fo:padding-top="0.231cm" fo:padding-bottom="0.231cm" fo:padding-left="0.443cm" fo:padding-right="0.443cm" fo:wrap-option="wrap"/>
    </style:style>
    <style:style style:name="gr62" style:family="graphic">
      <style:graphic-properties draw:stroke="none" draw:fill="none" draw:textarea-horizontal-align="left" draw:textarea-vertical-align="middle" draw:auto-grow-height="true" draw:auto-grow-width="true" fo:min-height="0.909cm" fo:min-width="0.335cm" fo:padding-top="0cm" fo:padding-bottom="0cm" fo:padding-left="0cm" fo:padding-right="0cm" fo:wrap-option="no-wrap"/>
      <style:paragraph-properties style:writing-mode="lr-tb"/>
    </style:style>
    <style:style style:name="gr63" style:family="graphic">
      <style:graphic-properties draw:stroke="solid" svg:stroke-width="0.03cm" svg:stroke-color="#000000" draw:marker-end="a796" svg:stroke-opacity="100%" draw:stroke-linejoin="miter" draw:fill="none" draw:textarea-horizontal-align="left" draw:textarea-vertical-align="top" draw:auto-grow-height="false" draw:auto-grow-width="false" fo:min-height="0.459cm" fo:min-width="0cm" fo:padding-top="0.231cm" fo:padding-bottom="0.231cm" fo:padding-left="0.443cm" fo:padding-right="0.443cm" fo:wrap-option="wrap"/>
    </style:style>
    <style:style style:name="gr64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113cm" fo:padding-top="0cm" fo:padding-bottom="0cm" fo:padding-left="0cm" fo:padding-right="0cm" fo:wrap-option="no-wrap"/>
    </style:style>
    <style:style style:name="gr65" style:family="graphic">
      <style:graphic-properties draw:stroke="solid" svg:stroke-width="0.025cm" svg:stroke-color="#000000" svg:stroke-opacity="100%" draw:fill="solid" draw:fill-color="#ffffff" draw:opacity="100%" draw:textarea-horizontal-align="left" draw:textarea-vertical-align="middle" draw:auto-grow-height="false" draw:auto-grow-width="false" fo:min-height="0.256cm" fo:min-width="0.626cm" fo:padding-top="0.012cm" fo:padding-bottom="0.012cm" fo:padding-left="0.012cm" fo:padding-right="0.012cm" fo:wrap-option="no-wrap"/>
    </style:style>
    <style:style style:name="gr66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cm" fo:min-width="2.791cm" fo:padding-top="0.231cm" fo:padding-bottom="0.231cm" fo:padding-left="0.443cm" fo:padding-right="0.443cm" fo:wrap-option="wrap"/>
    </style:style>
    <style:style style:name="gr67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1.08cm" fo:min-width="0cm" fo:padding-top="0.231cm" fo:padding-bottom="0.231cm" fo:padding-left="0.443cm" fo:padding-right="0.443cm" fo:wrap-option="wrap"/>
    </style:style>
    <style:style style:name="gr68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cm" fo:min-width="2.391cm" fo:padding-top="0.231cm" fo:padding-bottom="0.231cm" fo:padding-left="0.443cm" fo:padding-right="0.443cm" fo:wrap-option="wrap"/>
    </style:style>
    <style:style style:name="gr69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1.64cm" fo:min-width="0cm" fo:padding-top="0.231cm" fo:padding-bottom="0.231cm" fo:padding-left="0.443cm" fo:padding-right="0.443cm" fo:wrap-option="wrap"/>
    </style:style>
    <style:style style:name="gr70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min-height="0.122cm" fo:min-width="0.687cm" fo:padding-top="0cm" fo:padding-bottom="0cm" fo:padding-left="0cm" fo:padding-right="0cm" fo:wrap-option="no-wrap"/>
    </style:style>
    <style:style style:name="gr71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.217cm" fo:min-width="0cm" fo:padding-top="0.231cm" fo:padding-bottom="0.231cm" fo:padding-left="0.443cm" fo:padding-right="0.443cm" fo:wrap-option="wrap"/>
    </style:style>
    <style:style style:name="gr72" style:family="graphic">
      <style:graphic-properties draw:stroke="none" draw:fill="none" draw:textarea-horizontal-align="left" draw:textarea-vertical-align="middle" draw:auto-grow-height="true" draw:auto-grow-width="true" fo:min-height="0.739cm" fo:min-width="0.308cm" fo:padding-top="0.014cm" fo:padding-bottom="0.014cm" fo:padding-left="0.014cm" fo:padding-right="0.014cm" fo:wrap-option="no-wrap"/>
      <style:paragraph-properties style:writing-mode="lr-tb"/>
    </style:style>
    <style:style style:name="gr73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1.467cm" fo:min-width="0cm" fo:padding-top="0.231cm" fo:padding-bottom="0.231cm" fo:padding-left="0.443cm" fo:padding-right="0.443cm" fo:wrap-option="wrap"/>
    </style:style>
    <style:style style:name="gr74" style:family="graphic">
      <style:graphic-properties draw:stroke="none" draw:fill="none" draw:textarea-horizontal-align="left" draw:textarea-vertical-align="middle" draw:auto-grow-height="true" draw:auto-grow-width="true" fo:min-height="0.753cm" fo:min-width="0.307cm" fo:padding-top="0.014cm" fo:padding-bottom="0.014cm" fo:padding-left="0.014cm" fo:padding-right="0.014cm" fo:wrap-option="no-wrap"/>
      <style:paragraph-properties style:writing-mode="lr-tb"/>
    </style:style>
    <style:style style:name="gr75" style:family="graphic">
      <style:graphic-properties draw:stroke="none" draw:fill="none" draw:textarea-horizontal-align="left" draw:textarea-vertical-align="middle" draw:auto-grow-height="true" draw:auto-grow-width="true" fo:min-height="0.744cm" fo:min-width="0.309cm" fo:padding-top="0.014cm" fo:padding-bottom="0.014cm" fo:padding-left="0.014cm" fo:padding-right="0.014cm" fo:wrap-option="no-wrap"/>
      <style:paragraph-properties style:writing-mode="lr-tb"/>
    </style:style>
    <style:style style:name="gr76" style:family="graphic">
      <style:graphic-properties draw:stroke="none" draw:fill="none" draw:textarea-horizontal-align="left" draw:textarea-vertical-align="middle" draw:auto-grow-height="true" draw:auto-grow-width="true" fo:min-height="0.746cm" fo:min-width="0.309cm" fo:padding-top="0.014cm" fo:padding-bottom="0.014cm" fo:padding-left="0.014cm" fo:padding-right="0.014cm" fo:wrap-option="no-wrap"/>
      <style:paragraph-properties style:writing-mode="lr-tb"/>
    </style:style>
    <style:style style:name="gr77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338cm" fo:padding-top="0cm" fo:padding-bottom="0cm" fo:padding-left="0cm" fo:padding-right="0cm" fo:wrap-option="no-wrap"/>
    </style:style>
    <style:style style:name="gr78" style:family="graphic">
      <style:graphic-properties draw:stroke="none" draw:fill="none" draw:textarea-horizontal-align="left" draw:textarea-vertical-align="middle" draw:auto-grow-height="true" draw:auto-grow-width="true" fo:min-height="0.982cm" fo:min-width="0.313cm" fo:padding-top="0cm" fo:padding-bottom="0cm" fo:padding-left="0cm" fo:padding-right="0cm" fo:wrap-option="no-wrap"/>
      <style:paragraph-properties style:writing-mode="lr-tb"/>
    </style:style>
    <style:style style:name="gr79" style:family="graphic">
      <style:graphic-properties draw:stroke="solid" svg:stroke-width="0.03cm" svg:stroke-color="#000000" draw:marker-end="a890" svg:stroke-opacity="100%" draw:stroke-linejoin="miter" draw:fill="none" draw:textarea-horizontal-align="left" draw:textarea-vertical-align="top" draw:auto-grow-height="false" draw:auto-grow-width="false" fo:min-height="0.533cm" fo:min-width="0cm" fo:padding-top="0.231cm" fo:padding-bottom="0.231cm" fo:padding-left="0.443cm" fo:padding-right="0.443cm" fo:wrap-option="wrap"/>
    </style:style>
    <style:style style:name="gr80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339cm" fo:padding-top="0cm" fo:padding-bottom="0cm" fo:padding-left="0cm" fo:padding-right="0cm" fo:wrap-option="no-wrap"/>
    </style:style>
    <style:style style:name="gr81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min-height="0.2cm" fo:min-width="0.422cm" fo:padding-top="0cm" fo:padding-bottom="0cm" fo:padding-left="0cm" fo:padding-right="0cm" fo:wrap-option="no-wrap"/>
    </style:style>
    <style:style style:name="gr82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.218cm" fo:min-width="0cm" fo:padding-top="0.231cm" fo:padding-bottom="0.231cm" fo:padding-left="0.443cm" fo:padding-right="0.443cm" fo:wrap-option="wrap"/>
    </style:style>
    <style:style style:name="gr83" style:family="graphic">
      <style:graphic-properties draw:stroke="none" draw:fill="none" draw:textarea-horizontal-align="left" draw:textarea-vertical-align="middle" draw:auto-grow-height="true" draw:auto-grow-width="true" fo:min-height="0.983cm" fo:min-width="0.313cm" fo:padding-top="0cm" fo:padding-bottom="0cm" fo:padding-left="0cm" fo:padding-right="0cm" fo:wrap-option="no-wrap"/>
      <style:paragraph-properties style:writing-mode="lr-tb"/>
    </style:style>
    <style:style style:name="gr84" style:family="graphic">
      <style:graphic-properties draw:stroke="solid" svg:stroke-width="0.03cm" svg:stroke-color="#000000" draw:marker-end="a931" svg:stroke-opacity="100%" draw:stroke-linejoin="miter" draw:fill="none" draw:textarea-horizontal-align="left" draw:textarea-vertical-align="top" draw:auto-grow-height="false" draw:auto-grow-width="false" fo:min-height="0.534cm" fo:min-width="0cm" fo:padding-top="0.231cm" fo:padding-bottom="0.231cm" fo:padding-left="0.443cm" fo:padding-right="0.443cm" fo:wrap-option="wrap"/>
    </style:style>
    <style:style style:name="gr85" style:family="graphic">
      <style:graphic-properties draw:stroke="solid" svg:stroke-width="0.025cm" svg:stroke-color="#000000" svg:stroke-opacity="100%" draw:fill="solid" draw:fill-color="#ffffff" draw:opacity="100%" draw:textarea-horizontal-align="left" draw:textarea-vertical-align="middle" draw:auto-grow-height="false" draw:auto-grow-width="false" fo:min-height="0.256cm" fo:min-width="0.679cm" fo:padding-top="0.012cm" fo:padding-bottom="0.012cm" fo:padding-left="0.012cm" fo:padding-right="0.012cm" fo:wrap-option="no-wrap"/>
    </style:style>
    <style:style style:name="gr86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cm" fo:min-width="2.33cm" fo:padding-top="0.231cm" fo:padding-bottom="0.231cm" fo:padding-left="0.443cm" fo:padding-right="0.443cm" fo:wrap-option="wrap"/>
    </style:style>
    <style:style style:name="gr87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1.362cm" fo:min-width="0cm" fo:padding-top="0.231cm" fo:padding-bottom="0.231cm" fo:padding-left="0.443cm" fo:padding-right="0.443cm" fo:wrap-option="wrap"/>
    </style:style>
    <style:style style:name="gr88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cm" fo:min-width="1.978cm" fo:padding-top="0.231cm" fo:padding-bottom="0.231cm" fo:padding-left="0.443cm" fo:padding-right="0.443cm" fo:wrap-option="wrap"/>
    </style:style>
    <style:style style:name="gr89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2.028cm" fo:min-width="0cm" fo:padding-top="0.231cm" fo:padding-bottom="0.231cm" fo:padding-left="0.443cm" fo:padding-right="0.443cm" fo:wrap-option="wrap"/>
    </style:style>
    <style:style style:name="gr90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min-height="0.106cm" fo:min-width="0.819cm" fo:padding-top="0cm" fo:padding-bottom="0cm" fo:padding-left="0cm" fo:padding-right="0cm" fo:wrap-option="no-wrap"/>
    </style:style>
    <style:style style:name="gr91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.351cm" fo:min-width="0cm" fo:padding-top="0.231cm" fo:padding-bottom="0.231cm" fo:padding-left="0.443cm" fo:padding-right="0.443cm" fo:wrap-option="wrap"/>
    </style:style>
    <style:style style:name="gr92" style:family="graphic">
      <style:graphic-properties draw:stroke="none" draw:fill="none" draw:textarea-horizontal-align="left" draw:textarea-vertical-align="middle" draw:auto-grow-height="true" draw:auto-grow-width="true" fo:min-height="0.881cm" fo:min-width="0.285cm" fo:padding-top="0.014cm" fo:padding-bottom="0.014cm" fo:padding-left="0.014cm" fo:padding-right="0.014cm" fo:wrap-option="no-wrap"/>
      <style:paragraph-properties style:writing-mode="lr-tb"/>
    </style:style>
    <style:style style:name="gr93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1.825cm" fo:min-width="0cm" fo:padding-top="0.231cm" fo:padding-bottom="0.231cm" fo:padding-left="0.443cm" fo:padding-right="0.443cm" fo:wrap-option="wrap"/>
    </style:style>
    <style:style style:name="gr94" style:family="graphic">
      <style:graphic-properties draw:stroke="none" draw:fill="none" draw:textarea-horizontal-align="left" draw:textarea-vertical-align="middle" draw:auto-grow-height="true" draw:auto-grow-width="true" fo:min-height="0.894cm" fo:min-width="0.285cm" fo:padding-top="0.014cm" fo:padding-bottom="0.014cm" fo:padding-left="0.014cm" fo:padding-right="0.014cm" fo:wrap-option="no-wrap"/>
      <style:paragraph-properties style:writing-mode="lr-tb"/>
    </style:style>
    <style:style style:name="gr95" style:family="graphic">
      <style:graphic-properties draw:stroke="none" draw:fill="none" draw:textarea-horizontal-align="left" draw:textarea-vertical-align="middle" draw:auto-grow-height="true" draw:auto-grow-width="true" fo:min-height="0.895cm" fo:min-width="0.285cm" fo:padding-top="0.014cm" fo:padding-bottom="0.014cm" fo:padding-left="0.014cm" fo:padding-right="0.014cm" fo:wrap-option="no-wrap"/>
      <style:paragraph-properties style:writing-mode="lr-tb"/>
    </style:style>
    <style:style style:name="gr96" style:family="graphic">
      <style:graphic-properties draw:stroke="none" draw:fill="none" draw:textarea-horizontal-align="left" draw:textarea-vertical-align="middle" draw:auto-grow-height="true" draw:auto-grow-width="true" fo:min-height="0.891cm" fo:min-width="0.285cm" fo:padding-top="0.014cm" fo:padding-bottom="0.014cm" fo:padding-left="0.014cm" fo:padding-right="0.014cm" fo:wrap-option="no-wrap"/>
      <style:paragraph-properties style:writing-mode="lr-tb"/>
    </style:style>
    <style:style style:name="gr97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296cm" fo:padding-top="0cm" fo:padding-bottom="0cm" fo:padding-left="0cm" fo:padding-right="0cm" fo:wrap-option="no-wrap"/>
    </style:style>
    <style:style style:name="gr98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098cm" fo:padding-top="0cm" fo:padding-bottom="0cm" fo:padding-left="0cm" fo:padding-right="0cm" fo:wrap-option="no-wrap"/>
    </style:style>
    <style:style style:name="gr99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195cm" fo:padding-top="0cm" fo:padding-bottom="0cm" fo:padding-left="0cm" fo:padding-right="0cm" fo:wrap-option="no-wrap"/>
    </style:style>
    <style:style style:name="gr100" style:family="graphic">
      <style:graphic-properties draw:stroke="none" draw:fill="none" draw:textarea-horizontal-align="left" draw:textarea-vertical-align="middle" draw:auto-grow-height="true" draw:auto-grow-width="true" fo:min-height="1.163cm" fo:min-width="0.274cm" fo:padding-top="0cm" fo:padding-bottom="0cm" fo:padding-left="0cm" fo:padding-right="0cm" fo:wrap-option="no-wrap"/>
      <style:paragraph-properties style:writing-mode="lr-tb"/>
    </style:style>
    <style:style style:name="gr101" style:family="graphic">
      <style:graphic-properties draw:stroke="solid" svg:stroke-width="0.03cm" svg:stroke-color="#000000" draw:marker-end="a1018" svg:stroke-opacity="100%" draw:stroke-linejoin="miter" draw:fill="none" draw:textarea-horizontal-align="left" draw:textarea-vertical-align="top" draw:auto-grow-height="false" draw:auto-grow-width="false" fo:min-height="0.717cm" fo:min-width="0cm" fo:padding-top="0.231cm" fo:padding-bottom="0.231cm" fo:padding-left="0.443cm" fo:padding-right="0.443cm" fo:wrap-option="wrap"/>
    </style:style>
    <style:style style:name="gr102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297cm" fo:padding-top="0cm" fo:padding-bottom="0cm" fo:padding-left="0cm" fo:padding-right="0cm" fo:wrap-option="no-wrap"/>
    </style:style>
    <style:style style:name="gr103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min-height="0.107cm" fo:min-width="0.82cm" fo:padding-top="0cm" fo:padding-bottom="0cm" fo:padding-left="0cm" fo:padding-right="0cm" fo:wrap-option="no-wrap"/>
    </style:style>
    <style:style style:name="gr104" style:family="graphic">
      <style:graphic-properties draw:stroke="solid" svg:stroke-width="0.03cm" svg:stroke-color="#000000" svg:stroke-opacity="100%" draw:stroke-linejoin="miter" draw:fill="none" draw:textarea-horizontal-align="left" draw:textarea-vertical-align="top" draw:auto-grow-height="false" draw:auto-grow-width="false" fo:min-height="0.342cm" fo:min-width="0cm" fo:padding-top="0.231cm" fo:padding-bottom="0.231cm" fo:padding-left="0.443cm" fo:padding-right="0.443cm" fo:wrap-option="wrap"/>
    </style:style>
    <style:style style:name="gr105" style:family="graphic">
      <style:graphic-properties draw:stroke="solid" svg:stroke-width="0.03cm" svg:stroke-color="#000000" draw:marker-end="a1059" svg:stroke-opacity="100%" draw:stroke-linejoin="miter" draw:fill="none" draw:textarea-horizontal-align="left" draw:textarea-vertical-align="top" draw:auto-grow-height="false" draw:auto-grow-width="false" fo:min-height="0.718cm" fo:min-width="0cm" fo:padding-top="0.231cm" fo:padding-bottom="0.231cm" fo:padding-left="0.443cm" fo:padding-right="0.443cm" fo:wrap-option="wrap"/>
    </style:style>
    <style:style style:name="gr106" style:family="graphic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min-height="0.002cm" fo:min-width="0.196cm" fo:padding-top="0cm" fo:padding-bottom="0cm" fo:padding-left="0cm" fo:padding-right="0cm" fo:wrap-option="no-wrap"/>
    </style:style>
    <style:style style:name="gr107" style:family="graphic">
      <style:graphic-properties draw:stroke="solid" svg:stroke-width="0.025cm" svg:stroke-color="#000000" svg:stroke-opacity="100%" draw:fill="solid" draw:fill-color="#ffffff" draw:opacity="100%" draw:textarea-horizontal-align="left" draw:textarea-vertical-align="middle" draw:auto-grow-height="false" draw:auto-grow-width="false" fo:min-height="0.221cm" fo:min-width="0.808cm" fo:padding-top="0.012cm" fo:padding-bottom="0.012cm" fo:padding-left="0.012cm" fo:padding-right="0.012cm" fo:wrap-option="no-wrap"/>
    </style:style>
    <style:style style:name="gr108" style:family="graphic">
      <style:graphic-properties draw:stroke="solid" svg:stroke-width="0.03c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min-height="0cm" fo:min-width="0.03cm" fo:padding-top="0.231cm" fo:padding-bottom="0.231cm" fo:padding-left="0.443cm" fo:padding-right="0.443cm" fo:wrap-option="wrap"/>
    </style:style>
    <style:style style:name="gr109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min-height="0.236cm" fo:min-width="0.37cm" fo:padding-top="0cm" fo:padding-bottom="0cm" fo:padding-left="0cm" fo:padding-right="0cm" fo:wrap-option="no-wrap"/>
    </style:style>
    <style:style style:name="gr110" style:family="graphic">
      <style:graphic-properties draw:stroke="none" draw:fill="none" draw:textarea-horizontal-align="left" draw:textarea-vertical-align="middle" draw:auto-grow-height="true" draw:auto-grow-width="true" fo:min-height="0.885cm" fo:min-width="0.285cm" fo:padding-top="0.014cm" fo:padding-bottom="0.014cm" fo:padding-left="0.014cm" fo:padding-right="0.014cm" fo:wrap-option="no-wrap"/>
      <style:paragraph-properties style:writing-mode="lr-tb"/>
    </style:style>
    <style:style style:name="gr111" style:family="graphic">
      <style:graphic-properties draw:stroke="solid" svg:stroke-width="0.03c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min-height="0cm" fo:min-width="0.045cm" fo:padding-top="0.231cm" fo:padding-bottom="0.231cm" fo:padding-left="0.443cm" fo:padding-right="0.443cm" fo:wrap-option="wrap"/>
    </style:style>
    <style:style style:name="gr112" style:family="graphic">
      <style:graphic-properties draw:stroke="none" draw:fill="none" draw:textarea-horizontal-align="left" draw:textarea-vertical-align="middle" draw:auto-grow-height="true" draw:auto-grow-width="true" fo:min-height="0.443cm" fo:min-width="0.305cm" fo:padding-top="0.014cm" fo:padding-bottom="0.014cm" fo:padding-left="0.014cm" fo:padding-right="0.014cm" fo:wrap-option="no-wrap"/>
      <style:paragraph-properties style:writing-mode="lr-tb"/>
    </style:style>
    <style:style style:name="gr113" style:family="graphic">
      <style:graphic-properties draw:stroke="none" draw:fill="none" draw:textarea-horizontal-align="left" draw:textarea-vertical-align="middle" draw:auto-grow-height="true" draw:auto-grow-width="true" fo:min-height="0.596cm" fo:min-width="0.319cm" fo:padding-top="0cm" fo:padding-bottom="0cm" fo:padding-left="0cm" fo:padding-right="0cm" fo:wrap-option="no-wrap"/>
      <style:paragraph-properties style:writing-mode="lr-tb"/>
    </style:style>
    <style:style style:name="gr114" style:family="graphic">
      <style:graphic-properties draw:stroke="solid" svg:stroke-width="0.03cm" svg:stroke-color="#000000" draw:marker-end="a1163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115" style:family="graphic">
      <style:graphic-properties draw:stroke="solid" svg:stroke-width="0.03cm" svg:stroke-color="#000000" draw:marker-end="a1167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116" style:family="graphic">
      <style:graphic-properties draw:stroke="none" draw:fill="none" draw:textarea-horizontal-align="left" draw:textarea-vertical-align="middle" draw:auto-grow-height="true" draw:auto-grow-width="true" fo:min-height="0.596cm" fo:min-width="0.321cm" fo:padding-top="0cm" fo:padding-bottom="0cm" fo:padding-left="0cm" fo:padding-right="0cm" fo:wrap-option="no-wrap"/>
      <style:paragraph-properties style:writing-mode="lr-tb"/>
    </style:style>
    <style:style style:name="gr117" style:family="graphic">
      <style:graphic-properties draw:stroke="none" draw:fill="none" draw:textarea-horizontal-align="left" draw:textarea-vertical-align="middle" draw:auto-grow-height="true" draw:auto-grow-width="true" fo:min-height="0.441cm" fo:min-width="0.303cm" fo:padding-top="0.014cm" fo:padding-bottom="0.014cm" fo:padding-left="0.014cm" fo:padding-right="0.014cm" fo:wrap-option="no-wrap"/>
      <style:paragraph-properties style:writing-mode="lr-tb"/>
    </style:style>
    <style:style style:name="gr118" style:family="graphic">
      <style:graphic-properties draw:stroke="none" draw:fill="none" draw:textarea-horizontal-align="left" draw:textarea-vertical-align="middle" draw:auto-grow-height="true" draw:auto-grow-width="true" fo:min-height="0.441cm" fo:min-width="0.321cm" fo:padding-top="0.014cm" fo:padding-bottom="0.014cm" fo:padding-left="0.014cm" fo:padding-right="0.014cm" fo:wrap-option="no-wrap"/>
      <style:paragraph-properties style:writing-mode="lr-tb"/>
    </style:style>
    <style:style style:name="gr119" style:family="graphic">
      <style:graphic-properties draw:stroke="none" draw:fill="none" draw:textarea-horizontal-align="left" draw:textarea-vertical-align="middle" draw:auto-grow-height="true" draw:auto-grow-width="true" fo:min-height="0.441cm" fo:min-width="0.305cm" fo:padding-top="0.014cm" fo:padding-bottom="0.014cm" fo:padding-left="0.014cm" fo:padding-right="0.014cm" fo:wrap-option="no-wrap"/>
      <style:paragraph-properties style:writing-mode="lr-tb"/>
    </style:style>
    <style:style style:name="gr120" style:family="graphic">
      <style:graphic-properties draw:stroke="solid" svg:stroke-width="0.025cm" svg:stroke-color="#000000" svg:stroke-opacity="100%" draw:fill="solid" draw:fill-color="#ffffff" draw:opacity="100%" draw:textarea-horizontal-align="left" draw:textarea-vertical-align="middle" draw:auto-grow-height="false" draw:auto-grow-width="false" fo:padding-top="0.012cm" fo:padding-bottom="0.012cm" fo:padding-left="0.012cm" fo:padding-right="0.012cm" fo:wrap-option="no-wrap"/>
    </style:style>
    <style:style style:name="gr121" style:family="graphic">
      <style:graphic-properties draw:stroke="solid" svg:stroke-width="0.03cm" svg:stroke-color="#000000" draw:marker-end="a1287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122" style:family="graphic">
      <style:graphic-properties draw:stroke="solid" svg:stroke-width="0.03cm" svg:stroke-color="#000000" draw:marker-end="a1291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123" style:family="graphic">
      <style:graphic-properties draw:stroke="solid" svg:stroke-width="0.03cm" svg:stroke-color="#000000" draw:marker-end="a1435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gr124" style:family="graphic">
      <style:graphic-properties draw:stroke="solid" svg:stroke-width="0.03cm" svg:stroke-color="#000000" draw:marker-end="a1439" svg:stroke-opacity="100%" draw:stroke-linejoin="miter" draw:fill="none" draw:textarea-horizontal-align="left" draw:textarea-vertical-align="top" draw:auto-grow-height="false" draw:auto-grow-width="false" fo:padding-top="0.231cm" fo:padding-bottom="0.231cm" fo:padding-left="0.443cm" fo:padding-right="0.443cm" fo:wrap-option="wrap"/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punctuation-wrap="simple" style:writing-mode="lr-tb" style:font-independent-line-spacing="false">
        <style:tab-stops/>
      </style:paragraph-properties>
    </style:style>
    <style:style style:name="T1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-33% 67%" fo:font-family="'Times New Roman'" style:font-family-generic="roman" style:font-pitch="variable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8pt" style:font-style-asian="italic" style:font-weight-asian="normal" style:font-family-complex="Tahoma" style:font-pitch-complex="variable" style:font-size-complex="8pt" style:font-style-complex="italic" style:font-weight-complex="normal"/>
    </style:style>
    <style:style style:name="T4" style:family="text">
      <style:text-properties fo:color="#000000" style:text-line-through-style="none" style:text-line-through-type="none" style:text-position="-25% 67%" fo:font-family="'Times New Roman'" style:font-family-generic="roman" style:font-pitch="variable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-25% 67%" fo:font-family="'Times New Roman'" style:font-family-generic="roman" style:font-pitch="variable" fo:font-size="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8pt" style:font-style-asian="italic" style:font-weight-asian="normal" style:font-family-complex="Tahoma" style:font-pitch-complex="variable" style:font-size-complex="8pt" style:font-style-complex="italic" style:font-weight-complex="normal"/>
    </style:style>
    <style:style style:name="T6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-33% 67%" fo:font-family="'Times New Roman'" style:font-family-generic="roman" style:font-pitch="variable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1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0pt" style:font-style-asian="italic" style:font-weight-asian="normal" style:font-family-complex="Tahoma" style:font-pitch-complex="variable" style:font-size-complex="10pt" style:font-style-complex="italic" style:font-weight-complex="normal"/>
    </style:style>
    <style:style style:name="T9" style:family="text">
      <style:text-properties fo:color="#000000" style:text-line-through-style="none" style:text-line-through-type="none" style:text-position="-33% 67%" fo:font-family="'Times New Roman'" style:font-family-generic="roman" style:font-pitch="variable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-33% 67%" fo:font-family="'Times New Roman'" style:font-family-generic="roman" style:font-pitch="variable" fo:font-size="1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0pt" style:font-style-asian="italic" style:font-weight-asian="normal" style:font-family-complex="Tahoma" style:font-pitch-complex="variable" style:font-size-complex="10pt" style:font-style-complex="italic" style:font-weight-complex="normal"/>
    </style:style>
    <style:style style:name="T11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-33% 67%" fo:font-family="'Times New Roman'" style:font-family-generic="roman" style:font-pitch="variable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bold" style:font-family-complex="Tahoma" style:font-pitch-complex="variable" style:font-size-complex="12pt" style:font-style-complex="normal" style:font-weight-complex="bold"/>
    </style:style>
    <style:style style:name="T16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1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0pt" style:font-style-asian="normal" style:font-weight-asian="bold" style:font-family-complex="Tahoma" style:font-pitch-complex="variable" style:font-size-complex="10pt" style:font-style-complex="normal" style:font-weight-complex="bold"/>
    </style:style>
    <style:style style:name="T17" style:family="text">
      <style:text-properties fo:color="#000000" style:text-line-through-style="none" style:text-line-through-type="none" style:text-position="0% 100%" fo:font-family="'Times New Roman'" style:font-family-generic="roman" style:font-pitch="variable" fo:font-size="1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10pt" style:font-style-asian="italic" style:font-weight-asian="normal" style:font-family-complex="Tahoma" style:font-pitch-complex="variable" style:font-size-complex="10pt" style:font-style-complex="italic" style:font-weight-complex="normal"/>
    </style:style>
    <style:style style:name="T18" style:family="text">
      <style:text-properties fo:color="#000000" style:text-line-through-style="none" style:text-line-through-type="none" style:text-position="-25% 67%" fo:font-family="'Times New Roman'" style:font-family-generic="roman" style:font-pitch="variable" fo:font-size="1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10pt" style:font-style-asian="italic" style:font-weight-asian="normal" style:font-family-complex="Tahoma" style:font-pitch-complex="variable" style:font-size-complex="10pt" style:font-style-complex="italic" style:font-weight-complex="normal"/>
    </style:style>
    <style:style style:name="T19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0" style:family="text">
      <style:text-properties style:text-position="sub 58%"/>
    </style:style>
    <style:style style:name="T21" style:family="text">
      <style:text-properties style:font-name="Arial" style:text-position="sub 58%" style:font-name-asian="Arial"/>
    </style:style>
  </office:automatic-styles>
  <office:body>
    <office:spreadsheet>
      <table:calculation-settings table:automatic-find-labels="false" table:use-regular-expressions="false"/>
      <table:table table:name="RC-RC" table:style-name="ta1">
        <table:shapes>
          <draw:g draw:z-index="0" draw:name="Groupe 1">
            <draw:custom-shape draw:name="Connecteur droit 2" draw:style-name="gr1" draw:text-style-name="P1" svg:width="3.49cm" svg:height="0.001cm" svg:x="1.283cm" svg:y="3.8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3" draw:style-name="gr2" draw:text-style-name="P2" svg:width="0.636cm" svg:height="0.335cm" svg:x="1.599cm" svg:y="3.64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orme libre : forme 4" draw:style-name="gr2" draw:text-style-name="P2" svg:width="0.636cm" svg:height="0.335cm" svg:x="3.503cm" svg:y="3.64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Connecteur droit 5" draw:style-name="gr1" draw:text-style-name="P1" svg:width="0.001cm" svg:height="1.311cm" svg:x="3.105cm" svg:y="3.784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6" draw:style-name="gr3" draw:text-style-name="P1" svg:width="0.436cm" svg:height="0.745cm" svg:x="1.768cm" svg:y="2.92cm">
              <draw:text-box>
                <text:p text:style-name="P3"><text:span text:style-name="T1">R</text:span><text:span text:style-name="T2">1</text:span></text:p>
              </draw:text-box>
            </draw:frame>
            <draw:frame draw:name="ZoneTexte 7" draw:style-name="gr4" draw:text-style-name="P1" svg:width="0.418cm" svg:height="0.943cm" svg:x="0.86cm" svg:y="4.068cm">
              <draw:text-box>
                <text:p text:style-name="P3"><text:span text:style-name="T3">v</text:span><text:span text:style-name="T4">1</text:span></text:p>
              </draw:text-box>
            </draw:frame>
            <draw:custom-shape draw:name="Connecteur droit 8" draw:style-name="gr5" draw:text-style-name="P1" svg:width="0.001cm" svg:height="0.987cm" svg:x="1.278cm" svg:y="3.955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9" draw:style-name="gr6" draw:text-style-name="P1" svg:width="0.003cm" svg:height="1.139cm" svg:x="5.166cm" svg:y="3.807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0" draw:style-name="gr7" draw:text-style-name="P1" svg:width="0.42cm" svg:height="0.942cm" svg:x="5.335cm" svg:y="4.135cm">
              <draw:text-box>
                <text:p text:style-name="P3"><text:span text:style-name="T3">v</text:span><text:span text:style-name="T5">2</text:span></text:p>
              </draw:text-box>
            </draw:frame>
            <draw:frame draw:name="ZoneTexte 11" draw:style-name="gr8" draw:text-style-name="P1" svg:width="0.433cm" svg:height="0.742cm" svg:x="3.567cm" svg:y="2.939cm">
              <draw:text-box>
                <text:p text:style-name="P3"><text:span text:style-name="T1">R</text:span><text:span text:style-name="T2">2</text:span></text:p>
              </draw:text-box>
            </draw:frame>
            <draw:frame draw:name="ZoneTexte 12" draw:style-name="gr9" draw:text-style-name="P1" svg:width="0.438cm" svg:height="0.742cm" svg:x="2.355cm" svg:y="4.264cm">
              <draw:text-box>
                <text:p text:style-name="P3"><text:span text:style-name="T6">C</text:span><text:span text:style-name="T7">1</text:span></text:p>
              </draw:text-box>
            </draw:frame>
            <draw:frame draw:name="ZoneTexte 13" draw:style-name="gr3" draw:text-style-name="P1" svg:width="0.436cm" svg:height="0.745cm" svg:x="3.99cm" svg:y="4.242cm">
              <draw:text-box>
                <text:p text:style-name="P3"><text:span text:style-name="T1">C</text:span><text:span text:style-name="T2">2</text:span></text:p>
              </draw:text-box>
            </draw:frame>
            <draw:g draw:name="Groupe 14">
              <draw:custom-shape draw:name="Connecteur droit 15" draw:style-name="gr10" draw:text-style-name="P1" svg:width="0.45cm" svg:height="0.001cm" svg:x="1.079cm" svg:y="5.00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6" draw:style-name="gr10" draw:text-style-name="P1" svg:width="0.149cm" svg:height="0.001cm" svg:x="1.218cm" svg:y="5.15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7" draw:style-name="gr10" draw:text-style-name="P1" svg:width="0.299cm" svg:height="0.001cm" svg:x="1.152cm" svg:y="5.0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8">
              <draw:custom-shape draw:name="Rectangle 19" draw:style-name="gr11" draw:text-style-name="P2" svg:width="0.557cm" svg:height="0.192cm" svg:x="2.826cm" svg:y="4.479cm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20" draw:style-name="gr1" draw:text-style-name="P1" svg:width="0.557cm" svg:height="0.001cm" svg:x="2.826cm" svg:y="4.47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21" draw:style-name="gr1" draw:text-style-name="P1" svg:width="0.557cm" svg:height="0.001cm" svg:x="2.826cm" svg:y="4.66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22">
              <draw:custom-shape draw:name="Connecteur droit 23" draw:style-name="gr10" draw:text-style-name="P1" svg:width="0.45cm" svg:height="0.001cm" svg:x="2.874cm" svg:y="5.12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24" draw:style-name="gr10" draw:text-style-name="P1" svg:width="0.149cm" svg:height="0.001cm" svg:x="3.012cm" svg:y="5.26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25" draw:style-name="gr10" draw:text-style-name="P1" svg:width="0.299cm" svg:height="0.001cm" svg:x="2.947cm" svg:y="5.20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custom-shape draw:name="Connecteur droit 26" draw:style-name="gr1" draw:text-style-name="P1" svg:width="0.001cm" svg:height="1.311cm" svg:x="4.766cm" svg:y="3.784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g draw:name="Groupe 27">
              <draw:custom-shape draw:name="Rectangle 28" draw:style-name="gr11" draw:text-style-name="P2" svg:width="0.558cm" svg:height="0.192cm" svg:x="4.486cm" svg:y="4.479cm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29" draw:style-name="gr1" draw:text-style-name="P1" svg:width="0.557cm" svg:height="0.001cm" svg:x="4.486cm" svg:y="4.47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30" draw:style-name="gr1" draw:text-style-name="P1" svg:width="0.557cm" svg:height="0.001cm" svg:x="4.486cm" svg:y="4.66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31">
              <draw:custom-shape draw:name="Connecteur droit 32" draw:style-name="gr10" draw:text-style-name="P1" svg:width="0.45cm" svg:height="0.001cm" svg:x="4.535cm" svg:y="5.12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33" draw:style-name="gr10" draw:text-style-name="P1" svg:width="0.149cm" svg:height="0.001cm" svg:x="4.673cm" svg:y="5.26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34" draw:style-name="gr10" draw:text-style-name="P1" svg:width="0.299cm" svg:height="0.001cm" svg:x="4.608cm" svg:y="5.20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g draw:z-index="1" draw:name="Groupe 35">
            <draw:custom-shape draw:name="Connecteur droit 36" draw:style-name="gr1" draw:text-style-name="P1" svg:width="0.001cm" svg:height="1.449cm" svg:x="4.816cm" svg:y="9.186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37" draw:style-name="gr1" draw:text-style-name="P1" svg:width="0.001cm" svg:height="1.449cm" svg:x="2.915cm" svg:y="9.186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38" draw:style-name="gr1" draw:text-style-name="P1" svg:width="3.993cm" svg:height="0.001cm" svg:x="0.83cm" svg:y="9.21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39" draw:style-name="gr2" draw:text-style-name="P2" svg:width="0.727cm" svg:height="0.375cm" draw:transform="rotate (-1.5707963267949) translate (3.092cm 9.634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orme libre : forme 40" draw:style-name="gr2" draw:text-style-name="P2" svg:width="0.73cm" svg:height="0.374cm" draw:transform="rotate (-1.5707963267949) translate (5.012cm 9.604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frame draw:name="ZoneTexte 41" draw:style-name="gr12" draw:text-style-name="P1" svg:width="0.499cm" svg:height="0.823cm" svg:x="2.252cm" svg:y="9.647cm">
              <draw:text-box>
                <text:p text:style-name="P3"><text:span text:style-name="T1">R</text:span><text:span text:style-name="T2">1</text:span></text:p>
              </draw:text-box>
            </draw:frame>
            <draw:frame draw:name="ZoneTexte 42" draw:style-name="gr13" draw:text-style-name="P1" svg:width="0.479cm" svg:height="1.041cm" svg:x="0.346cm" svg:y="9.497cm">
              <draw:text-box>
                <text:p text:style-name="P3"><text:span text:style-name="T3">v</text:span><text:span text:style-name="T4">1</text:span></text:p>
              </draw:text-box>
            </draw:frame>
            <draw:custom-shape draw:name="Connecteur droit 43" draw:style-name="gr14" draw:text-style-name="P1" svg:width="0.001cm" svg:height="1.091cm" svg:x="0.825cm" svg:y="9.375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44" draw:style-name="gr15" draw:text-style-name="P1" svg:width="0.003cm" svg:height="1.258cm" svg:x="5.273cm" svg:y="9.237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45" draw:style-name="gr16" draw:text-style-name="P1" svg:width="0.482cm" svg:height="1.041cm" svg:x="5.465cm" svg:y="9.571cm">
              <draw:text-box>
                <text:p text:style-name="P3"><text:span text:style-name="T3">v</text:span><text:span text:style-name="T5">2</text:span></text:p>
              </draw:text-box>
            </draw:frame>
            <draw:frame draw:name="ZoneTexte 46" draw:style-name="gr17" draw:text-style-name="P1" svg:width="0.497cm" svg:height="0.82cm" svg:x="4.273cm" svg:y="9.617cm">
              <draw:text-box>
                <text:p text:style-name="P3"><text:span text:style-name="T1">R</text:span><text:span text:style-name="T2">2</text:span></text:p>
              </draw:text-box>
            </draw:frame>
            <draw:frame draw:name="ZoneTexte 47" draw:style-name="gr18" draw:text-style-name="P1" svg:width="0.503cm" svg:height="0.82cm" svg:x="1.154cm" svg:y="8.533cm">
              <draw:text-box>
                <text:p text:style-name="P3"><text:span text:style-name="T6">C</text:span><text:span text:style-name="T7">1</text:span></text:p>
              </draw:text-box>
            </draw:frame>
            <draw:frame draw:name="ZoneTexte 48" draw:style-name="gr12" draw:text-style-name="P1" svg:width="0.499cm" svg:height="0.823cm" svg:x="3.457cm" svg:y="8.577cm">
              <draw:text-box>
                <text:p text:style-name="P3"><text:span text:style-name="T1">C</text:span><text:span text:style-name="T2">2</text:span></text:p>
              </draw:text-box>
            </draw:frame>
            <draw:g draw:name="Groupe 49">
              <draw:custom-shape draw:name="Connecteur droit 50" draw:style-name="gr10" draw:text-style-name="P1" svg:width="0.516cm" svg:height="0.001cm" svg:x="0.597cm" svg:y="10.53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51" draw:style-name="gr10" draw:text-style-name="P1" svg:width="0.171cm" svg:height="0.001cm" svg:x="0.756cm" svg:y="10.70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52" draw:style-name="gr10" draw:text-style-name="P1" svg:width="0.341cm" svg:height="0.001cm" svg:x="0.681cm" svg:y="10.62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53">
              <draw:custom-shape draw:name="Rectangle 54" draw:style-name="gr11" draw:text-style-name="P2" svg:width="0.641cm" svg:height="0.215cm" draw:transform="rotate (-1.5707963267949) translate (4.069cm 8.898cm)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55" draw:style-name="gr1" draw:text-style-name="P1" svg:width="0.001cm" svg:height="0.637cm" svg:x="4.066cm" svg:y="8.89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56" draw:style-name="gr1" draw:text-style-name="P1" svg:width="0.001cm" svg:height="0.637cm" svg:x="3.858cm" svg:y="8.89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57">
              <draw:custom-shape draw:name="Connecteur droit 58" draw:style-name="gr10" draw:text-style-name="P1" svg:width="0.516cm" svg:height="0.001cm" svg:x="2.651cm" svg:y="10.66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59" draw:style-name="gr10" draw:text-style-name="P1" svg:width="0.171cm" svg:height="0.001cm" svg:x="2.809cm" svg:y="10.8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60" draw:style-name="gr10" draw:text-style-name="P1" svg:width="0.341cm" svg:height="0.001cm" svg:x="2.735cm" svg:y="10.7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61">
              <draw:custom-shape draw:name="Rectangle 62" draw:style-name="gr11" draw:text-style-name="P2" svg:width="0.637cm" svg:height="0.214cm" draw:transform="rotate (-1.5707963267949) translate (1.825cm 8.891cm)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63" draw:style-name="gr1" draw:text-style-name="P1" svg:width="0.001cm" svg:height="0.637cm" svg:x="1.823cm" svg:y="8.89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64" draw:style-name="gr1" draw:text-style-name="P1" svg:width="0.001cm" svg:height="0.637cm" svg:x="1.615cm" svg:y="8.89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65">
              <draw:custom-shape draw:name="Connecteur droit 66" draw:style-name="gr10" draw:text-style-name="P1" svg:width="0.516cm" svg:height="0.001cm" svg:x="4.551cm" svg:y="10.66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67" draw:style-name="gr10" draw:text-style-name="P1" svg:width="0.171cm" svg:height="0.001cm" svg:x="4.71cm" svg:y="10.8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68" draw:style-name="gr10" draw:text-style-name="P1" svg:width="0.341cm" svg:height="0.001cm" svg:x="4.635cm" svg:y="10.7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g draw:z-index="2" draw:name="Groupe 69">
            <draw:custom-shape draw:name="Connecteur droit 70" draw:style-name="gr1" draw:text-style-name="P1" svg:width="0.001cm" svg:height="1.406cm" svg:x="4.933cm" svg:y="14.823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71" draw:style-name="gr1" draw:text-style-name="P1" svg:width="0.001cm" svg:height="1.406cm" svg:x="3.854cm" svg:y="14.823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72" draw:style-name="gr1" draw:text-style-name="P1" svg:width="3.993cm" svg:height="0.001cm" svg:x="0.947cm" svg:y="14.82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73" draw:style-name="gr2" draw:text-style-name="P2" svg:width="0.706cm" svg:height="0.376cm" draw:transform="rotate (-1.5707963267949) translate (4.031cm 15.232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orme libre : forme 74" draw:style-name="gr2" draw:text-style-name="P2" svg:width="0.708cm" svg:height="0.375cm" svg:x="1.449cm" svg:y="14.576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frame draw:name="ZoneTexte 75" draw:style-name="gr19" draw:text-style-name="P1" svg:width="0.499cm" svg:height="0.799cm" svg:x="1.576cm" svg:y="13.92cm">
              <draw:text-box>
                <text:p text:style-name="P3"><text:span text:style-name="T1">R</text:span><text:span text:style-name="T2">1</text:span></text:p>
              </draw:text-box>
            </draw:frame>
            <draw:frame draw:name="ZoneTexte 76" draw:style-name="gr20" draw:text-style-name="P1" svg:width="0.48cm" svg:height="1.011cm" svg:x="0.463cm" svg:y="15.1cm">
              <draw:text-box>
                <text:p text:style-name="P3"><text:span text:style-name="T3">v</text:span><text:span text:style-name="T4">1</text:span></text:p>
              </draw:text-box>
            </draw:frame>
            <draw:custom-shape draw:name="Connecteur droit 77" draw:style-name="gr21" draw:text-style-name="P1" svg:width="0.001cm" svg:height="1.059cm" svg:x="0.942cm" svg:y="14.981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78" draw:style-name="gr22" draw:text-style-name="P1" svg:width="0.003cm" svg:height="1.222cm" svg:x="5.39cm" svg:y="14.848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79" draw:style-name="gr23" draw:text-style-name="P1" svg:width="0.482cm" svg:height="1.011cm" svg:x="5.582cm" svg:y="15.172cm">
              <draw:text-box>
                <text:p text:style-name="P3"><text:span text:style-name="T3">v</text:span><text:span text:style-name="T5">2</text:span></text:p>
              </draw:text-box>
            </draw:frame>
            <draw:frame draw:name="ZoneTexte 80" draw:style-name="gr24" draw:text-style-name="P1" svg:width="0.497cm" svg:height="0.795cm" svg:x="3.248cm" svg:y="15.241cm">
              <draw:text-box>
                <text:p text:style-name="P3"><text:span text:style-name="T1">R</text:span><text:span text:style-name="T2">2</text:span></text:p>
              </draw:text-box>
            </draw:frame>
            <draw:frame draw:name="ZoneTexte 81" draw:style-name="gr25" draw:text-style-name="P1" svg:width="0.502cm" svg:height="0.795cm" svg:x="3.185cm" svg:y="14.1cm">
              <draw:text-box>
                <text:p text:style-name="P3"><text:span text:style-name="T6">C</text:span><text:span text:style-name="T7">1</text:span></text:p>
              </draw:text-box>
            </draw:frame>
            <draw:frame draw:name="ZoneTexte 82" draw:style-name="gr19" draw:text-style-name="P1" svg:width="0.499cm" svg:height="0.799cm" svg:x="4.25cm" svg:y="15.264cm">
              <draw:text-box>
                <text:p text:style-name="P3"><text:span text:style-name="T1">C</text:span><text:span text:style-name="T2">2</text:span></text:p>
              </draw:text-box>
            </draw:frame>
            <draw:g draw:name="Groupe 83">
              <draw:custom-shape draw:name="Connecteur droit 84" draw:style-name="gr10" draw:text-style-name="P1" svg:width="0.516cm" svg:height="0.001cm" svg:x="0.714cm" svg:y="16.1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5" draw:style-name="gr10" draw:text-style-name="P1" svg:width="0.171cm" svg:height="0.001cm" svg:x="0.873cm" svg:y="16.2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6" draw:style-name="gr10" draw:text-style-name="P1" svg:width="0.341cm" svg:height="0.001cm" svg:x="0.798cm" svg:y="16.19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87">
              <draw:custom-shape draw:name="Rectangle 88" draw:style-name="gr11" draw:text-style-name="P2" svg:width="0.623cm" svg:height="0.216cm" svg:x="4.645cm" svg:y="15.455cm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89" draw:style-name="gr1" draw:text-style-name="P1" svg:width="0.618cm" svg:height="0.001cm" svg:x="4.646cm" svg:y="15.45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0" draw:style-name="gr1" draw:text-style-name="P1" svg:width="0.618cm" svg:height="0.001cm" svg:x="4.646cm" svg:y="15.66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91">
              <draw:custom-shape draw:name="Connecteur droit 92" draw:style-name="gr10" draw:text-style-name="P1" svg:width="0.516cm" svg:height="0.001cm" svg:x="3.59cm" svg:y="16.2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3" draw:style-name="gr10" draw:text-style-name="P1" svg:width="0.171cm" svg:height="0.001cm" svg:x="3.748cm" svg:y="16.38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4" draw:style-name="gr10" draw:text-style-name="P1" svg:width="0.341cm" svg:height="0.001cm" svg:x="3.674cm" svg:y="16.31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95">
              <draw:custom-shape draw:name="Rectangle 96" draw:style-name="gr11" draw:text-style-name="P2" svg:width="0.62cm" svg:height="0.214cm" draw:transform="rotate (-1.5707963267949) translate (3.058cm 14.529cm)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97" draw:style-name="gr1" draw:text-style-name="P1" svg:width="0.001cm" svg:height="0.618cm" svg:x="3.057cm" svg:y="14.52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8" draw:style-name="gr1" draw:text-style-name="P1" svg:width="0.001cm" svg:height="0.618cm" svg:x="2.849cm" svg:y="14.52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99">
              <draw:custom-shape draw:name="Connecteur droit 100" draw:style-name="gr10" draw:text-style-name="P1" svg:width="0.516cm" svg:height="0.001cm" svg:x="4.668cm" svg:y="16.2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01" draw:style-name="gr10" draw:text-style-name="P1" svg:width="0.171cm" svg:height="0.001cm" svg:x="4.827cm" svg:y="16.38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02" draw:style-name="gr10" draw:text-style-name="P1" svg:width="0.341cm" svg:height="0.001cm" svg:x="4.752cm" svg:y="16.31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frame draw:z-index="3" draw:name="ZoneTexte 103" draw:style-name="gr26" draw:text-style-name="P1" svg:width="8.601cm" svg:height="1.118cm" svg:x="6.799cm" svg:y="2.701cm">
            <draw:text-box>
              <text:p/>
            </draw:text-box>
          </draw:frame>
          <draw:frame draw:z-index="4" draw:style-name="gr27" draw:text-style-name="P4" svg:width="8.79cm" svg:height="1.187cm" svg:x="7.523cm" svg:y="15.24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7" table:default-cell-style-name="ce14"/>
        <table:table-column table:style-name="co13" table:default-cell-style-name="ce14"/>
        <table:table-column table:style-name="co3" table:default-cell-style-name="ce14"/>
        <table:table-column table:style-name="co1" table:number-columns-repeated="45" table:default-cell-style-name="ce14"/>
        <table:table-row table:style-name="ro1">
          <table:table-cell table:style-name="ce1" office:value-type="string" calcext:value-type="string" table:number-columns-spanned="4" table:number-rows-spanned="1">
            <text:p>ZONE 1</text:p>
          </table:table-cell>
          <table:covered-table-cell table:number-columns-repeated="3"/>
          <table:table-cell table:style-name="ce43" table:number-columns-spanned="1" table:number-rows-spanned="9"/>
          <table:table-cell table:style-name="ce3" table:number-columns-spanned="1" table:number-rows-spanned="9"/>
          <table:table-cell table:style-name="ce2" office:value-type="string" calcext:value-type="string" table:number-columns-spanned="5" table:number-rows-spanned="1">
            <text:p>ZONE 2</text:p>
          </table:table-cell>
          <table:covered-table-cell table:number-columns-repeated="4" table:style-name="ce3"/>
          <table:table-cell table:style-name="ce43" table:number-columns-spanned="1" table:number-rows-spanned="9"/>
          <table:table-cell table:style-name="ce2" table:number-columns-spanned="1" table:number-rows-spanned="9"/>
          <table:table-cell table:style-name="ce2" office:value-type="string" calcext:value-type="string" table:number-columns-spanned="5" table:number-rows-spanned="1">
            <text:p>ZONE 3</text:p>
          </table:table-cell>
          <table:covered-table-cell table:number-columns-repeated="4" table:style-name="ce3"/>
          <table:table-cell table:style-name="ce43" table:number-columns-spanned="1" table:number-rows-spanned="9"/>
          <table:table-cell table:style-name="ce1" table:number-columns-repeated="45"/>
        </table:table-row>
        <table:table-row table:style-name="ro2">
          <table:table-cell table:style-name="ce2" office:value-type="string" calcext:value-type="string" table:number-columns-spanned="3" table:number-rows-spanned="1">
            <text:p>passe bas</text:p>
          </table:table-cell>
          <table:covered-table-cell table:style-name="ce2"/>
          <table:covered-table-cell table:style-name="ce3"/>
          <table:table-cell table:style-name="ce2"/>
          <table:covered-table-cell table:style-name="ce43"/>
          <table:covered-table-cell table:style-name="ce2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8" office:value-type="string" calcext:value-type="string" table:number-columns-spanned="1" table:number-rows-spanned="7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25"/>
          <table:covered-table-cell table:style-name="ce43"/>
          <table:covered-table-cell table:style-name="ce2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2" office:value-type="string" calcext:value-type="string" table:number-columns-spanned="1" table:number-rows-spanned="7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covered-table-cell/>
          <table:table-cell office:value-type="string" calcext:value-type="string">
            <text:p>R2 min</text:p>
          </table:table-cell>
          <table:table-cell office:value-type="string" calcext:value-type="string">
            <text:p>R2max</text:p>
          </table:table-cell>
          <table:table-cell table:style-name="ce132" office:value-type="string" calcext:value-type="string">
            <text:p>m forcément &gt;1</text:p>
          </table:table-cell>
          <table:table-cell table:number-columns-repeated="42"/>
        </table:table-row>
        <table:table-row table:style-name="ro2">
          <table:table-cell table:style-name="ce3" table:number-columns-spanned="3" table:number-rows-spanned="6"/>
          <table:covered-table-cell table:number-columns-repeated="2" table:style-name="ce3"/>
          <table:table-cell table:style-name="ce3" table:number-columns-spanned="1" table:number-rows-spanned="6"/>
          <table:covered-table-cell table:style-name="ce43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office:value-type="float" office:value="18000" calcext:value-type="float">
            <text:p>18000</text:p>
          </table:table-cell>
          <table:covered-table-cell table:style-name="ce2"/>
          <table:table-cell table:style-name="ce19" office:value-type="string" calcext:value-type="string">
            <text:p>w0</text:p>
          </table:table-cell>
          <table:table-cell table:style-name="ce26" table:formula="of:=1/SQRT([.H3]*[.H4]*[.H5]*[.H6])" office:value-type="float" office:value="8103.61063877192" calcext:value-type="float">
            <text:p>8103,61063877192</text:p>
          </table:table-cell>
          <table:covered-table-cell table:style-name="ce10"/>
          <table:covered-table-cell table:style-name="ce3"/>
          <table:table-cell table:style-name="ce45" office:value-type="string" calcext:value-type="string">
            <text:p>f0</text:p>
          </table:table-cell>
          <table:table-cell table:style-name="ce17" office:value-type="float" office:value="1000" calcext:value-type="float">
            <text:p>1000</text:p>
          </table:table-cell>
          <table:covered-table-cell table:style-name="ce2"/>
          <table:table-cell table:style-name="ce32" office:value-type="string" calcext:value-type="string">
            <text:p>R2</text:p>
          </table:table-cell>
          <table:table-cell table:style-name="ce36" office:value-type="float" office:value="70000" calcext:value-type="float">
            <text:p>70000</text:p>
          </table:table-cell>
          <table:covered-table-cell/>
          <table:table-cell table:formula="of:=([.O4]-SQRT([.O4]^2-1))/[.O8]/[.R4]" office:value-type="float" office:value="15893.0640852369" calcext:value-type="float">
            <text:p>15893,0640852369</text:p>
          </table:table-cell>
          <table:table-cell table:formula="of:=([.O4]+SQRT([.O4]^2-1))/[.O8]/[.R4]" office:value-type="float" office:value="72150.0959230456" calcext:value-type="float">
            <text:p>72150,0959230456</text:p>
          </table:table-cell>
          <table:table-cell office:value-type="string" calcext:value-type="string">
            <text:p>T0 figé à 1</text:p>
          </table:table-cell>
          <table:table-cell table:number-columns-repeated="42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office:value-type="float" office:value="18000" calcext:value-type="float">
            <text:p>18000</text:p>
          </table:table-cell>
          <table:covered-table-cell table:style-name="ce3"/>
          <table:table-cell table:style-name="ce19" office:value-type="string" calcext:value-type="string">
            <text:p>f0</text:p>
          </table:table-cell>
          <table:table-cell table:style-name="ce26" table:formula="of:=[.K3]/(2*PI())" office:value-type="float" office:value="1289.72969005262" calcext:value-type="float">
            <text:p>1289,72969005262</text:p>
          </table:table-cell>
          <table:covered-table-cell table:style-name="ce10"/>
          <table:covered-table-cell table:style-name="ce3"/>
          <table:table-cell table:style-name="ce45" office:value-type="string" calcext:value-type="string">
            <text:p>m</text:p>
          </table:table-cell>
          <table:table-cell table:style-name="ce17" office:value-type="float" office:value="1.3" calcext:value-type="float">
            <text:p>1,3</text:p>
          </table:table-cell>
          <table:covered-table-cell table:style-name="ce3"/>
          <table:table-cell table:style-name="ce33" office:value-type="string" calcext:value-type="string">
            <text:p>C2</text:p>
          </table:table-cell>
          <table:table-cell table:style-name="ce37" office:value-type="float" office:value="0.0000000047" calcext:value-type="float">
            <text:p>4,70E-09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3" table:style-name="ce3"/>
          <table:covered-table-cell table:style-name="ce3">
            <draw:frame table:end-cell-address="'RC-RC'.D6" table:end-x="9.546cm" table:end-y="0.551cm" draw:z-index="5" draw:style-name="gr27" draw:text-style-name="P4" svg:width="9.051cm" svg:height="1.148cm" svg:x="0.495cm" svg:y="0.00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covered-table-cell>
          <table:covered-table-cell table:style-name="ce43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0047" calcext:value-type="float">
            <text:p>4,7E-09</text:p>
          </table:table-cell>
          <table:covered-table-cell table:style-name="ce3"/>
          <table:table-cell table:style-name="ce19" office:value-type="string" calcext:value-type="string">
            <text:p>m</text:p>
          </table:table-cell>
          <table:table-cell table:style-name="ce26" table:formula="of:=0.5*[.K3]*([.H6]*([.H3]+[.H4])+[.H3]*[.H5])" office:value-type="float" office:value="1.801432644999" calcext:value-type="float">
            <text:p>1,801432644999</text:p>
          </table:table-cell>
          <table:covered-table-cell table:style-name="ce10"/>
          <table:covered-table-cell table:style-name="ce3"/>
          <table:table-cell table:style-name="ce45" office:value-type="string" calcext:value-type="string">
            <text:p>T<text:span text:style-name="T19">0</text:span></text:p>
          </table:table-cell>
          <table:table-cell table:style-name="ce17" office:value-type="string" calcext:value-type="string">
            <text:p>1.</text:p>
          </table:table-cell>
          <table:covered-table-cell table:style-name="ce3"/>
          <table:table-cell table:style-name="ce126" table:number-columns-repeated="2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3"/>
          <table:table-cell table:style-name="ce19" office:value-type="string" calcext:value-type="string">
            <text:p>K= T<text:span text:style-name="T19">0</text:span></text:p>
          </table:table-cell>
          <table:table-cell table:style-name="ce26" table:formula="of:=1" office:value-type="float" office:value="1" calcext:value-type="float">
            <text:p>1</text:p>
          </table:table-cell>
          <table:covered-table-cell table:style-name="ce10"/>
          <table:covered-table-cell table:style-name="ce3"/>
          <table:table-cell table:style-name="ce119" table:number-columns-spanned="2" table:number-rows-spanned="2"/>
          <table:covered-table-cell table:style-name="ce17"/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38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6" table:number-columns-spanned="2" table:number-rows-spanned="2"/>
          <table:covered-table-cell table:style-name="ce17"/>
          <table:covered-table-cell table:style-name="ce3"/>
          <table:table-cell table:style-name="ce19"/>
          <table:table-cell table:style-name="ce26"/>
          <table:covered-table-cell table:style-name="ce10"/>
          <table:covered-table-cell table:style-name="ce3"/>
          <table:covered-table-cell table:style-name="ce45"/>
          <table:covered-table-cell table:style-name="ce17"/>
          <table:covered-table-cell table:style-name="ce3"/>
          <table:table-cell table:style-name="ce34" office:value-type="string" calcext:value-type="string">
            <text:p>R1</text:p>
          </table:table-cell>
          <table:table-cell table:style-name="ce131" table:formula="of:=2*[.O4]/([.R4]*[.O8])-[.R3]-1/[.R3]/[.R4]^2/[.O8]^2" office:value-type="float" office:value="1661.93003312608" calcext:value-type="float">
            <text:p>1661,93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covered-table-cell table:style-name="ce47"/>
          <table:covered-table-cell table:style-name="ce18"/>
          <table:covered-table-cell table:style-name="ce3"/>
          <table:table-cell table:style-name="ce20" office:value-type="string" calcext:value-type="string">
            <text:p>T (f = f0)</text:p>
          </table:table-cell>
          <table:table-cell table:style-name="ce27" table:formula="of:=[.K6]/2/[.K5]" office:value-type="float" office:value="0.277556866412997" calcext:value-type="float">
            <text:p>0,277556866412997</text:p>
          </table:table-cell>
          <table:covered-table-cell table:style-name="ce10"/>
          <table:covered-table-cell table:style-name="ce3"/>
          <table:table-cell table:style-name="ce46" office:value-type="string" calcext:value-type="string">
            <text:p>w0</text:p>
          </table:table-cell>
          <table:table-cell table:style-name="ce18" table:formula="of:=2*PI()*[.O3]" office:value-type="float" office:value="6283.18530717959" calcext:value-type="float">
            <text:p>6283,18530717959</text:p>
          </table:table-cell>
          <table:covered-table-cell table:style-name="ce3"/>
          <table:table-cell table:style-name="ce33" office:value-type="string" calcext:value-type="string">
            <text:p>C1</text:p>
          </table:table-cell>
          <table:table-cell table:style-name="ce37" table:formula="of:=1/[.O8]^2/[.R3]/[.R4]" office:value-type="float" office:value="0.0000769917808832354" calcext:value-type="float">
            <text:p>7,70E-05</text:p>
          </table:table-cell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/>
          <table:table-cell table:style-name="ce3" office:value-type="string" calcext:value-type="string">
            <text:p>Théophile, Ambre, Laure BI</text:p>
          </table:table-cell>
          <table:covered-table-cell table:style-name="ce43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8" office:value-type="string" calcext:value-type="string">
            <text:p>Théophile, Ambre, Laure BI</text:p>
          </table:table-cell>
          <table:covered-table-cell table:style-name="ce10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Théophile, Ambre, Laure BI</text:p>
          </table:table-cell>
          <table:covered-table-cell/>
          <table:table-cell table:number-columns-repeated="45"/>
        </table:table-row>
        <table:table-row table:style-name="ro2">
          <table:table-cell table:style-name="ce10" table:number-columns-spanned="19" table:number-rows-spanned="1"/>
          <table:covered-table-cell table:number-columns-repeated="3" table:style-name="ce5"/>
          <table:covered-table-cell table:style-name="ce43"/>
          <table:covered-table-cell table:number-columns-repeated="7" table:style-name="ce5"/>
          <table:covered-table-cell table:style-name="ce3"/>
          <table:covered-table-cell table:number-columns-repeated="5" table:style-name="ce5"/>
          <table:covered-table-cell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3" table:number-rows-spanned="1">
            <text:p>passe haut</text:p>
          </table:table-cell>
          <table:covered-table-cell table:number-columns-repeated="2" table:style-name="ce3"/>
          <table:table-cell table:style-name="ce3"/>
          <table:table-cell table:style-name="ce43" table:number-columns-spanned="1" table:number-rows-spanned="8"/>
          <table:table-cell table:style-name="ce3" table:number-columns-spanned="1" table:number-rows-spanned="8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8" office:value-type="string" calcext:value-type="string" table:number-columns-spanned="1" table:number-rows-spanned="7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16"/>
          <table:table-cell table:style-name="ce43"/>
          <table:table-cell table:style-name="ce2" table:number-columns-spanned="1" table:number-rows-spanned="8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2" office:value-type="string" calcext:value-type="string" table:number-columns-spanned="1" table:number-rows-spanned="7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table-cell table:style-name="ce43" table:number-columns-spanned="1" table:number-rows-spanned="9"/>
          <table:table-cell office:value-type="string" calcext:value-type="string">
            <text:p>R2 min</text:p>
          </table:table-cell>
          <table:table-cell office:value-type="string" calcext:value-type="string">
            <text:p>R2max</text:p>
          </table:table-cell>
          <table:table-cell table:style-name="ce132" office:value-type="string" calcext:value-type="string">
            <text:p>m forcément &gt;1</text:p>
          </table:table-cell>
          <table:table-cell table:number-columns-repeated="42"/>
        </table:table-row>
        <table:table-row table:style-name="ro2">
          <table:table-cell table:style-name="ce3" table:number-columns-spanned="3" table:number-rows-spanned="6"/>
          <table:covered-table-cell table:number-columns-repeated="2" table:style-name="ce3"/>
          <table:table-cell table:style-name="ce3" table:number-columns-spanned="1" table:number-rows-spanned="6"/>
          <table:covered-table-cell table:style-name="ce43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office:value-type="float" office:value="22000" calcext:value-type="float">
            <text:p>22000</text:p>
          </table:table-cell>
          <table:covered-table-cell table:style-name="ce2"/>
          <table:table-cell table:style-name="ce45" office:value-type="string" calcext:value-type="string">
            <text:p>w0</text:p>
          </table:table-cell>
          <table:table-cell table:style-name="ce17" table:formula="of:=SQRT(1/([.H12]*[.H13]*[.H14]*[.H15]))" office:value-type="float" office:value="55048.188256318" calcext:value-type="float">
            <text:p>55048,188256318</text:p>
          </table:table-cell>
          <table:table-cell table:style-name="ce10"/>
          <table:covered-table-cell table:style-name="ce3"/>
          <table:table-cell table:style-name="ce45" office:value-type="string" calcext:value-type="string">
            <text:p>f0</text:p>
          </table:table-cell>
          <table:table-cell table:style-name="ce17" office:value-type="float" office:value="4700" calcext:value-type="float">
            <text:p>4700</text:p>
          </table:table-cell>
          <table:covered-table-cell table:style-name="ce2"/>
          <table:table-cell table:style-name="ce32" office:value-type="string" calcext:value-type="string">
            <text:p>R2</text:p>
          </table:table-cell>
          <table:table-cell table:style-name="ce36" office:value-type="float" office:value="20000" calcext:value-type="float">
            <text:p>20000</text:p>
          </table:table-cell>
          <table:covered-table-cell/>
          <table:table-cell table:formula="of:=([.O13]-SQRT([.O13]^2-1))/[.O17]/[.R13]" office:value-type="float" office:value="1648.24059657608" calcext:value-type="float">
            <text:p>1648,24059657608</text:p>
          </table:table-cell>
          <table:table-cell table:formula="of:=([.O13]+SQRT([.O13]^2-1))/[.O17]/[.R13]" office:value-type="float" office:value="31494.0291283093" calcext:value-type="float">
            <text:p>31494,0291283093</text:p>
          </table:table-cell>
          <table:table-cell office:value-type="string" calcext:value-type="string">
            <text:p>T0 figé à 1</text:p>
          </table:table-cell>
          <table:table-cell table:number-columns-repeated="42"/>
        </table:table-row>
        <table:table-row table:style-name="ro2">
          <table:covered-table-cell table:number-columns-repeated="3" table:style-name="ce3"/>
          <table:covered-table-cell table:style-name="ce3">
            <draw:frame table:end-cell-address="'RC-RC'.D15" table:end-x="9.546cm" table:end-y="0.447cm" draw:z-index="6" draw:style-name="gr27" draw:text-style-name="P4" svg:width="9.051cm" svg:height="1.267cm" svg:x="0.495cm" svg:y="0.37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covered-table-cell>
          <table:covered-table-cell table:style-name="ce43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3"/>
          <table:table-cell table:style-name="ce45" office:value-type="string" calcext:value-type="string">
            <text:p>f0</text:p>
          </table:table-cell>
          <table:table-cell table:style-name="ce17" table:formula="of:=2*([.K12]/(2*PI()))" office:value-type="float" office:value="17522.3825384925" calcext:value-type="float">
            <text:p>17522,3825384925</text:p>
          </table:table-cell>
          <table:table-cell table:style-name="ce10"/>
          <table:covered-table-cell table:style-name="ce3"/>
          <table:table-cell table:style-name="ce45" office:value-type="string" calcext:value-type="string">
            <text:p>m</text:p>
          </table:table-cell>
          <table:table-cell table:style-name="ce17" office:value-type="float" office:value="2.3" calcext:value-type="float">
            <text:p>2,3</text:p>
          </table:table-cell>
          <table:covered-table-cell table:style-name="ce3"/>
          <table:table-cell table:style-name="ce33" office:value-type="string" calcext:value-type="string">
            <text:p>C2</text:p>
          </table:table-cell>
          <table:table-cell table:style-name="ce37" office:value-type="float" office:value="0.0000000047" calcext:value-type="float">
            <text:p>4,70E-09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0015" calcext:value-type="float">
            <text:p>1,5E-09</text:p>
          </table:table-cell>
          <table:covered-table-cell table:style-name="ce3"/>
          <table:table-cell table:style-name="ce45" office:value-type="string" calcext:value-type="string">
            <text:p>m</text:p>
          </table:table-cell>
          <table:table-cell table:style-name="ce17" table:formula="of:=(([.H15]*[.H12]+[.H15]*[.H13]+[.H12]*[.H14])*[.K12])/2" office:value-type="float" office:value="1.78906611833034" calcext:value-type="float">
            <text:p>1,78906611833034</text:p>
          </table:table-cell>
          <table:table-cell table:style-name="ce10"/>
          <table:covered-table-cell table:style-name="ce3"/>
          <table:table-cell table:style-name="ce45" office:value-type="string" calcext:value-type="string">
            <text:p>T<text:span text:style-name="T19">∞</text:span></text:p>
          </table:table-cell>
          <table:table-cell table:style-name="ce17" office:value-type="float" office:value="1" calcext:value-type="float">
            <text:p>1</text:p>
          </table:table-cell>
          <table:covered-table-cell table:style-name="ce3"/>
          <table:table-cell table:style-name="ce126" table:number-columns-repeated="2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01" calcext:value-type="float">
            <text:p>1E-09</text:p>
          </table:table-cell>
          <table:covered-table-cell table:style-name="ce3"/>
          <table:table-cell table:style-name="ce45" office:value-type="string" calcext:value-type="string">
            <text:p>K = T<text:span text:style-name="T19">∞</text:span></text:p>
          </table:table-cell>
          <table:table-cell table:style-name="ce17" table:formula="of:=[.H13]*[.H15]*[.H14]*[.H12]*([.K12])^2" office:value-type="float" office:value="1" calcext:value-type="float">
            <text:p>1</text:p>
          </table:table-cell>
          <table:table-cell table:style-name="ce10"/>
          <table:covered-table-cell table:style-name="ce3"/>
          <table:table-cell table:style-name="ce46" table:number-columns-spanned="2" table:number-rows-spanned="2"/>
          <table:covered-table-cell table:style-name="ce17"/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6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6" table:number-columns-spanned="2" table:number-rows-spanned="2"/>
          <table:covered-table-cell table:style-name="ce17"/>
          <table:covered-table-cell table:style-name="ce3"/>
          <table:table-cell table:style-name="ce45"/>
          <table:table-cell table:style-name="ce17"/>
          <table:table-cell table:style-name="ce10"/>
          <table:covered-table-cell table:style-name="ce3"/>
          <table:covered-table-cell table:style-name="ce45"/>
          <table:covered-table-cell table:style-name="ce17"/>
          <table:covered-table-cell table:style-name="ce3"/>
          <table:table-cell table:style-name="ce34" office:value-type="string" calcext:value-type="string">
            <text:p>R1</text:p>
          </table:table-cell>
          <table:table-cell table:style-name="ce131" table:formula="of:=2*[.O13]/([.R13]*[.O17])-[.R12]-1/[.R12]/[.R13]^2/[.O17]^2" office:value-type="float" office:value="10546.7828569339" calcext:value-type="float">
            <text:p>10546,78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covered-table-cell table:style-name="ce45"/>
          <table:covered-table-cell table:style-name="ce17"/>
          <table:covered-table-cell table:style-name="ce3"/>
          <table:table-cell table:style-name="ce21" office:value-type="string" calcext:value-type="string">
            <text:p>T (f = f0)</text:p>
          </table:table-cell>
          <table:table-cell table:style-name="ce27" table:formula="of:=[.K15]/2/[.K14]" office:value-type="float" office:value="0.279475417301306" calcext:value-type="float">
            <text:p>0,279475417301306</text:p>
          </table:table-cell>
          <table:table-cell table:style-name="ce10"/>
          <table:covered-table-cell table:style-name="ce3"/>
          <table:table-cell table:style-name="ce46" office:value-type="string" calcext:value-type="string">
            <text:p>w0</text:p>
          </table:table-cell>
          <table:table-cell table:style-name="ce18" table:formula="of:=2*PI()*[.O12]" office:value-type="float" office:value="29530.9709437441" calcext:value-type="float">
            <text:p>29530,9709437441</text:p>
          </table:table-cell>
          <table:covered-table-cell table:style-name="ce3"/>
          <table:table-cell table:style-name="ce33" office:value-type="string" calcext:value-type="string">
            <text:p>C1</text:p>
          </table:table-cell>
          <table:table-cell table:style-name="ce37" table:formula="of:=1/[.O17]^2/[.R12]/[.R13]" office:value-type="float" office:value="0.0000121987882793718" calcext:value-type="float">
            <text:p>1,22E-05</text:p>
          </table:table-cell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3" office:value-type="string" calcext:value-type="string">
            <text:p>contributeur :</text:p>
          </table:covered-table-cell>
          <table:table-cell table:style-name="ce8" office:value-type="string" calcext:value-type="string">
            <text:p>Lenaig, Solange, Lukas, Valentine</text:p>
          </table:table-cell>
          <table:covered-table-cell table:style-name="ce43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8" office:value-type="string" calcext:value-type="string">
            <text:p>Lenaig, Solange, Lukas, Valentine</text:p>
          </table:table-cell>
          <table:table-cell table:style-name="ce10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8" office:value-type="string" calcext:value-type="string">
            <text:p>Lenaig, Solange, Lukas, Valentine</text:p>
          </table:table-cell>
          <table:covered-table-cell/>
          <table:table-cell table:number-columns-repeated="45"/>
        </table:table-row>
        <table:table-row table:style-name="ro2">
          <table:table-cell table:style-name="ce13" table:number-columns-spanned="18" table:number-rows-spanned="1"/>
          <table:covered-table-cell table:number-columns-repeated="3" table:style-name="ce7"/>
          <table:covered-table-cell table:style-name="ce43"/>
          <table:covered-table-cell table:number-columns-repeated="7" table:style-name="ce7"/>
          <table:covered-table-cell table:style-name="ce31"/>
          <table:covered-table-cell table:number-columns-repeated="5" table:style-name="ce7"/>
          <table:covered-table-cell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3" table:number-rows-spanned="1">
            <text:p>passe bande</text:p>
          </table:table-cell>
          <table:covered-table-cell table:number-columns-repeated="2" table:style-name="ce3"/>
          <table:table-cell table:style-name="ce3"/>
          <table:table-cell table:style-name="ce43" table:number-columns-spanned="1" table:number-rows-spanned="9"/>
          <table:table-cell table:style-name="ce3" table:number-columns-spanned="1" table:number-rows-spanned="9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3" office:value-type="string" calcext:value-type="string" table:number-columns-spanned="1" table:number-rows-spanned="8">
            <text:p>→</text:p>
          </table:table-cell>
          <table:table-cell table:style-name="ce22" office:value-type="string" calcext:value-type="string" table:number-columns-spanned="2" table:number-rows-spanned="1">
            <text:p>Paramètres obtenus</text:p>
          </table:table-cell>
          <table:covered-table-cell table:style-name="ce28"/>
          <table:table-cell table:style-name="ce10"/>
          <table:table-cell table:style-name="ce3" table:number-columns-spanned="1" table:number-rows-spanned="9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6" office:value-type="string" calcext:value-type="string" table:number-columns-spanned="1" table:number-rows-spanned="8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table-cell table:style-name="ce43" table:number-columns-spanned="1" table:number-rows-spanned="9"/>
          <table:table-cell table:number-columns-repeated="45"/>
        </table:table-row>
        <table:table-row table:style-name="ro2">
          <table:table-cell table:style-name="ce3" table:number-columns-spanned="3" table:number-rows-spanned="7"/>
          <table:covered-table-cell table:number-columns-repeated="2" table:style-name="ce3"/>
          <table:table-cell table:style-name="ce3" table:number-columns-spanned="1" table:number-rows-spanned="7"/>
          <table:covered-table-cell table:style-name="ce43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office:value-type="float" office:value="18000" calcext:value-type="float">
            <text:p>18000</text:p>
          </table:table-cell>
          <table:covered-table-cell table:style-name="ce6"/>
          <table:table-cell table:style-name="ce23" office:value-type="string" calcext:value-type="string">
            <text:p>w0</text:p>
          </table:table-cell>
          <table:table-cell table:style-name="ce29" table:formula="of:=1/(([.H21]*[.H22]*[.H23]*[.H24])^(1/2))" office:value-type="float" office:value="10872.1345508907" calcext:value-type="float">
            <text:p>10872,1345508907</text:p>
          </table:table-cell>
          <table:table-cell table:style-name="ce10"/>
          <table:covered-table-cell table:style-name="ce3"/>
          <table:table-cell table:style-name="ce45" office:value-type="string" calcext:value-type="string">
            <text:p>f0</text:p>
          </table:table-cell>
          <table:table-cell table:style-name="ce17" office:value-type="float" office:value="4700" calcext:value-type="float">
            <text:p>4700</text:p>
          </table:table-cell>
          <table:covered-table-cell table:style-name="ce6"/>
          <table:table-cell table:style-name="ce45" office:value-type="string" calcext:value-type="string">
            <text:p>C1</text:p>
          </table:table-cell>
          <table:table-cell table:style-name="ce18" office:value-type="float" office:value="0.0000000047" calcext:value-type="float">
            <text:p>4,7E-09</text:p>
          </table:table-cell>
          <table:covered-table-cell/>
          <table:table-cell table:number-columns-repeated="2"/>
          <table:table-cell office:value-type="string" calcext:value-type="string">
            <text:p>Tmax forcément&lt;2</text:p>
          </table:table-cell>
          <table:table-cell table:number-columns-repeated="42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8"/>
          <table:table-cell table:style-name="ce23" office:value-type="string" calcext:value-type="string">
            <text:p>f0</text:p>
          </table:table-cell>
          <table:table-cell table:style-name="ce29" table:formula="of:=[.K21]/(PI()*2)" office:value-type="float" office:value="1730.35395573444" calcext:value-type="float">
            <text:p>1730,35395573444</text:p>
          </table:table-cell>
          <table:table-cell table:style-name="ce10"/>
          <table:covered-table-cell table:style-name="ce3"/>
          <table:table-cell table:style-name="ce45" office:value-type="string" calcext:value-type="string">
            <text:p>m</text:p>
          </table:table-cell>
          <table:table-cell table:style-name="ce17" office:value-type="float" office:value="1.3" calcext:value-type="float">
            <text:p>1,3</text:p>
          </table:table-cell>
          <table:covered-table-cell table:style-name="ce3"/>
          <table:table-cell table:style-name="ce47" office:value-type="string" calcext:value-type="string">
            <text:p>C2</text:p>
          </table:table-cell>
          <table:table-cell table:style-name="ce18" office:value-type="float" office:value="0.00000001" calcext:value-type="float">
            <text:p>1E-08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0047" calcext:value-type="float">
            <text:p>4,7E-09</text:p>
          </table:table-cell>
          <table:covered-table-cell table:style-name="ce8"/>
          <table:table-cell table:style-name="ce23" office:value-type="string" calcext:value-type="string">
            <text:p>m</text:p>
          </table:table-cell>
          <table:table-cell table:style-name="ce29" table:formula="of:=([.H22]*[.H24]+[.H22]*[.H23]+[.H21]*[.H23])/((2*([.H21]*[.H22]*[.H23]*[.H24])^(1/2)))" office:value-type="float" office:value="1.25899318099314" calcext:value-type="float">
            <text:p>1,25899318099314</text:p>
          </table:table-cell>
          <table:table-cell table:style-name="ce10"/>
          <table:covered-table-cell table:style-name="ce3"/>
          <table:table-cell table:style-name="ce45" office:value-type="string" calcext:value-type="string">
            <text:p>T<text:span text:style-name="T21">max</text:span></text:p>
          </table:table-cell>
          <table:table-cell table:style-name="ce17" office:value-type="float" office:value="0.2" calcext:value-type="float">
            <text:p>0,2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6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8"/>
          <table:table-cell table:style-name="ce23" office:value-type="string" calcext:value-type="string">
            <text:p>K = Ti</text:p>
          </table:table-cell>
          <table:table-cell table:style-name="ce29" table:formula="of:=([.H22]*[.H23])/(([.H21]*[.H22]*[.H23]*[.H24])^(1/2))" office:value-type="float" office:value="0.510990323891863" calcext:value-type="float">
            <text:p>0,510990323891863</text:p>
          </table:table-cell>
          <table:table-cell table:style-name="ce10"/>
          <table:covered-table-cell table:style-name="ce3"/>
          <table:table-cell table:style-name="ce120" table:number-columns-spanned="2" table:number-rows-spanned="2"/>
          <table:covered-table-cell table:style-name="ce122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table:formula="of:=[.O26]/[.R21]/[.O27]" office:value-type="float" office:value="3746.51744716096" calcext:value-type="float">
            <text:p>3746,51744716096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table-cell table:style-name="ce50" table:number-columns-spanned="2" table:number-rows-spanned="3"/>
          <table:covered-table-cell table:style-name="ce17"/>
          <table:covered-table-cell table:style-name="ce8"/>
          <table:table-cell table:style-name="ce23"/>
          <table:table-cell table:style-name="ce29"/>
          <table:table-cell table:style-name="ce10"/>
          <table:covered-table-cell table:style-name="ce3"/>
          <table:covered-table-cell table:style-name="ce121"/>
          <table:covered-table-cell table:style-name="ce123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table:formula="of:=1/([.R24]*[.R21]*[.O27]^2*[.R22])" office:value-type="float" office:value="6512.06804794989" calcext:value-type="float">
            <text:p>6512,06804794989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covered-table-cell table:style-name="ce45"/>
          <table:covered-table-cell table:style-name="ce17"/>
          <table:covered-table-cell table:style-name="ce8"/>
          <table:table-cell table:style-name="ce23" office:value-type="string" calcext:value-type="string">
            <text:p>T<text:span text:style-name="T20">max</text:span> </text:p>
          </table:table-cell>
          <table:table-cell table:style-name="ce29" table:formula="of:=[.K24]/(2*[.K23])" office:value-type="float" office:value="0.20293609671848" calcext:value-type="float">
            <text:p>0,20293609671848</text:p>
          </table:table-cell>
          <table:table-cell table:style-name="ce10"/>
          <table:covered-table-cell table:style-name="ce3"/>
          <table:table-cell table:style-name="ce121" office:value-type="string" calcext:value-type="string">
            <text:p>Ti</text:p>
          </table:table-cell>
          <table:table-cell table:style-name="ce123" table:formula="of:=[.O23]*2*[.O22]" office:value-type="float" office:value="0.52" calcext:value-type="float">
            <text:p>0,52</text:p>
          </table:table-cell>
          <table:covered-table-cell table:style-name="ce3"/>
          <table:table-cell table:style-name="ce47"/>
          <table:table-cell table:style-name="ce18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3"/>
          <table:covered-table-cell table:style-name="ce15"/>
          <table:covered-table-cell table:style-name="ce18"/>
          <table:covered-table-cell table:style-name="ce8"/>
          <table:table-cell table:style-name="ce24" office:value-type="string" calcext:value-type="string">
            <text:p>BP (Hz)</text:p>
          </table:table-cell>
          <table:table-cell table:style-name="ce30" table:formula="of:=2*[.K23]*[.K21]" office:value-type="float" office:value="27375.8865248227" calcext:value-type="float">
            <text:p>27375,8865248227</text:p>
          </table:table-cell>
          <table:table-cell table:style-name="ce10"/>
          <table:covered-table-cell table:style-name="ce3"/>
          <table:table-cell table:style-name="ce46" office:value-type="string" calcext:value-type="string">
            <text:p>w0</text:p>
          </table:table-cell>
          <table:table-cell table:style-name="ce18" table:formula="of:=2*PI()*[.O21]" office:value-type="float" office:value="29530.9709437441" calcext:value-type="float">
            <text:p>29530,9709437441</text:p>
          </table:table-cell>
          <table:covered-table-cell table:style-name="ce3"/>
          <table:table-cell table:style-name="ce8" table:number-columns-repeated="2"/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8" office:value-type="string" calcext:value-type="string">
            <text:p>Laure Bou, Fabien, Alexandre, Nathan, Ruben</text:p>
          </table:table-cell>
          <table:covered-table-cell table:style-name="ce43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8" office:value-type="string" calcext:value-type="string">
            <text:p>Laure Bou, Fabien, Alexandre, Nathan, Ruben</text:p>
          </table:table-cell>
          <table:table-cell table:style-name="ce10"/>
          <table:covered-table-cell table:style-name="ce3"/>
          <table:table-cell table:style-name="ce8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8" office:value-type="string" calcext:value-type="string">
            <text:p>Laure Bou, Fabien, Alexandre, Nathan, Ruben</text:p>
          </table:table-cell>
          <table:covered-table-cell/>
          <table:table-cell table:number-columns-repeated="45"/>
        </table:table-row>
        <table:table-row table:style-name="ro2">
          <table:table-cell table:style-name="ce13" table:number-columns-spanned="19" table:number-rows-spanned="1"/>
          <table:covered-table-cell table:number-columns-repeated="15" table:style-name="ce7"/>
          <table:covered-table-cell table:number-columns-repeated="3"/>
          <table:table-cell table:number-columns-repeated="45"/>
        </table:table-row>
        <table:table-row table:style-name="ro4" table:number-rows-repeated="1048546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'RC-RC'.$A$1" table:expression="rc-#REF!:rc-#REF!"/>
        </table:named-expressions>
      </table:table>
      <table:table table:name="RLC" table:style-name="ta1">
        <table:shapes>
          <draw:g draw:z-index="0" draw:name="Groupe 1">
            <draw:custom-shape draw:name="Connecteur droit 2" draw:style-name="gr10" draw:text-style-name="P1" svg:width="3.84cm" svg:height="0.021cm" svg:x="0.897cm" svg:y="3.191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3" draw:style-name="gr28" draw:text-style-name="P1" svg:width="0.001cm" svg:height="1.513cm" svg:x="4.737cm" svg:y="3.21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4" draw:style-name="gr29" draw:text-style-name="P2" svg:width="0.371cm" svg:height="0.814cm" draw:transform="rotate (-1.5707963267949) translate (1.516cm 3.413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oupe 5">
              <draw:custom-shape draw:name="Forme libre : forme 6" draw:style-name="gr29" draw:text-style-name="P2" svg:width="0.519cm" svg:height="0.325cm" draw:transform="rotate (-1.5707963267949) translate (3.345cm 3.084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7" draw:style-name="gr29" draw:text-style-name="P2" svg:width="0.519cm" svg:height="0.325cm" draw:transform="rotate (-1.5707963267949) translate (3.673cm 3.084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8" draw:style-name="gr29" draw:text-style-name="P2" svg:width="0.519cm" svg:height="0.327cm" draw:transform="rotate (-1.5707963267949) translate (4.003cm 3.084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Rectangle 9" draw:style-name="gr11" draw:text-style-name="P2" svg:width="0.992cm" svg:height="0.339cm" svg:x="3.338cm" svg:y="2.851cm">
                <text:p/>
                <draw:enhanced-geometry svg:viewBox="0 0 21600 21600" draw:type="non-primitive" draw:enhanced-path="M 0 0 L 21600 0 21600 21600 0 21600 Z N"/>
              </draw:custom-shape>
            </draw:g>
            <draw:custom-shape draw:name="Connecteur droit 10" draw:style-name="gr30" draw:text-style-name="P1" svg:width="0.001cm" svg:height="1.111cm" svg:x="1.098cm" svg:y="3.593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1" draw:style-name="gr31" draw:text-style-name="P1" svg:width="0.953cm" svg:height="0.545cm" svg:x="0.643cm" svg:y="3.921cm">
              <draw:text-box>
                <text:p text:style-name="P3"><text:span text:style-name="T8">v</text:span><text:span text:style-name="T9">e</text:span></text:p>
              </draw:text-box>
            </draw:frame>
            <draw:custom-shape draw:name="Connecteur droit 12" draw:style-name="gr32" draw:text-style-name="P1" svg:width="0.001cm" svg:height="1.281cm" svg:x="5.208cm" svg:y="3.254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3" draw:style-name="gr31" draw:text-style-name="P1" svg:width="0.772cm" svg:height="0.716cm" svg:x="5.386cm" svg:y="3.813cm">
              <draw:text-box>
                <text:p text:style-name="P3"><text:span text:style-name="T8">v</text:span><text:span text:style-name="T10">s</text:span></text:p>
              </draw:text-box>
            </draw:frame>
            <draw:frame draw:name="ZoneTexte 14" draw:style-name="gr31" draw:text-style-name="P1" svg:width="0.641cm" svg:height="0.843cm" svg:x="1.87cm" svg:y="3.517cm">
              <draw:text-box>
                <text:p text:style-name="P3"><text:span text:style-name="T11">R</text:span></text:p>
              </draw:text-box>
            </draw:frame>
            <draw:frame draw:name="ZoneTexte 15" draw:style-name="gr31" draw:text-style-name="P1" svg:width="0.466cm" svg:height="0.429cm" svg:x="3.807cm" svg:y="3.36cm">
              <draw:text-box>
                <text:p text:style-name="P3"><text:span text:style-name="T11">L</text:span></text:p>
              </draw:text-box>
            </draw:frame>
            <draw:frame draw:name="ZoneTexte 16" draw:style-name="gr31" draw:text-style-name="P1" svg:width="0.569cm" svg:height="0.446cm" svg:x="4.051cm" svg:y="3.877cm">
              <draw:text-box>
                <text:p text:style-name="P3"><text:span text:style-name="T11">C</text:span></text:p>
              </draw:text-box>
            </draw:frame>
            <draw:g draw:name="Groupe 17">
              <draw:custom-shape draw:name="Connecteur droit 18" draw:style-name="gr10" draw:text-style-name="P1" svg:width="0.516cm" svg:height="0.001cm" svg:x="0.843cm" svg:y="4.68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9" draw:style-name="gr10" draw:text-style-name="P1" svg:width="0.171cm" svg:height="0.001cm" svg:x="1.001cm" svg:y="4.83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20" draw:style-name="gr10" draw:text-style-name="P1" svg:width="0.341cm" svg:height="0.001cm" svg:x="0.927cm" svg:y="4.76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21">
              <draw:custom-shape draw:name="Connecteur droit 22" draw:style-name="gr10" draw:text-style-name="P1" svg:width="0.516cm" svg:height="0.001cm" svg:x="4.474cm" svg:y="4.6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23" draw:style-name="gr10" draw:text-style-name="P1" svg:width="0.171cm" svg:height="0.001cm" svg:x="4.632cm" svg:y="4.80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24" draw:style-name="gr10" draw:text-style-name="P1" svg:width="0.341cm" svg:height="0.001cm" svg:x="4.558cm" svg:y="4.73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25">
              <draw:custom-shape draw:name="Rectangle 26" draw:style-name="gr11" draw:text-style-name="P2" svg:width="0.623cm" svg:height="0.244cm" svg:x="4.423cm" svg:y="3.873cm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27" draw:style-name="gr1" draw:text-style-name="P1" svg:width="0.618cm" svg:height="0.001cm" svg:x="4.424cm" svg:y="3.87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28" draw:style-name="gr1" draw:text-style-name="P1" svg:width="0.618cm" svg:height="0.001cm" svg:x="4.424cm" svg:y="4.11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g draw:z-index="1" draw:name="Groupe 29">
            <draw:custom-shape draw:name="Connecteur droit 30" draw:style-name="gr10" draw:text-style-name="P1" svg:width="3.84cm" svg:height="0.021cm" svg:x="0.822cm" svg:y="9.025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31" draw:style-name="gr28" draw:text-style-name="P1" svg:width="0.001cm" svg:height="1.513cm" svg:x="4.662cm" svg:y="9.05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32" draw:style-name="gr29" draw:text-style-name="P2" svg:width="0.371cm" svg:height="0.814cm" draw:transform="rotate (-1.5707963267949) translate (1.441cm 9.247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oupe 33">
              <draw:custom-shape draw:name="Forme libre : forme 34" draw:style-name="gr29" draw:text-style-name="P2" svg:width="0.519cm" svg:height="0.325cm" svg:x="4.441cm" svg:y="9.323cm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35" draw:style-name="gr29" draw:text-style-name="P2" svg:width="0.519cm" svg:height="0.325cm" svg:x="4.441cm" svg:y="9.651cm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36" draw:style-name="gr29" draw:text-style-name="P2" svg:width="0.519cm" svg:height="0.327cm" svg:x="4.441cm" svg:y="9.981cm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Rectangle 37" draw:style-name="gr11" draw:text-style-name="P2" svg:width="0.992cm" svg:height="0.339cm" draw:transform="rotate (-1.5707963267949) translate (4.674cm 9.316cm)">
                <text:p/>
                <draw:enhanced-geometry svg:viewBox="0 0 21600 21600" draw:type="non-primitive" draw:enhanced-path="M 0 0 L 21600 0 21600 21600 0 21600 Z N"/>
              </draw:custom-shape>
            </draw:g>
            <draw:custom-shape draw:name="Connecteur droit 38" draw:style-name="gr33" draw:text-style-name="P1" svg:width="0.001cm" svg:height="1.111cm" svg:x="1.023cm" svg:y="9.427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39" draw:style-name="gr31" draw:text-style-name="P1" svg:width="0.953cm" svg:height="0.545cm" svg:x="0.568cm" svg:y="9.755cm">
              <draw:text-box>
                <text:p text:style-name="P3"><text:span text:style-name="T8">v</text:span><text:span text:style-name="T9">e</text:span></text:p>
              </draw:text-box>
            </draw:frame>
            <draw:custom-shape draw:name="Connecteur droit 40" draw:style-name="gr34" draw:text-style-name="P1" svg:width="0.001cm" svg:height="1.281cm" svg:x="5.133cm" svg:y="9.088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41" draw:style-name="gr31" draw:text-style-name="P1" svg:width="0.772cm" svg:height="0.716cm" svg:x="5.311cm" svg:y="9.647cm">
              <draw:text-box>
                <text:p text:style-name="P3"><text:span text:style-name="T8">v</text:span><text:span text:style-name="T10">s</text:span></text:p>
              </draw:text-box>
            </draw:frame>
            <draw:frame draw:name="ZoneTexte 42" draw:style-name="gr31" draw:text-style-name="P1" svg:width="0.641cm" svg:height="0.843cm" svg:x="1.795cm" svg:y="9.351cm">
              <draw:text-box>
                <text:p text:style-name="P3"><text:span text:style-name="T11">R</text:span></text:p>
              </draw:text-box>
            </draw:frame>
            <draw:frame draw:name="ZoneTexte 43" draw:style-name="gr31" draw:text-style-name="P1" svg:width="0.466cm" svg:height="0.429cm" svg:x="4.198cm" svg:y="9.638cm">
              <draw:text-box>
                <text:p text:style-name="P3"><text:span text:style-name="T11">L</text:span></text:p>
              </draw:text-box>
            </draw:frame>
            <draw:frame draw:name="ZoneTexte 44" draw:style-name="gr31" draw:text-style-name="P1" svg:width="0.569cm" svg:height="0.446cm" svg:x="3.065cm" svg:y="9.187cm">
              <draw:text-box>
                <text:p text:style-name="P3"><text:span text:style-name="T11">C</text:span></text:p>
              </draw:text-box>
            </draw:frame>
            <draw:g draw:name="Groupe 45">
              <draw:custom-shape draw:name="Connecteur droit 46" draw:style-name="gr10" draw:text-style-name="P1" svg:width="0.516cm" svg:height="0.001cm" svg:x="0.768cm" svg:y="10.51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47" draw:style-name="gr10" draw:text-style-name="P1" svg:width="0.171cm" svg:height="0.001cm" svg:x="0.926cm" svg:y="10.6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48" draw:style-name="gr10" draw:text-style-name="P1" svg:width="0.341cm" svg:height="0.001cm" svg:x="0.852cm" svg:y="10.60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49">
              <draw:custom-shape draw:name="Connecteur droit 50" draw:style-name="gr10" draw:text-style-name="P1" svg:width="0.516cm" svg:height="0.001cm" svg:x="4.399cm" svg:y="10.48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51" draw:style-name="gr10" draw:text-style-name="P1" svg:width="0.171cm" svg:height="0.001cm" svg:x="4.557cm" svg:y="10.63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52" draw:style-name="gr10" draw:text-style-name="P1" svg:width="0.341cm" svg:height="0.001cm" svg:x="4.483cm" svg:y="10.5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53">
              <draw:custom-shape draw:name="Rectangle 54" draw:style-name="gr11" draw:text-style-name="P2" svg:width="0.623cm" svg:height="0.244cm" draw:transform="rotate (-1.5707963267949) translate (3.753cm 8.723cm)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55" draw:style-name="gr1" draw:text-style-name="P1" svg:width="0.001cm" svg:height="0.618cm" svg:x="3.749cm" svg:y="8.72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56" draw:style-name="gr1" draw:text-style-name="P1" svg:width="0.001cm" svg:height="0.618cm" svg:x="3.514cm" svg:y="8.72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g draw:z-index="2" draw:name="Groupe 57">
            <draw:custom-shape draw:name="Connecteur droit 58" draw:style-name="gr10" draw:text-style-name="P1" svg:width="3.84cm" svg:height="0.021cm" svg:x="0.958cm" svg:y="14.945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59" draw:style-name="gr28" draw:text-style-name="P1" svg:width="0.001cm" svg:height="1.513cm" svg:x="4.798cm" svg:y="14.97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60" draw:style-name="gr29" draw:text-style-name="P2" svg:width="0.371cm" svg:height="0.814cm" svg:x="4.651cm" svg:y="15.396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oupe 61">
              <draw:custom-shape draw:name="Forme libre : forme 62" draw:style-name="gr29" draw:text-style-name="P2" svg:width="0.519cm" svg:height="0.325cm" draw:transform="rotate (-1.5707963267949) translate (3.341cm 15.204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63" draw:style-name="gr29" draw:text-style-name="P2" svg:width="0.519cm" svg:height="0.325cm" draw:transform="rotate (-1.5707963267949) translate (3.669cm 15.204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64" draw:style-name="gr29" draw:text-style-name="P2" svg:width="0.519cm" svg:height="0.327cm" draw:transform="rotate (-1.5707963267949) translate (3.999cm 15.204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Rectangle 65" draw:style-name="gr11" draw:text-style-name="P2" svg:width="0.992cm" svg:height="0.339cm" svg:x="3.334cm" svg:y="14.971cm">
                <text:p/>
                <draw:enhanced-geometry svg:viewBox="0 0 21600 21600" draw:type="non-primitive" draw:enhanced-path="M 0 0 L 21600 0 21600 21600 0 21600 Z N"/>
              </draw:custom-shape>
            </draw:g>
            <draw:custom-shape draw:name="Connecteur droit 66" draw:style-name="gr35" draw:text-style-name="P1" svg:width="0.001cm" svg:height="1.111cm" svg:x="1.159cm" svg:y="15.347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67" draw:style-name="gr31" draw:text-style-name="P1" svg:width="0.953cm" svg:height="0.545cm" svg:x="0.704cm" svg:y="15.675cm">
              <draw:text-box>
                <text:p text:style-name="P3"><text:span text:style-name="T8">v</text:span><text:span text:style-name="T9">e</text:span></text:p>
              </draw:text-box>
            </draw:frame>
            <draw:custom-shape draw:name="Connecteur droit 68" draw:style-name="gr36" draw:text-style-name="P1" svg:width="0.001cm" svg:height="1.281cm" svg:x="5.269cm" svg:y="15.008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69" draw:style-name="gr31" draw:text-style-name="P1" svg:width="0.772cm" svg:height="0.716cm" svg:x="5.447cm" svg:y="15.567cm">
              <draw:text-box>
                <text:p text:style-name="P3"><text:span text:style-name="T8">v</text:span><text:span text:style-name="T10">s</text:span></text:p>
              </draw:text-box>
            </draw:frame>
            <draw:frame draw:name="ZoneTexte 70" draw:style-name="gr31" draw:text-style-name="P1" svg:width="0.641cm" svg:height="0.843cm" svg:x="4.281cm" svg:y="15.652cm">
              <draw:text-box>
                <text:p text:style-name="P3"><text:span text:style-name="T11">R</text:span></text:p>
              </draw:text-box>
            </draw:frame>
            <draw:frame draw:name="ZoneTexte 71" draw:style-name="gr31" draw:text-style-name="P1" svg:width="0.466cm" svg:height="0.429cm" svg:x="3.868cm" svg:y="15.114cm">
              <draw:text-box>
                <text:p text:style-name="P3"><text:span text:style-name="T11">L</text:span></text:p>
              </draw:text-box>
            </draw:frame>
            <draw:frame draw:name="ZoneTexte 72" draw:style-name="gr31" draw:text-style-name="P1" svg:width="0.569cm" svg:height="0.446cm" svg:x="2.439cm" svg:y="15.13cm">
              <draw:text-box>
                <text:p text:style-name="P3"><text:span text:style-name="T11">C</text:span></text:p>
              </draw:text-box>
            </draw:frame>
            <draw:g draw:name="Groupe 73">
              <draw:custom-shape draw:name="Connecteur droit 74" draw:style-name="gr10" draw:text-style-name="P1" svg:width="0.516cm" svg:height="0.001cm" svg:x="0.904cm" svg:y="16.43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75" draw:style-name="gr10" draw:text-style-name="P1" svg:width="0.171cm" svg:height="0.001cm" svg:x="1.062cm" svg:y="16.5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76" draw:style-name="gr10" draw:text-style-name="P1" svg:width="0.341cm" svg:height="0.001cm" svg:x="0.988cm" svg:y="16.52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77">
              <draw:custom-shape draw:name="Connecteur droit 78" draw:style-name="gr10" draw:text-style-name="P1" svg:width="0.516cm" svg:height="0.001cm" svg:x="4.535cm" svg:y="16.40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79" draw:style-name="gr10" draw:text-style-name="P1" svg:width="0.171cm" svg:height="0.001cm" svg:x="4.693cm" svg:y="16.55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0" draw:style-name="gr10" draw:text-style-name="P1" svg:width="0.341cm" svg:height="0.001cm" svg:x="4.619cm" svg:y="16.4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81">
              <draw:custom-shape draw:name="Rectangle 82" draw:style-name="gr11" draw:text-style-name="P2" svg:width="0.623cm" svg:height="0.244cm" draw:transform="rotate (-1.5707963267949) translate (2.27cm 14.655cm)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83" draw:style-name="gr1" draw:text-style-name="P1" svg:width="0.001cm" svg:height="0.618cm" svg:x="2.266cm" svg:y="14.65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4" draw:style-name="gr1" draw:text-style-name="P1" svg:width="0.001cm" svg:height="0.618cm" svg:x="2.031cm" svg:y="14.65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g draw:z-index="3" draw:name="Groupe 85">
            <draw:custom-shape draw:name="Connecteur droit 86" draw:style-name="gr28" draw:text-style-name="P1" svg:width="0.001cm" svg:height="1.513cm" svg:x="4.068cm" svg:y="20.54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g draw:name="Groupe 87">
              <draw:custom-shape draw:name="Forme libre : forme 88" draw:style-name="gr29" draw:text-style-name="P2" svg:width="0.519cm" svg:height="0.325cm" svg:x="3.821cm" svg:y="20.809cm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89" draw:style-name="gr29" draw:text-style-name="P2" svg:width="0.519cm" svg:height="0.325cm" svg:x="3.821cm" svg:y="21.137cm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90" draw:style-name="gr29" draw:text-style-name="P2" svg:width="0.519cm" svg:height="0.327cm" svg:x="3.821cm" svg:y="21.466cm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Rectangle 91" draw:style-name="gr11" draw:text-style-name="P2" svg:width="0.992cm" svg:height="0.339cm" draw:transform="rotate (-1.5707963267949) translate (4.054cm 20.802cm)">
                <text:p/>
                <draw:enhanced-geometry svg:viewBox="0 0 21600 21600" draw:type="non-primitive" draw:enhanced-path="M 0 0 L 21600 0 21600 21600 0 21600 Z N"/>
              </draw:custom-shape>
            </draw:g>
            <draw:custom-shape draw:name="Connecteur droit 92" draw:style-name="gr28" draw:text-style-name="P1" svg:width="0.001cm" svg:height="1.513cm" svg:x="3.189cm" svg:y="20.54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g draw:name="Groupe 93">
              <draw:custom-shape draw:name="Connecteur droit 94" draw:style-name="gr10" draw:text-style-name="P1" svg:width="0.516cm" svg:height="0.001cm" svg:x="2.926cm" svg:y="21.97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5" draw:style-name="gr10" draw:text-style-name="P1" svg:width="0.171cm" svg:height="0.001cm" svg:x="3.084cm" svg:y="22.13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6" draw:style-name="gr10" draw:text-style-name="P1" svg:width="0.341cm" svg:height="0.001cm" svg:x="3.01cm" svg:y="22.06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frame draw:name="ZoneTexte 97" draw:style-name="gr19" draw:text-style-name="P1" svg:width="0.499cm" svg:height="0.799cm" svg:x="1.951cm" svg:y="20.613cm">
              <draw:text-box>
                <text:p text:style-name="P3"><text:span text:style-name="T1">R</text:span><text:span text:style-name="T2">1</text:span></text:p>
              </draw:text-box>
            </draw:frame>
            <draw:custom-shape draw:name="Connecteur droit 98" draw:style-name="gr10" draw:text-style-name="P1" svg:width="3.84cm" svg:height="0.001cm" svg:x="1.129cm" svg:y="20.554cm">
              <text:p/>
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99" draw:style-name="gr28" draw:text-style-name="P1" svg:width="0.001cm" svg:height="1.513cm" svg:x="4.978cm" svg:y="20.54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100" draw:style-name="gr29" draw:text-style-name="P2" svg:width="0.371cm" svg:height="0.814cm" svg:x="4.81cm" svg:y="20.821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Connecteur droit 101" draw:style-name="gr37" draw:text-style-name="P1" svg:width="0.001cm" svg:height="1.111cm" svg:x="1.339cm" svg:y="20.92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02" draw:style-name="gr31" draw:text-style-name="P1" svg:width="0.953cm" svg:height="0.545cm" svg:x="0.884cm" svg:y="21.248cm">
              <draw:text-box>
                <text:p text:style-name="P3"><text:span text:style-name="T8">v</text:span><text:span text:style-name="T9">e</text:span></text:p>
              </draw:text-box>
            </draw:frame>
            <draw:custom-shape draw:name="Connecteur droit 103" draw:style-name="gr38" draw:text-style-name="P1" svg:width="0.001cm" svg:height="1.281cm" svg:x="5.449cm" svg:y="20.581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04" draw:style-name="gr31" draw:text-style-name="P1" svg:width="0.772cm" svg:height="0.716cm" svg:x="5.627cm" svg:y="21.14cm">
              <draw:text-box>
                <text:p text:style-name="P3"><text:span text:style-name="T8">v</text:span><text:span text:style-name="T10">s</text:span></text:p>
              </draw:text-box>
            </draw:frame>
            <draw:frame draw:name="ZoneTexte 105" draw:style-name="gr31" draw:text-style-name="P1" svg:width="0.641cm" svg:height="0.843cm" svg:x="4.842cm" svg:y="21.073cm">
              <draw:text-box>
                <text:p text:style-name="P3"><text:span text:style-name="T11">R</text:span><text:span text:style-name="T12">2</text:span></text:p>
              </draw:text-box>
            </draw:frame>
            <draw:frame draw:name="ZoneTexte 106" draw:style-name="gr31" draw:text-style-name="P1" svg:width="0.466cm" svg:height="0.429cm" svg:x="3.821cm" svg:y="21.184cm">
              <draw:text-box>
                <text:p text:style-name="P3"><text:span text:style-name="T11">L</text:span></text:p>
              </draw:text-box>
            </draw:frame>
            <draw:frame draw:name="ZoneTexte 107" draw:style-name="gr31" draw:text-style-name="P1" svg:width="0.569cm" svg:height="0.446cm" svg:x="2.63cm" svg:y="21.442cm">
              <draw:text-box>
                <text:p text:style-name="P3"><text:span text:style-name="T11">C</text:span></text:p>
              </draw:text-box>
            </draw:frame>
            <draw:g draw:name="Groupe 108">
              <draw:custom-shape draw:name="Connecteur droit 109" draw:style-name="gr10" draw:text-style-name="P1" svg:width="0.516cm" svg:height="0.001cm" svg:x="1.084cm" svg:y="22.00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0" draw:style-name="gr10" draw:text-style-name="P1" svg:width="0.171cm" svg:height="0.001cm" svg:x="1.242cm" svg:y="22.16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1" draw:style-name="gr10" draw:text-style-name="P1" svg:width="0.341cm" svg:height="0.001cm" svg:x="1.168cm" svg:y="22.09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12">
              <draw:custom-shape draw:name="Connecteur droit 113" draw:style-name="gr10" draw:text-style-name="P1" svg:width="0.516cm" svg:height="0.001cm" svg:x="4.715cm" svg:y="21.97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4" draw:style-name="gr10" draw:text-style-name="P1" svg:width="0.171cm" svg:height="0.001cm" svg:x="4.873cm" svg:y="22.13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5" draw:style-name="gr10" draw:text-style-name="P1" svg:width="0.341cm" svg:height="0.001cm" svg:x="4.799cm" svg:y="22.06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16">
              <draw:custom-shape draw:name="Rectangle 117" draw:style-name="gr11" draw:text-style-name="P2" svg:width="0.623cm" svg:height="0.244cm" svg:x="2.873cm" svg:y="21.285cm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118" draw:style-name="gr1" draw:text-style-name="P1" svg:width="0.618cm" svg:height="0.001cm" svg:x="2.874cm" svg:y="21.28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9" draw:style-name="gr1" draw:text-style-name="P1" svg:width="0.618cm" svg:height="0.001cm" svg:x="2.874cm" svg:y="21.52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20">
              <draw:custom-shape draw:name="Connecteur droit 121" draw:style-name="gr10" draw:text-style-name="P1" svg:width="0.516cm" svg:height="0.001cm" svg:x="3.804cm" svg:y="21.97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22" draw:style-name="gr10" draw:text-style-name="P1" svg:width="0.171cm" svg:height="0.001cm" svg:x="3.962cm" svg:y="22.13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23" draw:style-name="gr10" draw:text-style-name="P1" svg:width="0.341cm" svg:height="0.001cm" svg:x="3.888cm" svg:y="22.06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custom-shape draw:name="Forme libre : forme 124" draw:style-name="gr29" draw:text-style-name="P2" svg:width="0.371cm" svg:height="0.814cm" draw:transform="rotate (-1.5707963267949) translate (2.514cm 20.396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g draw:z-index="4" draw:name="Groupe 125">
            <draw:custom-shape draw:name="Connecteur droit 126" draw:style-name="gr28" draw:text-style-name="P1" svg:width="1.513cm" svg:height="0.001cm" svg:x="2.225cm" svg:y="26.366cm">
              <text:p/>
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g draw:name="Groupe 127">
              <draw:custom-shape draw:name="Forme libre : forme 128" draw:style-name="gr29" draw:text-style-name="P2" svg:width="0.519cm" svg:height="0.325cm" draw:transform="rotate (-1.5707963267949) translate (2.554cm 26.589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129" draw:style-name="gr29" draw:text-style-name="P2" svg:width="0.519cm" svg:height="0.325cm" draw:transform="rotate (-1.5707963267949) translate (2.882cm 26.589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Forme libre : forme 130" draw:style-name="gr29" draw:text-style-name="P2" svg:width="0.519cm" svg:height="0.327cm" draw:transform="rotate (-1.5707963267949) translate (3.212cm 26.589cm)">
                <text:p/>
    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draw:name="Rectangle 131" draw:style-name="gr11" draw:text-style-name="P2" svg:width="0.992cm" svg:height="0.339cm" svg:x="2.547cm" svg:y="26.356cm">
                <text:p/>
                <draw:enhanced-geometry svg:viewBox="0 0 21600 21600" draw:type="non-primitive" draw:enhanced-path="M 0 0 L 21600 0 21600 21600 0 21600 Z N"/>
              </draw:custom-shape>
            </draw:g>
            <draw:custom-shape draw:name="Connecteur droit 132" draw:style-name="gr28" draw:text-style-name="P1" svg:width="0.001cm" svg:height="0.572cm" svg:x="2.261cm" svg:y="26.39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33" draw:style-name="gr10" draw:text-style-name="P1" svg:width="3.84cm" svg:height="0.001cm" svg:x="1.025cm" svg:y="26.969cm">
              <text:p/>
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34" draw:style-name="gr28" draw:text-style-name="P1" svg:width="0.001cm" svg:height="1.513cm" svg:x="4.874cm" svg:y="26.959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135" draw:style-name="gr29" draw:text-style-name="P2" svg:width="0.371cm" svg:height="0.814cm" svg:x="4.706cm" svg:y="27.236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Connecteur droit 136" draw:style-name="gr39" draw:text-style-name="P1" svg:width="0.001cm" svg:height="1.111cm" svg:x="1.235cm" svg:y="27.335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37" draw:style-name="gr31" draw:text-style-name="P1" svg:width="0.953cm" svg:height="0.545cm" svg:x="0.78cm" svg:y="27.663cm">
              <draw:text-box>
                <text:p text:style-name="P3"><text:span text:style-name="T8">v</text:span><text:span text:style-name="T9">e</text:span></text:p>
              </draw:text-box>
            </draw:frame>
            <draw:custom-shape draw:name="Connecteur droit 138" draw:style-name="gr40" draw:text-style-name="P1" svg:width="0.001cm" svg:height="1.281cm" svg:x="5.345cm" svg:y="26.996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39" draw:style-name="gr31" draw:text-style-name="P1" svg:width="0.772cm" svg:height="0.716cm" svg:x="5.523cm" svg:y="27.555cm">
              <draw:text-box>
                <text:p text:style-name="P3"><text:span text:style-name="T8">v</text:span><text:span text:style-name="T10">s</text:span></text:p>
              </draw:text-box>
            </draw:frame>
            <draw:frame draw:name="ZoneTexte 140" draw:style-name="gr31" draw:text-style-name="P1" svg:width="0.641cm" svg:height="0.843cm" svg:x="4.738cm" svg:y="27.488cm">
              <draw:text-box>
                <text:p text:style-name="P3"><text:span text:style-name="T11">R</text:span></text:p>
                <text:p text:style-name="P3"><text:span text:style-name="T12"/></text:p>
              </draw:text-box>
            </draw:frame>
            <draw:frame draw:name="ZoneTexte 141" draw:style-name="gr31" draw:text-style-name="P1" svg:width="0.466cm" svg:height="0.429cm" svg:x="2.134cm" svg:y="25.89cm">
              <draw:text-box>
                <text:p text:style-name="P3"><text:span text:style-name="T11">L</text:span></text:p>
              </draw:text-box>
            </draw:frame>
            <draw:frame draw:name="ZoneTexte 142" draw:style-name="gr31" draw:text-style-name="P1" svg:width="0.569cm" svg:height="0.446cm" svg:x="2.526cm" svg:y="27.118cm">
              <draw:text-box>
                <text:p text:style-name="P3"><text:span text:style-name="T11">C</text:span></text:p>
              </draw:text-box>
            </draw:frame>
            <draw:g draw:name="Groupe 143">
              <draw:custom-shape draw:name="Connecteur droit 144" draw:style-name="gr10" draw:text-style-name="P1" svg:width="0.516cm" svg:height="0.001cm" svg:x="0.98cm" svg:y="28.42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45" draw:style-name="gr10" draw:text-style-name="P1" svg:width="0.171cm" svg:height="0.001cm" svg:x="1.138cm" svg:y="28.57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46" draw:style-name="gr10" draw:text-style-name="P1" svg:width="0.341cm" svg:height="0.001cm" svg:x="1.064cm" svg:y="28.5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47">
              <draw:custom-shape draw:name="Connecteur droit 148" draw:style-name="gr10" draw:text-style-name="P1" svg:width="0.516cm" svg:height="0.001cm" svg:x="4.611cm" svg:y="28.39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49" draw:style-name="gr10" draw:text-style-name="P1" svg:width="0.171cm" svg:height="0.001cm" svg:x="4.769cm" svg:y="28.54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50" draw:style-name="gr10" draw:text-style-name="P1" svg:width="0.341cm" svg:height="0.001cm" svg:x="4.695cm" svg:y="28.47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51">
              <draw:custom-shape draw:name="Rectangle 152" draw:style-name="gr11" draw:text-style-name="P2" svg:width="0.623cm" svg:height="0.244cm" draw:transform="rotate (-1.5707963267949) translate (3.203cm 26.664cm)">
                <text:p/>
                <draw:enhanced-geometry svg:viewBox="0 0 21600 21600" draw:type="non-primitive" draw:enhanced-path="M 0 0 L 21600 0 21600 21600 0 21600 Z N"/>
              </draw:custom-shape>
              <draw:custom-shape draw:name="Connecteur droit 153" draw:style-name="gr1" draw:text-style-name="P1" svg:width="0.001cm" svg:height="0.618cm" svg:x="3.199cm" svg:y="26.66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54" draw:style-name="gr1" draw:text-style-name="P1" svg:width="0.001cm" svg:height="0.618cm" svg:x="2.964cm" svg:y="26.66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custom-shape draw:name="Connecteur droit 155" draw:style-name="gr28" draw:text-style-name="P1" svg:width="0.001cm" svg:height="0.572cm" svg:x="3.764cm" svg:y="26.36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table:shapes>
        <table:table-column table:style-name="co1" table:number-columns-repeated="3" table:default-cell-style-name="ce14"/>
        <table:table-column table:style-name="co14" table:default-cell-style-name="ce14"/>
        <table:table-column table:style-name="co3" table:default-cell-style-name="ce14"/>
        <table:table-column table:style-name="co3" table:default-cell-style-name="ce3"/>
        <table:table-column table:style-name="co1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15" table:default-cell-style-name="ce14"/>
        <table:table-column table:style-name="co3" table:default-cell-style-name="ce14"/>
        <table:table-column table:style-name="co3" table:default-cell-style-name="ce3"/>
        <table:table-column table:style-name="co1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16" table:default-cell-style-name="ce14"/>
        <table:table-column table:style-name="co3" table:default-cell-style-name="ce14"/>
        <table:table-column table:style-name="co1" table:number-columns-repeated="45" table:default-cell-style-name="ce14"/>
        <table:table-row table:style-name="ro1">
          <table:table-cell table:style-name="ce1" office:value-type="string" calcext:value-type="string" table:number-columns-spanned="4" table:number-rows-spanned="1">
            <text:p>ZONE 1</text:p>
          </table:table-cell>
          <table:covered-table-cell table:number-columns-repeated="3"/>
          <table:table-cell table:style-name="ce43" table:number-columns-spanned="1" table:number-rows-spanned="9"/>
          <table:table-cell table:number-columns-spanned="1" table:number-rows-spanned="9"/>
          <table:table-cell table:style-name="ce2" office:value-type="string" calcext:value-type="string" table:number-columns-spanned="5" table:number-rows-spanned="1">
            <text:p>ZONE 2</text:p>
          </table:table-cell>
          <table:covered-table-cell table:number-columns-repeated="4" table:style-name="ce3"/>
          <table:table-cell table:style-name="ce43" table:number-columns-spanned="1" table:number-rows-spanned="9"/>
          <table:table-cell table:number-columns-spanned="1" table:number-rows-spanned="9"/>
          <table:table-cell table:style-name="ce2" office:value-type="string" calcext:value-type="string" table:number-columns-spanned="5" table:number-rows-spanned="1">
            <text:p>ZONE 3</text:p>
          </table:table-cell>
          <table:covered-table-cell table:number-columns-repeated="4" table:style-name="ce3"/>
          <table:table-cell table:style-name="ce43" table:number-columns-spanned="1" table:number-rows-spanned="9"/>
          <table:table-cell table:style-name="ce1" table:number-columns-repeated="45"/>
        </table:table-row>
        <table:table-row table:style-name="ro2">
          <table:table-cell table:style-name="ce2" office:value-type="string" calcext:value-type="string" table:number-columns-spanned="3" table:number-rows-spanned="1">
            <text:p>passe bas</text:p>
          </table:table-cell>
          <table:covered-table-cell table:style-name="ce2"/>
          <table:covered-table-cell table:style-name="ce3"/>
          <table:table-cell table:style-name="ce2"/>
          <table:covered-table-cell table:style-name="ce43"/>
          <table:covered-table-cell table:style-name="ce2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8" office:value-type="string" calcext:value-type="string" table:number-columns-spanned="1" table:number-rows-spanned="7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25"/>
          <table:covered-table-cell table:style-name="ce43"/>
          <table:covered-table-cell table:style-name="ce2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8" office:value-type="string" calcext:value-type="string" table:number-columns-spanned="1" table:number-rows-spanned="7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covered-table-cell table:style-name="ce43"/>
          <table:table-cell table:number-columns-repeated="45"/>
        </table:table-row>
        <table:table-row table:style-name="ro2">
          <table:table-cell table:style-name="ce3" office:value-type="float" office:value="1" calcext:value-type="float" table:number-columns-spanned="3" table:number-rows-spanned="6">
            <text:p>1</text:p>
          </table:table-cell>
          <table:covered-table-cell table:number-columns-repeated="2" table:style-name="ce3"/>
          <table:table-cell table:style-name="ce3" table:number-columns-spanned="1" table:number-rows-spanned="6"/>
          <table:covered-table-cell table:style-name="ce43"/>
          <table:covered-table-cell table:style-name="ce2"/>
          <table:table-cell table:style-name="ce45" office:value-type="string" calcext:value-type="string">
            <text:p>R</text:p>
          </table:table-cell>
          <table:table-cell table:style-name="ce17" office:value-type="float" office:value="100" calcext:value-type="float">
            <text:p>100</text:p>
          </table:table-cell>
          <table:covered-table-cell table:style-name="ce2"/>
          <table:table-cell table:style-name="ce19" office:value-type="string" calcext:value-type="string">
            <text:p>w0</text:p>
          </table:table-cell>
          <table:table-cell table:style-name="ce26" table:formula="of:=(1/SQRT([.H4]*[.H5]))" office:value-type="float" office:value="31622.7766016838" calcext:value-type="float">
            <text:p>31622,7766016838</text:p>
          </table:table-cell>
          <table:covered-table-cell table:style-name="ce43"/>
          <table:covered-table-cell table:style-name="ce2"/>
          <table:table-cell table:style-name="ce63" office:value-type="string" calcext:value-type="string">
            <text:p>w0</text:p>
          </table:table-cell>
          <table:table-cell table:style-name="ce68" table:formula="of:=2*PI()*[.O4]" office:value-type="float" office:value="31635.8380216492" calcext:value-type="float">
            <text:p>31635,8380216492</text:p>
          </table:table-cell>
          <table:covered-table-cell table:style-name="ce2"/>
          <table:table-cell table:style-name="ce45" office:value-type="string" calcext:value-type="string">
            <text:p>C</text:p>
          </table:table-cell>
          <table:table-cell table:style-name="ce78" office:value-type="float" office:value="0.0000000023" calcext:value-type="float">
            <text:p>2,3E-09</text:p>
          </table:table-cell>
          <table:covered-table-cell table:style-name="ce43"/>
          <table:table-cell table:number-columns-repeated="45"/>
        </table:table-row>
        <table:table-row table:style-name="ro2">
          <table:covered-table-cell table:number-columns-repeated="3" table:style-name="ce3"/>
          <table:covered-table-cell table:style-name="ce3">
            <draw:frame table:end-cell-address="RLC.D6" table:end-x="6.706cm" table:end-y="0.356cm" draw:z-index="5" draw:style-name="gr27" draw:text-style-name="P4" svg:width="4.487cm" svg:height="1.088cm" svg:x="2.219cm" svg:y="0.464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covered-table-cell>
          <table:covered-table-cell table:style-name="ce43"/>
          <table:covered-table-cell table:style-name="ce2"/>
          <table:table-cell table:style-name="ce45" office:value-type="string" calcext:value-type="string">
            <text:p>L</text:p>
          </table:table-cell>
          <table:table-cell table:style-name="ce17" office:value-type="float" office:value="0.001" calcext:value-type="float">
            <text:p>0,001</text:p>
          </table:table-cell>
          <table:covered-table-cell table:style-name="ce2"/>
          <table:table-cell table:style-name="ce19" office:value-type="string" calcext:value-type="string">
            <text:p>f0</text:p>
          </table:table-cell>
          <table:table-cell table:style-name="ce26" table:formula="of:=[.K3]/(2*3.14)" office:value-type="float" office:value="5035.47398115984" calcext:value-type="float">
            <text:p>5035,47398115984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f0</text:p>
          </table:table-cell>
          <table:table-cell table:style-name="ce161" office:value-type="float" office:value="5035" calcext:value-type="float">
            <text:p>5035</text:p>
          </table:table-cell>
          <table:covered-table-cell table:style-name="ce2"/>
          <table:table-cell table:style-name="ce126" table:number-columns-repeated="2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5" office:value-type="string" calcext:value-type="string">
            <text:p>C</text:p>
          </table:table-cell>
          <table:table-cell table:style-name="ce17" office:value-type="float" office:value="0.000001" calcext:value-type="float">
            <text:p>1E-06</text:p>
          </table:table-cell>
          <table:covered-table-cell table:style-name="ce2"/>
          <table:table-cell table:style-name="ce19" office:value-type="string" calcext:value-type="string">
            <text:p>m</text:p>
          </table:table-cell>
          <table:table-cell table:style-name="ce26" table:formula="of:=([.H3]*[.H5]*[.K3])/2" office:value-type="float" office:value="1.58113883008419" calcext:value-type="float">
            <text:p>1,58113883008419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m</text:p>
          </table:table-cell>
          <table:table-cell table:style-name="ce69" office:value-type="float" office:value="1.19" calcext:value-type="float">
            <text:p>1,19</text:p>
          </table:table-cell>
          <table:covered-table-cell table:style-name="ce2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6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6" table:number-columns-spanned="2" table:number-rows-spanned="3"/>
          <table:covered-table-cell table:style-name="ce17"/>
          <table:covered-table-cell table:style-name="ce2"/>
          <table:table-cell table:style-name="ce19" office:value-type="string" calcext:value-type="string">
            <text:p>K= T<text:span text:style-name="T19">0</text:span></text:p>
          </table:table-cell>
          <table:table-cell table:style-name="ce26" office:value-type="float" office:value="1" calcext:value-type="float">
            <text:p>1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T<text:span text:style-name="T19">i</text:span> = T<text:span text:style-name="T19">0</text:span></text:p>
          </table:table-cell>
          <table:table-cell table:style-name="ce70" office:value-type="float" office:value="1" calcext:value-type="float">
            <text:p>1</text:p>
          </table:table-cell>
          <table:covered-table-cell table:style-name="ce2"/>
          <table:table-cell table:style-name="ce45" office:value-type="string" calcext:value-type="string">
            <text:p>R</text:p>
          </table:table-cell>
          <table:table-cell table:style-name="ce80" table:formula="of:=(2*[.O5])/([.O3]*[.R3])" office:value-type="float" office:value="32709.1891160754" calcext:value-type="float">
            <text:p>32709,1891160754</text:p>
          </table:table-cell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46"/>
          <table:covered-table-cell table:style-name="ce17"/>
          <table:covered-table-cell table:style-name="ce2"/>
          <table:table-cell table:style-name="ce19"/>
          <table:table-cell table:style-name="ce26"/>
          <table:covered-table-cell table:style-name="ce43"/>
          <table:covered-table-cell table:style-name="ce2"/>
          <table:table-cell table:style-name="ce46" table:number-columns-spanned="2" table:number-rows-spanned="2"/>
          <table:covered-table-cell table:style-name="ce17"/>
          <table:covered-table-cell table:style-name="ce2"/>
          <table:table-cell table:style-name="ce47" office:value-type="string" calcext:value-type="string">
            <text:p>L</text:p>
          </table:table-cell>
          <table:table-cell table:style-name="ce79" table:formula="of:=1/[.O3]^2/[.R3]" office:value-type="float" office:value="0.434423667299577" calcext:value-type="float">
            <text:p>0,434423667299577</text:p>
          </table:table-cell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47"/>
          <table:covered-table-cell table:style-name="ce18"/>
          <table:covered-table-cell table:style-name="ce3"/>
          <table:table-cell table:style-name="ce20" office:value-type="string" calcext:value-type="string">
            <text:p>T (f = f0)</text:p>
          </table:table-cell>
          <table:table-cell table:style-name="ce58"/>
          <table:covered-table-cell table:style-name="ce43"/>
          <table:covered-table-cell table:style-name="ce2"/>
          <table:covered-table-cell table:style-name="ce47"/>
          <table:covered-table-cell table:style-name="ce18"/>
          <table:covered-table-cell table:style-name="ce3"/>
          <table:table-cell table:style-name="ce46"/>
          <table:table-cell table:style-name="ce177"/>
          <table:covered-table-cell table:style-name="ce43"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Julie, Hermine, Paco</text:p>
          </table:table-cell>
          <table:covered-table-cell table:style-name="ce43"/>
          <table:covered-table-cell table:style-name="ce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Julie, Hermine, Paco</text:p>
          </table:table-cell>
          <table:covered-table-cell table:style-name="ce43"/>
          <table:covered-table-cell table:style-name="ce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Julie, Hermine, Paco</text:p>
          </table:table-cell>
          <table:covered-table-cell table:style-name="ce43"/>
          <table:table-cell table:number-columns-repeated="45"/>
        </table:table-row>
        <table:table-row table:style-name="ro2">
          <table:table-cell table:style-name="ce13" table:number-columns-spanned="19" table:number-rows-spanned="1"/>
          <table:covered-table-cell table:number-columns-repeated="3" table:style-name="ce10"/>
          <table:covered-table-cell table:style-name="ce43"/>
          <table:covered-table-cell table:style-name="ce2"/>
          <table:covered-table-cell table:number-columns-repeated="5" table:style-name="ce10"/>
          <table:covered-table-cell table:style-name="ce43"/>
          <table:covered-table-cell table:style-name="ce2"/>
          <table:covered-table-cell table:number-columns-repeated="4" table:style-name="ce10"/>
          <table:covered-table-cell/>
          <table:covered-table-cell table:style-name="ce43"/>
          <table:table-cell table:number-columns-repeated="45"/>
        </table:table-row>
        <table:table-row table:style-name="ro2">
          <table:table-cell table:style-name="ce139" office:value-type="string" calcext:value-type="string" table:number-columns-spanned="3" table:number-rows-spanned="1">
            <text:p>passe haut</text:p>
          </table:table-cell>
          <table:covered-table-cell table:number-columns-repeated="2" table:style-name="ce140"/>
          <table:table-cell table:style-name="ce140"/>
          <table:table-cell table:style-name="ce43" table:number-columns-spanned="1" table:number-rows-spanned="8"/>
          <table:table-cell table:style-name="ce140" table:number-columns-spanned="1" table:number-rows-spanned="8"/>
          <table:table-cell table:style-name="ce48" office:value-type="string" calcext:value-type="string" table:number-columns-spanned="2" table:number-rows-spanned="1">
            <text:p>Données</text:p>
          </table:table-cell>
          <table:covered-table-cell table:style-name="ce52"/>
          <table:table-cell table:style-name="ce140" office:value-type="string" calcext:value-type="string" table:number-columns-spanned="1" table:number-rows-spanned="7">
            <text:p>→</text:p>
          </table:table-cell>
          <table:table-cell table:style-name="ce48" office:value-type="string" calcext:value-type="string" table:number-columns-spanned="2" table:number-rows-spanned="1">
            <text:p>Paramètres obtenus</text:p>
          </table:table-cell>
          <table:covered-table-cell table:style-name="ce59"/>
          <table:table-cell table:style-name="ce43" table:number-columns-spanned="1" table:number-rows-spanned="8"/>
          <table:table-cell table:style-name="ce140" table:number-columns-spanned="1" table:number-rows-spanned="8"/>
          <table:table-cell table:style-name="ce48" office:value-type="string" calcext:value-type="string" table:number-columns-spanned="2" table:number-rows-spanned="1">
            <text:p>cahier des charges</text:p>
          </table:table-cell>
          <table:covered-table-cell table:style-name="ce59"/>
          <table:table-cell table:style-name="ce141" office:value-type="string" calcext:value-type="string" table:number-columns-spanned="1" table:number-rows-spanned="7">
            <text:p>→</text:p>
          </table:table-cell>
          <table:table-cell table:style-name="ce48" office:value-type="string" calcext:value-type="string" table:number-columns-spanned="2" table:number-rows-spanned="1">
            <text:p>composants imposés</text:p>
          </table:table-cell>
          <table:covered-table-cell table:style-name="ce52"/>
          <table:table-cell table:style-name="ce43" table:number-columns-spanned="1" table:number-rows-spanned="8"/>
          <table:table-cell table:number-columns-repeated="45"/>
        </table:table-row>
        <table:table-row table:style-name="ro2">
          <table:table-cell table:style-name="ce140" table:number-columns-spanned="3" table:number-rows-spanned="6"/>
          <table:covered-table-cell table:number-columns-repeated="2" table:style-name="ce140"/>
          <table:table-cell table:style-name="ce140" table:number-columns-spanned="1" table:number-rows-spanned="6"/>
          <table:covered-table-cell table:style-name="ce43"/>
          <table:covered-table-cell table:style-name="ce139"/>
          <table:table-cell table:style-name="ce49" office:value-type="string" calcext:value-type="string">
            <text:p>R</text:p>
          </table:table-cell>
          <table:table-cell table:style-name="ce53" office:value-type="float" office:value="10000" calcext:value-type="float">
            <text:p>10000</text:p>
          </table:table-cell>
          <table:covered-table-cell table:style-name="ce139"/>
          <table:table-cell table:style-name="ce55" office:value-type="string" calcext:value-type="string">
            <text:p>w0</text:p>
          </table:table-cell>
          <table:table-cell table:style-name="ce60"/>
          <table:covered-table-cell table:style-name="ce43"/>
          <table:covered-table-cell table:style-name="ce139"/>
          <table:table-cell table:style-name="ce55" office:value-type="string" calcext:value-type="string">
            <text:p>w0</text:p>
          </table:table-cell>
          <table:table-cell table:style-name="ce71"/>
          <table:covered-table-cell table:style-name="ce139" office:value-type="string" calcext:value-type="string">
            <text:p>→</text:p>
          </table:covered-table-cell>
          <table:table-cell table:style-name="ce49"/>
          <table:table-cell table:style-name="ce53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140"/>
          <table:covered-table-cell table:style-name="ce43"/>
          <table:covered-table-cell table:style-name="ce139"/>
          <table:table-cell table:style-name="ce49" office:value-type="string" calcext:value-type="string">
            <text:p>L</text:p>
          </table:table-cell>
          <table:table-cell table:style-name="ce53" office:value-type="float" office:value="0.05" calcext:value-type="float">
            <text:p>0,05</text:p>
          </table:table-cell>
          <table:covered-table-cell table:style-name="ce140"/>
          <table:table-cell table:style-name="ce55" office:value-type="string" calcext:value-type="string">
            <text:p>f0</text:p>
          </table:table-cell>
          <table:table-cell table:style-name="ce60"/>
          <table:covered-table-cell table:style-name="ce43"/>
          <table:covered-table-cell table:style-name="ce139"/>
          <table:table-cell table:style-name="ce55" office:value-type="string" calcext:value-type="string">
            <text:p>f0</text:p>
          </table:table-cell>
          <table:table-cell table:style-name="ce60"/>
          <table:covered-table-cell table:style-name="ce140"/>
          <table:table-cell table:style-name="ce147"/>
          <table:table-cell table:style-name="ce150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140"/>
          <table:covered-table-cell table:style-name="ce43"/>
          <table:covered-table-cell table:style-name="ce139"/>
          <table:table-cell table:style-name="ce49" office:value-type="string" calcext:value-type="string">
            <text:p>C</text:p>
          </table:table-cell>
          <table:table-cell table:style-name="ce53" office:value-type="float" office:value="0.0000000003" calcext:value-type="float">
            <text:p>3E-10</text:p>
          </table:table-cell>
          <table:covered-table-cell table:style-name="ce140"/>
          <table:table-cell table:style-name="ce55" office:value-type="string" calcext:value-type="string">
            <text:p>m</text:p>
          </table:table-cell>
          <table:table-cell table:style-name="ce60"/>
          <table:covered-table-cell table:style-name="ce43"/>
          <table:covered-table-cell table:style-name="ce139"/>
          <table:table-cell table:style-name="ce55" office:value-type="string" calcext:value-type="string">
            <text:p>m</text:p>
          </table:table-cell>
          <table:table-cell table:style-name="ce60"/>
          <table:covered-table-cell table:style-name="ce140"/>
          <table:table-cell table:style-name="ce48" office:value-type="string" calcext:value-type="string" table:number-columns-spanned="2" table:number-rows-spanned="1">
            <text:p>autres composants nécessaires</text:p>
          </table:table-cell>
          <table:covered-table-cell table:style-name="ce52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140"/>
          <table:covered-table-cell table:style-name="ce43"/>
          <table:covered-table-cell table:style-name="ce139"/>
          <table:table-cell table:style-name="ce146" table:number-columns-spanned="2" table:number-rows-spanned="3"/>
          <table:covered-table-cell table:style-name="ce53"/>
          <table:covered-table-cell table:style-name="ce140"/>
          <table:table-cell table:style-name="ce55" office:value-type="string" calcext:value-type="string">
            <text:p>K = T<text:span text:style-name="T19">infnini</text:span></text:p>
          </table:table-cell>
          <table:table-cell table:style-name="ce60"/>
          <table:covered-table-cell table:style-name="ce43"/>
          <table:covered-table-cell table:style-name="ce139"/>
          <table:table-cell table:style-name="ce55" office:value-type="string" calcext:value-type="string">
            <text:p>T<text:span text:style-name="T19">∞</text:span></text:p>
          </table:table-cell>
          <table:table-cell table:style-name="ce60"/>
          <table:covered-table-cell table:style-name="ce140"/>
          <table:table-cell table:style-name="ce49"/>
          <table:table-cell table:style-name="ce53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140"/>
          <table:covered-table-cell table:style-name="ce43"/>
          <table:covered-table-cell table:style-name="ce139"/>
          <table:covered-table-cell table:style-name="ce146"/>
          <table:covered-table-cell table:style-name="ce53"/>
          <table:covered-table-cell table:style-name="ce140"/>
          <table:table-cell table:style-name="ce55"/>
          <table:table-cell table:style-name="ce60"/>
          <table:covered-table-cell table:style-name="ce43"/>
          <table:covered-table-cell table:style-name="ce139"/>
          <table:table-cell table:style-name="ce64" table:number-columns-spanned="2" table:number-rows-spanned="2"/>
          <table:covered-table-cell table:style-name="ce72"/>
          <table:covered-table-cell table:style-name="ce140"/>
          <table:table-cell table:style-name="ce49"/>
          <table:table-cell table:style-name="ce53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140"/>
          <table:covered-table-cell table:style-name="ce43"/>
          <table:covered-table-cell table:style-name="ce139"/>
          <table:covered-table-cell table:style-name="ce147"/>
          <table:covered-table-cell table:style-name="ce150"/>
          <table:covered-table-cell table:style-name="ce140"/>
          <table:table-cell table:style-name="ce56" office:value-type="string" calcext:value-type="string">
            <text:p>T (f = f0)</text:p>
          </table:table-cell>
          <table:table-cell table:style-name="ce61"/>
          <table:covered-table-cell table:style-name="ce43"/>
          <table:covered-table-cell table:style-name="ce139"/>
          <table:covered-table-cell table:style-name="ce65"/>
          <table:covered-table-cell table:style-name="ce73"/>
          <table:covered-table-cell table:style-name="ce140"/>
          <table:table-cell table:style-name="ce146" table:number-columns-spanned="2" table:number-rows-spanned="1"/>
          <table:covered-table-cell table:style-name="ce81"/>
          <table:covered-table-cell table:style-name="ce43"/>
          <table:table-cell table:number-columns-repeated="45"/>
        </table:table-row>
        <table:table-row table:style-name="ro3">
          <table:table-cell table:style-name="ce141" office:value-type="string" calcext:value-type="string" table:number-columns-spanned="3" table:number-rows-spanned="1">
            <text:p>contributeur :</text:p>
          </table:table-cell>
          <table:covered-table-cell table:number-columns-repeated="2" table:style-name="ce140"/>
          <table:table-cell table:style-name="ce140"/>
          <table:covered-table-cell table:style-name="ce43"/>
          <table:covered-table-cell table:style-name="ce139"/>
          <table:table-cell table:style-name="ce140" table:number-columns-spanned="3" table:number-rows-spanned="1"/>
          <table:covered-table-cell table:number-columns-repeated="2" table:style-name="ce140"/>
          <table:table-cell table:style-name="ce141" office:value-type="string" calcext:value-type="string">
            <text:p>contributeur :</text:p>
          </table:table-cell>
          <table:table-cell table:style-name="ce140"/>
          <table:covered-table-cell table:style-name="ce43"/>
          <table:covered-table-cell table:style-name="ce139"/>
          <table:table-cell table:style-name="ce140" table:number-columns-spanned="3" table:number-rows-spanned="1"/>
          <table:covered-table-cell table:number-columns-repeated="2" table:style-name="ce140"/>
          <table:table-cell table:style-name="ce141" office:value-type="string" calcext:value-type="string">
            <text:p>contributeur :</text:p>
          </table:table-cell>
          <table:table-cell table:style-name="ce139"/>
          <table:covered-table-cell table:style-name="ce43"/>
          <table:table-cell table:number-columns-repeated="45"/>
        </table:table-row>
        <table:table-row table:style-name="ro2">
          <table:table-cell table:style-name="ce13" table:number-columns-spanned="19" table:number-rows-spanned="1"/>
          <table:covered-table-cell table:number-columns-repeated="3" table:style-name="ce10"/>
          <table:covered-table-cell table:style-name="ce43"/>
          <table:covered-table-cell table:style-name="ce2"/>
          <table:covered-table-cell table:number-columns-repeated="5" table:style-name="ce10"/>
          <table:covered-table-cell table:style-name="ce43"/>
          <table:covered-table-cell table:style-name="ce2"/>
          <table:covered-table-cell table:number-columns-repeated="4" table:style-name="ce10"/>
          <table:covered-table-cell/>
          <table:covered-table-cell table:style-name="ce43"/>
          <table:table-cell table:number-columns-repeated="45"/>
        </table:table-row>
        <table:table-row table:style-name="ro2">
          <table:table-cell table:style-name="ce2" office:value-type="string" calcext:value-type="string" table:number-columns-spanned="3" table:number-rows-spanned="1">
            <text:p>passe bande</text:p>
          </table:table-cell>
          <table:covered-table-cell table:number-columns-repeated="2" table:style-name="ce3"/>
          <table:table-cell table:style-name="ce3"/>
          <table:table-cell table:style-name="ce43" table:number-columns-spanned="1" table:number-rows-spanned="9"/>
          <table:table-cell table:number-columns-spanned="1" table:number-rows-spanned="9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3" office:value-type="string" calcext:value-type="string" table:number-columns-spanned="1" table:number-rows-spanned="8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25"/>
          <table:table-cell table:style-name="ce43" table:number-columns-spanned="1" table:number-rows-spanned="9"/>
          <table:table-cell table:number-columns-spanned="1" table:number-rows-spanned="9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8" office:value-type="string" calcext:value-type="string" table:number-columns-spanned="1" table:number-rows-spanned="8">
            <text:p>→ 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table-cell table:style-name="ce43" table:number-columns-spanned="1" table:number-rows-spanned="9"/>
          <table:table-cell table:number-columns-repeated="45"/>
        </table:table-row>
        <table:table-row table:style-name="ro2">
          <table:table-cell table:style-name="ce3" table:number-columns-spanned="3" table:number-rows-spanned="7"/>
          <table:covered-table-cell table:number-columns-repeated="2" table:style-name="ce3"/>
          <table:table-cell table:style-name="ce136" table:number-columns-spanned="1" table:number-rows-spanned="7"/>
          <table:covered-table-cell table:style-name="ce43"/>
          <table:covered-table-cell table:style-name="ce2"/>
          <table:table-cell table:style-name="ce45" office:value-type="string" calcext:value-type="string">
            <text:p>R</text:p>
          </table:table-cell>
          <table:table-cell table:style-name="ce17" office:value-type="float" office:value="3300" calcext:value-type="float">
            <text:p>3300</text:p>
          </table:table-cell>
          <table:covered-table-cell table:style-name="ce2"/>
          <table:table-cell table:style-name="ce19" office:value-type="string" calcext:value-type="string">
            <text:p>w0</text:p>
          </table:table-cell>
          <table:table-cell table:style-name="ce26" table:formula="of:=1/(([.H23]*[.H22])^(1/2))" office:value-type="float" office:value="44721.3595499958" calcext:value-type="float">
            <text:p>44721,3595499958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f0</text:p>
          </table:table-cell>
          <table:table-cell table:style-name="ce74" office:value-type="float" office:value="1500" calcext:value-type="float">
            <text:p>1500</text:p>
          </table:table-cell>
          <table:covered-table-cell table:style-name="ce2"/>
          <table:table-cell table:style-name="ce45" office:value-type="string" calcext:value-type="string">
            <text:p>R</text:p>
          </table:table-cell>
          <table:table-cell table:style-name="ce17" office:value-type="float" office:value="3300" calcext:value-type="float">
            <text:p>3300</text:p>
          </table:table-cell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5" office:value-type="string" calcext:value-type="string">
            <text:p>L</text:p>
          </table:table-cell>
          <table:table-cell table:style-name="ce17" office:value-type="float" office:value="0.05" calcext:value-type="float">
            <text:p>0,05</text:p>
          </table:table-cell>
          <table:covered-table-cell table:style-name="ce3"/>
          <table:table-cell table:style-name="ce19" office:value-type="string" calcext:value-type="string">
            <text:p>f0</text:p>
          </table:table-cell>
          <table:table-cell table:style-name="ce26" table:formula="of:=[.K21]/(2*PI())" office:value-type="float" office:value="7117.62543417177" calcext:value-type="float">
            <text:p>7117,62543417177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m</text:p>
          </table:table-cell>
          <table:table-cell table:style-name="ce75" office:value-type="float" office:value="0.5" calcext:value-type="float">
            <text:p>0,5</text:p>
          </table:table-cell>
          <table:covered-table-cell table:style-name="ce3"/>
          <table:table-cell table:style-name="ce47"/>
          <table:table-cell table:style-name="ce18"/>
          <table:covered-table-cell table:style-name="ce43"/>
          <table:table-cell table:number-columns-repeated="45"/>
        </table:table-row>
        <table:table-row table:style-name="ro2">
          <table:covered-table-cell table:number-columns-repeated="3" table:style-name="ce3"/>
          <table:covered-table-cell table:style-name="ce3">
            <draw:frame table:end-cell-address="RLC.D24" table:end-x="6.865cm" table:end-y="0.5cm" draw:z-index="8" draw:style-name="gr27" draw:text-style-name="P4" svg:width="4.489cm" svg:height="1.088cm" svg:x="2.376cm" svg:y="0.01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covered-table-cell>
          <table:covered-table-cell table:style-name="ce43"/>
          <table:covered-table-cell table:style-name="ce2"/>
          <table:table-cell table:style-name="ce45" office:value-type="string" calcext:value-type="string">
            <text:p>C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3"/>
          <table:table-cell table:style-name="ce19" office:value-type="string" calcext:value-type="string">
            <text:p>m</text:p>
          </table:table-cell>
          <table:table-cell table:style-name="ce26" table:formula="of:=([.H21]*[.H23])/(2*([.H23]*[.H22])^(1/2))" office:value-type="float" office:value="0.737902432574931" calcext:value-type="float">
            <text:p>0,737902432574931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T<text:span text:style-name="T19">max</text:span></text:p>
          </table:table-cell>
          <table:table-cell table:style-name="ce17"/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6"/>
          <table:covered-table-cell table:style-name="ce43"/>
          <table:table-cell table:number-columns-repeated="2"/>
          <table:table-cell table:style-name="ce17"/>
          <table:table-cell table:number-columns-repeated="42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6" table:number-columns-spanned="2" table:number-rows-spanned="4"/>
          <table:covered-table-cell table:style-name="ce17"/>
          <table:covered-table-cell table:style-name="ce3"/>
          <table:table-cell table:style-name="ce19" office:value-type="string" calcext:value-type="string">
            <text:p>K = Ti</text:p>
          </table:table-cell>
          <table:table-cell table:style-name="ce26" table:formula="of:=[.H23]*[.H21]*[.K21]" office:value-type="float" office:value="1.47580486514986" calcext:value-type="float">
            <text:p>1,47580486514986</text:p>
          </table:table-cell>
          <table:covered-table-cell table:style-name="ce43"/>
          <table:covered-table-cell table:style-name="ce2"/>
          <table:table-cell table:style-name="ce46" table:number-columns-spanned="2" table:number-rows-spanned="4"/>
          <table:covered-table-cell table:style-name="ce17"/>
          <table:covered-table-cell table:style-name="ce3"/>
          <table:table-cell table:style-name="ce45" office:value-type="string" calcext:value-type="string">
            <text:p>C</text:p>
          </table:table-cell>
          <table:table-cell table:style-name="ce17" table:formula="of:=(2*[.O22])/((2*PI()*[.O21])*[.R21])" office:value-type="float" office:value="0.0000000321525137559385" calcext:value-type="float">
            <text:p>3,21525137559385E-08</text:p>
          </table:table-cell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46"/>
          <table:covered-table-cell table:style-name="ce17"/>
          <table:covered-table-cell table:style-name="ce3"/>
          <table:table-cell table:style-name="ce19"/>
          <table:table-cell table:style-name="ce26"/>
          <table:covered-table-cell table:style-name="ce43"/>
          <table:covered-table-cell table:style-name="ce2"/>
          <table:covered-table-cell table:style-name="ce45"/>
          <table:covered-table-cell table:style-name="ce17"/>
          <table:covered-table-cell table:style-name="ce3"/>
          <table:table-cell table:style-name="ce45" office:value-type="string" calcext:value-type="string">
            <text:p>L</text:p>
          </table:table-cell>
          <table:table-cell table:style-name="ce17" table:formula="of:=([.R21]*[.R24]^2)/(4*[.O22]^2*[.R24])" office:value-type="float" office:value="0.000106103295394597" calcext:value-type="float">
            <text:p>0,000106103295395</text:p>
          </table:table-cell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45"/>
          <table:covered-table-cell table:style-name="ce17"/>
          <table:covered-table-cell table:style-name="ce3"/>
          <table:table-cell table:style-name="ce57" office:value-type="string" calcext:value-type="string">
            <text:p>T<text:span text:style-name="T19">max</text:span></text:p>
          </table:table-cell>
          <table:table-cell table:style-name="ce17" table:formula="of:=[.K24]/(2*[.K23])" office:value-type="float" office:value="1" calcext:value-type="float">
            <text:p>1</text:p>
          </table:table-cell>
          <table:covered-table-cell table:style-name="ce43"/>
          <table:covered-table-cell table:style-name="ce2"/>
          <table:covered-table-cell table:style-name="ce47"/>
          <table:covered-table-cell table:style-name="ce18"/>
          <table:covered-table-cell table:style-name="ce3"/>
          <table:table-cell table:style-name="ce47"/>
          <table:table-cell table:style-name="ce18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15"/>
          <table:covered-table-cell table:style-name="ce18"/>
          <table:covered-table-cell table:style-name="ce3"/>
          <table:table-cell table:style-name="ce21" office:value-type="string" calcext:value-type="string">
            <text:p>BP</text:p>
          </table:table-cell>
          <table:table-cell table:style-name="ce18"/>
          <table:covered-table-cell table:style-name="ce43"/>
          <table:covered-table-cell table:style-name="ce2"/>
          <table:covered-table-cell table:style-name="ce66"/>
          <table:covered-table-cell table:number-columns-repeated="2" table:style-name="ce3"/>
          <table:table-cell table:style-name="ce3" table:number-columns-repeated="2"/>
          <table:covered-table-cell table:style-name="ce43"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Kenza</text:p>
          </table:table-cell>
          <table:covered-table-cell table:style-name="ce43"/>
          <table:covered-table-cell table:style-name="ce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Kenza</text:p>
          </table:table-cell>
          <table:covered-table-cell table:style-name="ce43"/>
          <table:covered-table-cell table:style-name="ce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Kenza</text:p>
          </table:table-cell>
          <table:covered-table-cell table:style-name="ce43"/>
          <table:table-cell table:number-columns-repeated="45"/>
        </table:table-row>
        <table:table-row table:style-name="ro2">
          <table:table-cell table:style-name="ce13" table:number-columns-spanned="19" table:number-rows-spanned="1"/>
          <table:covered-table-cell table:number-columns-repeated="3" table:style-name="ce10"/>
          <table:covered-table-cell table:style-name="ce43"/>
          <table:covered-table-cell table:style-name="ce2"/>
          <table:covered-table-cell table:number-columns-repeated="5" table:style-name="ce10"/>
          <table:covered-table-cell table:style-name="ce43"/>
          <table:covered-table-cell table:style-name="ce2"/>
          <table:covered-table-cell table:number-columns-repeated="4" table:style-name="ce10"/>
          <table:covered-table-cell/>
          <table:covered-table-cell table:style-name="ce43"/>
          <table:table-cell table:number-columns-repeated="45"/>
        </table:table-row>
        <table:table-row table:style-name="ro2">
          <table:table-cell table:style-name="ce2" office:value-type="string" calcext:value-type="string" table:number-columns-spanned="3" table:number-rows-spanned="1">
            <text:p>passe bande</text:p>
          </table:table-cell>
          <table:covered-table-cell table:number-columns-repeated="2" table:style-name="ce3"/>
          <table:table-cell table:style-name="ce3"/>
          <table:table-cell table:style-name="ce43" table:number-columns-spanned="1" table:number-rows-spanned="9"/>
          <table:table-cell table:number-columns-spanned="1" table:number-rows-spanned="9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3" office:value-type="string" calcext:value-type="string" table:number-columns-spanned="1" table:number-rows-spanned="8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25"/>
          <table:table-cell table:style-name="ce43" table:number-columns-spanned="1" table:number-rows-spanned="9"/>
          <table:table-cell table:number-columns-spanned="1" table:number-rows-spanned="9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8" office:value-type="string" calcext:value-type="string" table:number-columns-spanned="1" table:number-rows-spanned="8">
            <text:p>→ 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table-cell table:style-name="ce193" table:number-columns-spanned="1" table:number-rows-spanned="9"/>
          <table:table-cell table:number-columns-repeated="45"/>
        </table:table-row>
        <table:table-row table:style-name="ro2">
          <table:table-cell table:style-name="ce3" table:number-columns-spanned="3" table:number-rows-spanned="7"/>
          <table:covered-table-cell table:number-columns-repeated="2" table:style-name="ce3"/>
          <table:table-cell table:style-name="ce3" table:number-columns-spanned="1" table:number-rows-spanned="7"/>
          <table:covered-table-cell table:style-name="ce43"/>
          <table:covered-table-cell table:style-name="ce2"/>
          <table:table-cell table:style-name="ce45" office:value-type="string" calcext:value-type="string">
            <text:p>R1</text:p>
          </table:table-cell>
          <table:table-cell table:style-name="ce17" office:value-type="float" office:value="15000" calcext:value-type="float">
            <text:p>15000</text:p>
          </table:table-cell>
          <table:covered-table-cell table:style-name="ce2"/>
          <table:table-cell table:style-name="ce19" office:value-type="string" calcext:value-type="string">
            <text:p>w0</text:p>
          </table:table-cell>
          <table:table-cell table:style-name="ce26" table:formula="of:=1/SQRT([.H33]*[.H34])" office:value-type="float" office:value="31622.7766016838" calcext:value-type="float">
            <text:p>31622,7766016838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f0</text:p>
          </table:table-cell>
          <table:table-cell table:style-name="ce17" office:value-type="float" office:value="6000" calcext:value-type="float">
            <text:p>6000</text:p>
          </table:table-cell>
          <table:covered-table-cell table:style-name="ce2" office:value-type="string" calcext:value-type="string">
            <text:p>→</text:p>
          </table:covered-table-cell>
          <table:table-cell table:style-name="ce45" office:value-type="string" calcext:value-type="string">
            <text:p>L</text:p>
          </table:table-cell>
          <table:table-cell table:style-name="ce17" office:value-type="float" office:value="0.02" calcext:value-type="float">
            <text:p>0,02</text:p>
          </table:table-cell>
          <table:covered-table-cell table:style-name="ce193"/>
          <table:table-cell table:number-columns-repeated="45"/>
        </table:table-row>
        <table:table-row table:style-name="ro2">
          <table:covered-table-cell table:number-columns-repeated="3" table:style-name="ce3"/>
          <table:covered-table-cell table:style-name="ce3">
            <draw:frame table:end-cell-address="RLC.D36" table:end-x="7.123cm" table:end-y="0.054cm" draw:z-index="6" draw:style-name="gr27" draw:text-style-name="P4" svg:width="5.613cm" svg:height="2.301cm" svg:x="1.51cm" svg:y="0.145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covered-table-cell>
          <table:covered-table-cell table:style-name="ce43"/>
          <table:covered-table-cell table:style-name="ce2"/>
          <table:table-cell table:style-name="ce45" office:value-type="string" calcext:value-type="string">
            <text:p>R2</text:p>
          </table:table-cell>
          <table:table-cell table:style-name="ce17" office:value-type="float" office:value="12000" calcext:value-type="float">
            <text:p>12000</text:p>
          </table:table-cell>
          <table:covered-table-cell table:style-name="ce3"/>
          <table:table-cell table:style-name="ce19" office:value-type="string" calcext:value-type="string">
            <text:p>f0</text:p>
          </table:table-cell>
          <table:table-cell table:style-name="ce26" table:formula="of:=[.K31]/(2*PI())" office:value-type="float" office:value="5032.9212104487" calcext:value-type="float">
            <text:p>5032,9212104487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BP</text:p>
          </table:table-cell>
          <table:table-cell table:style-name="ce17" office:value-type="float" office:value="2000" calcext:value-type="float">
            <text:p>2000</text:p>
          </table:table-cell>
          <table:covered-table-cell table:style-name="ce3"/>
          <table:table-cell table:style-name="ce45"/>
          <table:table-cell table:style-name="ce17"/>
          <table:covered-table-cell table:style-name="ce19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5" office:value-type="string" calcext:value-type="string">
            <text:p>L</text:p>
          </table:table-cell>
          <table:table-cell table:style-name="ce17" office:value-type="float" office:value="0.1" calcext:value-type="float">
            <text:p>0,1</text:p>
          </table:table-cell>
          <table:covered-table-cell table:style-name="ce3"/>
          <table:table-cell table:style-name="ce19" office:value-type="string" calcext:value-type="string">
            <text:p>m</text:p>
          </table:table-cell>
          <table:table-cell table:style-name="ce26" table:formula="of:=([.H33]/(2*SQRT([.H33]*[.H34])))*(1/[.H31]+1/[.H32])" office:value-type="float" office:value="0.237170824512628" calcext:value-type="float">
            <text:p>0,237170824512628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T<text:span text:style-name="T19">max</text:span></text:p>
          </table:table-cell>
          <table:table-cell table:style-name="ce159" office:value-type="float" office:value="0.5" calcext:value-type="float">
            <text:p>0,5</text:p>
          </table:table-cell>
          <table:covered-table-cell table:style-name="ce3"/>
          <table:table-cell table:style-name="ce77"/>
          <table:table-cell table:style-name="ce82"/>
          <table:covered-table-cell table:style-name="ce193"/>
          <table:table-cell office:value-type="string" calcext:value-type="string">
            <text:p>Tmax &lt;1</text:p>
          </table:table-cell>
          <table:table-cell table:number-columns-repeated="44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5" office:value-type="string" calcext:value-type="string">
            <text:p>C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3"/>
          <table:table-cell table:style-name="ce19" office:value-type="string" calcext:value-type="string">
            <text:p>K = Ti</text:p>
          </table:table-cell>
          <table:table-cell table:style-name="ce26" table:formula="of:=[.H33]/([.H31]*SQRT([.H33]*[.H34]))" office:value-type="float" office:value="0.210818510677892" calcext:value-type="float">
            <text:p>0,210818510677892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m</text:p>
          </table:table-cell>
          <table:table-cell table:style-name="ce17" table:formula="of:=(1/2*([.O32]/[.O31]))" office:value-type="float" office:value="0.166666666666667" calcext:value-type="float">
            <text:p>0,166666666666667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6"/>
          <table:covered-table-cell table:style-name="ce19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6" table:number-columns-spanned="2" table:number-rows-spanned="3"/>
          <table:covered-table-cell table:style-name="ce17"/>
          <table:covered-table-cell table:style-name="ce3"/>
          <table:table-cell table:style-name="ce19"/>
          <table:table-cell table:style-name="ce26"/>
          <table:covered-table-cell table:style-name="ce43"/>
          <table:covered-table-cell table:style-name="ce2"/>
          <table:table-cell table:style-name="ce46" table:number-columns-spanned="2" table:number-rows-spanned="3"/>
          <table:covered-table-cell table:style-name="ce17"/>
          <table:covered-table-cell table:style-name="ce3"/>
          <table:table-cell table:style-name="ce45" office:value-type="string" calcext:value-type="string">
            <text:p>C</text:p>
          </table:table-cell>
          <table:table-cell table:style-name="ce38" table:formula="of:=1/(((2*PI()*[.O31])^2)*[.R31])" office:value-type="float" office:value="0.0000000351809665424784" calcext:value-type="float">
            <text:p>3,51809665424784E-08</text:p>
          </table:table-cell>
          <table:covered-table-cell table:style-name="ce19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45"/>
          <table:covered-table-cell table:style-name="ce17"/>
          <table:covered-table-cell table:style-name="ce3"/>
          <table:table-cell table:style-name="ce57" office:value-type="string" calcext:value-type="string">
            <text:p>T<text:span text:style-name="T19">max</text:span></text:p>
          </table:table-cell>
          <table:table-cell table:style-name="ce17" table:formula="of:=[.H33]/(2*[.K33]*[.H31]*SQRT([.H33]*[.H34]))" office:value-type="float" office:value="0.444444444444444" calcext:value-type="float">
            <text:p>0,444444444444444</text:p>
          </table:table-cell>
          <table:covered-table-cell table:style-name="ce43"/>
          <table:covered-table-cell table:style-name="ce2"/>
          <table:covered-table-cell table:style-name="ce47"/>
          <table:covered-table-cell table:style-name="ce18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table:formula="of:=[.R31]/([.O33]*2*[.O34]*SQRT([.R31]*[.R35]))" office:value-type="float" office:value="4523.89342116929" calcext:value-type="float">
            <text:p>4523,89342116929</text:p>
          </table:table-cell>
          <table:covered-table-cell table:style-name="ce19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15"/>
          <table:covered-table-cell table:style-name="ce18"/>
          <table:covered-table-cell table:style-name="ce3"/>
          <table:table-cell table:style-name="ce21" office:value-type="string" calcext:value-type="string">
            <text:p>BP</text:p>
          </table:table-cell>
          <table:table-cell table:style-name="ce18" table:formula="of:=2*[.K33]*[.K32]" office:value-type="float" office:value="2387.32414637843" calcext:value-type="float">
            <text:p>2387,32414637843</text:p>
          </table:table-cell>
          <table:covered-table-cell table:style-name="ce43"/>
          <table:covered-table-cell table:style-name="ce2"/>
          <table:covered-table-cell table:style-name="ce67"/>
          <table:covered-table-cell table:style-name="ce76"/>
          <table:covered-table-cell table:style-name="ce3"/>
          <table:table-cell table:style-name="ce47" office:value-type="string" calcext:value-type="string">
            <text:p>R2</text:p>
          </table:table-cell>
          <table:table-cell table:style-name="ce167" table:formula="of:=[.O33]/(1-[.O33])*[.R36]" office:value-type="float" office:value="4523.89342116929" calcext:value-type="float">
            <text:p>4523,89342116929</text:p>
          </table:table-cell>
          <table:covered-table-cell table:style-name="ce193"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Brieuc, Lucas,Tamatoa</text:p>
          </table:table-cell>
          <table:covered-table-cell table:style-name="ce43"/>
          <table:covered-table-cell table:style-name="ce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Brieuc, Lucas,Tamatoa</text:p>
          </table:table-cell>
          <table:covered-table-cell table:style-name="ce43"/>
          <table:covered-table-cell table:style-name="ce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Brieuc, Lucas,Tamatoa</text:p>
          </table:table-cell>
          <table:covered-table-cell table:style-name="ce193"/>
          <table:table-cell table:number-columns-repeated="45"/>
        </table:table-row>
        <table:table-row table:style-name="ro2">
          <table:table-cell table:style-name="ce13" table:number-columns-spanned="19" table:number-rows-spanned="1"/>
          <table:covered-table-cell table:number-columns-repeated="3" table:style-name="ce10"/>
          <table:covered-table-cell table:style-name="ce43"/>
          <table:covered-table-cell table:style-name="ce2"/>
          <table:covered-table-cell table:number-columns-repeated="5" table:style-name="ce10"/>
          <table:covered-table-cell table:style-name="ce43"/>
          <table:covered-table-cell table:style-name="ce2"/>
          <table:covered-table-cell table:number-columns-repeated="4" table:style-name="ce10"/>
          <table:covered-table-cell/>
          <table:covered-table-cell table:style-name="ce43"/>
          <table:table-cell table:number-columns-repeated="45"/>
        </table:table-row>
        <table:table-row table:style-name="ro2">
          <table:table-cell table:style-name="ce2" office:value-type="string" calcext:value-type="string" table:number-columns-spanned="3" table:number-rows-spanned="1">
            <text:p>réjecteur</text:p>
          </table:table-cell>
          <table:covered-table-cell table:number-columns-repeated="2" table:style-name="ce3"/>
          <table:table-cell table:style-name="ce3"/>
          <table:table-cell table:style-name="ce43" table:number-columns-spanned="1" table:number-rows-spanned="8"/>
          <table:table-cell table:number-columns-spanned="1" table:number-rows-spanned="8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3" office:value-type="string" calcext:value-type="string" table:number-columns-spanned="1" table:number-rows-spanned="7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25"/>
          <table:table-cell table:style-name="ce43" table:number-columns-spanned="1" table:number-rows-spanned="8"/>
          <table:table-cell table:number-columns-spanned="1" table:number-rows-spanned="8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8" office:value-type="string" calcext:value-type="string" table:number-columns-spanned="1" table:number-rows-spanned="7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table-cell table:style-name="ce43" table:number-columns-spanned="1" table:number-rows-spanned="8"/>
          <table:table-cell table:number-columns-repeated="45"/>
        </table:table-row>
        <table:table-row table:style-name="ro2">
          <table:table-cell table:style-name="ce3" table:number-columns-spanned="3" table:number-rows-spanned="6"/>
          <table:covered-table-cell table:number-columns-repeated="2" table:style-name="ce3"/>
          <table:table-cell table:style-name="ce3" table:number-columns-spanned="1" table:number-rows-spanned="6"/>
          <table:covered-table-cell table:style-name="ce43"/>
          <table:covered-table-cell table:style-name="ce2"/>
          <table:table-cell table:style-name="ce45" office:value-type="string" calcext:value-type="string">
            <text:p>R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2"/>
          <table:table-cell table:style-name="ce19" office:value-type="string" calcext:value-type="string">
            <text:p>w0</text:p>
          </table:table-cell>
          <table:table-cell table:style-name="ce26" table:formula="of:=1/SQRT([.H42]*[.H43])" office:value-type="float" office:value="100000" calcext:value-type="float">
            <text:p>100000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f0</text:p>
          </table:table-cell>
          <table:table-cell table:style-name="ce17" office:value-type="float" office:value="50.33" calcext:value-type="float">
            <text:p>50,33</text:p>
          </table:table-cell>
          <table:covered-table-cell table:style-name="ce2" office:value-type="string" calcext:value-type="string">
            <text:p>→</text:p>
          </table:covered-table-cell>
          <table:table-cell table:style-name="ce45" office:value-type="string" calcext:value-type="string">
            <text:p>L</text:p>
          </table:table-cell>
          <table:table-cell table:style-name="ce17" office:value-type="float" office:value="0.005" calcext:value-type="float">
            <text:p>0,005</text:p>
          </table:table-cell>
          <table:covered-table-cell table:style-name="ce43"/>
          <table:table-cell office:value-type="string" calcext:value-type="string">
            <text:p>cahier des charges uniquement sur la fréquence =&gt; au moins 1 des 2 composants influents imposés</text:p>
          </table:table-cell>
          <table:table-cell table:number-columns-repeated="44"/>
        </table:table-row>
        <table:table-row table:style-name="ro2">
          <table:covered-table-cell table:number-columns-repeated="3" table:style-name="ce3"/>
          <table:covered-table-cell table:style-name="ce3">
            <draw:frame table:end-cell-address="RLC.D45" table:end-x="6.525cm" table:end-y="0.061cm" draw:z-index="7" draw:style-name="gr27" draw:text-style-name="P4" svg:width="4.207cm" svg:height="1.634cm" svg:x="2.318cm" svg:y="0.221c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covered-table-cell>
          <table:covered-table-cell table:style-name="ce43"/>
          <table:covered-table-cell table:style-name="ce2"/>
          <table:table-cell table:style-name="ce45" office:value-type="string" calcext:value-type="string">
            <text:p>L</text:p>
          </table:table-cell>
          <table:table-cell table:style-name="ce17" office:value-type="float" office:value="0.01" calcext:value-type="float">
            <text:p>0,01</text:p>
          </table:table-cell>
          <table:covered-table-cell table:style-name="ce3"/>
          <table:table-cell table:style-name="ce19" office:value-type="string" calcext:value-type="string">
            <text:p>f0</text:p>
          </table:table-cell>
          <table:table-cell table:style-name="ce144" table:formula="of:=[.K41]/2/PI()" office:value-type="float" office:value="15915.4943091895" calcext:value-type="float">
            <text:p>15915,4943091895</text:p>
          </table:table-cell>
          <table:covered-table-cell table:style-name="ce43"/>
          <table:covered-table-cell table:style-name="ce2"/>
          <table:table-cell table:style-name="ce45" office:value-type="string" calcext:value-type="string">
            <text:p>BR</text:p>
          </table:table-cell>
          <table:table-cell table:style-name="ce17" office:value-type="float" office:value="15" calcext:value-type="float">
            <text:p>15</text:p>
          </table:table-cell>
          <table:covered-table-cell table:style-name="ce3"/>
          <table:table-cell table:style-name="ce47"/>
          <table:table-cell table:style-name="ce18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5" office:value-type="string" calcext:value-type="string">
            <text:p>C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3"/>
          <table:table-cell table:style-name="ce19" office:value-type="string" calcext:value-type="string">
            <text:p>m</text:p>
          </table:table-cell>
          <table:table-cell table:style-name="ce26" table:formula="of:=[.H42]/(2*[.H41]*([.H42]*[.H43])^0.5)" office:value-type="float" office:value="0.05" calcext:value-type="float">
            <text:p>0,05</text:p>
          </table:table-cell>
          <table:covered-table-cell table:style-name="ce43"/>
          <table:covered-table-cell table:style-name="ce2"/>
          <table:table-cell table:style-name="ce46" table:number-columns-spanned="2" table:number-rows-spanned="4"/>
          <table:covered-table-cell table:style-name="ce17"/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6"/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table-cell table:style-name="ce46" table:number-columns-spanned="2" table:number-rows-spanned="3"/>
          <table:covered-table-cell table:style-name="ce17"/>
          <table:covered-table-cell table:style-name="ce3"/>
          <table:table-cell table:style-name="ce19"/>
          <table:table-cell table:style-name="ce62"/>
          <table:covered-table-cell table:style-name="ce43"/>
          <table:covered-table-cell table:style-name="ce2"/>
          <table:covered-table-cell table:style-name="ce46"/>
          <table:covered-table-cell table:style-name="ce17"/>
          <table:covered-table-cell table:style-name="ce3"/>
          <table:table-cell table:style-name="ce45" office:value-type="string" calcext:value-type="string">
            <text:p>R</text:p>
          </table:table-cell>
          <table:table-cell table:style-name="ce159" table:formula="of:=[.R41]*2*PI()*[.O41]^2/[.O42]" office:value-type="float" office:value="5.30533087398861" calcext:value-type="float">
            <text:p>5,30533087398861</text:p>
          </table:table-cell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46"/>
          <table:covered-table-cell table:style-name="ce17"/>
          <table:covered-table-cell table:style-name="ce3"/>
          <table:table-cell table:style-name="ce19"/>
          <table:table-cell table:style-name="ce26"/>
          <table:covered-table-cell table:style-name="ce43"/>
          <table:covered-table-cell table:style-name="ce2"/>
          <table:covered-table-cell table:style-name="ce45"/>
          <table:covered-table-cell table:style-name="ce17"/>
          <table:covered-table-cell table:style-name="ce3"/>
          <table:table-cell table:style-name="ce45" office:value-type="string" calcext:value-type="string">
            <text:p>C</text:p>
          </table:table-cell>
          <table:table-cell table:style-name="ce17" table:formula="of:=1/(2*PI()*[.O42])^2/[.R41]" office:value-type="float" office:value="0.0225158185871862" calcext:value-type="float">
            <text:p>0,022515818587186</text:p>
          </table:table-cell>
          <table:covered-table-cell table:style-name="ce43"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style-name="ce43"/>
          <table:covered-table-cell table:style-name="ce2"/>
          <table:covered-table-cell table:style-name="ce47"/>
          <table:covered-table-cell table:style-name="ce18"/>
          <table:covered-table-cell table:style-name="ce3"/>
          <table:table-cell table:style-name="ce20" office:value-type="string" calcext:value-type="string">
            <text:p>BR</text:p>
          </table:table-cell>
          <table:table-cell table:style-name="ce26" table:formula="of:=1/(2*PI()*[.H41]*[.H43])" office:value-type="float" office:value="1591.54943091895" calcext:value-type="float">
            <text:p>1591,54943091895</text:p>
          </table:table-cell>
          <table:covered-table-cell table:style-name="ce43"/>
          <table:covered-table-cell table:style-name="ce2"/>
          <table:covered-table-cell table:style-name="ce47"/>
          <table:covered-table-cell table:style-name="ce18"/>
          <table:covered-table-cell table:style-name="ce3"/>
          <table:table-cell table:style-name="ce46" table:number-columns-spanned="2" table:number-rows-spanned="1"/>
          <table:covered-table-cell table:style-name="ce40"/>
          <table:covered-table-cell table:style-name="ce43"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Matheo, Julien</text:p>
          </table:table-cell>
          <table:covered-table-cell table:style-name="ce43"/>
          <table:covered-table-cell table:style-name="ce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Matheo, Julien</text:p>
          </table:table-cell>
          <table:covered-table-cell table:style-name="ce43"/>
          <table:covered-table-cell table:style-name="ce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Matheo, Julien</text:p>
          </table:table-cell>
          <table:covered-table-cell table:style-name="ce43"/>
          <table:table-cell table:number-columns-repeated="45"/>
        </table:table-row>
        <table:table-row table:style-name="ro2">
          <table:table-cell table:style-name="ce13" table:number-columns-spanned="19" table:number-rows-spanned="1"/>
          <table:covered-table-cell table:number-columns-repeated="4" table:style-name="ce13"/>
          <table:covered-table-cell table:style-name="ce31"/>
          <table:covered-table-cell table:number-columns-repeated="6" table:style-name="ce13"/>
          <table:covered-table-cell table:style-name="ce31"/>
          <table:covered-table-cell table:number-columns-repeated="6" table:style-name="ce13"/>
          <table:table-cell table:number-columns-repeated="45"/>
        </table:table-row>
        <table:table-row table:style-name="ro4" table:number-rows-repeated="1048527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Print_Area" table:base-cell-address="$RLC.$A$1" table:cell-range-address="RLC.$A$2:RLC.$P$48"/>
        </table:named-expressions>
      </table:table>
      <table:table table:name="rauch" table:style-name="ta1">
        <table:shapes>
          <draw:frame draw:z-index="3" draw:name="ZoneTexte 1" draw:style-name="gr26" draw:text-style-name="P1" svg:width="9.026cm" svg:height="1.71cm" svg:x="7.116cm" svg:y="8.744cm">
            <draw:text-box>
              <text:p/>
            </draw:text-box>
          </draw:frame>
          <draw:frame draw:z-index="5" draw:style-name="gr27" draw:text-style-name="P4" svg:width="9.026cm" svg:height="1.71cm" svg:x="8.296cm" svg:y="10.10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27" draw:text-style-name="P4" svg:width="7.568cm" svg:height="1.213cm" svg:x="9.106cm" svg:y="17.09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ce14"/>
        <table:table-column table:style-name="co1" table:number-columns-repeated="2" table:default-cell-style-name="ce14"/>
        <table:table-column table:style-name="co18" table:default-cell-style-name="ce14"/>
        <table:table-column table:style-name="co3" table:default-cell-style-name="ce10"/>
        <table:table-column table:style-name="co3" table:default-cell-style-name="ce3"/>
        <table:table-column table:style-name="co1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19" table:default-cell-style-name="ce14"/>
        <table:table-column table:style-name="co3" table:default-cell-style-name="ce10"/>
        <table:table-column table:style-name="co3" table:default-cell-style-name="ce3"/>
        <table:table-column table:style-name="co1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20" table:default-cell-style-name="ce14"/>
        <table:table-column table:style-name="co3" table:default-cell-style-name="ce14"/>
        <table:table-column table:style-name="co1" table:number-columns-repeated="45" table:default-cell-style-name="ce14"/>
        <table:table-row table:style-name="ro1">
          <table:table-cell table:style-name="ce1" office:value-type="string" calcext:value-type="string" table:number-columns-spanned="4" table:number-rows-spanned="1">
            <text:p>ZONE 1</text:p>
          </table:table-cell>
          <table:covered-table-cell table:number-columns-repeated="3"/>
          <table:table-cell table:style-name="ce43" table:number-columns-spanned="1" table:number-rows-spanned="10"/>
          <table:table-cell table:style-name="ce2" table:number-columns-spanned="1" table:number-rows-spanned="10"/>
          <table:table-cell table:style-name="ce2" office:value-type="string" calcext:value-type="string" table:number-columns-spanned="5" table:number-rows-spanned="1">
            <text:p>ZONE 2</text:p>
          </table:table-cell>
          <table:covered-table-cell table:number-columns-repeated="4" table:style-name="ce3"/>
          <table:table-cell table:style-name="ce43" table:number-columns-spanned="1" table:number-rows-spanned="10"/>
          <table:table-cell table:style-name="ce2" table:number-columns-spanned="1" table:number-rows-spanned="10"/>
          <table:table-cell table:style-name="ce2" office:value-type="string" calcext:value-type="string" table:number-columns-spanned="5" table:number-rows-spanned="1">
            <text:p>ZONE 3</text:p>
          </table:table-cell>
          <table:covered-table-cell table:number-columns-repeated="4" table:style-name="ce3"/>
          <table:table-cell table:style-name="ce10" table:number-columns-spanned="1" table:number-rows-spanned="10"/>
          <table:table-cell table:style-name="ce1" table:number-columns-repeated="45"/>
        </table:table-row>
        <table:table-row table:style-name="ro2">
          <table:table-cell table:style-name="ce2" office:value-type="string" calcext:value-type="string" table:number-columns-spanned="3" table:number-rows-spanned="1">
            <text:p>Passe-bas</text:p>
          </table:table-cell>
          <table:covered-table-cell table:number-columns-repeated="2" table:style-name="ce3"/>
          <table:table-cell table:style-name="ce3"/>
          <table:covered-table-cell table:number-columns-repeated="2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2" office:value-type="string" calcext:value-type="string" table:number-columns-spanned="1" table:number-rows-spanned="8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25"/>
          <table:covered-table-cell table:style-name="ce43"/>
          <table:covered-table-cell table:style-name="ce2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2" office:value-type="string" calcext:value-type="string" table:number-columns-spanned="1" table:number-rows-spanned="8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98"/>
          <table:covered-table-cell/>
          <table:table-cell table:number-columns-repeated="45"/>
        </table:table-row>
        <table:table-row table:style-name="ro2">
          <table:table-cell table:style-name="ce3" table:number-columns-spanned="3" table:number-rows-spanned="7">
            <draw:g table:end-cell-address="rauch.C9" table:end-x="1.258cm" table:end-y="0.039cm" draw:z-index="0" draw:name="Groupe 2">
              <draw:custom-shape draw:name="Connecteur droit 3" draw:style-name="gr41" draw:text-style-name="P1" svg:width="3.671cm" svg:height="0.001cm" svg:x="0.518cm" svg:y="2.07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Forme libre : forme 4" draw:style-name="gr42" draw:text-style-name="P2" svg:width="0.472cm" svg:height="0.317cm" svg:x="0.756cm" svg:y="1.911cm">
                <text:p/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  <draw:custom-shape draw:name="Forme libre : forme 5" draw:style-name="gr42" draw:text-style-name="P2" svg:width="0.476cm" svg:height="0.315cm" svg:x="2.462cm" svg:y="1.859cm">
                <text:p/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  <draw:custom-shape draw:name="Connecteur droit 6" draw:style-name="gr43" draw:text-style-name="P1" svg:width="0.001cm" svg:height="1.423cm" svg:x="1.888cm" svg:y="2.055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7" draw:style-name="gr44" draw:text-style-name="P1" svg:width="0.415cm" svg:height="0.001cm" svg:x="3.775cm" svg:y="2.63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" draw:style-name="gr45" draw:text-style-name="P1" svg:width="3.271cm" svg:height="0.001cm" svg:x="2.145cm" svg:y="0.27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" draw:style-name="gr46" draw:text-style-name="P1" svg:width="0.001cm" svg:height="1.938cm" svg:x="5.41cm" svg:y="0.289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10">
                <draw:custom-shape draw:name="Rectangle 11" draw:style-name="gr47" draw:text-style-name="P2" svg:width="0.422cm" svg:height="0.186cm" svg:x="1.675cm" svg:y="2.581cm">
                  <text:p/>
                  <draw:enhanced-geometry svg:viewBox="0 0 21600 21600" draw:type="non-primitive" draw:enhanced-path="M 0 0 L 21600 0 21600 21600 0 21600 Z N"/>
                </draw:custom-shape>
                <draw:g draw:name="Groupe 12">
                  <draw:custom-shape draw:name="Connecteur droit 13" draw:style-name="gr44" draw:text-style-name="P1" svg:width="0.415cm" svg:height="0.001cm" svg:x="1.667cm" svg:y="2.759cm">
                    <text:p/>
  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14" draw:style-name="gr44" draw:text-style-name="P1" svg:width="0.415cm" svg:height="0.001cm" svg:x="1.667cm" svg:y="2.583cm">
                    <text:p/>
  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frame draw:name="ZoneTexte 15" draw:style-name="gr48" draw:text-style-name="P5" svg:width="0.381cm" svg:height="0.713cm" svg:x="0.851cm" svg:y="1.234cm">
                <draw:text-box>
                  <text:p text:style-name="P3"><text:span text:style-name="T13">R1</text:span></text:p>
                </draw:text-box>
              </draw:frame>
              <draw:custom-shape draw:name="Connecteur droit 16" draw:style-name="gr44" draw:text-style-name="P1" svg:width="0.878cm" svg:height="0.001cm" svg:x="4.929cm" svg:y="2.2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7" draw:style-name="gr49" draw:text-style-name="P1" svg:width="0.001cm" svg:height="1.778cm" svg:x="2.145cm" svg:y="0.272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Forme libre : forme 18" draw:style-name="gr42" draw:text-style-name="P2" svg:width="0.719cm" svg:height="0.21cm" draw:transform="rotate (-1.5707963267949) translate (2.023cm 1.289cm)">
                <text:p/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  <draw:frame draw:name="ZoneTexte 19" draw:style-name="gr50" draw:text-style-name="P5" svg:width="0.382cm" svg:height="0.717cm" svg:x="2.599cm" svg:y="1.154cm">
                <draw:text-box>
                  <text:p text:style-name="P3"><text:span text:style-name="T13">R3</text:span></text:p>
                </draw:text-box>
              </draw:frame>
              <draw:frame draw:name="ZoneTexte 20" draw:style-name="gr51" draw:text-style-name="P5" svg:width="0.38cm" svg:height="0.719cm" svg:x="2.16cm" svg:y="2.4cm">
                <draw:text-box>
                  <text:p text:style-name="P3"><text:span text:style-name="T13">C1</text:span></text:p>
                </draw:text-box>
              </draw:frame>
              <draw:frame draw:name="ZoneTexte 21" draw:style-name="gr52" draw:text-style-name="P5" svg:width="0.381cm" svg:height="0.717cm" svg:x="3.815cm" svg:y="0.605cm">
                <draw:text-box>
                  <text:p text:style-name="P3"><text:span text:style-name="T13">C2</text:span></text:p>
                </draw:text-box>
              </draw:frame>
              <draw:frame draw:name="ZoneTexte 22" draw:style-name="gr53" draw:text-style-name="P5" svg:width="0.382cm" svg:height="0.719cm" svg:x="1.638cm" svg:y="0.588cm">
                <draw:text-box>
                  <text:p text:style-name="P3"><text:span text:style-name="T13">R2</text:span></text:p>
                </draw:text-box>
              </draw:frame>
              <draw:g draw:name="Groupe 23">
                <draw:custom-shape draw:name="Connecteur droit 24" draw:style-name="gr54" draw:text-style-name="P1" svg:width="0.336cm" svg:height="0.001cm" svg:x="1.716cm" svg:y="3.49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25" draw:style-name="gr55" draw:text-style-name="P1" svg:width="0.111cm" svg:height="0.001cm" svg:x="1.82cm" svg:y="3.626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26" draw:style-name="gr56" draw:text-style-name="P1" svg:width="0.223cm" svg:height="0.001cm" svg:x="1.771cm" svg:y="3.567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g draw:name="Groupe 27">
                <draw:frame draw:name="ZoneTexte 28" draw:style-name="gr57" draw:text-style-name="P5" svg:width="0.356cm" svg:height="0.909cm" svg:x="0.183cm" svg:y="2.299cm">
                  <draw:text-box>
                    <text:p text:style-name="P3"><text:span text:style-name="T14">ve</text:span></text:p>
                  </draw:text-box>
                </draw:frame>
                <draw:custom-shape draw:name="Connecteur droit 29" draw:style-name="gr58" draw:text-style-name="P1" svg:width="0.001cm" svg:height="0.92cm" svg:x="0.516cm" svg:y="2.211cm">
                  <text:p/>
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g draw:name="Groupe 30">
                  <draw:custom-shape draw:name="Connecteur droit 31" draw:style-name="gr54" draw:text-style-name="P1" svg:width="0.336cm" svg:height="0.001cm" svg:x="0.367cm" svg:y="3.189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32" draw:style-name="gr55" draw:text-style-name="P1" svg:width="0.111cm" svg:height="0.001cm" svg:x="0.472cm" svg:y="3.331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33" draw:style-name="gr59" draw:text-style-name="P1" svg:width="0.222cm" svg:height="0.001cm" svg:x="0.422cm" svg:y="3.265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custom-shape draw:name="Connecteur droit 34" draw:style-name="gr49" draw:text-style-name="P1" svg:width="0.001cm" svg:height="1.778cm" svg:x="3.537cm" svg:y="0.272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35">
                <draw:custom-shape draw:name="Rectangle 36" draw:style-name="gr60" draw:text-style-name="P2" svg:width="0.422cm" svg:height="0.184cm" svg:x="3.354cm" svg:y="0.867cm">
                  <text:p/>
                  <draw:enhanced-geometry svg:viewBox="0 0 21600 21600" draw:type="non-primitive" draw:enhanced-path="M 0 0 L 21600 0 21600 21600 0 21600 Z N"/>
                </draw:custom-shape>
                <draw:g draw:name="Groupe 37">
                  <draw:custom-shape draw:name="Connecteur droit 38" draw:style-name="gr44" draw:text-style-name="P1" svg:width="0.415cm" svg:height="0.001cm" svg:x="3.345cm" svg:y="1.045cm">
                    <text:p/>
  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39" draw:style-name="gr44" draw:text-style-name="P1" svg:width="0.415cm" svg:height="0.001cm" svg:x="3.345cm" svg:y="0.862cm">
                    <text:p/>
  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custom-shape draw:name="Connecteur droit 40" draw:style-name="gr61" draw:text-style-name="P1" svg:width="0.001cm" svg:height="0.629cm" svg:x="3.775cm" svg:y="2.63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41">
                <draw:custom-shape draw:name="Connecteur droit 42" draw:style-name="gr54" draw:text-style-name="P1" svg:width="0.336cm" svg:height="0.001cm" svg:x="3.617cm" svg:y="3.265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43" draw:style-name="gr55" draw:text-style-name="P1" svg:width="0.111cm" svg:height="0.001cm" svg:x="3.722cm" svg:y="3.399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44" draw:style-name="gr59" draw:text-style-name="P1" svg:width="0.222cm" svg:height="0.001cm" svg:x="3.673cm" svg:y="3.341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frame draw:name="ZoneTexte 45" draw:style-name="gr62" draw:text-style-name="P5" svg:width="0.335cm" svg:height="0.909cm" svg:x="5.77cm" svg:y="2.535cm">
                <draw:text-box>
                  <text:p text:style-name="P3"><text:span text:style-name="T14">vs</text:span></text:p>
                </draw:text-box>
              </draw:frame>
              <draw:custom-shape draw:name="Connecteur droit 46" draw:style-name="gr63" draw:text-style-name="P1" svg:width="0.001cm" svg:height="0.921cm" svg:x="5.652cm" svg:y="2.358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47">
                <draw:custom-shape draw:name="Connecteur droit 48" draw:style-name="gr54" draw:text-style-name="P1" svg:width="0.336cm" svg:height="0.001cm" svg:x="5.502cm" svg:y="3.348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49" draw:style-name="gr64" draw:text-style-name="P1" svg:width="0.112cm" svg:height="0.001cm" svg:x="5.607cm" svg:y="3.488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50" draw:style-name="gr56" draw:text-style-name="P1" svg:width="0.223cm" svg:height="0.001cm" svg:x="5.557cm" svg:y="3.427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custom-shape draw:name="Forme libre : forme 51" draw:style-name="gr65" draw:text-style-name="P2" svg:width="1.298cm" svg:height="0.84cm" draw:transform="rotate (-1.5707963267949) translate (5.031cm 1.66cm)">
                <text:p/>
                <draw:enhanced-geometry svg:viewBox="0 0 21600 21600" draw:text-areas="?f11 ?f26 ?f19 ?f30" draw:glue-points="?f24 ?f25 ?f11 ?f26 ?f27 ?f28 ?f24 ?f28 ?f29 ?f28 ?f22 ?f26" draw:type="non-primitive" draw:modifiers="9577" draw:enhanced-path="M ?f10 ?f8 L ?f9 ?f9 ?f8 ?f9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$0"/>
                  <draw:equation draw:name="f11" draw:formula="?f10 / 2"/>
                  <draw:equation draw:name="f12" draw:formula="18000 * ?f7"/>
                  <draw:equation draw:name="f13" draw:formula="10800 * ?f7"/>
                  <draw:equation draw:name="f14" draw:formula="10800 * ?f6"/>
                  <draw:equation draw:name="f15" draw:formula="0 * ?f7"/>
                  <draw:equation draw:name="f16" draw:formula="0 * ?f6"/>
                  <draw:equation draw:name="f17" draw:formula="21600 * ?f7"/>
                  <draw:equation draw:name="f18" draw:formula="21600 * ?f6"/>
                  <draw:equation draw:name="f19" draw:formula="?f11 + 10800"/>
                  <draw:equation draw:name="f20" draw:formula="21600 - ?f10"/>
                  <draw:equation draw:name="f21" draw:formula="?f20 / 2"/>
                  <draw:equation draw:name="f22" draw:formula="21600 - ?f21"/>
                  <draw:equation draw:name="f23" draw:formula="$0 / ?f6"/>
                  <draw:equation draw:name="f24" draw:formula="?f14 / ?f6"/>
                  <draw:equation draw:name="f25" draw:formula="?f15 / ?f7"/>
                  <draw:equation draw:name="f26" draw:formula="?f13 / ?f7"/>
                  <draw:equation draw:name="f27" draw:formula="?f16 / ?f6"/>
                  <draw:equation draw:name="f28" draw:formula="?f17 / ?f7"/>
                  <draw:equation draw:name="f29" draw:formula="?f18 / ?f6"/>
                  <draw:equation draw:name="f30" draw:formula="?f12 / ?f7"/>
                  <draw:handle draw:handle-position="$0 0" draw:handle-range-x-minimum="0" draw:handle-range-x-maximum="21600"/>
                </draw:enhanced-geometry>
              </draw:custom-shape>
              <draw:g draw:name="Groupe 52">
                <draw:frame draw:name="ZoneTexte 53" draw:style-name="gr31" draw:text-style-name="P1" svg:width="0.389cm" svg:height="0.751cm" svg:x="4.265cm" svg:y="1.66cm">
                  <draw:text-box>
                    <text:p text:style-name="P3"><text:span text:style-name="T15">-</text:span></text:p>
                  </draw:text-box>
                </draw:frame>
                <draw:frame draw:name="ZoneTexte 54" draw:style-name="gr31" draw:text-style-name="P1" svg:width="0.388cm" svg:height="0.631cm" svg:x="4.222cm" svg:y="2.407cm">
                  <draw:text-box>
                    <text:p text:style-name="P3"><text:span text:style-name="T16">+</text:span></text:p>
                  </draw:text-box>
                </draw:frame>
                <draw:frame draw:name="ZoneTexte 55" draw:style-name="gr31" draw:text-style-name="P1" svg:width="0.275cm" svg:height="0.505cm" svg:x="4.653cm" svg:y="2.014cm">
                  <draw:text-box>
                    <text:p text:style-name="P3"><text:span text:style-name="T13">∞</text:span></text:p>
                  </draw:text-box>
                </draw:frame>
              </draw:g>
            </draw:g>
          </table:table-cell>
          <table:covered-table-cell table:number-columns-repeated="2" table:style-name="ce3"/>
          <table:table-cell table:style-name="ce3" table:number-columns-spanned="1" table:number-rows-spanned="7"/>
          <table:covered-table-cell table:number-columns-repeated="2"/>
          <table:table-cell table:style-name="ce45" office:value-type="string" calcext:value-type="string">
            <text:p>R1</text:p>
          </table:table-cell>
          <table:table-cell table:style-name="ce17" office:value-type="float" office:value="1000" calcext:value-type="float">
            <text:p>1000</text:p>
          </table:table-cell>
          <table:covered-table-cell table:style-name="ce86"/>
          <table:table-cell table:style-name="ce19" office:value-type="string" calcext:value-type="string">
            <text:p>w0</text:p>
          </table:table-cell>
          <table:table-cell table:style-name="ce26" table:formula="of:=1/([.H3]*(SQRT(10*[.H6]*[.H7])))" office:value-type="float" office:value="4445.54224474387" calcext:value-type="float">
            <text:p>4445,54224474387</text:p>
          </table:table-cell>
          <table:covered-table-cell table:number-columns-repeated="2"/>
          <table:table-cell table:style-name="ce45" office:value-type="string" calcext:value-type="string">
            <text:p>w0</text:p>
          </table:table-cell>
          <table:table-cell table:style-name="ce17" table:formula="of:=2*PI()*[.O4]" office:value-type="float" office:value="4448.49519748315" calcext:value-type="float">
            <text:p>4448,49519748315</text:p>
          </table:table-cell>
          <table:covered-table-cell table:style-name="ce3"/>
          <table:table-cell table:style-name="ce96" office:value-type="string" calcext:value-type="string">
            <text:p>R2</text:p>
          </table:table-cell>
          <table:table-cell table:style-name="ce99" office:value-type="float" office:value="2000" calcext:value-type="float">
            <text:p>2000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3" table:style-name="ce3"/>
          <table:covered-table-cell table:style-name="ce3">
            <draw:frame table:end-cell-address="rauch.D8" table:end-x="10.135cm" table:end-y="0.035cm" draw:z-index="4" draw:style-name="gr27" draw:text-style-name="P4" svg:width="8.721cm" svg:height="2.361cm" svg:x="1.414cm" svg:y="0.06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covered-table-cell>
          <table:covered-table-cell table:number-columns-repeated="2"/>
          <table:table-cell table:style-name="ce45" office:value-type="string" calcext:value-type="string">
            <text:p>R2</text:p>
          </table:table-cell>
          <table:table-cell table:style-name="ce17" office:value-type="float" office:value="2000" calcext:value-type="float">
            <text:p>2000</text:p>
          </table:table-cell>
          <table:covered-table-cell table:style-name="ce3"/>
          <table:table-cell table:style-name="ce19" office:value-type="string" calcext:value-type="string">
            <text:p>f0</text:p>
          </table:table-cell>
          <table:table-cell table:style-name="ce26" table:formula="of:=[.K3]/(2*3.14)" office:value-type="float" office:value="707.888892475139" calcext:value-type="float">
            <text:p>707,888892475139</text:p>
          </table:table-cell>
          <table:covered-table-cell table:number-columns-repeated="2"/>
          <table:table-cell table:style-name="ce45" office:value-type="string" calcext:value-type="string">
            <text:p>f0</text:p>
          </table:table-cell>
          <table:table-cell table:style-name="ce17" office:value-type="float" office:value="708" calcext:value-type="float">
            <text:p>708</text:p>
          </table:table-cell>
          <table:covered-table-cell table:style-name="ce3"/>
          <table:table-cell table:style-name="ce96" office:value-type="string" calcext:value-type="string">
            <text:p>C2</text:p>
          </table:table-cell>
          <table:table-cell table:style-name="ce99" office:value-type="float" office:value="0.000000023" calcext:value-type="float">
            <text:p>2,3E-08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R3</text:p>
          </table:table-cell>
          <table:table-cell table:style-name="ce17" office:value-type="float" office:value="5000" calcext:value-type="float">
            <text:p>5000</text:p>
          </table:table-cell>
          <table:covered-table-cell table:style-name="ce3"/>
          <table:table-cell table:style-name="ce19" office:value-type="string" calcext:value-type="string">
            <text:p>m</text:p>
          </table:table-cell>
          <table:table-cell table:style-name="ce26" table:formula="of:=(17*[.H3]*[.H7]*[.K3])/2" office:value-type="float" office:value="0.869103508847427" calcext:value-type="float">
            <text:p>0,869103508847427</text:p>
          </table:table-cell>
          <table:covered-table-cell table:number-columns-repeated="2"/>
          <table:table-cell table:style-name="ce45" office:value-type="string" calcext:value-type="string">
            <text:p>m</text:p>
          </table:table-cell>
          <table:table-cell table:style-name="ce17" office:value-type="float" office:value="0.87" calcext:value-type="float">
            <text:p>0,87</text:p>
          </table:table-cell>
          <table:covered-table-cell table:style-name="ce3"/>
          <table:table-cell table:style-name="ce97"/>
          <table:table-cell table:style-name="ce100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C1</text:p>
          </table:table-cell>
          <table:table-cell table:style-name="ce17" office:value-type="float" office:value="0.00000022" calcext:value-type="float">
            <text:p>2,2E-07</text:p>
          </table:table-cell>
          <table:covered-table-cell table:style-name="ce3"/>
          <table:table-cell table:style-name="ce87"/>
          <table:table-cell table:style-name="ce26"/>
          <table:covered-table-cell table:number-columns-repeated="2"/>
          <table:table-cell table:style-name="ce45" office:value-type="string" calcext:value-type="string">
            <text:p>T<text:span text:style-name="T19">i</text:span> = T<text:span text:style-name="T19">0</text:span></text:p>
          </table:table-cell>
          <table:table-cell table:style-name="ce17" office:value-type="float" office:value="-2" calcext:value-type="float">
            <text:p>-2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7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C2</text:p>
          </table:table-cell>
          <table:table-cell table:style-name="ce17" office:value-type="float" office:value="0.000000023" calcext:value-type="float">
            <text:p>2,3E-08</text:p>
          </table:table-cell>
          <table:covered-table-cell table:style-name="ce3"/>
          <table:table-cell table:style-name="ce19"/>
          <table:table-cell table:style-name="ce26"/>
          <table:covered-table-cell table:number-columns-repeated="2"/>
          <table:table-cell table:style-name="ce46" table:number-columns-spanned="2" table:number-rows-spanned="3"/>
          <table:covered-table-cell table:style-name="ce17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table:formula="of:=-([.R3]/[.O6])" office:value-type="float" office:value="1000" calcext:value-type="float">
            <text:p>1000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6" table:number-columns-spanned="2" table:number-rows-spanned="2"/>
          <table:covered-table-cell table:style-name="ce17"/>
          <table:covered-table-cell table:style-name="ce3"/>
          <table:table-cell table:style-name="ce19" office:value-type="string" calcext:value-type="string">
            <text:p>K= T<text:span text:style-name="T19">0</text:span></text:p>
          </table:table-cell>
          <table:table-cell table:style-name="ce17" table:formula="of:=-[.H4]/[.H3]" office:value-type="float" office:value="-2" calcext:value-type="float">
            <text:p>-2</text:p>
          </table:table-cell>
          <table:covered-table-cell table:number-columns-repeated="2"/>
          <table:covered-table-cell table:style-name="ce46"/>
          <table:covered-table-cell table:style-name="ce17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59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covered-table-cell table:style-name="ce47"/>
          <table:covered-table-cell table:style-name="ce18"/>
          <table:covered-table-cell table:style-name="ce3"/>
          <table:table-cell table:style-name="ce21" office:value-type="string" calcext:value-type="string">
            <text:p>T (f = f0)</text:p>
          </table:table-cell>
          <table:table-cell table:style-name="ce175" table:formula="of:=[.K8]/(2*[.K5])" office:value-type="float" office:value="-1.15061093393371" calcext:value-type="float">
            <text:p>-1,15061093393371</text:p>
          </table:table-cell>
          <table:covered-table-cell table:number-columns-repeated="2"/>
          <table:covered-table-cell table:style-name="ce47"/>
          <table:covered-table-cell table:style-name="ce18"/>
          <table:covered-table-cell table:style-name="ce3"/>
          <table:table-cell table:style-name="ce47" office:value-type="string" calcext:value-type="string">
            <text:p>R3</text:p>
          </table:table-cell>
          <table:table-cell table:style-name="ce167"/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Kenza, Paco, Julie</text:p>
          </table:table-cell>
          <table:covered-table-cell table:number-columns-repeated="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Kenza, Paco, Julie</text:p>
          </table:table-cell>
          <table:covered-table-cell table:number-columns-repeated="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Kenza, Paco, Julie</text:p>
          </table:table-cell>
          <table:covered-table-cell/>
          <table:table-cell table:number-columns-repeated="45"/>
        </table:table-row>
        <table:table-row table:style-name="ro2">
          <table:table-cell table:style-name="ce10" table:number-columns-spanned="19" table:number-rows-spanned="1"/>
          <table:covered-table-cell table:number-columns-repeated="3" table:style-name="ce10"/>
          <table:covered-table-cell table:number-columns-repeated="2"/>
          <table:covered-table-cell table:number-columns-repeated="5" table:style-name="ce10"/>
          <table:covered-table-cell table:number-columns-repeated="2"/>
          <table:covered-table-cell table:number-columns-repeated="5" table:style-name="ce10"/>
          <table:covered-table-cell table:style-name="ce212"/>
          <table:table-cell table:number-columns-repeated="33"/>
          <table:table-cell table:style-name="ce212" table:number-columns-repeated="12"/>
        </table:table-row>
        <table:table-row table:style-name="ro2">
          <table:table-cell table:style-name="ce2" office:value-type="string" calcext:value-type="string" table:number-columns-spanned="3" table:number-rows-spanned="1">
            <text:p>Passe-bande</text:p>
          </table:table-cell>
          <table:covered-table-cell table:number-columns-repeated="2" table:style-name="ce3"/>
          <table:table-cell table:style-name="ce3"/>
          <table:table-cell table:number-columns-spanned="1" table:number-rows-spanned="10"/>
          <table:table-cell table:style-name="ce2" table:number-columns-spanned="1" table:number-rows-spanned="10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2" office:value-type="string" calcext:value-type="string" table:number-columns-spanned="1" table:number-rows-spanned="9">
            <text:p>→</text:p>
          </table:table-cell>
          <table:table-cell table:style-name="ce6" office:value-type="string" calcext:value-type="string" table:number-columns-spanned="2" table:number-rows-spanned="1">
            <text:p>Paramètres obtenus</text:p>
          </table:table-cell>
          <table:covered-table-cell table:style-name="ce6"/>
          <table:table-cell table:number-columns-spanned="1" table:number-rows-spanned="10"/>
          <table:table-cell table:style-name="ce2" table:number-columns-spanned="1" table:number-rows-spanned="10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2" office:value-type="string" calcext:value-type="string" table:number-columns-spanned="1" table:number-rows-spanned="9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98"/>
          <table:table-cell table:style-name="ce10" table:number-columns-spanned="1" table:number-rows-spanned="10"/>
          <table:table-cell table:number-columns-repeated="45"/>
        </table:table-row>
        <table:table-row table:style-name="ro2">
          <table:table-cell table:style-name="ce3" table:number-columns-spanned="3" table:number-rows-spanned="8"/>
          <table:covered-table-cell table:number-columns-repeated="2" table:style-name="ce3"/>
          <table:table-cell table:style-name="ce3" table:number-columns-spanned="1" table:number-rows-spanned="8"/>
          <table:covered-table-cell table:number-columns-repeated="2"/>
          <table:table-cell table:style-name="ce45" office:value-type="string" calcext:value-type="string">
            <text:p>R1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86"/>
          <table:table-cell table:style-name="ce11" office:value-type="string" calcext:value-type="string" table:number-columns-spanned="2" table:number-rows-spanned="1">
            <text:p>w0</text:p>
          </table:table-cell>
          <table:covered-table-cell table:style-name="ce25" table:formula="of:=1/SQRT([.H14]*[.H15]*[.H16]*[.H17])" office:value-type="float" office:value="12309.1490979333" calcext:value-type="float">
            <text:p>12309,1490979333</text:p>
          </table:covered-table-cell>
          <table:covered-table-cell table:number-columns-repeated="2"/>
          <table:table-cell table:style-name="ce45" office:value-type="string" calcext:value-type="string">
            <text:p>f0</text:p>
          </table:table-cell>
          <table:table-cell table:style-name="ce17" office:value-type="float" office:value="2000" calcext:value-type="float">
            <text:p>2000</text:p>
          </table:table-cell>
          <table:covered-table-cell table:style-name="ce3"/>
          <table:table-cell table:style-name="ce45" office:value-type="string" calcext:value-type="string">
            <text:p>R3</text:p>
          </table:table-cell>
          <table:table-cell table:style-name="ce17" office:value-type="float" office:value="15000" calcext:value-type="float">
            <text:p>15000</text:p>
          </table:table-cell>
          <table:covered-table-cell/>
          <table:table-cell table:number-columns-repeated="45"/>
        </table:table-row>
        <table:table-row table:style-name="ro2">
          <table:covered-table-cell table:style-name="ce3">
            <draw:g table:end-cell-address="rauch.C20" table:end-x="1.38cm" table:end-y="0.147cm" draw:z-index="1" draw:name="Groupe 56">
              <draw:custom-shape draw:name="Connecteur droit 57" draw:style-name="gr66" draw:text-style-name="P1" svg:width="3.676cm" svg:height="0.001cm" svg:x="0.646cm" svg:y="2.05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Forme libre : forme 58" draw:style-name="gr42" draw:text-style-name="P2" svg:width="0.476cm" svg:height="0.337cm" svg:x="2.591cm" svg:y="1.825cm">
                <text:p/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  <draw:custom-shape draw:name="Connecteur droit 59" draw:style-name="gr67" draw:text-style-name="P1" svg:width="0.001cm" svg:height="1.541cm" svg:x="2.017cm" svg:y="2.038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60" draw:style-name="gr44" draw:text-style-name="P1" svg:width="0.415cm" svg:height="0.001cm" svg:x="3.907cm" svg:y="2.66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61" draw:style-name="gr68" draw:text-style-name="P1" svg:width="3.276cm" svg:height="0.001cm" svg:x="2.275cm" svg:y="0.1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62" draw:style-name="gr69" draw:text-style-name="P1" svg:width="0.001cm" svg:height="2.101cm" svg:x="5.543cm" svg:y="0.093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63">
                <draw:custom-shape draw:name="Rectangle 64" draw:style-name="gr70" draw:text-style-name="P2" svg:width="0.687cm" svg:height="0.122cm" draw:transform="rotate (-1.5707963267949) translate (1.431cm 1.714cm)">
                  <text:p/>
                  <draw:enhanced-geometry svg:viewBox="0 0 21600 21600" draw:type="non-primitive" draw:enhanced-path="M 0 0 L 21600 0 21600 21600 0 21600 Z N"/>
                </draw:custom-shape>
                <draw:g draw:name="Groupe 65">
                  <draw:custom-shape draw:name="Connecteur droit 66" draw:style-name="gr71" draw:text-style-name="P1" svg:width="0.001cm" svg:height="0.678cm" svg:x="1.313cm" svg:y="1.706cm">
                    <text:p/>
  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67" draw:style-name="gr71" draw:text-style-name="P1" svg:width="0.001cm" svg:height="0.678cm" svg:x="1.43cm" svg:y="1.706cm">
                    <text:p/>
  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frame draw:name="ZoneTexte 68" draw:style-name="gr72" draw:text-style-name="P5" svg:width="0.336cm" svg:height="0.767cm" svg:x="2.176cm" svg:y="2.522cm">
                <draw:text-box>
                  <text:p text:style-name="P3"><text:span text:style-name="T1">R</text:span><text:span text:style-name="T2">1</text:span></text:p>
                </draw:text-box>
              </draw:frame>
              <draw:custom-shape draw:name="Connecteur droit 69" draw:style-name="gr44" draw:text-style-name="P1" svg:width="0.879cm" svg:height="0.001cm" svg:x="5.063cm" svg:y="2.21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70" draw:style-name="gr73" draw:text-style-name="P1" svg:width="0.001cm" svg:height="1.928cm" svg:x="2.275cm" svg:y="0.102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Forme libre : forme 71" draw:style-name="gr42" draw:text-style-name="P2" svg:width="0.779cm" svg:height="0.21cm" draw:transform="rotate (-1.5707963267949) translate (2.151cm 1.205cm)">
                <text:p/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  <draw:frame draw:name="ZoneTexte 72" draw:style-name="gr74" draw:text-style-name="P5" svg:width="0.335cm" svg:height="0.781cm" svg:x="2.75cm" svg:y="1.055cm">
                <draw:text-box>
                  <text:p text:style-name="P3"><text:span text:style-name="T1">R</text:span><text:span text:style-name="T2">3</text:span></text:p>
                </draw:text-box>
              </draw:frame>
              <draw:frame draw:name="ZoneTexte 73" draw:style-name="gr75" draw:text-style-name="P5" svg:width="0.337cm" svg:height="0.772cm" svg:x="0.972cm" svg:y="1.159cm">
                <draw:text-box>
                  <text:p text:style-name="P3"><text:span text:style-name="T1">C</text:span><text:span text:style-name="T2">1</text:span></text:p>
                </draw:text-box>
              </draw:frame>
              <draw:frame draw:name="ZoneTexte 74" draw:style-name="gr75" draw:text-style-name="P5" svg:width="0.337cm" svg:height="0.772cm" svg:x="3.971cm" svg:y="0.462cm">
                <draw:text-box>
                  <text:p text:style-name="P3"><text:span text:style-name="T1">C</text:span><text:span text:style-name="T2">2</text:span></text:p>
                </draw:text-box>
              </draw:frame>
              <draw:frame draw:name="ZoneTexte 75" draw:style-name="gr76" draw:text-style-name="P5" svg:width="0.337cm" svg:height="0.774cm" svg:x="1.788cm" svg:y="0.446cm">
                <draw:text-box>
                  <text:p text:style-name="P3"><text:span text:style-name="T1">R</text:span><text:span text:style-name="T2">2</text:span></text:p>
                </draw:text-box>
              </draw:frame>
              <draw:g draw:name="Groupe 76">
                <draw:custom-shape draw:name="Connecteur droit 77" draw:style-name="gr77" draw:text-style-name="P1" svg:width="0.337cm" svg:height="0.001cm" svg:x="1.845cm" svg:y="3.588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78" draw:style-name="gr55" draw:text-style-name="P1" svg:width="0.111cm" svg:height="0.001cm" svg:x="1.949cm" svg:y="3.736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79" draw:style-name="gr59" draw:text-style-name="P1" svg:width="0.222cm" svg:height="0.001cm" svg:x="1.9cm" svg:y="3.671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g draw:name="Groupe 80">
                <draw:frame draw:name="ZoneTexte 81" draw:style-name="gr78" draw:text-style-name="P5" svg:width="0.313cm" svg:height="0.982cm" svg:x="0.332cm" svg:y="2.296cm">
                  <draw:text-box>
                    <text:p text:style-name="P3"><text:span text:style-name="T17">v</text:span><text:span text:style-name="T18">e</text:span></text:p>
                  </draw:text-box>
                </draw:frame>
                <draw:custom-shape draw:name="Connecteur droit 82" draw:style-name="gr79" draw:text-style-name="P1" svg:width="0.001cm" svg:height="0.994cm" svg:x="0.644cm" svg:y="2.201cm">
                  <text:p/>
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g draw:name="Groupe 83">
                  <draw:custom-shape draw:name="Connecteur droit 84" draw:style-name="gr80" draw:text-style-name="P1" svg:width="0.338cm" svg:height="0.001cm" svg:x="0.494cm" svg:y="3.259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85" draw:style-name="gr55" draw:text-style-name="P1" svg:width="0.111cm" svg:height="0.001cm" svg:x="0.6cm" svg:y="3.413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86" draw:style-name="gr59" draw:text-style-name="P1" svg:width="0.222cm" svg:height="0.001cm" svg:x="0.55cm" svg:y="3.343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custom-shape draw:name="Connecteur droit 87" draw:style-name="gr73" draw:text-style-name="P1" svg:width="0.001cm" svg:height="1.928cm" svg:x="3.669cm" svg:y="0.102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88">
                <draw:custom-shape draw:name="Rectangle 89" draw:style-name="gr81" draw:text-style-name="P2" svg:width="0.422cm" svg:height="0.2cm" svg:x="3.487cm" svg:y="0.746cm">
                  <text:p/>
                  <draw:enhanced-geometry svg:viewBox="0 0 21600 21600" draw:type="non-primitive" draw:enhanced-path="M 0 0 L 21600 0 21600 21600 0 21600 Z N"/>
                </draw:custom-shape>
                <draw:g draw:name="Groupe 90">
                  <draw:custom-shape draw:name="Connecteur droit 91" draw:style-name="gr44" draw:text-style-name="P1" svg:width="0.415cm" svg:height="0.001cm" svg:x="3.477cm" svg:y="0.937cm">
                    <text:p/>
  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92" draw:style-name="gr44" draw:text-style-name="P1" svg:width="0.415cm" svg:height="0.001cm" svg:x="3.477cm" svg:y="0.738cm">
                    <text:p/>
  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custom-shape draw:name="Connecteur droit 93" draw:style-name="gr82" draw:text-style-name="P1" svg:width="0.001cm" svg:height="0.679cm" svg:x="3.907cm" svg:y="2.66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94">
                <draw:custom-shape draw:name="Connecteur droit 95" draw:style-name="gr77" draw:text-style-name="P1" svg:width="0.337cm" svg:height="0.001cm" svg:x="3.749cm" svg:y="3.343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96" draw:style-name="gr55" draw:text-style-name="P1" svg:width="0.111cm" svg:height="0.001cm" svg:x="3.854cm" svg:y="3.49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97" draw:style-name="gr59" draw:text-style-name="P1" svg:width="0.222cm" svg:height="0.001cm" svg:x="3.805cm" svg:y="3.425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frame draw:name="ZoneTexte 98" draw:style-name="gr83" draw:text-style-name="P5" svg:width="0.313cm" svg:height="0.983cm" svg:x="5.914cm" svg:y="2.552cm">
                <draw:text-box>
                  <text:p text:style-name="P3"><text:span text:style-name="T17">v</text:span><text:span text:style-name="T18">s</text:span></text:p>
                </draw:text-box>
              </draw:frame>
              <draw:custom-shape draw:name="Connecteur droit 99" draw:style-name="gr84" draw:text-style-name="P1" svg:width="0.001cm" svg:height="0.995cm" svg:x="5.787cm" svg:y="2.369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100">
                <draw:custom-shape draw:name="Connecteur droit 101" draw:style-name="gr77" draw:text-style-name="P1" svg:width="0.337cm" svg:height="0.001cm" svg:x="5.635cm" svg:y="3.433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02" draw:style-name="gr55" draw:text-style-name="P1" svg:width="0.111cm" svg:height="0.001cm" svg:x="5.742cm" svg:y="3.584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03" draw:style-name="gr56" draw:text-style-name="P1" svg:width="0.223cm" svg:height="0.001cm" svg:x="5.691cm" svg:y="3.518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custom-shape draw:name="Forme libre : forme 104" draw:style-name="gr85" draw:text-style-name="P2" svg:width="1.405cm" svg:height="0.84cm" draw:transform="rotate (-1.5707963267949) translate (5.165cm 1.608cm)">
                <text:p/>
                <draw:enhanced-geometry svg:viewBox="0 0 21600 21600" draw:text-areas="?f11 ?f26 ?f19 ?f30" draw:glue-points="?f24 ?f25 ?f11 ?f26 ?f27 ?f28 ?f24 ?f28 ?f29 ?f28 ?f22 ?f26" draw:type="non-primitive" draw:modifiers="9577" draw:enhanced-path="M ?f10 ?f8 L ?f9 ?f9 ?f8 ?f9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$0"/>
                  <draw:equation draw:name="f11" draw:formula="?f10 / 2"/>
                  <draw:equation draw:name="f12" draw:formula="18000 * ?f7"/>
                  <draw:equation draw:name="f13" draw:formula="10800 * ?f7"/>
                  <draw:equation draw:name="f14" draw:formula="10800 * ?f6"/>
                  <draw:equation draw:name="f15" draw:formula="0 * ?f7"/>
                  <draw:equation draw:name="f16" draw:formula="0 * ?f6"/>
                  <draw:equation draw:name="f17" draw:formula="21600 * ?f7"/>
                  <draw:equation draw:name="f18" draw:formula="21600 * ?f6"/>
                  <draw:equation draw:name="f19" draw:formula="?f11 + 10800"/>
                  <draw:equation draw:name="f20" draw:formula="21600 - ?f10"/>
                  <draw:equation draw:name="f21" draw:formula="?f20 / 2"/>
                  <draw:equation draw:name="f22" draw:formula="21600 - ?f21"/>
                  <draw:equation draw:name="f23" draw:formula="$0 / ?f6"/>
                  <draw:equation draw:name="f24" draw:formula="?f14 / ?f6"/>
                  <draw:equation draw:name="f25" draw:formula="?f15 / ?f7"/>
                  <draw:equation draw:name="f26" draw:formula="?f13 / ?f7"/>
                  <draw:equation draw:name="f27" draw:formula="?f16 / ?f6"/>
                  <draw:equation draw:name="f28" draw:formula="?f17 / ?f7"/>
                  <draw:equation draw:name="f29" draw:formula="?f18 / ?f6"/>
                  <draw:equation draw:name="f30" draw:formula="?f12 / ?f7"/>
                  <draw:handle draw:handle-position="$0 0" draw:handle-range-x-minimum="0" draw:handle-range-x-maximum="21600"/>
                </draw:enhanced-geometry>
              </draw:custom-shape>
              <draw:g draw:name="Groupe 105">
                <draw:frame draw:name="ZoneTexte 106" draw:style-name="gr31" draw:text-style-name="P1" svg:width="0.389cm" svg:height="0.81cm" svg:x="4.398cm" svg:y="1.608cm">
                  <draw:text-box>
                    <text:p text:style-name="P3"><text:span text:style-name="T15">-</text:span></text:p>
                  </draw:text-box>
                </draw:frame>
                <draw:frame draw:name="ZoneTexte 107" draw:style-name="gr31" draw:text-style-name="P1" svg:width="0.388cm" svg:height="0.682cm" svg:x="4.356cm" svg:y="2.411cm">
                  <draw:text-box>
                    <text:p text:style-name="P3"><text:span text:style-name="T16">+</text:span></text:p>
                  </draw:text-box>
                </draw:frame>
                <draw:frame draw:name="ZoneTexte 108" draw:style-name="gr31" draw:text-style-name="P1" svg:width="0.276cm" svg:height="0.55cm" svg:x="4.787cm" svg:y="1.986cm">
                  <draw:text-box>
                    <text:p text:style-name="P3"><text:span text:style-name="T13">∞</text:span></text:p>
                  </draw:text-box>
                </draw:frame>
              </draw:g>
              <draw:custom-shape draw:name="Forme libre : forme 109" draw:style-name="gr42" draw:text-style-name="P2" svg:width="0.77cm" svg:height="0.208cm" draw:transform="rotate (-1.5707963267949) translate (2.112cm 2.483cm)">
                <text:p/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</draw:g>
          </table:covered-table-cell>
          <table:covered-table-cell table:number-columns-repeated="3" table:style-name="ce3"/>
          <table:covered-table-cell table:number-columns-repeated="2"/>
          <table:table-cell table:style-name="ce45" office:value-type="string" calcext:value-type="string">
            <text:p>R2</text:p>
          </table:table-cell>
          <table:table-cell table:style-name="ce17" office:value-type="float" office:value="20000" calcext:value-type="float">
            <text:p>20000</text:p>
          </table:table-cell>
          <table:covered-table-cell table:style-name="ce3"/>
          <table:table-cell table:style-name="ce19" office:value-type="string" calcext:value-type="string">
            <text:p>f0</text:p>
          </table:table-cell>
          <table:table-cell table:style-name="ce26" table:formula="of:=[.K13]/(2*PI())" office:value-type="float" office:value="1959.06192419123" calcext:value-type="float">
            <text:p>1959,06192419123</text:p>
          </table:table-cell>
          <table:covered-table-cell table:number-columns-repeated="2"/>
          <table:table-cell table:style-name="ce45" office:value-type="string" calcext:value-type="string">
            <text:p>m</text:p>
          </table:table-cell>
          <table:table-cell table:style-name="ce17" office:value-type="float" office:value="1" calcext:value-type="float">
            <text:p>1</text:p>
          </table:table-cell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07" calcext:value-type="float">
            <text:p>7E-08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R3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3"/>
          <table:table-cell table:style-name="ce19" office:value-type="string" calcext:value-type="string">
            <text:p>m</text:p>
          </table:table-cell>
          <table:table-cell table:style-name="ce26" table:formula="of:=([.K13]/2)*[.H17]*([.H15]*[.H14]/[.H13]+[.H14]+[.H15])" office:value-type="float" office:value="1.0155048005795" calcext:value-type="float">
            <text:p>1,0155048005795</text:p>
          </table:table-cell>
          <table:covered-table-cell table:number-columns-repeated="2"/>
          <table:table-cell table:style-name="ce45" office:value-type="string" calcext:value-type="string">
            <text:p>T<text:span text:style-name="T19">max</text:span></text:p>
          </table:table-cell>
          <table:table-cell table:style-name="ce17" office:value-type="float" office:value="-1.2" calcext:value-type="float">
            <text:p>-1,2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7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C1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3"/>
          <table:table-cell table:style-name="ce19" office:value-type="string" calcext:value-type="string">
            <text:p>T<text:span text:style-name="T19">max</text:span></text:p>
          </table:table-cell>
          <table:table-cell table:style-name="ce26" table:formula="of:=[.K19]/2*[.K15]" office:value-type="float" office:value="-1.25" calcext:value-type="float">
            <text:p>-1,25</text:p>
          </table:table-cell>
          <table:covered-table-cell table:number-columns-repeated="2"/>
          <table:table-cell table:style-name="ce45" office:value-type="string" calcext:value-type="string">
            <text:p>w0</text:p>
          </table:table-cell>
          <table:table-cell table:style-name="ce17" table:formula="of:=2*PI()*[.O13]" office:value-type="float" office:value="12566.3706143592" calcext:value-type="float">
            <text:p>12566,3706143592</text:p>
          </table:table-cell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table:formula="of:=1/([.O16]*[.O16]*[.R17]*[.R13]*[.R14])" office:value-type="float" office:value="0.00000000884194128288306" calcext:value-type="float">
            <text:p>8,84194128288306E-09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C2</text:p>
          </table:table-cell>
          <table:table-cell table:style-name="ce17" office:value-type="float" office:value="0.0000000033" calcext:value-type="float">
            <text:p>3,3E-09</text:p>
          </table:table-cell>
          <table:covered-table-cell table:style-name="ce3"/>
          <table:table-cell table:style-name="ce19"/>
          <table:table-cell table:style-name="ce26"/>
          <table:covered-table-cell table:number-columns-repeated="2"/>
          <table:table-cell table:style-name="ce204" table:number-columns-spanned="2" table:number-rows-spanned="4"/>
          <table:covered-table-cell table:style-name="ce29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table:formula="of:=-([.O15]/2*[.O14])/([.O16]*[.R14])" office:value-type="float" office:value="682.092613250978" calcext:value-type="float">
            <text:p>682,092613250978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6" table:number-columns-spanned="2" table:number-rows-spanned="3"/>
          <table:covered-table-cell table:style-name="ce17"/>
          <table:covered-table-cell table:style-name="ce3"/>
          <table:table-cell table:style-name="ce19"/>
          <table:table-cell table:style-name="ce26"/>
          <table:covered-table-cell table:number-columns-repeated="2"/>
          <table:covered-table-cell table:style-name="ce204"/>
          <table:covered-table-cell table:style-name="ce29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table:formula="of:=([.R17]*[.R13]*[.R16])/(((2*[.O14])/[.O16])-[.R16]*[.R17]-[.R13]*[.R16])" office:value-type="float" office:value="4414.0629851112" calcext:value-type="float">
            <text:p>4414,0629851112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covered-table-cell table:style-name="ce45"/>
          <table:covered-table-cell table:style-name="ce17"/>
          <table:covered-table-cell table:style-name="ce3"/>
          <table:table-cell table:style-name="ce57" office:value-type="string" calcext:value-type="string">
            <text:p>T<text:span text:style-name="T19">i</text:span></text:p>
          </table:table-cell>
          <table:table-cell table:style-name="ce17" table:formula="of:=-[.H16]*[.H14]*[.K13]" office:value-type="float" office:value="-2.46182981958665" calcext:value-type="float">
            <text:p>-2,46182981958665</text:p>
          </table:table-cell>
          <table:covered-table-cell table:number-columns-repeated="2"/>
          <table:covered-table-cell table:style-name="ce23"/>
          <table:covered-table-cell table:style-name="ce29"/>
          <table:covered-table-cell table:style-name="ce3"/>
          <table:table-cell table:style-name="ce46" table:number-columns-spanned="2" table:number-rows-spanned="2"/>
          <table:covered-table-cell table:style-name="ce17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covered-table-cell table:style-name="ce15"/>
          <table:covered-table-cell table:style-name="ce18"/>
          <table:covered-table-cell table:style-name="ce3"/>
          <table:table-cell table:style-name="ce88" office:value-type="string" calcext:value-type="string">
            <text:p>BP</text:p>
          </table:table-cell>
          <table:table-cell table:style-name="ce91" table:formula="of:=2*[.K15]*[.K14]" office:value-type="float" office:value="3978.87357729738" calcext:value-type="float">
            <text:p>3978,87357729738</text:p>
          </table:table-cell>
          <table:covered-table-cell table:number-columns-repeated="2"/>
          <table:covered-table-cell table:style-name="ce95"/>
          <table:covered-table-cell table:style-name="ce30"/>
          <table:covered-table-cell table:style-name="ce3"/>
          <table:covered-table-cell table:style-name="ce47"/>
          <table:covered-table-cell table:style-name="ce18"/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85" office:value-type="string" calcext:value-type="string">
            <text:p>Laure Bou, Lukas, Fabien, Théophile, Tamatoa</text:p>
          </table:table-cell>
          <table:covered-table-cell table:number-columns-repeated="2"/>
          <table:table-cell table:style-name="ce3" table:number-columns-spanned="3" table:number-rows-spanned="1"/>
          <table:covered-table-cell table:number-columns-repeated="2" table:style-name="ce3"/>
          <table:table-cell table:style-name="ce89" office:value-type="string" calcext:value-type="string">
            <text:p>contributeur :</text:p>
          </table:table-cell>
          <table:table-cell table:style-name="ce85" office:value-type="string" calcext:value-type="string">
            <text:p>Laure Bou, Lukas, Fabien, Théophile, Tamatoa</text:p>
          </table:table-cell>
          <table:covered-table-cell table:number-columns-repeated="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85" office:value-type="string" calcext:value-type="string">
            <text:p>Laure Bou, Lukas, Fabien, Théophile, Tamatoa</text:p>
          </table:table-cell>
          <table:covered-table-cell/>
          <table:table-cell table:number-columns-repeated="45"/>
        </table:table-row>
        <table:table-row table:style-name="ro2">
          <table:table-cell table:style-name="ce10" table:number-columns-spanned="19" table:number-rows-spanned="1"/>
          <table:covered-table-cell table:number-columns-repeated="3" table:style-name="ce10"/>
          <table:covered-table-cell table:number-columns-repeated="2"/>
          <table:covered-table-cell table:number-columns-repeated="5" table:style-name="ce10"/>
          <table:covered-table-cell table:number-columns-repeated="2"/>
          <table:covered-table-cell table:number-columns-repeated="5" table:style-name="ce10"/>
          <table:covered-table-cell table:style-name="ce212"/>
          <table:table-cell table:number-columns-repeated="33"/>
          <table:table-cell table:style-name="ce212" table:number-columns-repeated="12"/>
        </table:table-row>
        <table:table-row table:style-name="ro2">
          <table:table-cell table:style-name="ce2" office:value-type="string" calcext:value-type="string" table:number-columns-spanned="3" table:number-rows-spanned="1">
            <text:p>Passe-haut</text:p>
          </table:table-cell>
          <table:covered-table-cell table:number-columns-repeated="2" table:style-name="ce3"/>
          <table:table-cell table:style-name="ce3"/>
          <table:table-cell table:number-columns-spanned="1" table:number-rows-spanned="10"/>
          <table:table-cell table:style-name="ce2" table:number-columns-spanned="1" table:number-rows-spanned="10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2" office:value-type="string" calcext:value-type="string" table:number-columns-spanned="1" table:number-rows-spanned="9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25"/>
          <table:table-cell table:number-columns-spanned="1" table:number-rows-spanned="10"/>
          <table:table-cell table:style-name="ce2" table:number-columns-spanned="1" table:number-rows-spanned="10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2" office:value-type="string" calcext:value-type="string" table:number-columns-spanned="1" table:number-rows-spanned="9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98"/>
          <table:table-cell table:style-name="ce10" table:number-columns-spanned="1" table:number-rows-spanned="10"/>
          <table:table-cell table:number-columns-repeated="45"/>
        </table:table-row>
        <table:table-row table:style-name="ro2">
          <table:table-cell table:style-name="ce3" table:number-columns-spanned="3" table:number-rows-spanned="8">
            <draw:g table:end-cell-address="rauch.C31" table:end-x="1.014cm" table:end-y="0.375cm" draw:z-index="2" draw:name="Groupe 110">
              <draw:custom-shape draw:name="Connecteur droit 111" draw:style-name="gr86" draw:text-style-name="P1" svg:width="3.215cm" svg:height="0.001cm" svg:x="0.979cm" svg:y="2.56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2" draw:style-name="gr87" draw:text-style-name="P1" svg:width="0.001cm" svg:height="1.823cm" svg:x="2.179cm" svg:y="2.536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3" draw:style-name="gr44" draw:text-style-name="P1" svg:width="0.363cm" svg:height="0.001cm" svg:x="3.83cm" svg:y="3.29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4" draw:style-name="gr88" draw:text-style-name="P1" svg:width="2.863cm" svg:height="0.001cm" svg:x="2.404cm" svg:y="0.26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15" draw:style-name="gr89" draw:text-style-name="P1" svg:width="0.001cm" svg:height="2.489cm" svg:x="5.262cm" svg:y="0.25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116">
                <draw:custom-shape draw:name="Rectangle 117" draw:style-name="gr90" draw:text-style-name="P2" svg:width="0.819cm" svg:height="0.106cm" draw:transform="rotate (-1.5707963267949) translate (1.665cm 2.165cm)">
                  <text:p/>
                  <draw:enhanced-geometry svg:viewBox="0 0 21600 21600" draw:type="non-primitive" draw:enhanced-path="M 0 0 L 21600 0 21600 21600 0 21600 Z N"/>
                </draw:custom-shape>
                <draw:g draw:name="Groupe 118">
                  <draw:custom-shape draw:name="Connecteur droit 119" draw:style-name="gr91" draw:text-style-name="P1" svg:width="0.001cm" svg:height="0.812cm" svg:x="1.562cm" svg:y="2.139cm">
                    <text:p/>
  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120" draw:style-name="gr91" draw:text-style-name="P1" svg:width="0.001cm" svg:height="0.812cm" svg:x="1.665cm" svg:y="2.139cm">
                    <text:p/>
  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frame draw:name="ZoneTexte 121" draw:style-name="gr92" draw:text-style-name="P5" svg:width="0.313cm" svg:height="0.909cm" svg:x="2.314cm" svg:y="3.127cm">
                <draw:text-box>
                  <text:p text:style-name="P3"><text:span text:style-name="T1">R</text:span><text:span text:style-name="T2">1</text:span></text:p>
                </draw:text-box>
              </draw:frame>
              <draw:custom-shape draw:name="Connecteur droit 122" draw:style-name="gr44" draw:text-style-name="P1" svg:width="0.769cm" svg:height="0.001cm" svg:x="4.842cm" svg:y="2.7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23" draw:style-name="gr93" draw:text-style-name="P1" svg:width="0.001cm" svg:height="2.286cm" svg:x="2.404cm" svg:y="0.259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frame draw:name="ZoneTexte 124" draw:style-name="gr94" draw:text-style-name="P5" svg:width="0.313cm" svg:height="0.922cm" svg:x="1.262cm" svg:y="1.506cm">
                <draw:text-box>
                  <text:p text:style-name="P3"><text:span text:style-name="T1">C</text:span><text:span text:style-name="T2">1</text:span></text:p>
                </draw:text-box>
              </draw:frame>
              <draw:frame draw:name="ZoneTexte 125" draw:style-name="gr95" draw:text-style-name="P5" svg:width="0.313cm" svg:height="0.923cm" svg:x="3.198cm" svg:y="2.541cm">
                <draw:text-box>
                  <text:p text:style-name="P3"><text:span text:style-name="T1">C</text:span><text:span text:style-name="T2">2</text:span></text:p>
                </draw:text-box>
              </draw:frame>
              <draw:frame draw:name="ZoneTexte 126" draw:style-name="gr96" draw:text-style-name="P5" svg:width="0.313cm" svg:height="0.919cm" svg:x="3.773cm" svg:y="1.015cm">
                <draw:text-box>
                  <text:p text:style-name="P3"><text:span text:style-name="T1">R</text:span><text:span text:style-name="T2">2</text:span></text:p>
                </draw:text-box>
              </draw:frame>
              <draw:g draw:name="Groupe 127">
                <draw:custom-shape draw:name="Connecteur droit 128" draw:style-name="gr97" draw:text-style-name="P1" svg:width="0.295cm" svg:height="0.001cm" svg:x="2.028cm" svg:y="4.386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29" draw:style-name="gr98" draw:text-style-name="P1" svg:width="0.097cm" svg:height="0.001cm" svg:x="2.119cm" svg:y="4.561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30" draw:style-name="gr99" draw:text-style-name="P1" svg:width="0.194cm" svg:height="0.001cm" svg:x="2.076cm" svg:y="4.485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g draw:name="Groupe 131">
                <draw:frame draw:name="ZoneTexte 132" draw:style-name="gr100" draw:text-style-name="P5" svg:width="0.274cm" svg:height="1.163cm" svg:x="0.704cm" svg:y="2.86cm">
                  <draw:text-box>
                    <text:p text:style-name="P3"><text:span text:style-name="T17">v</text:span><text:span text:style-name="T18">e</text:span></text:p>
                  </draw:text-box>
                </draw:frame>
                <draw:custom-shape draw:name="Connecteur droit 133" draw:style-name="gr101" draw:text-style-name="P1" svg:width="0.001cm" svg:height="1.178cm" svg:x="0.977cm" svg:y="2.766cm">
                  <text:p/>
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g draw:name="Groupe 134">
                  <draw:custom-shape draw:name="Connecteur droit 135" draw:style-name="gr102" draw:text-style-name="P1" svg:width="0.296cm" svg:height="0.001cm" svg:x="0.846cm" svg:y="3.997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136" draw:style-name="gr98" draw:text-style-name="P1" svg:width="0.097cm" svg:height="0.001cm" svg:x="0.939cm" svg:y="4.18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137" draw:style-name="gr99" draw:text-style-name="P1" svg:width="0.194cm" svg:height="0.001cm" svg:x="0.895cm" svg:y="4.096cm">
                    <text:p/>
  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custom-shape draw:name="Connecteur droit 138" draw:style-name="gr93" draw:text-style-name="P1" svg:width="0.001cm" svg:height="2.286cm" svg:x="3.622cm" svg:y="0.259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139">
                <draw:custom-shape draw:name="Rectangle 140" draw:style-name="gr103" draw:text-style-name="P2" svg:width="0.82cm" svg:height="0.107cm" draw:transform="rotate (-1.5707963267949) translate (3.147cm 2.138cm)">
                  <text:p/>
                  <draw:enhanced-geometry svg:viewBox="0 0 21600 21600" draw:type="non-primitive" draw:enhanced-path="M 0 0 L 21600 0 21600 21600 0 21600 Z N"/>
                </draw:custom-shape>
                <draw:g draw:name="Groupe 141">
                  <draw:custom-shape draw:name="Connecteur droit 142" draw:style-name="gr91" draw:text-style-name="P1" svg:width="0.001cm" svg:height="0.812cm" svg:x="3.047cm" svg:y="2.122cm">
                    <text:p/>
  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143" draw:style-name="gr91" draw:text-style-name="P1" svg:width="0.001cm" svg:height="0.812cm" svg:x="3.153cm" svg:y="2.122cm">
                    <text:p/>
    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custom-shape draw:name="Connecteur droit 144" draw:style-name="gr104" draw:text-style-name="P1" svg:width="0.001cm" svg:height="0.803cm" svg:x="3.83cm" svg:y="3.29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145">
                <draw:custom-shape draw:name="Connecteur droit 146" draw:style-name="gr97" draw:text-style-name="P1" svg:width="0.295cm" svg:height="0.001cm" svg:x="3.692cm" svg:y="4.096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47" draw:style-name="gr98" draw:text-style-name="P1" svg:width="0.097cm" svg:height="0.001cm" svg:x="3.784cm" svg:y="4.269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48" draw:style-name="gr99" draw:text-style-name="P1" svg:width="0.194cm" svg:height="0.001cm" svg:x="3.741cm" svg:y="4.194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frame draw:name="ZoneTexte 149" draw:style-name="gr100" draw:text-style-name="P5" svg:width="0.274cm" svg:height="1.163cm" svg:x="5.587cm" svg:y="3.163cm">
                <draw:text-box>
                  <text:p text:style-name="P3"><text:span text:style-name="T17">v</text:span><text:span text:style-name="T18">s</text:span></text:p>
                </draw:text-box>
              </draw:frame>
              <draw:custom-shape draw:name="Connecteur droit 150" draw:style-name="gr105" draw:text-style-name="P1" svg:width="0.001cm" svg:height="1.179cm" svg:x="5.475cm" svg:y="2.964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g draw:name="Groupe 151">
                <draw:custom-shape draw:name="Connecteur droit 152" draw:style-name="gr97" draw:text-style-name="P1" svg:width="0.295cm" svg:height="0.001cm" svg:x="5.342cm" svg:y="4.203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53" draw:style-name="gr98" draw:text-style-name="P1" svg:width="0.097cm" svg:height="0.001cm" svg:x="5.435cm" svg:y="4.38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54" draw:style-name="gr106" draw:text-style-name="P1" svg:width="0.195cm" svg:height="0.001cm" svg:x="5.391cm" svg:y="4.302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  <draw:custom-shape draw:name="Forme libre : forme 155" draw:style-name="gr107" draw:text-style-name="P2" svg:width="1.664cm" svg:height="0.735cm" draw:transform="rotate (-1.5707963267949) translate (4.931cm 2.039cm)">
                <text:p/>
                <draw:enhanced-geometry svg:viewBox="0 0 21600 21600" draw:text-areas="?f11 ?f26 ?f19 ?f30" draw:glue-points="?f24 ?f25 ?f11 ?f26 ?f27 ?f28 ?f24 ?f28 ?f29 ?f28 ?f22 ?f26" draw:type="non-primitive" draw:modifiers="9577" draw:enhanced-path="M ?f10 ?f8 L ?f9 ?f9 ?f8 ?f9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$0"/>
                  <draw:equation draw:name="f11" draw:formula="?f10 / 2"/>
                  <draw:equation draw:name="f12" draw:formula="18000 * ?f7"/>
                  <draw:equation draw:name="f13" draw:formula="10800 * ?f7"/>
                  <draw:equation draw:name="f14" draw:formula="10800 * ?f6"/>
                  <draw:equation draw:name="f15" draw:formula="0 * ?f7"/>
                  <draw:equation draw:name="f16" draw:formula="0 * ?f6"/>
                  <draw:equation draw:name="f17" draw:formula="21600 * ?f7"/>
                  <draw:equation draw:name="f18" draw:formula="21600 * ?f6"/>
                  <draw:equation draw:name="f19" draw:formula="?f11 + 10800"/>
                  <draw:equation draw:name="f20" draw:formula="21600 - ?f10"/>
                  <draw:equation draw:name="f21" draw:formula="?f20 / 2"/>
                  <draw:equation draw:name="f22" draw:formula="21600 - ?f21"/>
                  <draw:equation draw:name="f23" draw:formula="$0 / ?f6"/>
                  <draw:equation draw:name="f24" draw:formula="?f14 / ?f6"/>
                  <draw:equation draw:name="f25" draw:formula="?f15 / ?f7"/>
                  <draw:equation draw:name="f26" draw:formula="?f13 / ?f7"/>
                  <draw:equation draw:name="f27" draw:formula="?f16 / ?f6"/>
                  <draw:equation draw:name="f28" draw:formula="?f17 / ?f7"/>
                  <draw:equation draw:name="f29" draw:formula="?f18 / ?f6"/>
                  <draw:equation draw:name="f30" draw:formula="?f12 / ?f7"/>
                  <draw:handle draw:handle-position="$0 0" draw:handle-range-x-minimum="0" draw:handle-range-x-maximum="21600"/>
                </draw:enhanced-geometry>
              </draw:custom-shape>
              <draw:g draw:name="Groupe 156">
                <draw:frame draw:name="ZoneTexte 157" draw:style-name="gr31" draw:text-style-name="P1" svg:width="0.34cm" svg:height="0.966cm" svg:x="4.261cm" svg:y="2.039cm">
                  <draw:text-box>
                    <text:p text:style-name="P3"><text:span text:style-name="T15">-</text:span></text:p>
                  </draw:text-box>
                </draw:frame>
                <draw:frame draw:name="ZoneTexte 158" draw:style-name="gr31" draw:text-style-name="P1" svg:width="0.341cm" svg:height="0.805cm" svg:x="4.223cm" svg:y="2.992cm">
                  <draw:text-box>
                    <text:p text:style-name="P3"><text:span text:style-name="T16">+</text:span></text:p>
                  </draw:text-box>
                </draw:frame>
                <draw:frame draw:name="ZoneTexte 159" draw:style-name="gr31" draw:text-style-name="P1" svg:width="0.244cm" svg:height="0.646cm" svg:x="4.6cm" svg:y="2.491cm">
                  <draw:text-box>
                    <text:p text:style-name="P3"><text:span text:style-name="T13">∞</text:span></text:p>
                  </draw:text-box>
                </draw:frame>
              </draw:g>
              <draw:custom-shape draw:name="Forme libre : forme 160" draw:style-name="gr108" draw:text-style-name="P2" svg:width="0.915cm" svg:height="0.183cm" draw:transform="rotate (-1.5707963267949) translate (2.261cm 3.075cm)">
                <text:p/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  <draw:g draw:name="Groupe 161">
                <draw:custom-shape draw:name="Rectangle 162" draw:style-name="gr109" draw:text-style-name="P2" svg:width="0.37cm" svg:height="0.236cm" svg:x="2.22cm" svg:y="0.979cm">
                  <text:p/>
                  <draw:enhanced-geometry svg:viewBox="0 0 21600 21600" draw:type="non-primitive" draw:enhanced-path="M 0 0 L 21600 0 21600 21600 0 21600 Z N"/>
                </draw:custom-shape>
                <draw:g draw:name="Groupe 163">
                  <draw:custom-shape draw:name="Connecteur droit 164" draw:style-name="gr44" draw:text-style-name="P1" svg:width="0.364cm" svg:height="0.001cm" svg:x="2.223cm" svg:y="1.208cm">
                    <text:p/>
  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  <draw:custom-shape draw:name="Connecteur droit 165" draw:style-name="gr44" draw:text-style-name="P1" svg:width="0.364cm" svg:height="0.001cm" svg:x="2.223cm" svg:y="0.972cm">
                    <text:p/>
  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</draw:enhanced-geometry>
                  </draw:custom-shape>
                </draw:g>
              </draw:g>
              <draw:frame draw:name="ZoneTexte 166" draw:style-name="gr110" draw:text-style-name="P5" svg:width="0.313cm" svg:height="0.913cm" svg:x="1.898cm" svg:y="0.693cm">
                <draw:text-box>
                  <text:p text:style-name="P3"><text:span text:style-name="T1">C</text:span><text:span text:style-name="T2">3</text:span></text:p>
                </draw:text-box>
              </draw:frame>
              <draw:custom-shape draw:name="Forme libre : forme 167" draw:style-name="gr111" draw:text-style-name="P2" svg:width="0.93cm" svg:height="0.184cm" draw:transform="rotate (-1.5707963267949) translate (3.531cm 1.83cm)">
                <text:p/>
                <draw:enhanced-geometry svg:viewBox="0 0 21600 21600" draw:text-areas="?f10 ?f12 ?f11 ?f13" draw:type="non-primitive" draw:enhanced-path="M ?f8 ?f8 L ?f9 ?f8 ?f9 ?f9 ?f8 ?f9 ?f8 ?f8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?f0 / ?f6"/>
                  <draw:equation draw:name="f11" draw:formula="?f1 / ?f6"/>
                  <draw:equation draw:name="f12" draw:formula="?f2 / ?f7"/>
                  <draw:equation draw:name="f13" draw:formula="?f3 / ?f7"/>
                </draw:enhanced-geometry>
              </draw:custom-shape>
            </draw:g>
          </table:table-cell>
          <table:covered-table-cell table:number-columns-repeated="2" table:style-name="ce3"/>
          <table:table-cell table:style-name="ce3" table:number-columns-spanned="1" table:number-rows-spanned="8"/>
          <table:covered-table-cell table:number-columns-repeated="2"/>
          <table:table-cell table:style-name="ce45" office:value-type="string" calcext:value-type="string">
            <text:p>R1</text:p>
          </table:table-cell>
          <table:table-cell table:style-name="ce17" office:value-type="float" office:value="2200" calcext:value-type="float">
            <text:p>2200</text:p>
          </table:table-cell>
          <table:covered-table-cell table:style-name="ce86"/>
          <table:table-cell table:style-name="ce19" office:value-type="string" calcext:value-type="string">
            <text:p>w0</text:p>
          </table:table-cell>
          <table:table-cell table:style-name="ce26" table:formula="of:=1/SQRT([.H27]*[.H28]*[.H24]*[.H25])" office:value-type="float" office:value="61545.7454896664" calcext:value-type="float">
            <text:p>61545,7454896664</text:p>
          </table:table-cell>
          <table:covered-table-cell table:number-columns-repeated="2"/>
          <table:table-cell table:style-name="ce45" office:value-type="string" calcext:value-type="string">
            <text:p>f0</text:p>
          </table:table-cell>
          <table:table-cell table:style-name="ce17" office:value-type="float" office:value="9353" calcext:value-type="float">
            <text:p>9353</text:p>
          </table:table-cell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022" calcext:value-type="float">
            <text:p>2,2E-09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R2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3"/>
          <table:table-cell table:style-name="ce19" office:value-type="string" calcext:value-type="string">
            <text:p>f0</text:p>
          </table:table-cell>
          <table:table-cell table:style-name="ce26" table:formula="of:=[.K24]/(2*PI())" office:value-type="float" office:value="9795.30962095613" calcext:value-type="float">
            <text:p>9795,30962095613</text:p>
          </table:table-cell>
          <table:covered-table-cell table:number-columns-repeated="2"/>
          <table:table-cell table:style-name="ce45" office:value-type="string" calcext:value-type="string">
            <text:p>m</text:p>
          </table:table-cell>
          <table:table-cell table:style-name="ce17" office:value-type="float" office:value="0.93" calcext:value-type="float">
            <text:p>0,93</text:p>
          </table:table-cell>
          <table:covered-table-cell table:style-name="ce3"/>
          <table:table-cell table:style-name="ce45" office:value-type="string" calcext:value-type="string">
            <text:p>C3</text:p>
          </table:table-cell>
          <table:table-cell table:style-name="ce17" office:value-type="float" office:value="0.000000003" calcext:value-type="float">
            <text:p>3E-09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C1</text:p>
          </table:table-cell>
          <table:table-cell table:style-name="ce17" office:value-type="float" office:value="0.0000000033" calcext:value-type="float">
            <text:p>3,3E-09</text:p>
          </table:table-cell>
          <table:covered-table-cell table:style-name="ce3"/>
          <table:table-cell table:style-name="ce19" office:value-type="string" calcext:value-type="string">
            <text:p>m</text:p>
          </table:table-cell>
          <table:table-cell table:style-name="ce26" table:formula="of:=([.H24]*([.H26]+[.H27]+[.H28]))/(2*SQRT([.H27]*[.H28]*[.H24]*[.H25]))" office:value-type="float" office:value="0.981654640560178" calcext:value-type="float">
            <text:p>0,981654640560178</text:p>
          </table:table-cell>
          <table:covered-table-cell table:number-columns-repeated="2"/>
          <table:table-cell table:style-name="ce45" office:value-type="string" calcext:value-type="string">
            <text:p>T<text:span text:style-name="T19">∞</text:span></text:p>
          </table:table-cell>
          <table:table-cell table:style-name="ce17" office:value-type="float" office:value="-3" calcext:value-type="float">
            <text:p>-3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7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C2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3"/>
          <table:table-cell table:style-name="ce19" office:value-type="string" calcext:value-type="string">
            <text:p>K = T<text:span text:style-name="T19">∞</text:span></text:p>
          </table:table-cell>
          <table:table-cell table:style-name="ce26" table:formula="of:=-[.H26]/[.H28]" office:value-type="float" office:value="-2.75" calcext:value-type="float">
            <text:p>-2,75</text:p>
          </table:table-cell>
          <table:covered-table-cell table:number-columns-repeated="2"/>
          <table:table-cell table:style-name="ce46" table:number-columns-spanned="2" table:number-rows-spanned="5"/>
          <table:covered-table-cell table:style-name="ce17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table:formula="of:=-[.O26]*[.R25]" office:value-type="float" office:value="0.000000009" calcext:value-type="float">
            <text:p>9E-09</text:p>
          </table:table-cell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5" office:value-type="string" calcext:value-type="string">
            <text:p>C3</text:p>
          </table:table-cell>
          <table:table-cell table:style-name="ce17" office:value-type="float" office:value="0.0000000012" calcext:value-type="float">
            <text:p>1,2E-09</text:p>
          </table:table-cell>
          <table:covered-table-cell table:style-name="ce3"/>
          <table:table-cell table:style-name="ce19"/>
          <table:table-cell table:style-name="ce26"/>
          <table:covered-table-cell table:number-columns-repeated="2"/>
          <table:covered-table-cell table:style-name="ce45"/>
          <table:covered-table-cell table:style-name="ce17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85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table-cell table:style-name="ce46" table:number-columns-spanned="2" table:number-rows-spanned="3"/>
          <table:covered-table-cell table:style-name="ce17"/>
          <table:covered-table-cell table:style-name="ce3"/>
          <table:table-cell table:style-name="ce57"/>
          <table:table-cell table:style-name="ce17"/>
          <table:covered-table-cell table:number-columns-repeated="2"/>
          <table:covered-table-cell table:style-name="ce46"/>
          <table:covered-table-cell table:style-name="ce17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59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covered-table-cell table:style-name="ce45"/>
          <table:covered-table-cell table:style-name="ce17"/>
          <table:covered-table-cell table:style-name="ce3"/>
          <table:table-cell table:style-name="ce90"/>
          <table:table-cell table:style-name="ce92"/>
          <table:covered-table-cell table:number-columns-repeated="2"/>
          <table:covered-table-cell table:style-name="ce45"/>
          <table:covered-table-cell table:style-name="ce17"/>
          <table:covered-table-cell table:style-name="ce3"/>
          <table:table-cell table:style-name="ce46" table:number-columns-spanned="2" table:number-rows-spanned="2"/>
          <table:covered-table-cell table:style-name="ce17"/>
          <table:covered-table-cell/>
          <table:table-cell table:number-columns-repeated="45"/>
        </table:table-row>
        <table:table-row table:style-name="ro2">
          <table:covered-table-cell table:number-columns-repeated="4" table:style-name="ce3"/>
          <table:covered-table-cell table:number-columns-repeated="2"/>
          <table:covered-table-cell table:style-name="ce15"/>
          <table:covered-table-cell table:style-name="ce18"/>
          <table:covered-table-cell table:style-name="ce3"/>
          <table:table-cell table:style-name="ce21" office:value-type="string" calcext:value-type="string">
            <text:p>T (f = f0)</text:p>
          </table:table-cell>
          <table:table-cell table:style-name="ce175" table:formula="of:=[.K27]/(2*[.K26])" office:value-type="float" office:value="-1.40069627666137" calcext:value-type="float">
            <text:p>-1,40069627666137</text:p>
          </table:table-cell>
          <table:covered-table-cell table:number-columns-repeated="2"/>
          <table:covered-table-cell table:style-name="ce15"/>
          <table:covered-table-cell table:style-name="ce18"/>
          <table:covered-table-cell table:style-name="ce3"/>
          <table:covered-table-cell table:style-name="ce47"/>
          <table:covered-table-cell table:style-name="ce18"/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Ambre, Lenaig, Valentine, Solange</text:p>
          </table:table-cell>
          <table:covered-table-cell table:number-columns-repeated="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Ambre, Lenaig, Valentine, Solange</text:p>
          </table:table-cell>
          <table:covered-table-cell table:number-columns-repeated="2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Ambre, Lenaig, Valentine, Solange</text:p>
          </table:table-cell>
          <table:covered-table-cell/>
          <table:table-cell table:number-columns-repeated="45"/>
        </table:table-row>
        <table:table-row table:style-name="ro2">
          <table:table-cell table:style-name="ce10" table:number-columns-spanned="19" table:number-rows-spanned="1"/>
          <table:covered-table-cell table:number-columns-repeated="4" table:style-name="ce13"/>
          <table:covered-table-cell table:style-name="ce31"/>
          <table:covered-table-cell table:number-columns-repeated="6" table:style-name="ce13"/>
          <table:covered-table-cell table:style-name="ce31"/>
          <table:covered-table-cell table:number-columns-repeated="5" table:style-name="ce13"/>
          <table:covered-table-cell/>
          <table:table-cell table:number-columns-repeated="45"/>
        </table:table-row>
        <table:table-row table:style-name="ro4"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40"/>
          <table:table-cell table:style-name="ce212" table:number-columns-repeated="12"/>
        </table:table-row>
        <table:table-row table:style-name="ro4" table:number-rows-repeated="45"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52"/>
        </table:table-row>
        <table:table-row table:style-name="ro4" table:number-rows-repeated="1048496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Print_Area" table:base-cell-address="$rauch.$A$1" table:cell-range-address="rauch.$A$2:rauch.$P$33"/>
        </table:named-expressions>
      </table:table>
      <table:table table:name="sallen_&amp;_key" table:style-name="ta1">
        <table:shapes>
          <draw:g draw:z-index="0" draw:name="Groupe 1">
            <draw:custom-shape draw:name="Connecteur droit 2" draw:style-name="gr1" draw:text-style-name="P1" svg:width="3.09cm" svg:height="0.001cm" svg:x="1.121cm" svg:y="5.32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3" draw:style-name="gr2" draw:text-style-name="P2" svg:width="0.486cm" svg:height="0.212cm" svg:x="1.363cm" svg:y="5.219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orme libre : forme 4" draw:style-name="gr2" draw:text-style-name="P2" svg:width="0.486cm" svg:height="0.212cm" svg:x="2.817cm" svg:y="5.219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Connecteur droit 5" draw:style-name="gr1" draw:text-style-name="P1" svg:width="0.002cm" svg:height="1.377cm" svg:x="2.512cm" svg:y="5.3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6" draw:style-name="gr1" draw:text-style-name="P1" svg:width="0.424cm" svg:height="0.001cm" svg:x="3.787cm" svg:y="4.90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7" draw:style-name="gr1" draw:text-style-name="P1" svg:width="0.001cm" svg:height="0.19cm" svg:x="3.787cm" svg:y="5.32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8" draw:style-name="gr1" draw:text-style-name="P1" svg:width="0.485cm" svg:height="0.001cm" svg:x="3.544cm" svg:y="5.50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9" draw:style-name="gr1" draw:text-style-name="P1" svg:width="0.485cm" svg:height="0.001cm" svg:x="3.533cm" svg:y="5.595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0" draw:style-name="gr1" draw:text-style-name="P1" svg:width="0.001cm" svg:height="0.425cm" svg:x="3.787cm" svg:y="5.595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1" draw:style-name="gr1" draw:text-style-name="P1" svg:width="1.699cm" svg:height="0.001cm" svg:x="3.787cm" svg:y="4.47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2" draw:style-name="gr1" draw:text-style-name="P1" svg:width="0.001cm" svg:height="0.637cm" svg:x="5.486cm" svg:y="4.45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g draw:name="Groupe 13">
              <draw:custom-shape draw:name="Connecteur droit 14" draw:style-name="gr1" draw:text-style-name="P1" svg:width="0.001cm" svg:height="0.425cm" svg:x="3.134cm" svg:y="6.478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5" draw:style-name="gr1" draw:text-style-name="P1" svg:width="0.001cm" svg:height="0.425cm" svg:x="3.254cm" svg:y="6.478cm">
                <text:p/>
  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custom-shape draw:name="Connecteur droit 16" draw:style-name="gr1" draw:text-style-name="P1" svg:width="1.981cm" svg:height="0.001cm" svg:x="3.228cm" svg:y="6.72cm">
              <text:p/>
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7" draw:style-name="gr1" draw:text-style-name="P1" svg:width="0.605cm" svg:height="0.001cm" svg:x="2.513cm" svg:y="6.70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8" draw:style-name="gr112" draw:text-style-name="P1" svg:width="0.333cm" svg:height="0.471cm" svg:x="1.492cm" svg:y="4.764cm">
              <draw:text-box>
                <text:p text:style-name="P3"><text:span text:style-name="T1">R</text:span><text:span text:style-name="T2">1</text:span></text:p>
              </draw:text-box>
            </draw:frame>
            <draw:frame draw:name="ZoneTexte 19" draw:style-name="gr113" draw:text-style-name="P1" svg:width="0.319cm" svg:height="0.596cm" svg:x="0.799cm" svg:y="5.49cm">
              <draw:text-box>
                <text:p text:style-name="P3"><text:span text:style-name="T3">v</text:span><text:span text:style-name="T4">1</text:span></text:p>
              </draw:text-box>
            </draw:frame>
            <draw:custom-shape draw:name="Connecteur droit 20" draw:style-name="gr1" draw:text-style-name="P1" svg:width="0.898cm" svg:height="0.001cm" svg:x="4.966cm" svg:y="5.10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21" draw:style-name="gr114" draw:text-style-name="P1" svg:width="0.001cm" svg:height="0.624cm" svg:x="1.118cm" svg:y="5.435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22" draw:style-name="gr115" draw:text-style-name="P1" svg:width="0.002cm" svg:height="0.931cm" svg:x="5.72cm" svg:y="5.193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23" draw:style-name="gr1" draw:text-style-name="P1" svg:width="0.001cm" svg:height="1.618cm" svg:x="5.233cm" svg:y="5.099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24" draw:style-name="gr2" draw:text-style-name="P2" svg:width="0.486cm" svg:height="0.212cm" svg:x="4.445cm" svg:y="4.367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Connecteur droit 25" draw:style-name="gr1" draw:text-style-name="P1" svg:width="0.001cm" svg:height="1.453cm" svg:x="3.793cm" svg:y="3.429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26" draw:style-name="gr2" draw:text-style-name="P2" svg:width="0.484cm" svg:height="0.212cm" draw:transform="rotate (-1.5707963267949) translate (3.693cm 4.258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frame draw:name="ZoneTexte 27" draw:style-name="gr116" draw:text-style-name="P1" svg:width="0.321cm" svg:height="0.596cm" svg:x="5.821cm" svg:y="5.45cm">
              <draw:text-box>
                <text:p text:style-name="P3"><text:span text:style-name="T3">v</text:span><text:span text:style-name="T5">2</text:span></text:p>
              </draw:text-box>
            </draw:frame>
            <draw:frame draw:name="ZoneTexte 28" draw:style-name="gr117" draw:text-style-name="P1" svg:width="0.331cm" svg:height="0.469cm" svg:x="2.866cm" svg:y="4.776cm">
              <draw:text-box>
                <text:p text:style-name="P3"><text:span text:style-name="T1">R</text:span><text:span text:style-name="T2">2</text:span></text:p>
              </draw:text-box>
            </draw:frame>
            <draw:frame draw:name="ZoneTexte 29" draw:style-name="gr118" draw:text-style-name="P1" svg:width="0.349cm" svg:height="0.469cm" svg:x="2.816cm" svg:y="6.258cm">
              <draw:text-box>
                <text:p text:style-name="P3"><text:span text:style-name="T6">C</text:span><text:span text:style-name="T7">1</text:span></text:p>
              </draw:text-box>
            </draw:frame>
            <draw:frame draw:name="ZoneTexte 30" draw:style-name="gr112" draw:text-style-name="P1" svg:width="0.333cm" svg:height="0.471cm" svg:x="3.394cm" svg:y="5.547cm">
              <draw:text-box>
                <text:p text:style-name="P3"><text:span text:style-name="T1">C</text:span><text:span text:style-name="T2">2</text:span></text:p>
              </draw:text-box>
            </draw:frame>
            <draw:frame draw:name="ZoneTexte 31" draw:style-name="gr119" draw:text-style-name="P1" svg:width="0.333cm" svg:height="0.469cm" svg:x="3.408cm" svg:y="3.75cm">
              <draw:text-box>
                <text:p text:style-name="P3"><text:span text:style-name="T1">R</text:span><text:span text:style-name="T2">3</text:span></text:p>
              </draw:text-box>
            </draw:frame>
            <draw:frame draw:name="ZoneTexte 32" draw:style-name="gr117" draw:text-style-name="P1" svg:width="0.331cm" svg:height="0.469cm" svg:x="4.644cm" svg:y="3.921cm">
              <draw:text-box>
                <text:p text:style-name="P3"><text:span text:style-name="T1">R</text:span><text:span text:style-name="T2">4</text:span></text:p>
              </draw:text-box>
            </draw:frame>
            <draw:g draw:name="Groupe 33">
              <draw:custom-shape draw:name="Connecteur droit 34" draw:style-name="gr10" draw:text-style-name="P1" svg:width="0.344cm" svg:height="0.001cm" svg:x="3.658cm" svg:y="6.07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35" draw:style-name="gr10" draw:text-style-name="P1" svg:width="0.114cm" svg:height="0.001cm" svg:x="3.764cm" svg:y="6.16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36" draw:style-name="gr10" draw:text-style-name="P1" svg:width="0.228cm" svg:height="0.001cm" svg:x="3.714cm" svg:y="6.12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37">
              <draw:custom-shape draw:name="Connecteur droit 38" draw:style-name="gr10" draw:text-style-name="P1" svg:width="0.344cm" svg:height="0.001cm" svg:x="0.966cm" svg:y="6.08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39" draw:style-name="gr10" draw:text-style-name="P1" svg:width="0.114cm" svg:height="0.001cm" svg:x="1.072cm" svg:y="6.1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40" draw:style-name="gr10" draw:text-style-name="P1" svg:width="0.228cm" svg:height="0.001cm" svg:x="1.022cm" svg:y="6.13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41">
              <draw:custom-shape draw:name="Connecteur droit 42" draw:style-name="gr10" draw:text-style-name="P1" svg:width="0.344cm" svg:height="0.001cm" svg:x="5.574cm" svg:y="6.19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43" draw:style-name="gr10" draw:text-style-name="P1" svg:width="0.114cm" svg:height="0.001cm" svg:x="5.675cm" svg:y="6.28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44" draw:style-name="gr10" draw:text-style-name="P1" svg:width="0.228cm" svg:height="0.001cm" svg:x="5.628cm" svg:y="6.24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45">
              <draw:custom-shape draw:name="Connecteur droit 46" draw:style-name="gr10" draw:text-style-name="P1" svg:width="0.344cm" svg:height="0.001cm" svg:x="3.607cm" svg:y="3.466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47" draw:style-name="gr10" draw:text-style-name="P1" svg:width="0.114cm" svg:height="0.001cm" svg:x="3.732cm" svg:y="3.372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48" draw:style-name="gr10" draw:text-style-name="P1" svg:width="0.228cm" svg:height="0.001cm" svg:x="3.667cm" svg:y="3.415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custom-shape draw:name="Forme libre : forme 49" draw:style-name="gr120" draw:text-style-name="P2" svg:width="0.877cm" svg:height="0.918cm" draw:transform="rotate (-1.5707963267949) translate (5.129cm 4.724cm)">
              <text:p/>
              <draw:enhanced-geometry svg:viewBox="0 0 21600 21600" draw:text-areas="?f11 ?f26 ?f19 ?f30" draw:glue-points="?f24 ?f25 ?f11 ?f26 ?f27 ?f28 ?f24 ?f28 ?f29 ?f28 ?f22 ?f26" draw:type="non-primitive" draw:modifiers="9611" draw:enhanced-path="M ?f10 ?f8 L ?f9 ?f9 ?f8 ?f9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$0"/>
                <draw:equation draw:name="f11" draw:formula="?f10 / 2"/>
                <draw:equation draw:name="f12" draw:formula="18000 * ?f7"/>
                <draw:equation draw:name="f13" draw:formula="10800 * ?f7"/>
                <draw:equation draw:name="f14" draw:formula="10800 * ?f6"/>
                <draw:equation draw:name="f15" draw:formula="0 * ?f7"/>
                <draw:equation draw:name="f16" draw:formula="0 * ?f6"/>
                <draw:equation draw:name="f17" draw:formula="21600 * ?f7"/>
                <draw:equation draw:name="f18" draw:formula="21600 * ?f6"/>
                <draw:equation draw:name="f19" draw:formula="?f11 + 10800"/>
                <draw:equation draw:name="f20" draw:formula="21600 - ?f10"/>
                <draw:equation draw:name="f21" draw:formula="?f20 / 2"/>
                <draw:equation draw:name="f22" draw:formula="21600 - ?f21"/>
                <draw:equation draw:name="f23" draw:formula="$0 / ?f6"/>
                <draw:equation draw:name="f24" draw:formula="?f14 / ?f6"/>
                <draw:equation draw:name="f25" draw:formula="?f15 / ?f7"/>
                <draw:equation draw:name="f26" draw:formula="?f13 / ?f7"/>
                <draw:equation draw:name="f27" draw:formula="?f16 / ?f6"/>
                <draw:equation draw:name="f28" draw:formula="?f17 / ?f7"/>
                <draw:equation draw:name="f29" draw:formula="?f18 / ?f6"/>
                <draw:equation draw:name="f30" draw:formula="?f12 / ?f7"/>
                <draw:handle draw:handle-position="$0 0" draw:handle-range-x-minimum="0" draw:handle-range-x-maximum="21600"/>
              </draw:enhanced-geometry>
            </draw:custom-shape>
            <draw:g draw:name="Groupe 50">
              <draw:frame draw:name="ZoneTexte 51" draw:style-name="gr31" draw:text-style-name="P1" svg:width="0.398cm" svg:height="0.469cm" svg:x="4.286cm" svg:y="4.724cm">
                <draw:text-box>
                  <text:p text:style-name="P3"><text:span text:style-name="T15">-</text:span></text:p>
                </draw:text-box>
              </draw:frame>
              <draw:frame draw:name="ZoneTexte 52" draw:style-name="gr31" draw:text-style-name="P1" svg:width="0.398cm" svg:height="0.392cm" svg:x="4.242cm" svg:y="5.228cm">
                <draw:text-box>
                  <text:p text:style-name="P3"><text:span text:style-name="T16">+</text:span></text:p>
                </draw:text-box>
              </draw:frame>
              <draw:frame draw:name="ZoneTexte 53" draw:style-name="gr31" draw:text-style-name="P1" svg:width="0.281cm" svg:height="0.313cm" svg:x="4.683cm" svg:y="4.962cm">
                <draw:text-box>
                  <text:p text:style-name="P3"><text:span text:style-name="T13">∞</text:span></text:p>
                </draw:text-box>
              </draw:frame>
            </draw:g>
          </draw:g>
          <draw:g draw:z-index="1" draw:name="Groupe 54">
            <draw:custom-shape draw:name="Connecteur droit 55" draw:style-name="gr1" draw:text-style-name="P1" svg:width="3.09cm" svg:height="0.001cm" svg:x="1.294cm" svg:y="17.3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56" draw:style-name="gr1" draw:text-style-name="P1" svg:width="0.002cm" svg:height="1.377cm" svg:x="2.685cm" svg:y="17.341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57" draw:style-name="gr1" draw:text-style-name="P1" svg:width="0.424cm" svg:height="0.001cm" svg:x="3.959cm" svg:y="16.94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58" draw:style-name="gr1" draw:text-style-name="P1" svg:width="0.001cm" svg:height="0.744cm" svg:x="3.956cm" svg:y="17.3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59" draw:style-name="gr1" draw:text-style-name="P1" svg:width="1.699cm" svg:height="0.001cm" svg:x="3.959cm" svg:y="16.51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60" draw:style-name="gr1" draw:text-style-name="P1" svg:width="0.001cm" svg:height="0.637cm" svg:x="5.659cm" svg:y="16.49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61" draw:style-name="gr1" draw:text-style-name="P1" svg:width="2.72cm" svg:height="0.001cm" svg:x="2.69cm" svg:y="18.759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62" draw:style-name="gr112" draw:text-style-name="P1" svg:width="0.333cm" svg:height="0.471cm" svg:x="3.313cm" svg:y="18.216cm">
              <draw:text-box>
                <text:p text:style-name="P3"><text:span text:style-name="T1">R</text:span><text:span text:style-name="T2">1</text:span></text:p>
              </draw:text-box>
            </draw:frame>
            <draw:frame draw:name="ZoneTexte 63" draw:style-name="gr113" draw:text-style-name="P1" svg:width="0.319cm" svg:height="0.596cm" svg:x="0.971cm" svg:y="17.531cm">
              <draw:text-box>
                <text:p text:style-name="P3"><text:span text:style-name="T3">v</text:span><text:span text:style-name="T4">1</text:span></text:p>
              </draw:text-box>
            </draw:frame>
            <draw:custom-shape draw:name="Connecteur droit 64" draw:style-name="gr1" draw:text-style-name="P1" svg:width="0.898cm" svg:height="0.001cm" svg:x="5.138cm" svg:y="17.14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65" draw:style-name="gr121" draw:text-style-name="P1" svg:width="0.001cm" svg:height="0.624cm" svg:x="1.29cm" svg:y="17.475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66" draw:style-name="gr122" draw:text-style-name="P1" svg:width="0.002cm" svg:height="0.931cm" svg:x="5.892cm" svg:y="17.233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67" draw:style-name="gr1" draw:text-style-name="P1" svg:width="0.001cm" svg:height="1.618cm" svg:x="5.405cm" svg:y="17.14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68" draw:style-name="gr2" draw:text-style-name="P2" svg:width="0.486cm" svg:height="0.212cm" svg:x="4.617cm" svg:y="16.408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Connecteur droit 69" draw:style-name="gr1" draw:text-style-name="P1" svg:width="0.001cm" svg:height="1.453cm" svg:x="3.964cm" svg:y="15.47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70" draw:style-name="gr2" draw:text-style-name="P2" svg:width="0.484cm" svg:height="0.212cm" draw:transform="rotate (-1.5707963267949) translate (3.867cm 16.298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frame draw:name="ZoneTexte 71" draw:style-name="gr116" draw:text-style-name="P1" svg:width="0.321cm" svg:height="0.596cm" svg:x="5.992cm" svg:y="17.49cm">
              <draw:text-box>
                <text:p text:style-name="P3"><text:span text:style-name="T3">v</text:span><text:span text:style-name="T5">2</text:span></text:p>
              </draw:text-box>
            </draw:frame>
            <draw:frame draw:name="ZoneTexte 72" draw:style-name="gr117" draw:text-style-name="P1" svg:width="0.331cm" svg:height="0.469cm" svg:x="3.519cm" svg:y="17.514cm">
              <draw:text-box>
                <text:p text:style-name="P3"><text:span text:style-name="T1">R</text:span><text:span text:style-name="T2">2</text:span></text:p>
              </draw:text-box>
            </draw:frame>
            <draw:frame draw:name="ZoneTexte 73" draw:style-name="gr118" draw:text-style-name="P1" svg:width="0.349cm" svg:height="0.469cm" svg:x="1.541cm" svg:y="16.852cm">
              <draw:text-box>
                <text:p text:style-name="P3"><text:span text:style-name="T6">C</text:span><text:span text:style-name="T7">1</text:span></text:p>
              </draw:text-box>
            </draw:frame>
            <draw:frame draw:name="ZoneTexte 74" draw:style-name="gr112" draw:text-style-name="P1" svg:width="0.333cm" svg:height="0.471cm" svg:x="2.8cm" svg:y="16.861cm">
              <draw:text-box>
                <text:p text:style-name="P3"><text:span text:style-name="T1">C</text:span><text:span text:style-name="T2">2</text:span></text:p>
              </draw:text-box>
            </draw:frame>
            <draw:frame draw:name="ZoneTexte 75" draw:style-name="gr119" draw:text-style-name="P1" svg:width="0.333cm" svg:height="0.469cm" svg:x="3.579cm" svg:y="15.79cm">
              <draw:text-box>
                <text:p text:style-name="P3"><text:span text:style-name="T1">R</text:span><text:span text:style-name="T2">3</text:span></text:p>
              </draw:text-box>
            </draw:frame>
            <draw:frame draw:name="ZoneTexte 76" draw:style-name="gr117" draw:text-style-name="P1" svg:width="0.331cm" svg:height="0.469cm" svg:x="4.816cm" svg:y="15.962cm">
              <draw:text-box>
                <text:p text:style-name="P3"><text:span text:style-name="T1">R</text:span><text:span text:style-name="T2">4</text:span></text:p>
              </draw:text-box>
            </draw:frame>
            <draw:g draw:name="Groupe 77">
              <draw:custom-shape draw:name="Connecteur droit 78" draw:style-name="gr10" draw:text-style-name="P1" svg:width="0.344cm" svg:height="0.001cm" svg:x="3.83cm" svg:y="18.11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79" draw:style-name="gr10" draw:text-style-name="P1" svg:width="0.114cm" svg:height="0.001cm" svg:x="3.935cm" svg:y="18.20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0" draw:style-name="gr10" draw:text-style-name="P1" svg:width="0.228cm" svg:height="0.001cm" svg:x="3.887cm" svg:y="18.16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81">
              <draw:custom-shape draw:name="Connecteur droit 82" draw:style-name="gr10" draw:text-style-name="P1" svg:width="0.344cm" svg:height="0.001cm" svg:x="1.139cm" svg:y="18.126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3" draw:style-name="gr10" draw:text-style-name="P1" svg:width="0.114cm" svg:height="0.001cm" svg:x="1.244cm" svg:y="18.22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4" draw:style-name="gr10" draw:text-style-name="P1" svg:width="0.228cm" svg:height="0.001cm" svg:x="1.194cm" svg:y="18.17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85">
              <draw:custom-shape draw:name="Connecteur droit 86" draw:style-name="gr10" draw:text-style-name="P1" svg:width="0.344cm" svg:height="0.001cm" svg:x="5.746cm" svg:y="18.23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7" draw:style-name="gr10" draw:text-style-name="P1" svg:width="0.114cm" svg:height="0.001cm" svg:x="5.847cm" svg:y="18.323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88" draw:style-name="gr10" draw:text-style-name="P1" svg:width="0.228cm" svg:height="0.001cm" svg:x="5.801cm" svg:y="18.282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89">
              <draw:custom-shape draw:name="Connecteur droit 90" draw:style-name="gr10" draw:text-style-name="P1" svg:width="0.344cm" svg:height="0.001cm" svg:x="3.779cm" svg:y="15.507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1" draw:style-name="gr10" draw:text-style-name="P1" svg:width="0.114cm" svg:height="0.001cm" svg:x="3.903cm" svg:y="15.413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92" draw:style-name="gr10" draw:text-style-name="P1" svg:width="0.228cm" svg:height="0.001cm" svg:x="3.839cm" svg:y="15.456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custom-shape draw:name="Forme libre : forme 93" draw:style-name="gr120" draw:text-style-name="P2" svg:width="0.877cm" svg:height="0.918cm" draw:transform="rotate (-1.5707963267949) translate (5.301cm 16.764cm)">
              <text:p/>
              <draw:enhanced-geometry svg:viewBox="0 0 21600 21600" draw:text-areas="?f11 ?f26 ?f19 ?f30" draw:glue-points="?f24 ?f25 ?f11 ?f26 ?f27 ?f28 ?f24 ?f28 ?f29 ?f28 ?f22 ?f26" draw:type="non-primitive" draw:modifiers="9611" draw:enhanced-path="M ?f10 ?f8 L ?f9 ?f9 ?f8 ?f9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$0"/>
                <draw:equation draw:name="f11" draw:formula="?f10 / 2"/>
                <draw:equation draw:name="f12" draw:formula="18000 * ?f7"/>
                <draw:equation draw:name="f13" draw:formula="10800 * ?f7"/>
                <draw:equation draw:name="f14" draw:formula="10800 * ?f6"/>
                <draw:equation draw:name="f15" draw:formula="0 * ?f7"/>
                <draw:equation draw:name="f16" draw:formula="0 * ?f6"/>
                <draw:equation draw:name="f17" draw:formula="21600 * ?f7"/>
                <draw:equation draw:name="f18" draw:formula="21600 * ?f6"/>
                <draw:equation draw:name="f19" draw:formula="?f11 + 10800"/>
                <draw:equation draw:name="f20" draw:formula="21600 - ?f10"/>
                <draw:equation draw:name="f21" draw:formula="?f20 / 2"/>
                <draw:equation draw:name="f22" draw:formula="21600 - ?f21"/>
                <draw:equation draw:name="f23" draw:formula="$0 / ?f6"/>
                <draw:equation draw:name="f24" draw:formula="?f14 / ?f6"/>
                <draw:equation draw:name="f25" draw:formula="?f15 / ?f7"/>
                <draw:equation draw:name="f26" draw:formula="?f13 / ?f7"/>
                <draw:equation draw:name="f27" draw:formula="?f16 / ?f6"/>
                <draw:equation draw:name="f28" draw:formula="?f17 / ?f7"/>
                <draw:equation draw:name="f29" draw:formula="?f18 / ?f6"/>
                <draw:equation draw:name="f30" draw:formula="?f12 / ?f7"/>
                <draw:handle draw:handle-position="$0 0" draw:handle-range-x-minimum="0" draw:handle-range-x-maximum="21600"/>
              </draw:enhanced-geometry>
            </draw:custom-shape>
            <draw:g draw:name="Groupe 94">
              <draw:frame draw:name="ZoneTexte 95" draw:style-name="gr31" draw:text-style-name="P1" svg:width="0.398cm" svg:height="0.469cm" svg:x="4.458cm" svg:y="16.764cm">
                <draw:text-box>
                  <text:p text:style-name="P3"><text:span text:style-name="T15">-</text:span></text:p>
                </draw:text-box>
              </draw:frame>
              <draw:frame draw:name="ZoneTexte 96" draw:style-name="gr31" draw:text-style-name="P1" svg:width="0.398cm" svg:height="0.392cm" svg:x="4.414cm" svg:y="17.269cm">
                <draw:text-box>
                  <text:p text:style-name="P3"><text:span text:style-name="T16">+</text:span></text:p>
                </draw:text-box>
              </draw:frame>
              <draw:frame draw:name="ZoneTexte 97" draw:style-name="gr31" draw:text-style-name="P1" svg:width="0.281cm" svg:height="0.313cm" svg:x="4.855cm" svg:y="17.002cm">
                <draw:text-box>
                  <text:p text:style-name="P3"><text:span text:style-name="T13">∞</text:span></text:p>
                </draw:text-box>
              </draw:frame>
            </draw:g>
            <draw:g draw:name="Groupe 98">
              <draw:custom-shape draw:name="Rectangle 99" draw:style-name="gr11" draw:text-style-name="P2" svg:width="0.398cm" svg:height="0.114cm" draw:transform="rotate (-1.5707963267949) translate (1.936cm 17.565cm)">
                <text:p/>
                <draw:enhanced-geometry svg:viewBox="0 0 21600 21600" draw:type="non-primitive" draw:enhanced-path="M 0 0 L 21600 0 21600 21600 0 21600 Z N"/>
              </draw:custom-shape>
              <draw:g draw:name="Groupe 100">
                <draw:custom-shape draw:name="Connecteur droit 101" draw:style-name="gr1" draw:text-style-name="P1" svg:width="0.001cm" svg:height="0.391cm" svg:x="2.046cm" svg:y="17.172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02" draw:style-name="gr1" draw:text-style-name="P1" svg:width="0.001cm" svg:height="0.391cm" svg:x="1.932cm" svg:y="17.172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</draw:g>
            <draw:g draw:name="Groupe 103">
              <draw:custom-shape draw:name="Rectangle 104" draw:style-name="gr11" draw:text-style-name="P2" svg:width="0.398cm" svg:height="0.114cm" draw:transform="rotate (-1.5707963267949) translate (3.131cm 17.576cm)">
                <text:p/>
                <draw:enhanced-geometry svg:viewBox="0 0 21600 21600" draw:type="non-primitive" draw:enhanced-path="M 0 0 L 21600 0 21600 21600 0 21600 Z N"/>
              </draw:custom-shape>
              <draw:g draw:name="Groupe 105">
                <draw:custom-shape draw:name="Connecteur droit 106" draw:style-name="gr1" draw:text-style-name="P1" svg:width="0.001cm" svg:height="0.391cm" svg:x="3.242cm" svg:y="17.183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07" draw:style-name="gr1" draw:text-style-name="P1" svg:width="0.001cm" svg:height="0.391cm" svg:x="3.128cm" svg:y="17.183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</draw:g>
            <draw:custom-shape draw:name="Forme libre : forme 108" draw:style-name="gr2" draw:text-style-name="P2" svg:width="0.486cm" svg:height="0.212cm" svg:x="3.5cm" svg:y="18.671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orme libre : forme 109" draw:style-name="gr2" draw:text-style-name="P2" svg:width="0.486cm" svg:height="0.212cm" draw:transform="rotate (-1.5707963267949) translate (4.07cm 17.519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g draw:z-index="2" draw:name="Groupe 110">
            <draw:custom-shape draw:name="Connecteur droit 111" draw:style-name="gr1" draw:text-style-name="P1" svg:width="3.09cm" svg:height="0.001cm" svg:x="1.104cm" svg:y="11.055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12" draw:style-name="gr1" draw:text-style-name="P1" svg:width="0.002cm" svg:height="1.377cm" svg:x="2.495cm" svg:y="11.029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13" draw:style-name="gr1" draw:text-style-name="P1" svg:width="0.424cm" svg:height="0.001cm" svg:x="3.769cm" svg:y="10.631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14" draw:style-name="gr1" draw:text-style-name="P1" svg:width="0.001cm" svg:height="0.744cm" svg:x="3.766cm" svg:y="11.055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15" draw:style-name="gr1" draw:text-style-name="P1" svg:width="1.699cm" svg:height="0.001cm" svg:x="3.769cm" svg:y="10.205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16" draw:style-name="gr1" draw:text-style-name="P1" svg:width="0.001cm" svg:height="0.637cm" svg:x="5.469cm" svg:y="10.178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17" draw:style-name="gr1" draw:text-style-name="P1" svg:width="2.72cm" svg:height="0.001cm" svg:x="2.5cm" svg:y="12.4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frame draw:name="ZoneTexte 118" draw:style-name="gr112" draw:text-style-name="P1" svg:width="0.333cm" svg:height="0.471cm" svg:x="1.641cm" svg:y="10.539cm">
              <draw:text-box>
                <text:p text:style-name="P3"><text:span text:style-name="T1">R</text:span><text:span text:style-name="T2">1</text:span></text:p>
              </draw:text-box>
            </draw:frame>
            <draw:frame draw:name="ZoneTexte 119" draw:style-name="gr113" draw:text-style-name="P1" svg:width="0.319cm" svg:height="0.596cm" svg:x="0.781cm" svg:y="11.219cm">
              <draw:text-box>
                <text:p text:style-name="P3"><text:span text:style-name="T3">v</text:span><text:span text:style-name="T4">1</text:span></text:p>
              </draw:text-box>
            </draw:frame>
            <draw:custom-shape draw:name="Connecteur droit 120" draw:style-name="gr1" draw:text-style-name="P1" svg:width="0.898cm" svg:height="0.001cm" svg:x="4.948cm" svg:y="10.829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21" draw:style-name="gr123" draw:text-style-name="P1" svg:width="0.001cm" svg:height="0.624cm" svg:x="1.1cm" svg:y="11.163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22" draw:style-name="gr124" draw:text-style-name="P1" svg:width="0.002cm" svg:height="0.931cm" svg:x="5.702cm" svg:y="10.921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Connecteur droit 123" draw:style-name="gr1" draw:text-style-name="P1" svg:width="0.001cm" svg:height="1.618cm" svg:x="5.215cm" svg:y="10.828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124" draw:style-name="gr2" draw:text-style-name="P2" svg:width="0.486cm" svg:height="0.212cm" svg:x="4.427cm" svg:y="10.096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Connecteur droit 125" draw:style-name="gr1" draw:text-style-name="P1" svg:width="0.001cm" svg:height="1.453cm" svg:x="3.774cm" svg:y="9.158cm">
              <text:p/>
  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Forme libre : forme 126" draw:style-name="gr2" draw:text-style-name="P2" svg:width="0.484cm" svg:height="0.212cm" draw:transform="rotate (-1.5707963267949) translate (3.677cm 9.986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frame draw:name="ZoneTexte 127" draw:style-name="gr116" draw:text-style-name="P1" svg:width="0.321cm" svg:height="0.596cm" svg:x="5.802cm" svg:y="11.178cm">
              <draw:text-box>
                <text:p text:style-name="P3"><text:span text:style-name="T3">v</text:span><text:span text:style-name="T5">2</text:span></text:p>
              </draw:text-box>
            </draw:frame>
            <draw:frame draw:name="ZoneTexte 128" draw:style-name="gr117" draw:text-style-name="P1" svg:width="0.331cm" svg:height="0.469cm" svg:x="3.901cm" svg:y="11.318cm">
              <draw:text-box>
                <text:p text:style-name="P3"><text:span text:style-name="T1">R</text:span><text:span text:style-name="T2">2</text:span></text:p>
              </draw:text-box>
            </draw:frame>
            <draw:frame draw:name="ZoneTexte 129" draw:style-name="gr118" draw:text-style-name="P1" svg:width="0.349cm" svg:height="0.469cm" svg:x="2.434cm" svg:y="10.551cm">
              <draw:text-box>
                <text:p text:style-name="P3"><text:span text:style-name="T6">C</text:span><text:span text:style-name="T7">1</text:span></text:p>
              </draw:text-box>
            </draw:frame>
            <draw:frame draw:name="ZoneTexte 130" draw:style-name="gr112" draw:text-style-name="P1" svg:width="0.333cm" svg:height="0.471cm" svg:x="2.811cm" svg:y="11.396cm">
              <draw:text-box>
                <text:p text:style-name="P3"><text:span text:style-name="T1">C</text:span><text:span text:style-name="T2">2</text:span></text:p>
              </draw:text-box>
            </draw:frame>
            <draw:frame draw:name="ZoneTexte 131" draw:style-name="gr119" draw:text-style-name="P1" svg:width="0.333cm" svg:height="0.469cm" svg:x="3.389cm" svg:y="9.478cm">
              <draw:text-box>
                <text:p text:style-name="P3"><text:span text:style-name="T1">R</text:span><text:span text:style-name="T2">3</text:span></text:p>
              </draw:text-box>
            </draw:frame>
            <draw:frame draw:name="ZoneTexte 132" draw:style-name="gr117" draw:text-style-name="P1" svg:width="0.331cm" svg:height="0.469cm" svg:x="4.626cm" svg:y="9.65cm">
              <draw:text-box>
                <text:p text:style-name="P3"><text:span text:style-name="T1">R</text:span><text:span text:style-name="T2">4</text:span></text:p>
              </draw:text-box>
            </draw:frame>
            <draw:g draw:name="Groupe 133">
              <draw:custom-shape draw:name="Connecteur droit 134" draw:style-name="gr10" draw:text-style-name="P1" svg:width="0.344cm" svg:height="0.001cm" svg:x="3.598cm" svg:y="11.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35" draw:style-name="gr10" draw:text-style-name="P1" svg:width="0.114cm" svg:height="0.001cm" svg:x="3.703cm" svg:y="11.89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36" draw:style-name="gr10" draw:text-style-name="P1" svg:width="0.228cm" svg:height="0.001cm" svg:x="3.655cm" svg:y="11.85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37">
              <draw:custom-shape draw:name="Connecteur droit 138" draw:style-name="gr10" draw:text-style-name="P1" svg:width="0.344cm" svg:height="0.001cm" svg:x="0.949cm" svg:y="11.814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39" draw:style-name="gr10" draw:text-style-name="P1" svg:width="0.114cm" svg:height="0.001cm" svg:x="1.054cm" svg:y="11.90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40" draw:style-name="gr10" draw:text-style-name="P1" svg:width="0.228cm" svg:height="0.001cm" svg:x="1.004cm" svg:y="11.865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41">
              <draw:custom-shape draw:name="Connecteur droit 142" draw:style-name="gr10" draw:text-style-name="P1" svg:width="0.344cm" svg:height="0.001cm" svg:x="5.556cm" svg:y="11.919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43" draw:style-name="gr10" draw:text-style-name="P1" svg:width="0.114cm" svg:height="0.001cm" svg:x="5.657cm" svg:y="12.01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44" draw:style-name="gr10" draw:text-style-name="P1" svg:width="0.228cm" svg:height="0.001cm" svg:x="5.611cm" svg:y="11.97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45">
              <draw:custom-shape draw:name="Connecteur droit 146" draw:style-name="gr10" draw:text-style-name="P1" svg:width="0.344cm" svg:height="0.001cm" svg:x="3.589cm" svg:y="9.195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47" draw:style-name="gr10" draw:text-style-name="P1" svg:width="0.114cm" svg:height="0.001cm" svg:x="3.713cm" svg:y="9.101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48" draw:style-name="gr10" draw:text-style-name="P1" svg:width="0.228cm" svg:height="0.001cm" svg:x="3.649cm" svg:y="9.144cm">
                <text:p/>
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custom-shape draw:name="Forme libre : forme 149" draw:style-name="gr120" draw:text-style-name="P2" svg:width="0.877cm" svg:height="0.918cm" draw:transform="rotate (-1.5707963267949) translate (5.111cm 10.452cm)">
              <text:p/>
              <draw:enhanced-geometry svg:viewBox="0 0 21600 21600" draw:text-areas="?f11 ?f26 ?f19 ?f30" draw:glue-points="?f24 ?f25 ?f11 ?f26 ?f27 ?f28 ?f24 ?f28 ?f29 ?f28 ?f22 ?f26" draw:type="non-primitive" draw:modifiers="9611" draw:enhanced-path="M ?f10 ?f8 L ?f9 ?f9 ?f8 ?f9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$0"/>
                <draw:equation draw:name="f11" draw:formula="?f10 / 2"/>
                <draw:equation draw:name="f12" draw:formula="18000 * ?f7"/>
                <draw:equation draw:name="f13" draw:formula="10800 * ?f7"/>
                <draw:equation draw:name="f14" draw:formula="10800 * ?f6"/>
                <draw:equation draw:name="f15" draw:formula="0 * ?f7"/>
                <draw:equation draw:name="f16" draw:formula="0 * ?f6"/>
                <draw:equation draw:name="f17" draw:formula="21600 * ?f7"/>
                <draw:equation draw:name="f18" draw:formula="21600 * ?f6"/>
                <draw:equation draw:name="f19" draw:formula="?f11 + 10800"/>
                <draw:equation draw:name="f20" draw:formula="21600 - ?f10"/>
                <draw:equation draw:name="f21" draw:formula="?f20 / 2"/>
                <draw:equation draw:name="f22" draw:formula="21600 - ?f21"/>
                <draw:equation draw:name="f23" draw:formula="$0 / ?f6"/>
                <draw:equation draw:name="f24" draw:formula="?f14 / ?f6"/>
                <draw:equation draw:name="f25" draw:formula="?f15 / ?f7"/>
                <draw:equation draw:name="f26" draw:formula="?f13 / ?f7"/>
                <draw:equation draw:name="f27" draw:formula="?f16 / ?f6"/>
                <draw:equation draw:name="f28" draw:formula="?f17 / ?f7"/>
                <draw:equation draw:name="f29" draw:formula="?f18 / ?f6"/>
                <draw:equation draw:name="f30" draw:formula="?f12 / ?f7"/>
                <draw:handle draw:handle-position="$0 0" draw:handle-range-x-minimum="0" draw:handle-range-x-maximum="21600"/>
              </draw:enhanced-geometry>
            </draw:custom-shape>
            <draw:g draw:name="Groupe 150">
              <draw:frame draw:name="ZoneTexte 151" draw:style-name="gr31" draw:text-style-name="P1" svg:width="0.398cm" svg:height="0.469cm" svg:x="4.268cm" svg:y="10.452cm">
                <draw:text-box>
                  <text:p text:style-name="P3"><text:span text:style-name="T15">-</text:span></text:p>
                </draw:text-box>
              </draw:frame>
              <draw:frame draw:name="ZoneTexte 152" draw:style-name="gr31" draw:text-style-name="P1" svg:width="0.398cm" svg:height="0.392cm" svg:x="4.224cm" svg:y="10.957cm">
                <draw:text-box>
                  <text:p text:style-name="P3"><text:span text:style-name="T16">+</text:span></text:p>
                </draw:text-box>
              </draw:frame>
              <draw:frame draw:name="ZoneTexte 153" draw:style-name="gr31" draw:text-style-name="P1" svg:width="0.281cm" svg:height="0.313cm" svg:x="4.665cm" svg:y="10.69cm">
                <draw:text-box>
                  <text:p text:style-name="P3"><text:span text:style-name="T13">∞</text:span></text:p>
                </draw:text-box>
              </draw:frame>
            </draw:g>
            <draw:g draw:name="Groupe 154">
              <draw:custom-shape draw:name="Rectangle 155" draw:style-name="gr11" draw:text-style-name="P2" svg:width="0.398cm" svg:height="0.114cm" draw:transform="rotate (-1.5707963267949) translate (2.793cm 11.226cm)">
                <text:p/>
                <draw:enhanced-geometry svg:viewBox="0 0 21600 21600" draw:type="non-primitive" draw:enhanced-path="M 0 0 L 21600 0 21600 21600 0 21600 Z N"/>
              </draw:custom-shape>
              <draw:g draw:name="Groupe 156">
                <draw:custom-shape draw:name="Connecteur droit 157" draw:style-name="gr1" draw:text-style-name="P1" svg:width="0.001cm" svg:height="0.391cm" svg:x="2.904cm" svg:y="10.834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58" draw:style-name="gr1" draw:text-style-name="P1" svg:width="0.001cm" svg:height="0.391cm" svg:x="2.79cm" svg:y="10.834cm">
                  <text:p/>
  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</draw:g>
            <draw:custom-shape draw:name="Forme libre : forme 159" draw:style-name="gr2" draw:text-style-name="P2" svg:width="0.486cm" svg:height="0.212cm" svg:x="3.31cm" svg:y="12.359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orme libre : forme 160" draw:style-name="gr2" draw:text-style-name="P2" svg:width="0.486cm" svg:height="0.212cm" draw:transform="rotate (-1.5707963267949) translate (3.869cm 11.226cm)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orme libre : forme 161" draw:style-name="gr2" draw:text-style-name="P2" svg:width="0.486cm" svg:height="0.212cm" svg:x="1.615cm" svg:y="10.962cm">
              <text:p/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Connecteur droit 162" draw:style-name="gr1" draw:text-style-name="P1" svg:width="0.001cm" svg:height="0.744cm" svg:x="3.322cm" svg:y="11.055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g draw:name="Groupe 163">
              <draw:custom-shape draw:name="Connecteur droit 164" draw:style-name="gr10" draw:text-style-name="P1" svg:width="0.344cm" svg:height="0.001cm" svg:x="3.143cm" svg:y="11.8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65" draw:style-name="gr10" draw:text-style-name="P1" svg:width="0.114cm" svg:height="0.001cm" svg:x="3.248cm" svg:y="11.89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draw:name="Connecteur droit 166" draw:style-name="gr10" draw:text-style-name="P1" svg:width="0.228cm" svg:height="0.001cm" svg:x="3.2cm" svg:y="11.851cm">
                <text:p/>
  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  <draw:g draw:name="Groupe 167">
              <draw:custom-shape draw:name="Rectangle 168" draw:style-name="gr11" draw:text-style-name="P2" svg:width="0.398cm" svg:height="0.114cm" svg:x="3.123cm" svg:y="11.421cm">
                <text:p/>
                <draw:enhanced-geometry svg:viewBox="0 0 21600 21600" draw:type="non-primitive" draw:enhanced-path="M 0 0 L 21600 0 21600 21600 0 21600 Z N"/>
              </draw:custom-shape>
              <draw:g draw:name="Groupe 169">
                <draw:custom-shape draw:name="Connecteur droit 170" draw:style-name="gr1" draw:text-style-name="P1" svg:width="0.391cm" svg:height="0.001cm" svg:x="3.099cm" svg:y="11.531cm">
                  <text:p/>
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  <draw:custom-shape draw:name="Connecteur droit 171" draw:style-name="gr1" draw:text-style-name="P1" svg:width="0.391cm" svg:height="0.001cm" svg:x="3.099cm" svg:y="11.417cm">
                  <text:p/>
      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</draw:enhanced-geometry>
                </draw:custom-shape>
              </draw:g>
            </draw:g>
            <draw:frame draw:name="ZoneTexte 172" draw:style-name="gr117" draw:text-style-name="P1" svg:width="0.331cm" svg:height="0.469cm" svg:x="2.959cm" svg:y="11.999cm">
              <draw:text-box>
                <text:p text:style-name="P3"><text:span text:style-name="T1">R</text:span><text:span text:style-name="T2">5</text:span></text:p>
              </draw:text-box>
            </draw:frame>
          </draw:g>
        </table:shapes>
        <table:table-column table:style-name="co1" table:number-columns-repeated="2" table:default-cell-style-name="ce14"/>
        <table:table-column table:style-name="co21" table:default-cell-style-name="ce14"/>
        <table:table-column table:style-name="co22" table:default-cell-style-name="ce14"/>
        <table:table-column table:style-name="co3" table:number-columns-repeated="2" table:default-cell-style-name="ce14"/>
        <table:table-column table:style-name="co1" table:number-columns-repeated="2" table:default-cell-style-name="ce14"/>
        <table:table-column table:style-name="co12" table:default-cell-style-name="ce14"/>
        <table:table-column table:style-name="co7" table:default-cell-style-name="ce14"/>
        <table:table-column table:style-name="co23" table:default-cell-style-name="ce14"/>
        <table:table-column table:style-name="co3" table:default-cell-style-name="ce14"/>
        <table:table-column table:style-name="co3" table:default-cell-style-name="ce3"/>
        <table:table-column table:style-name="co1" table:number-columns-repeated="2" table:default-cell-style-name="ce14"/>
        <table:table-column table:style-name="co12" table:default-cell-style-name="ce14"/>
        <table:table-column table:style-name="co7" table:default-cell-style-name="ce14"/>
        <table:table-column table:style-name="co24" table:default-cell-style-name="ce14"/>
        <table:table-column table:style-name="co3" table:default-cell-style-name="ce14"/>
        <table:table-column table:style-name="co1" table:number-columns-repeated="45" table:default-cell-style-name="ce14"/>
        <table:table-row table:style-name="ro1">
          <table:table-cell table:style-name="ce1" office:value-type="string" calcext:value-type="string" table:number-columns-spanned="4" table:number-rows-spanned="1">
            <text:p>ZONE 1</text:p>
          </table:table-cell>
          <table:covered-table-cell table:number-columns-repeated="3"/>
          <table:table-cell table:style-name="ce43" table:number-columns-spanned="1" table:number-rows-spanned="12"/>
          <table:table-cell table:style-name="ce2" table:number-columns-spanned="1" table:number-rows-spanned="12"/>
          <table:table-cell table:style-name="ce2" office:value-type="string" calcext:value-type="string" table:number-columns-spanned="5" table:number-rows-spanned="1">
            <text:p>ZONE 2</text:p>
          </table:table-cell>
          <table:covered-table-cell table:number-columns-repeated="4" table:style-name="ce3"/>
          <table:table-cell table:style-name="ce43" table:number-columns-spanned="1" table:number-rows-spanned="12"/>
          <table:table-cell table:style-name="ce2" table:number-columns-spanned="1" table:number-rows-spanned="12"/>
          <table:table-cell table:style-name="ce2" office:value-type="string" calcext:value-type="string" table:number-columns-spanned="5" table:number-rows-spanned="1">
            <text:p>ZONE 3</text:p>
          </table:table-cell>
          <table:covered-table-cell table:number-columns-repeated="4" table:style-name="ce3"/>
          <table:table-cell table:style-name="ce43" table:number-columns-spanned="1" table:number-rows-spanned="12"/>
          <table:table-cell table:style-name="ce1" table:number-columns-repeated="45"/>
        </table:table-row>
        <table:table-row table:style-name="ro4">
          <table:table-cell table:style-name="ce6" office:value-type="string" calcext:value-type="string" table:number-columns-spanned="3" table:number-rows-spanned="1">
            <text:p>Passe-bas</text:p>
          </table:table-cell>
          <table:covered-table-cell table:style-name="ce2"/>
          <table:covered-table-cell table:style-name="ce3"/>
          <table:table-cell table:style-name="ce3"/>
          <table:covered-table-cell table:style-name="ce43"/>
          <table:covered-table-cell table:style-name="ce2"/>
          <table:table-cell table:style-name="ce1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2" office:value-type="string" calcext:value-type="string" table:number-columns-spanned="1" table:number-rows-spanned="10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98"/>
          <table:covered-table-cell table:style-name="ce43"/>
          <table:covered-table-cell table:style-name="ce2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2" office:value-type="string" calcext:value-type="string" table:number-columns-spanned="1" table:number-rows-spanned="10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covered-table-cell table:style-name="ce1"/>
          <table:table-cell table:style-name="ce1" table:number-columns-repeated="45"/>
        </table:table-row>
        <table:table-row table:style-name="ro4">
          <table:table-cell table:style-name="ce3" table:number-columns-spanned="3" table:number-rows-spanned="9"/>
          <table:covered-table-cell table:number-columns-repeated="2" table:style-name="ce3"/>
          <table:table-cell table:style-name="ce3" table:number-columns-spanned="1" table:number-rows-spanned="9"/>
          <table:covered-table-cell table:style-name="ce10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86"/>
          <table:table-cell table:style-name="ce45" office:value-type="string" calcext:value-type="string">
            <text:p>w0</text:p>
          </table:table-cell>
          <table:table-cell table:style-name="ce99" table:formula="of:=1/SQRT([.H3]*[.H4]*[.H5]*[.H6])" office:value-type="float" office:value="60858.0619450185" calcext:value-type="float">
            <text:p>60858,0619450185</text:p>
          </table:table-cell>
          <table:covered-table-cell table:style-name="ce10"/>
          <table:covered-table-cell/>
          <table:table-cell table:style-name="ce45" office:value-type="string" calcext:value-type="string">
            <text:p>f0</text:p>
          </table:table-cell>
          <table:table-cell table:style-name="ce17" office:value-type="float" office:value="6195" calcext:value-type="float">
            <text:p>6195</text:p>
          </table:table-cell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00512" calcext:value-type="float">
            <text:p>5,12E-09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3" table:style-name="ce3"/>
          <table:covered-table-cell table:style-name="ce3">
            <draw:frame table:end-cell-address="'sallen_&amp;_key'.D9" table:end-x="11.092cm" table:end-y="0.213cm" draw:z-index="4" draw:style-name="gr27" draw:text-style-name="P4" svg:width="9.172cm" svg:height="2.257cm" svg:x="1.92cm" svg:y="0.455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covered-table-cell>
          <table:covered-table-cell table:style-name="ce10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office:value-type="float" office:value="15000" calcext:value-type="float">
            <text:p>15000</text:p>
          </table:table-cell>
          <table:covered-table-cell table:style-name="ce3"/>
          <table:table-cell table:style-name="ce45" office:value-type="string" calcext:value-type="string">
            <text:p>f0</text:p>
          </table:table-cell>
          <table:table-cell table:style-name="ce99" table:formula="of:=[.K3]/(2*PI())" office:value-type="float" office:value="9685.86138554245" calcext:value-type="float">
            <text:p>9685,86138554245</text:p>
          </table:table-cell>
          <table:covered-table-cell table:style-name="ce10"/>
          <table:covered-table-cell/>
          <table:table-cell table:style-name="ce45" office:value-type="string" calcext:value-type="string">
            <text:p>m</text:p>
          </table:table-cell>
          <table:table-cell table:style-name="ce17" office:value-type="float" office:value="6.93" calcext:value-type="float">
            <text:p>6,93</text:p>
          </table:table-cell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15" calcext:value-type="float">
            <text:p>1,5E-08</text:p>
          </table:table-cell>
          <table:covered-table-cell/>
          <table:table-cell table:number-columns-repeated="45"/>
        </table:table-row>
        <table:table-row table:style-name="ro5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0015" calcext:value-type="float">
            <text:p>1,5E-09</text:p>
          </table:table-cell>
          <table:covered-table-cell table:style-name="ce3"/>
          <table:table-cell table:style-name="ce45" office:value-type="string" calcext:value-type="string">
            <text:p>m</text:p>
          </table:table-cell>
          <table:table-cell table:style-name="ce190" table:formula="of:=0.5*[.K3]*(([.H3]+[.H4])*[.H6]-[.H3]*[.H8]*[.H5]/[.H7])" office:value-type="float" office:value="0.0760725774312731" calcext:value-type="float">
            <text:p>0,076072577431273</text:p>
          </table:table-cell>
          <table:covered-table-cell table:style-name="ce10"/>
          <table:covered-table-cell/>
          <table:table-cell table:style-name="ce45" office:value-type="string" calcext:value-type="string">
            <text:p>T<text:span text:style-name="T19">0</text:span>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3"/>
          <table:table-cell table:style-name="ce45" office:value-type="string" calcext:value-type="string">
            <text:p>R4</text:p>
          </table:table-cell>
          <table:table-cell table:style-name="ce17" office:value-type="float" office:value="12000" calcext:value-type="float">
            <text:p>12000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012" calcext:value-type="float">
            <text:p>1,2E-09</text:p>
          </table:table-cell>
          <table:covered-table-cell table:style-name="ce3"/>
          <table:table-cell table:style-name="ce215" table:number-columns-spanned="2" table:number-rows-spanned="4"/>
          <table:covered-table-cell table:style-name="ce17"/>
          <table:covered-table-cell table:style-name="ce10"/>
          <table:covered-table-cell/>
          <table:table-cell table:style-name="ce46" table:number-columns-spanned="2" table:number-rows-spanned="6"/>
          <table:covered-table-cell table:style-name="ce17"/>
          <table:covered-table-cell table:style-name="ce3"/>
          <table:table-cell table:style-name="ce45"/>
          <table:table-cell table:style-name="ce17"/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R3</text:p>
          </table:table-cell>
          <table:table-cell table:style-name="ce17" office:value-type="float" office:value="12000" calcext:value-type="float">
            <text:p>12000</text:p>
          </table:table-cell>
          <table:covered-table-cell table:style-name="ce3"/>
          <table:covered-table-cell table:style-name="ce45"/>
          <table:covered-table-cell table:style-name="ce17"/>
          <table:covered-table-cell table:style-name="ce10"/>
          <table:covered-table-cell/>
          <table:covered-table-cell table:style-name="ce46"/>
          <table:covered-table-cell table:style-name="ce17"/>
          <table:covered-table-cell table:style-name="ce3"/>
          <table:table-cell table:style-name="ce103" office:value-type="string" calcext:value-type="string" table:number-columns-spanned="2" table:number-rows-spanned="1">
            <text:p>autres composants nécessaires</text:p>
          </table:table-cell>
          <table:covered-table-cell table:style-name="ce17"/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R4</text:p>
          </table:table-cell>
          <table:table-cell table:style-name="ce17" office:value-type="float" office:value="22000" calcext:value-type="float">
            <text:p>22000</text:p>
          </table:table-cell>
          <table:covered-table-cell table:style-name="ce3"/>
          <table:covered-table-cell table:style-name="ce45"/>
          <table:covered-table-cell table:style-name="ce17"/>
          <table:covered-table-cell table:style-name="ce10"/>
          <table:covered-table-cell/>
          <table:covered-table-cell table:style-name="ce45"/>
          <table:covered-table-cell table:style-name="ce17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94" table:formula="of:=1/((((2*PI()*[.O3])^2))*[.R3]*[.R4]*[.R5])" office:value-type="float" office:value="716.16843522592" calcext:value-type="float">
            <text:p>716,16843522592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94" table:number-columns-spanned="2" table:number-rows-spanned="3"/>
          <table:covered-table-cell table:style-name="ce29"/>
          <table:covered-table-cell table:style-name="ce3"/>
          <table:covered-table-cell table:style-name="ce45"/>
          <table:covered-table-cell table:style-name="ce17"/>
          <table:covered-table-cell table:style-name="ce10"/>
          <table:covered-table-cell/>
          <table:covered-table-cell table:style-name="ce57"/>
          <table:covered-table-cell table:style-name="ce17"/>
          <table:covered-table-cell table:style-name="ce3"/>
          <table:table-cell table:style-name="ce45" office:value-type="string" calcext:value-type="string">
            <text:p>R3</text:p>
          </table:table-cell>
          <table:table-cell table:style-name="ce17" table:formula="of:=[.R5]/([.O5]-1)" office:value-type="float" office:value="12000" calcext:value-type="float">
            <text:p>12000</text:p>
          </table:table-cell>
          <table:covered-table-cell/>
          <table:table-cell table:number-columns-repeated="45"/>
        </table:table-row>
        <table:table-row table:style-name="ro5">
          <table:covered-table-cell table:number-columns-repeated="4" table:style-name="ce3"/>
          <table:covered-table-cell table:style-name="ce10"/>
          <table:covered-table-cell table:style-name="ce3"/>
          <table:covered-table-cell table:style-name="ce23"/>
          <table:covered-table-cell table:style-name="ce29"/>
          <table:covered-table-cell table:style-name="ce3"/>
          <table:table-cell table:style-name="ce45" office:value-type="string" calcext:value-type="string">
            <text:p>K= T<text:span text:style-name="T19">0</text:span></text:p>
          </table:table-cell>
          <table:table-cell table:style-name="ce17" table:formula="of:=1+[.H8]/[.H7]" office:value-type="float" office:value="2.83333333333333" calcext:value-type="float">
            <text:p>2,83333333333333</text:p>
          </table:table-cell>
          <table:covered-table-cell table:style-name="ce10"/>
          <table:covered-table-cell/>
          <table:covered-table-cell table:style-name="ce47"/>
          <table:covered-table-cell table:style-name="ce18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table:formula="of:=((([.O5]-1)*([.R4]-[.R3])*[.R8])*PI()*[.O3]+[.O4])/(PI()*[.O3]*[.R4])" office:value-type="float" office:value="24210.0806693696" calcext:value-type="float">
            <text:p>24210,0806693696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covered-table-cell table:style-name="ce24"/>
          <table:covered-table-cell table:style-name="ce30"/>
          <table:covered-table-cell table:style-name="ce3"/>
          <table:table-cell table:style-name="ce21" office:value-type="string" calcext:value-type="string">
            <text:p>T (f = f0)</text:p>
          </table:table-cell>
          <table:table-cell table:style-name="ce93" table:formula="of:=[.K10]/2/[.K5]" office:value-type="float" office:value="18.6225669551756" calcext:value-type="float">
            <text:p>18,6225669551756</text:p>
          </table:table-cell>
          <table:covered-table-cell table:style-name="ce10"/>
          <table:covered-table-cell/>
          <table:covered-table-cell table:style-name="ce11"/>
          <table:covered-table-cell table:style-name="ce16"/>
          <table:covered-table-cell table:style-name="ce3"/>
          <table:table-cell table:style-name="ce47"/>
          <table:table-cell table:style-name="ce18"/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Brieuc, Lucas, Laure Bi, Hermine</text:p>
          </table:table-cell>
          <table:covered-table-cell table:style-name="ce10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Brieuc, Lucas, Laure Bi, Hermine</text:p>
          </table:table-cell>
          <table:covered-table-cell table:style-name="ce10"/>
          <table:covered-table-cell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Brieuc, Lucas, Laure Bi, Hermine</text:p>
          </table:table-cell>
          <table:covered-table-cell/>
          <table:table-cell table:number-columns-repeated="45"/>
        </table:table-row>
        <table:table-row table:style-name="ro4">
          <table:table-cell table:style-name="ce10" table:number-columns-spanned="19" table:number-rows-spanned="1"/>
          <table:covered-table-cell table:number-columns-repeated="4" table:style-name="ce10"/>
          <table:covered-table-cell table:style-name="ce3"/>
          <table:covered-table-cell table:number-columns-repeated="6" table:style-name="ce10"/>
          <table:covered-table-cell/>
          <table:covered-table-cell table:number-columns-repeated="5" table:style-name="ce10"/>
          <table:covered-table-cell/>
          <table:table-cell table:number-columns-repeated="45"/>
        </table:table-row>
        <table:table-row table:style-name="ro4">
          <table:table-cell table:style-name="ce2" office:value-type="string" calcext:value-type="string" table:number-columns-spanned="3" table:number-rows-spanned="1">
            <text:p>Passe-bande</text:p>
          </table:table-cell>
          <table:covered-table-cell table:style-name="ce2"/>
          <table:covered-table-cell table:style-name="ce3"/>
          <table:table-cell table:style-name="ce2"/>
          <table:table-cell table:style-name="ce43" table:number-columns-spanned="1" table:number-rows-spanned="10"/>
          <table:table-cell table:style-name="ce2" table:number-columns-spanned="1" table:number-rows-spanned="10"/>
          <table:table-cell table:style-name="ce10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2" office:value-type="string" calcext:value-type="string" table:number-columns-spanned="1" table:number-rows-spanned="9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98"/>
          <table:table-cell table:style-name="ce43" table:number-columns-spanned="1" table:number-rows-spanned="10"/>
          <table:table-cell table:style-name="ce2" table:number-columns-spanned="1" table:number-rows-spanned="10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2" office:value-type="string" calcext:value-type="string" table:number-columns-spanned="1" table:number-rows-spanned="9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table-cell table:style-name="ce43" table:number-columns-spanned="1" table:number-rows-spanned="10"/>
          <table:table-cell table:style-name="ce1" table:number-columns-repeated="45"/>
        </table:table-row>
        <table:table-row table:style-name="ro4">
          <table:table-cell table:style-name="ce3" table:number-columns-spanned="3" table:number-rows-spanned="8"/>
          <table:covered-table-cell table:number-columns-repeated="2" table:style-name="ce3"/>
          <table:table-cell table:style-name="ce3" table:number-columns-spanned="1" table:number-rows-spanned="8"/>
          <table:covered-table-cell table:style-name="ce10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office:value-type="float" office:value="2200" calcext:value-type="float">
            <text:p>2200</text:p>
          </table:table-cell>
          <table:covered-table-cell table:style-name="ce86"/>
          <table:table-cell table:style-name="ce45" office:value-type="string" calcext:value-type="string">
            <text:p>K</text:p>
          </table:table-cell>
          <table:table-cell table:style-name="ce17" table:formula="of:=1+([.H21])/([.H20])" office:value-type="float" office:value="2.2" calcext:value-type="float">
            <text:p>2,2</text:p>
          </table:table-cell>
          <table:covered-table-cell table:style-name="ce10"/>
          <table:covered-table-cell/>
          <table:table-cell table:style-name="ce45" office:value-type="string" calcext:value-type="string">
            <text:p>w0</text:p>
          </table:table-cell>
          <table:table-cell table:style-name="ce17"/>
          <table:covered-table-cell table:style-name="ce3"/>
          <table:table-cell table:style-name="ce45"/>
          <table:table-cell table:style-name="ce17"/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office:value-type="float" office:value="1000" calcext:value-type="float">
            <text:p>1000</text:p>
          </table:table-cell>
          <table:covered-table-cell table:style-name="ce3"/>
          <table:table-cell table:style-name="ce45" office:value-type="string" calcext:value-type="string">
            <text:p>w0</text:p>
          </table:table-cell>
          <table:table-cell table:style-name="ce17" table:formula="of:=(([.H15]+[.H19])/([.H15]*[.H16]*[.H19]*[.H17]*[.H18]))^(1/2)" office:value-type="float" office:value="27524.094128159" calcext:value-type="float">
            <text:p>27524,094128159</text:p>
          </table:table-cell>
          <table:covered-table-cell table:style-name="ce10"/>
          <table:covered-table-cell/>
          <table:table-cell table:style-name="ce45" office:value-type="string" calcext:value-type="string">
            <text:p>f0</text:p>
          </table:table-cell>
          <table:table-cell table:style-name="ce17" office:value-type="float" office:value="1500" calcext:value-type="float">
            <text:p>1500</text:p>
          </table:table-cell>
          <table:covered-table-cell table:style-name="ce3"/>
          <table:table-cell table:style-name="ce45"/>
          <table:table-cell table:style-name="ce17"/>
          <table:covered-table-cell/>
          <table:table-cell table:number-columns-repeated="45"/>
        </table:table-row>
        <table:table-row table:style-name="ro4">
          <table:covered-table-cell table:number-columns-repeated="3" table:style-name="ce3"/>
          <table:covered-table-cell table:style-name="ce3">
            <draw:frame table:end-cell-address="'sallen_&amp;_key'.D21" table:end-x="13.164cm" table:end-y="0.407cm" draw:z-index="5" draw:style-name="gr27" draw:text-style-name="P4" svg:width="12.615cm" svg:height="2.256cm" svg:x="0.549cm" svg:y="0.123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covered-table-cell>
          <table:covered-table-cell table:style-name="ce10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1" calcext:value-type="float">
            <text:p>1E-07</text:p>
          </table:table-cell>
          <table:covered-table-cell table:style-name="ce3"/>
          <table:table-cell table:style-name="ce45" office:value-type="string" calcext:value-type="string">
            <text:p>f0</text:p>
          </table:table-cell>
          <table:table-cell table:style-name="ce17" table:formula="of:=([.K16])/(2*PI())" office:value-type="float" office:value="4380.59563462312" calcext:value-type="float">
            <text:p>4380,59563462312</text:p>
          </table:table-cell>
          <table:covered-table-cell table:style-name="ce10"/>
          <table:covered-table-cell/>
          <table:table-cell table:style-name="ce45" office:value-type="string" calcext:value-type="string">
            <text:p>m</text:p>
          </table:table-cell>
          <table:table-cell table:style-name="ce17" office:value-type="float" office:value="0.5" calcext:value-type="float">
            <text:p>0,5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7"/>
          <table:covered-table-cell/>
          <table:table-cell table:number-columns-repeated="45"/>
        </table:table-row>
        <table:table-row table:style-name="ro5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3"/>
          <table:table-cell table:style-name="ce45" office:value-type="string" calcext:value-type="string">
            <text:p>m</text:p>
          </table:table-cell>
          <table:table-cell table:style-name="ce17" table:formula="of:=((    [.H15]*[.H17]*([.H19]-[.K15]*[.H16]) + [.H16]*([.H17]+[.H18])*([.H15]+[.H19])     )*[.K16])/(2*([.H15]+[.H19]))" office:value-type="float" office:value="2.11935524786824" calcext:value-type="float">
            <text:p>2,11935524786824</text:p>
          </table:table-cell>
          <table:covered-table-cell table:style-name="ce10"/>
          <table:covered-table-cell/>
          <table:table-cell table:style-name="ce45" office:value-type="string" calcext:value-type="string">
            <text:p>T<text:span text:style-name="T19">max</text:span>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3"/>
          <table:table-cell table:style-name="ce45"/>
          <table:table-cell table:style-name="ce17"/>
          <table:covered-table-cell/>
          <table:table-cell table:number-columns-repeated="45"/>
        </table:table-row>
        <table:table-row table:style-name="ro5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R5</text:p>
          </table:table-cell>
          <table:table-cell table:style-name="ce17" office:value-type="float" office:value="3300" calcext:value-type="float">
            <text:p>3300</text:p>
          </table:table-cell>
          <table:covered-table-cell table:style-name="ce3"/>
          <table:table-cell table:style-name="ce45" office:value-type="string" calcext:value-type="string">
            <text:p>T<text:span text:style-name="T19">max</text:span></text:p>
          </table:table-cell>
          <table:table-cell table:style-name="ce17" table:formula="of:=([.K21])/(2*[.K18])" office:value-type="float" office:value="0.857142857142857" calcext:value-type="float">
            <text:p>0,857142857142857</text:p>
          </table:table-cell>
          <table:covered-table-cell table:style-name="ce10"/>
          <table:covered-table-cell/>
          <table:table-cell table:style-name="ce46" table:number-columns-spanned="2" table:number-rows-spanned="4"/>
          <table:covered-table-cell table:style-name="ce17"/>
          <table:covered-table-cell table:style-name="ce3"/>
          <table:table-cell table:style-name="ce45"/>
          <table:table-cell table:style-name="ce17"/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R3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3"/>
          <table:table-cell table:style-name="ce215" table:number-columns-spanned="2" table:number-rows-spanned="1"/>
          <table:covered-table-cell table:style-name="ce17"/>
          <table:covered-table-cell table:style-name="ce10"/>
          <table:covered-table-cell/>
          <table:covered-table-cell table:style-name="ce45"/>
          <table:covered-table-cell table:style-name="ce17"/>
          <table:covered-table-cell table:style-name="ce3"/>
          <table:table-cell table:style-name="ce45"/>
          <table:table-cell table:style-name="ce17"/>
          <table:covered-table-cell/>
          <table:table-cell table:number-columns-repeated="45"/>
        </table:table-row>
        <table:table-row table:style-name="ro5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R4</text:p>
          </table:table-cell>
          <table:table-cell table:style-name="ce17" office:value-type="float" office:value="12000" calcext:value-type="float">
            <text:p>12000</text:p>
          </table:table-cell>
          <table:covered-table-cell table:style-name="ce3"/>
          <table:table-cell table:style-name="ce57" office:value-type="string" calcext:value-type="string">
            <text:p>T<text:span text:style-name="T19">i</text:span></text:p>
          </table:table-cell>
          <table:table-cell table:style-name="ce17" table:formula="of:=(([.K15]*[.H16]*[.H19]*[.H17])/([.H15]+[.H19]))*([.K16])" office:value-type="float" office:value="3.63318042491699" calcext:value-type="float">
            <text:p>3,63318042491699</text:p>
          </table:table-cell>
          <table:covered-table-cell table:style-name="ce10"/>
          <table:covered-table-cell/>
          <table:covered-table-cell table:style-name="ce57"/>
          <table:covered-table-cell table:style-name="ce17"/>
          <table:covered-table-cell table:style-name="ce3"/>
          <table:table-cell table:style-name="ce45"/>
          <table:table-cell table:style-name="ce17"/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6" table:number-columns-spanned="2" table:number-rows-spanned="1"/>
          <table:covered-table-cell table:style-name="ce18"/>
          <table:covered-table-cell table:style-name="ce3"/>
          <table:table-cell table:style-name="ce21" office:value-type="string" calcext:value-type="string">
            <text:p>BP</text:p>
          </table:table-cell>
          <table:table-cell table:style-name="ce192" table:formula="of:=2*[.K18]*[.K17]" office:value-type="float" office:value="18568.0766940544" calcext:value-type="float">
            <text:p>18568,0766940544</text:p>
          </table:table-cell>
          <table:covered-table-cell table:style-name="ce10"/>
          <table:covered-table-cell/>
          <table:covered-table-cell table:style-name="ce47"/>
          <table:covered-table-cell table:style-name="ce18"/>
          <table:covered-table-cell table:style-name="ce3"/>
          <table:table-cell table:style-name="ce47"/>
          <table:table-cell table:style-name="ce18"/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Ruben, Alexandre</text:p>
          </table:table-cell>
          <table:covered-table-cell table:style-name="ce10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Ruben, Alexandre</text:p>
          </table:table-cell>
          <table:covered-table-cell table:style-name="ce10"/>
          <table:covered-table-cell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Ruben, Alexandre</text:p>
          </table:table-cell>
          <table:covered-table-cell/>
          <table:table-cell table:number-columns-repeated="45"/>
        </table:table-row>
        <table:table-row table:style-name="ro4">
          <table:table-cell table:style-name="ce10" table:number-columns-spanned="19" table:number-rows-spanned="1"/>
          <table:covered-table-cell table:number-columns-repeated="4" table:style-name="ce10"/>
          <table:covered-table-cell table:style-name="ce3"/>
          <table:covered-table-cell table:number-columns-repeated="6" table:style-name="ce10"/>
          <table:covered-table-cell/>
          <table:covered-table-cell table:number-columns-repeated="5" table:style-name="ce10"/>
          <table:covered-table-cell/>
          <table:table-cell table:number-columns-repeated="45"/>
        </table:table-row>
        <table:table-row table:style-name="ro4">
          <table:table-cell table:style-name="ce2" office:value-type="string" calcext:value-type="string" table:number-columns-spanned="3" table:number-rows-spanned="1">
            <text:p>Passe-haut</text:p>
          </table:table-cell>
          <table:covered-table-cell table:style-name="ce2"/>
          <table:covered-table-cell table:style-name="ce3"/>
          <table:table-cell table:style-name="ce2"/>
          <table:table-cell table:style-name="ce43" table:number-columns-spanned="1" table:number-rows-spanned="10"/>
          <table:table-cell table:style-name="ce2" table:number-columns-spanned="1" table:number-rows-spanned="10"/>
          <table:table-cell table:style-name="ce101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2" office:value-type="string" calcext:value-type="string" table:number-columns-spanned="1" table:number-rows-spanned="9">
            <text:p>→</text:p>
          </table:table-cell>
          <table:table-cell table:style-name="ce11" office:value-type="string" calcext:value-type="string" table:number-columns-spanned="2" table:number-rows-spanned="1">
            <text:p>Paramètres obtenus</text:p>
          </table:table-cell>
          <table:covered-table-cell table:style-name="ce98"/>
          <table:table-cell table:style-name="ce43" table:number-columns-spanned="1" table:number-rows-spanned="10"/>
          <table:table-cell table:style-name="ce2" table:number-columns-spanned="1" table:number-rows-spanned="10"/>
          <table:table-cell table:style-name="ce11" office:value-type="string" calcext:value-type="string" table:number-columns-spanned="2" table:number-rows-spanned="1">
            <text:p>cahier des charges</text:p>
          </table:table-cell>
          <table:covered-table-cell table:style-name="ce16"/>
          <table:table-cell table:style-name="ce2" office:value-type="string" calcext:value-type="string" table:number-columns-spanned="1" table:number-rows-spanned="9">
            <text:p>→</text:p>
          </table:table-cell>
          <table:table-cell table:style-name="ce11" office:value-type="string" calcext:value-type="string" table:number-columns-spanned="2" table:number-rows-spanned="1">
            <text:p>composants imposés</text:p>
          </table:table-cell>
          <table:covered-table-cell table:style-name="ce16"/>
          <table:table-cell table:style-name="ce43" table:number-columns-spanned="1" table:number-rows-spanned="10"/>
          <table:table-cell table:style-name="ce1" table:number-columns-repeated="45"/>
        </table:table-row>
        <table:table-row table:style-name="ro4">
          <table:table-cell table:style-name="ce3" table:number-columns-spanned="3" table:number-rows-spanned="8"/>
          <table:covered-table-cell table:number-columns-repeated="2" table:style-name="ce3"/>
          <table:table-cell table:style-name="ce3" table:number-columns-spanned="1" table:number-rows-spanned="8"/>
          <table:covered-table-cell table:style-name="ce10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86"/>
          <table:table-cell table:style-name="ce45" office:value-type="string" calcext:value-type="string">
            <text:p>w0</text:p>
          </table:table-cell>
          <table:table-cell table:style-name="ce17" table:formula="of:=1/SQRT([.H26]*[.H27]*[.H28]*[.H29])" office:value-type="float" office:value="38924.9472080761" calcext:value-type="float">
            <text:p>38924,9472080761</text:p>
          </table:table-cell>
          <table:covered-table-cell table:style-name="ce10"/>
          <table:covered-table-cell/>
          <table:table-cell table:style-name="ce45" office:value-type="string" calcext:value-type="string">
            <text:p>w0</text:p>
          </table:table-cell>
          <table:table-cell table:style-name="ce17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01" calcext:value-type="float">
            <text:p>1E-08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3" table:style-name="ce3"/>
          <table:covered-table-cell table:style-name="ce3">
            <draw:frame table:end-cell-address="'sallen_&amp;_key'.D32" table:end-x="11.298cm" table:end-y="0.243cm" draw:z-index="3" draw:style-name="gr27" draw:text-style-name="P4" svg:width="9.379cm" svg:height="2.256cm" svg:x="1.919cm" svg:y="0.222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covered-table-cell>
          <table:covered-table-cell table:style-name="ce10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7" office:value-type="float" office:value="2200" calcext:value-type="float">
            <text:p>2200</text:p>
          </table:table-cell>
          <table:covered-table-cell table:style-name="ce3"/>
          <table:table-cell table:style-name="ce45" office:value-type="string" calcext:value-type="string">
            <text:p>f0</text:p>
          </table:table-cell>
          <table:table-cell table:style-name="ce17" table:formula="of:=[.K26]/(2*PI())" office:value-type="float" office:value="6195.09775775639" calcext:value-type="float">
            <text:p>6195,09775775639</text:p>
          </table:table-cell>
          <table:covered-table-cell table:style-name="ce10"/>
          <table:covered-table-cell/>
          <table:table-cell table:style-name="ce45" office:value-type="string" calcext:value-type="string">
            <text:p>f0</text:p>
          </table:table-cell>
          <table:table-cell table:style-name="ce17" office:value-type="float" office:value="6195" calcext:value-type="float">
            <text:p>6195</text:p>
          </table:table-cell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03" calcext:value-type="float">
            <text:p>3E-09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C1</text:p>
          </table:table-cell>
          <table:table-cell table:style-name="ce17" office:value-type="float" office:value="0.00000001" calcext:value-type="float">
            <text:p>1E-08</text:p>
          </table:table-cell>
          <table:covered-table-cell table:style-name="ce3"/>
          <table:table-cell table:style-name="ce45" office:value-type="string" calcext:value-type="string">
            <text:p>m</text:p>
          </table:table-cell>
          <table:table-cell table:style-name="ce17" table:formula="of:=([.H26]*([.H28]+[.H29])-([.H27]*[.H31]*[.H29])/([.H30]))*[.K26]/2" office:value-type="float" office:value="2.37597877758097" calcext:value-type="float">
            <text:p>2,37597877758097</text:p>
          </table:table-cell>
          <table:covered-table-cell table:style-name="ce10"/>
          <table:covered-table-cell/>
          <table:table-cell table:style-name="ce45" office:value-type="string" calcext:value-type="string">
            <text:p>m</text:p>
          </table:table-cell>
          <table:table-cell table:style-name="ce17" office:value-type="float" office:value="2.37" calcext:value-type="float">
            <text:p>2,37</text:p>
          </table:table-cell>
          <table:covered-table-cell table:style-name="ce3"/>
          <table:table-cell table:style-name="ce45" office:value-type="string" calcext:value-type="string">
            <text:p>R3</text:p>
          </table:table-cell>
          <table:table-cell table:style-name="ce17" office:value-type="float" office:value="10000" calcext:value-type="float">
            <text:p>10000</text:p>
          </table:table-cell>
          <table:covered-table-cell/>
          <table:table-cell table:number-columns-repeated="45"/>
        </table:table-row>
        <table:table-row table:style-name="ro5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C2</text:p>
          </table:table-cell>
          <table:table-cell table:style-name="ce17" office:value-type="float" office:value="0.000000003" calcext:value-type="float">
            <text:p>3E-09</text:p>
          </table:table-cell>
          <table:covered-table-cell table:style-name="ce3"/>
          <table:table-cell table:style-name="ce45" office:value-type="string" calcext:value-type="string">
            <text:p>K = T<text:span text:style-name="T19">∞</text:span></text:p>
          </table:table-cell>
          <table:table-cell table:style-name="ce17" table:formula="of:=1+([.H31]/[.H30])" office:value-type="float" office:value="2.2" calcext:value-type="float">
            <text:p>2,2</text:p>
          </table:table-cell>
          <table:covered-table-cell table:style-name="ce10"/>
          <table:covered-table-cell/>
          <table:table-cell table:style-name="ce45" office:value-type="string" calcext:value-type="string">
            <text:p>T<text:span text:style-name="T19">i</text:span> = T<text:span text:style-name="T19">∞</text:span></text:p>
          </table:table-cell>
          <table:table-cell table:style-name="ce17" office:value-type="float" office:value="2.2" calcext:value-type="float">
            <text:p>2,2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autres composants nécessaires</text:p>
          </table:table-cell>
          <table:covered-table-cell table:style-name="ce17"/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R3</text:p>
          </table:table-cell>
          <table:table-cell table:style-name="ce17" office:value-type="float" office:value="10000" calcext:value-type="float">
            <text:p>10000</text:p>
          </table:table-cell>
          <table:covered-table-cell table:style-name="ce3"/>
          <table:table-cell table:style-name="ce215" table:number-columns-spanned="2" table:number-rows-spanned="3"/>
          <table:covered-table-cell table:style-name="ce17"/>
          <table:covered-table-cell table:style-name="ce10"/>
          <table:covered-table-cell/>
          <table:table-cell table:style-name="ce46" table:number-columns-spanned="2" table:number-rows-spanned="4"/>
          <table:covered-table-cell table:style-name="ce17"/>
          <table:covered-table-cell table:style-name="ce3"/>
          <table:table-cell table:style-name="ce45" office:value-type="string" calcext:value-type="string">
            <text:p>R1</text:p>
          </table:table-cell>
          <table:table-cell table:style-name="ce194" table:formula="of:=(2*[.O28]*[.R27]*[.R26])/([.O27]*2*PI()*([.R26]+[.R27]))" office:value-type="float" office:value="0.000000000000281018599461942" calcext:value-type="float">
            <text:p>2,81018599461942E-13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5" office:value-type="string" calcext:value-type="string">
            <text:p>R4</text:p>
          </table:table-cell>
          <table:table-cell table:style-name="ce17" office:value-type="float" office:value="12000" calcext:value-type="float">
            <text:p>12000</text:p>
          </table:table-cell>
          <table:covered-table-cell table:style-name="ce3"/>
          <table:covered-table-cell table:style-name="ce45"/>
          <table:covered-table-cell table:style-name="ce17"/>
          <table:covered-table-cell table:style-name="ce10"/>
          <table:covered-table-cell/>
          <table:covered-table-cell table:style-name="ce45"/>
          <table:covered-table-cell table:style-name="ce17"/>
          <table:covered-table-cell table:style-name="ce3"/>
          <table:table-cell table:style-name="ce45" office:value-type="string" calcext:value-type="string">
            <text:p>R2</text:p>
          </table:table-cell>
          <table:table-cell table:style-name="ce194" table:formula="of:=(1/((2*PI()*[.O27])^2))*(([.R27])^2)/([.R30]+[.R27])" office:value-type="float" office:value="1.97987702895603E-018" calcext:value-type="float">
            <text:p>1,97987702895603E-18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table-cell table:style-name="ce46" table:number-columns-spanned="2" table:number-rows-spanned="2"/>
          <table:covered-table-cell table:style-name="ce17"/>
          <table:covered-table-cell table:style-name="ce3"/>
          <table:covered-table-cell table:style-name="ce45"/>
          <table:covered-table-cell table:style-name="ce17"/>
          <table:covered-table-cell table:style-name="ce10"/>
          <table:covered-table-cell/>
          <table:covered-table-cell table:style-name="ce57"/>
          <table:covered-table-cell table:style-name="ce17"/>
          <table:covered-table-cell table:style-name="ce3"/>
          <table:table-cell table:style-name="ce45" office:value-type="string" calcext:value-type="string">
            <text:p>R4</text:p>
          </table:table-cell>
          <table:table-cell table:style-name="ce17" table:formula="of:=(([.O29]*[.R28]*[.R27]*[.R26])/([.R30]*[.R31]*(2*PI()*[.O27])^2))-[.R28]" office:value-type="float" office:value="782929664.676623" calcext:value-type="float">
            <text:p>782929664,676623</text:p>
          </table:table-cell>
          <table:covered-table-cell/>
          <table:table-cell table:number-columns-repeated="45"/>
        </table:table-row>
        <table:table-row table:style-name="ro4">
          <table:covered-table-cell table:number-columns-repeated="4" table:style-name="ce3"/>
          <table:covered-table-cell table:style-name="ce10"/>
          <table:covered-table-cell table:style-name="ce3"/>
          <table:covered-table-cell table:style-name="ce47"/>
          <table:covered-table-cell table:style-name="ce18"/>
          <table:covered-table-cell table:style-name="ce3"/>
          <table:table-cell table:style-name="ce21" office:value-type="string" calcext:value-type="string">
            <text:p>T (f = f0)</text:p>
          </table:table-cell>
          <table:table-cell table:style-name="ce192" table:formula="of:=[.K29]/2/[.K28]" office:value-type="float" office:value="0.462967098182557" calcext:value-type="float">
            <text:p>0,462967098182557</text:p>
          </table:table-cell>
          <table:covered-table-cell table:style-name="ce10"/>
          <table:covered-table-cell/>
          <table:covered-table-cell table:style-name="ce47"/>
          <table:covered-table-cell table:style-name="ce18"/>
          <table:covered-table-cell table:style-name="ce3"/>
          <table:table-cell table:style-name="ce47"/>
          <table:table-cell table:style-name="ce18"/>
          <table:covered-table-cell/>
          <table:table-cell table:number-columns-repeated="45"/>
        </table:table-row>
        <table:table-row table:style-name="ro3">
          <table:table-cell table:style-name="ce8" office:value-type="string" calcext:value-type="string" table:number-columns-spanned="3" table:number-rows-spanned="1">
            <text:p>contributeur :</text:p>
          </table:table-cell>
          <table:covered-table-cell table:style-name="ce3"/>
          <table:covered-table-cell table:style-name="ce9" office:value-type="string" calcext:value-type="string">
            <text:p>contributeur :</text:p>
          </table:covered-table-cell>
          <table:table-cell table:style-name="ce3" office:value-type="string" calcext:value-type="string">
            <text:p>Nathan, Matheo, Julien</text:p>
          </table:table-cell>
          <table:covered-table-cell table:style-name="ce10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Nathan, Matheo, Julien</text:p>
          </table:table-cell>
          <table:covered-table-cell table:style-name="ce10"/>
          <table:covered-table-cell/>
          <table:table-cell table:style-name="ce3" table:number-columns-spanned="3" table:number-rows-spanned="1"/>
          <table:covered-table-cell table:number-columns-repeated="2" table:style-name="ce3"/>
          <table:table-cell table:style-name="ce8" office:value-type="string" calcext:value-type="string">
            <text:p>contributeur :</text:p>
          </table:table-cell>
          <table:table-cell table:style-name="ce3" office:value-type="string" calcext:value-type="string">
            <text:p>Nathan, Matheo, Julien</text:p>
          </table:table-cell>
          <table:covered-table-cell/>
          <table:table-cell table:number-columns-repeated="45"/>
        </table:table-row>
        <table:table-row table:style-name="ro4">
          <table:table-cell table:style-name="ce10" table:number-columns-spanned="19" table:number-rows-spanned="1"/>
          <table:covered-table-cell table:number-columns-repeated="4" table:style-name="ce10"/>
          <table:covered-table-cell table:style-name="ce3"/>
          <table:covered-table-cell table:number-columns-repeated="6" table:style-name="ce10"/>
          <table:covered-table-cell/>
          <table:covered-table-cell table:number-columns-repeated="5" table:style-name="ce10"/>
          <table:covered-table-cell/>
          <table:table-cell table:number-columns-repeated="45"/>
        </table:table-row>
        <table:table-row table:style-name="ro4">
          <table:table-cell table:number-columns-repeated="6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49"/>
        </table:table-row>
        <table:table-row table:style-name="ro4" table:number-rows-repeated="104853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7">
      <number:scientific-number number:decimal-places="2" loext:min-decimal-places="2" number:min-integer-digits="1" number:min-exponent-digits="1" loext:exponent-interval="1" loext:forced-exponent-sign="true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7" loext:min-decimal-places="7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6">
      <number:number number:decimal-places="2" loext:min-decimal-places="2" number:min-integer-digits="0"/>
    </number:number-style>
    <number:number-style style:name="N11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P0" style:volatile="true">
      <number:number number:decimal-places="2" loext:min-decimal-places="2" number:min-integer-digits="1"/>
    </number:number-style>
    <number:number-style style:name="N123">
      <style:text-properties fo:color="#ff0000"/>
      <number:text>-</number:text>
      <number:number number:decimal-places="2" loext:min-decimal-places="2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20142P2" style:volatile="true" number:language="en" number:country="US">
      <number:text>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text>- </number:text>
    </number:currency-style>
    <number:text-style style:name="N20145" number:language="en" number:country="US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2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1018" svg:viewBox="0 0 20 30" svg:d="M10 0l-10 30h20z"/>
    <draw:marker draw:name="a1059" svg:viewBox="0 0 20 30" svg:d="M10 0l-10 30h20z"/>
    <draw:marker draw:name="a1163" svg:viewBox="0 0 20 30" svg:d="M10 0l-10 30h20z"/>
    <draw:marker draw:name="a1167" svg:viewBox="0 0 20 30" svg:d="M10 0l-10 30h20z"/>
    <draw:marker draw:name="a117" svg:viewBox="0 0 20 30" svg:d="M10 0l-10 30h20z"/>
    <draw:marker draw:name="a121" svg:viewBox="0 0 20 30" svg:d="M10 0l-10 30h20z"/>
    <draw:marker draw:name="a1287" svg:viewBox="0 0 20 30" svg:d="M10 0l-10 30h20z"/>
    <draw:marker draw:name="a1291" svg:viewBox="0 0 20 30" svg:d="M10 0l-10 30h20z"/>
    <draw:marker draw:name="a1435" svg:viewBox="0 0 20 30" svg:d="M10 0l-10 30h20z"/>
    <draw:marker draw:name="a1439" svg:viewBox="0 0 20 30" svg:d="M10 0l-10 30h20z"/>
    <draw:marker draw:name="a209" svg:viewBox="0 0 20 30" svg:d="M10 0l-10 30h20z"/>
    <draw:marker draw:name="a213" svg:viewBox="0 0 20 30" svg:d="M10 0l-10 30h20z"/>
    <draw:marker draw:name="a22" svg:viewBox="0 0 20 30" svg:d="M10 0l-10 30h20z"/>
    <draw:marker draw:name="a26" svg:viewBox="0 0 20 30" svg:d="M10 0l-10 30h20z"/>
    <draw:marker draw:name="a303" svg:viewBox="0 0 20 30" svg:d="M10 0l-10 30h20z"/>
    <draw:marker draw:name="a311" svg:viewBox="0 0 20 30" svg:d="M10 0l-10 30h20z"/>
    <draw:marker draw:name="a376" svg:viewBox="0 0 20 30" svg:d="M10 0l-10 30h20z"/>
    <draw:marker draw:name="a384" svg:viewBox="0 0 20 30" svg:d="M10 0l-10 30h20z"/>
    <draw:marker draw:name="a449" svg:viewBox="0 0 20 30" svg:d="M10 0l-10 30h20z"/>
    <draw:marker draw:name="a457" svg:viewBox="0 0 20 30" svg:d="M10 0l-10 30h20z"/>
    <draw:marker draw:name="a541" svg:viewBox="0 0 20 30" svg:d="M10 0l-10 30h20z"/>
    <draw:marker draw:name="a549" svg:viewBox="0 0 20 30" svg:d="M10 0l-10 30h20z"/>
    <draw:marker draw:name="a633" svg:viewBox="0 0 20 30" svg:d="M10 0l-10 30h20z"/>
    <draw:marker draw:name="a641" svg:viewBox="0 0 20 30" svg:d="M10 0l-10 30h20z"/>
    <draw:marker draw:name="a756" svg:viewBox="0 0 20 30" svg:d="M10 0l-10 30h20z"/>
    <draw:marker draw:name="a796" svg:viewBox="0 0 20 30" svg:d="M10 0l-10 30h20z"/>
    <draw:marker draw:name="a890" svg:viewBox="0 0 20 30" svg:d="M10 0l-10 30h20z"/>
    <draw:marker draw:name="a93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6:40:41.338233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éline ANSQUER</meta:initial-creator>
    <meta:creation-date>2011-05-12T09:58:42Z</meta:creation-date>
    <dc:date>2020-11-06T17:22:10.784690992</dc:date>
    <meta:editing-cycles>63</meta:editing-cycles>
    <meta:editing-duration>PT11H45M54S</meta:editing-duration>
    <meta:document-statistic meta:table-count="4" meta:cell-count="700" meta:object-count="29"/>
  </office:meta>
</office:document-meta>
</file>

<file path=Object 1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p</mi>
          </mrow>
          <mo stretchy="false">)</mo>
        </mrow>
        <mo stretchy="false">=</mo>
        <mfrac>
          <mrow>
            <mrow>
              <mo stretchy="false">−</mo>
              <msub>
                <mi>C</mi>
                <mn>1</mn>
              </msub>
            </mrow>
            <msub>
              <mi>R</mi>
              <mn>2</mn>
            </msub>
            <mi>p</mi>
          </mrow>
          <mrow>
            <mrow>
              <mn>1</mn>
              <mo stretchy="false">+</mo>
              <mi>p</mi>
            </mrow>
            <msub>
              <mi>C</mi>
              <mn>2</mn>
            </msub>
            <mrow>
              <mrow>
                <mo stretchy="false">(</mo>
                <mrow>
                  <mfrac>
                    <mrow>
                      <msub>
                        <mi>R</mi>
                        <mn>1</mn>
                      </msub>
                      <mrow>
                        <msub>
                          <mi>R</mi>
                          <mn>2</mn>
                        </msub>
                        <mo stretchy="false">+</mo>
                        <msub>
                          <mi>R</mi>
                          <mn>1</mn>
                        </msub>
                      </mrow>
                      <mrow>
                        <msub>
                          <mi>R</mi>
                          <mn>3</mn>
                        </msub>
                        <mo stretchy="false">+</mo>
                        <msub>
                          <mi>R</mi>
                          <mn>2</mn>
                        </msub>
                      </mrow>
                      <msub>
                        <mi>R</mi>
                        <mn>3</mn>
                      </msub>
                    </mrow>
                    <mrow>
                      <msub>
                        <mi>R</mi>
                        <mn>1</mn>
                      </msub>
                    </mrow>
                  </mfrac>
                </mrow>
                <mo stretchy="false">)</mo>
              </mrow>
              <mo stretchy="false">+</mo>
              <msup>
                <mi>p</mi>
                <mn>2</mn>
              </msup>
            </mrow>
            <msub>
              <mi>R</mi>
              <mn>2</mn>
            </msub>
            <msub>
              <mi>C</mi>
              <mn>1</mn>
            </msub>
            <msub>
              <mi>R</mi>
              <mn>3</mn>
            </msub>
            <msub>
              <mi>C</mi>
              <mn>2</mn>
            </msub>
          </mrow>
        </mfrac>
      </mrow>
    </mrow>
    <annotation encoding="StarMath 5.0">bar T( p) = {- C_1 R_2 p} over {1 + p C_2 ({R_1 R_2 + R_1 R_3 + R_2 R_3} over {R_1} ) + p^2 R_2 C_1 R_3 C_2
 } 
 </annotation>
  </semantics>
</math>
</file>

<file path=Object 10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s</mi>
          </mrow>
          <mo stretchy="false">)</mo>
        </mrow>
        <mo stretchy="false">=</mo>
        <mfrac>
          <mrow>
            <mfrac>
              <mi mathvariant="italic">Lp</mi>
              <msub>
                <mi>R</mi>
                <mn>1</mn>
              </msub>
            </mfrac>
          </mrow>
          <mrow>
            <mrow>
              <mn>1</mn>
              <mo stretchy="false">+</mo>
              <mi>l</mi>
            </mrow>
            <mrow>
              <mo stretchy="false">(</mo>
              <mrow>
                <mfrac>
                  <mrow>
                    <mrow>
                      <msub>
                        <mi>R</mi>
                        <mn>1</mn>
                      </msub>
                      <mo stretchy="false">+</mo>
                      <msub>
                        <mi>R</mi>
                        <mn>2</mn>
                      </msub>
                    </mrow>
                  </mrow>
                  <mrow>
                    <msub>
                      <mi>R</mi>
                      <mn>1</mn>
                    </msub>
                    <msub>
                      <mi>R</mi>
                      <mn>2</mn>
                    </msub>
                  </mrow>
                </mfrac>
              </mrow>
              <mo stretchy="false">)</mo>
            </mrow>
            <mrow>
              <mi>p</mi>
              <mo stretchy="false">+</mo>
              <mi>L</mi>
            </mrow>
            <mi>C</mi>
            <msup>
              <mi>p</mi>
              <mn>2</mn>
            </msup>
          </mrow>
        </mfrac>
      </mrow>
    </mrow>
    <annotation encoding="StarMath 5.0">bar T(s) = {Lp over R_1 } over { 1 + l ({R_1 + R_2 } over {R_1 R_2 })p + L C p^2}</annotation>
  </semantics>
</math>
</file>

<file path=Object 11/content.xml><?xml version="1.0" encoding="utf-8"?>
<math xmlns="http://www.w3.org/1998/Math/MathML" display="block">
  <semantics>
    <mrow>
      <mover accent="true">
        <mi>T</mi>
        <mo stretchy="false">¯</mo>
      </mover>
      <mrow>
        <mrow>
          <mo fence="true" stretchy="false">(</mo>
          <mrow>
            <mi>s</mi>
          </mrow>
          <mo fence="true" stretchy="false">)</mo>
        </mrow>
        <mo stretchy="false">=</mo>
        <mfrac>
          <mi mathvariant="italic">RCp</mi>
          <mrow>
            <mrow>
              <mn>1</mn>
              <mo stretchy="false">+</mo>
              <mi>R</mi>
            </mrow>
            <mi>C</mi>
            <mrow>
              <mi>p</mi>
              <mo stretchy="false">+</mo>
              <mi>C</mi>
            </mrow>
            <mi>L</mi>
            <msup>
              <mi>p</mi>
              <mn>2</mn>
            </msup>
          </mrow>
        </mfrac>
      </mrow>
    </mrow>
    <annotation encoding="StarMath 5.0">bar T(s) = {RCp} over {1 + R C p + C L p^2 }</annotation>
  </semantics>
</math>
</file>

<file path=Object 12/content.xml><?xml version="1.0" encoding="utf-8"?>
<math xmlns="http://www.w3.org/1998/Math/MathML" display="block">
  <semantics>
    <mrow>
      <mover accent="true">
        <mi>T</mi>
        <mo stretchy="false">¯</mo>
      </mover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p</mi>
            <mfrac>
              <mrow>
                <mi>k</mi>
                <msub>
                  <mi>R</mi>
                  <mn>2</mn>
                </msub>
                <msub>
                  <mi>R</mi>
                  <mn>5</mn>
                </msub>
                <msub>
                  <mi>c</mi>
                  <mn>1</mn>
                </msub>
              </mrow>
              <mrow>
                <msub>
                  <mi>R</mi>
                  <mn>1</mn>
                </msub>
                <mo stretchy="false">+</mo>
                <msub>
                  <mi>R</mi>
                  <mn>5</mn>
                </msub>
              </mrow>
            </mfrac>
          </mrow>
          <mrow>
            <mrow>
              <mn>1</mn>
              <mo stretchy="false">+</mo>
              <mi>p</mi>
            </mrow>
            <mrow>
              <mo fence="true" stretchy="false">(</mo>
              <mrow>
                <mfrac>
                  <mrow>
                    <msub>
                      <mi>R</mi>
                      <mn>1</mn>
                    </msub>
                    <msub>
                      <mi>C</mi>
                      <mn>1</mn>
                    </msub>
                    <mrow>
                      <mrow>
                        <mo fence="true" stretchy="false">(</mo>
                        <mrow>
                          <mrow>
                            <mrow>
                              <msub>
                                <mi>R</mi>
                                <mn>5</mn>
                              </msub>
                              <mo stretchy="false">−</mo>
                              <mi>k</mi>
                            </mrow>
                            <msub>
                              <mi>R</mi>
                              <mn>2</mn>
                            </msub>
                          </mrow>
                        </mrow>
                        <mo fence="true" stretchy="false">)</mo>
                      </mrow>
                      <mo stretchy="false">+</mo>
                      <msub>
                        <mi>R</mi>
                        <mn>2</mn>
                      </msub>
                    </mrow>
                    <mrow>
                      <mo fence="true" stretchy="false">(</mo>
                      <mrow>
                        <mrow>
                          <msub>
                            <mi>C</mi>
                            <mn>1</mn>
                          </msub>
                          <mo stretchy="false">+</mo>
                          <msub>
                            <mi>C</mi>
                            <mn>2</mn>
                          </msub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sub>
                            <mi>R</mi>
                            <mn>1</mn>
                          </msub>
                          <mo stretchy="false">+</mo>
                          <msub>
                            <mi>R</mi>
                            <mn>5</mn>
                          </msub>
                        </mrow>
                      </mrow>
                      <mo fence="true" stretchy="false">)</mo>
                    </mrow>
                  </mrow>
                  <mrow>
                    <msub>
                      <mi>R</mi>
                      <mn>1</mn>
                    </msub>
                    <mo stretchy="false">+</mo>
                    <msub>
                      <mi>R</mi>
                      <mn>5</mn>
                    </msub>
                  </mrow>
                </mfrac>
              </mrow>
              <mo fence="true" stretchy="false">)</mo>
            </mrow>
            <msup>
              <mi>p</mi>
              <mn>2</mn>
            </msup>
            <mrow>
              <mo fence="true" stretchy="false">(</mo>
              <mrow>
                <mfrac>
                  <mrow>
                    <msub>
                      <mi>R</mi>
                      <mn>1</mn>
                    </msub>
                    <msub>
                      <mi>R</mi>
                      <mn>2</mn>
                    </msub>
                    <msub>
                      <mi>R</mi>
                      <mn>5</mn>
                    </msub>
                    <msub>
                      <mi>C</mi>
                      <mn>1</mn>
                    </msub>
                    <msub>
                      <mi>C</mi>
                      <mn>2</mn>
                    </msub>
                  </mrow>
                  <mrow>
                    <msub>
                      <mi>R</mi>
                      <mn>1</mn>
                    </msub>
                    <mo stretchy="false">+</mo>
                    <msub>
                      <mi>R</mi>
                      <mn>5</mn>
                    </msub>
                  </mrow>
                </mfrac>
              </mrow>
              <mo fence="true" stretchy="false">)</mo>
            </mrow>
          </mrow>
        </mfrac>
      </mrow>
    </mrow>
    <annotation encoding="StarMath 5.0">bar T(s) = { p {k R_2 R_5 c_1 } over { R_1 + R_5 } } over { 1 + p({R_1 C_1 (R_5 - k R_2 ) + R_2 ( C_1 + C_2 ) ( R_1 + R_5 ) } over { R_1 + R_5 } ) p^2 ({R_1 R_ 2 R_5 C_1 C_2 } over { R_1 + 
R_5 }) }</annotation>
  </semantics>
</math>
</file>

<file path=Object 13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s</mi>
          </mrow>
          <mo stretchy="false">)</mo>
        </mrow>
        <mo stretchy="false">=</mo>
        <mfrac>
          <mrow>
            <mrow>
              <mn>1</mn>
              <mo stretchy="false">+</mo>
              <mi>L</mi>
            </mrow>
            <mi>C</mi>
            <msup>
              <mi>p</mi>
              <mn>2</mn>
            </msup>
          </mrow>
          <mrow>
            <mrow>
              <mn>1</mn>
              <mo stretchy="false">+</mo>
              <mfrac>
                <mi>L</mi>
                <mi>R</mi>
              </mfrac>
            </mrow>
            <mrow>
              <mi>p</mi>
              <mo stretchy="false">+</mo>
              <mi>L</mi>
            </mrow>
            <mi>C</mi>
            <msup>
              <mi>p</mi>
              <mn>2</mn>
            </msup>
          </mrow>
        </mfrac>
      </mrow>
    </mrow>
    <annotation encoding="StarMath 5.0">bar T(s) = {1 + L C p^2 } over {1 + L over R p +L C p^2 
}</annotation>
  </semantics>
</math>
</file>

<file path=Object 2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p</mi>
          </mrow>
          <mo stretchy="false">)</mo>
        </mrow>
        <mo stretchy="false">=</mo>
        <mfrac>
          <mrow>
            <msub>
              <mi>R</mi>
              <mrow>
                <mn>2</mn>
              </mrow>
            </msub>
            <msub>
              <mi>C</mi>
              <mrow>
                <mn>1</mn>
              </mrow>
            </msub>
            <mi>p</mi>
          </mrow>
          <mrow>
            <mrow>
              <mn>1</mn>
              <mo stretchy="false">+</mo>
              <mrow>
                <mo stretchy="false">(</mo>
                <mrow>
                  <msub>
                    <mi>R</mi>
                    <mrow>
                      <mn>2</mn>
                    </mrow>
                  </msub>
                  <mrow>
                    <msub>
                      <mi>C</mi>
                      <mrow>
                        <mn>1</mn>
                      </mrow>
                    </msub>
                    <mo stretchy="false">+</mo>
                    <msub>
                      <mi>R</mi>
                      <mrow>
                        <mn>1</mn>
                      </mrow>
                    </msub>
                  </mrow>
                  <mrow>
                    <msub>
                      <mi>C</mi>
                      <mrow>
                        <mn>1</mn>
                      </mrow>
                    </msub>
                    <mo stretchy="false">+</mo>
                    <msub>
                      <mi>R</mi>
                      <mrow>
                        <mn>2</mn>
                      </mrow>
                    </msub>
                  </mrow>
                  <msub>
                    <mi>C</mi>
                    <mrow>
                      <mn>2</mn>
                    </mrow>
                  </msub>
                </mrow>
                <mo stretchy="false">)</mo>
              </mrow>
            </mrow>
            <mrow>
              <mi>p</mi>
              <mo stretchy="false">+</mo>
              <mrow>
                <mo stretchy="false">(</mo>
                <mrow>
                  <msub>
                    <mi>R</mi>
                    <mrow>
                      <mn>1</mn>
                    </mrow>
                  </msub>
                  <msub>
                    <mi>R</mi>
                    <mrow>
                      <mn>2</mn>
                    </mrow>
                  </msub>
                  <msub>
                    <mi>C</mi>
                    <mrow>
                      <mn>1</mn>
                    </mrow>
                  </msub>
                  <msub>
                    <mi>C</mi>
                    <mrow>
                      <mn>2</mn>
                    </mrow>
                  </msub>
                </mrow>
                <mo stretchy="false">)</mo>
              </mrow>
            </mrow>
            <msup>
              <mi>p</mi>
              <mn>2</mn>
            </msup>
          </mrow>
        </mfrac>
      </mrow>
    </mrow>
    <annotation encoding="StarMath 5.0">bar T(p) = {R_{2}C_{1}p} over {1+(R_{2}C_{1}+R_{1}C_{1}+R_{2}C_{2})p+(R_{1}R_{2}C_{1}C_{2})p^2}
</annotation>
  </semantics>
</math>
</file>

<file path=Object 3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p</mi>
          </mrow>
          <mo stretchy="false">)</mo>
        </mrow>
        <mo stretchy="false">=</mo>
        <mfrac>
          <mrow>
            <mrow>
              <mo stretchy="false">−</mo>
              <msub>
                <mi>R</mi>
                <mn>1</mn>
              </msub>
            </mrow>
            <msub>
              <mi>R</mi>
              <mn>2</mn>
            </msub>
            <msub>
              <mi>C</mi>
              <mn>1</mn>
            </msub>
            <msub>
              <mi>C</mi>
              <mn>2</mn>
            </msub>
            <msup>
              <mi>p</mi>
              <mn>2</mn>
            </msup>
          </mrow>
          <mrow>
            <mrow>
              <mn>1</mn>
              <mo stretchy="false">+</mo>
              <msub>
                <mi>R</mi>
                <mn>1</mn>
              </msub>
            </mrow>
            <mrow>
              <mo stretchy="false">(</mo>
              <mrow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o stretchy="false">+</mo>
                  <msub>
                    <mi>C</mi>
                    <mn>3</mn>
                  </msub>
                </mrow>
              </mrow>
              <mo stretchy="false">)</mo>
            </mrow>
            <mrow>
              <mi>p</mi>
              <mo stretchy="false">+</mo>
              <msub>
                <mi>R</mi>
                <mn>1</mn>
              </msub>
            </mrow>
            <msub>
              <mi>R</mi>
              <mn>2</mn>
            </msub>
            <msub>
              <mi>C</mi>
              <mn>2</mn>
            </msub>
            <msub>
              <mi>C</mi>
              <mn>3</mn>
            </msub>
            <msup>
              <mi>p</mi>
              <mn>2</mn>
            </msup>
          </mrow>
        </mfrac>
      </mrow>
    </mrow>
    <annotation encoding="StarMath 5.0">bar T( p) = {- R_1 R_2 C_1 C_2 p^2} over {1 + R_1 (C_1 + C_2 + C_3 ) p + R_1 R_2 C_2 C_3 p^2
 } 
 </annotation>
  </semantics>
</math>
</file>

<file path=Object 4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p</mi>
          </mrow>
          <mo stretchy="false">)</mo>
        </mrow>
        <mo stretchy="false">=</mo>
        <mfrac>
          <mrow>
            <msub>
              <mi>R</mi>
              <mn>2</mn>
            </msub>
            <msub>
              <mi>C</mi>
              <mn>2</mn>
            </msub>
            <msub>
              <mi>C</mi>
              <mn>1</mn>
            </msub>
            <msub>
              <mi>R</mi>
              <mn>1</mn>
            </msub>
            <msup>
              <mi>p</mi>
              <mn>2</mn>
            </msup>
          </mrow>
          <mrow>
            <mrow>
              <mn>1</mn>
              <mo stretchy="false">+</mo>
              <mi>p</mi>
            </mrow>
            <mrow>
              <mrow>
                <mo stretchy="false">(</mo>
                <mrow>
                  <msub>
                    <mi>R</mi>
                    <mn>1</mn>
                  </msub>
                  <mrow>
                    <mrow>
                      <mo stretchy="false">(</mo>
                      <mrow>
                        <mrow>
                          <msub>
                            <mi>C</mi>
                            <mn>1</mn>
                          </msub>
                          <mo stretchy="false">+</mo>
                          <msub>
                            <mi>C</mi>
                            <mn>2</mn>
                          </msub>
                        </mrow>
                      </mrow>
                      <mo stretchy="false">)</mo>
                    </mrow>
                    <mo stretchy="false">+</mo>
                    <msub>
                      <mi>R</mi>
                      <mn>2</mn>
                    </msub>
                  </mrow>
                  <msub>
                    <mi>C</mi>
                    <mn>2</mn>
                  </msub>
                </mrow>
                <mo stretchy="false">)</mo>
              </mrow>
              <mo stretchy="false">+</mo>
              <msup>
                <mi>p</mi>
                <mn>2</mn>
              </msup>
            </mrow>
            <mrow>
              <mo stretchy="false">(</mo>
              <mrow>
                <msub>
                  <mi>R</mi>
                  <mn>1</mn>
                </msub>
                <msub>
                  <mi>C</mi>
                  <mn>1</mn>
                </msub>
                <msub>
                  <mi>R</mi>
                  <mn>2</mn>
                </msub>
                <msub>
                  <mi>C</mi>
                  <mn>2</mn>
                </msub>
              </mrow>
              <mo stretchy="false">)</mo>
            </mrow>
          </mrow>
        </mfrac>
      </mrow>
    </mrow>
    <annotation encoding="StarMath 5.0">bar T(p) = { R_2 C_2 C_1 R_1 p^2 } over { 1 + p(R_1 (C_1 + C_2) + R_2 C_2) + p^2 (R_1 C_1 R_2 C_2)}</annotation>
  </semantics>
</math>
</file>

<file path=Object 5/content.xml><?xml version="1.0" encoding="utf-8"?>
<math xmlns="http://www.w3.org/1998/Math/MathML" display="block">
  <semantics>
    <mrow>
      <mover accent="true">
        <mi>T</mi>
        <mo stretchy="false">¯</mo>
      </mover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o stretchy="false">−</mo>
            <mstyle mathvariant="bold">
              <mfrac>
                <msub>
                  <mi>R</mi>
                  <mn>2</mn>
                </msub>
                <msub>
                  <mi>R</mi>
                  <mn>1</mn>
                </msub>
              </mfrac>
            </mstyle>
          </mrow>
          <mrow>
            <mrow>
              <mn>1</mn>
              <mo stretchy="false">+</mo>
              <mrow>
                <mo fence="true" stretchy="false">(</mo>
                <mrow>
                  <mrow>
                    <msub>
                      <mi>C</mi>
                      <mn>2</mn>
                    </msub>
                    <mrow>
                      <mo fence="true" stretchy="false">(</mo>
                      <mrow>
                        <mrow>
                          <msub>
                            <mi>R</mi>
                            <mn>3</mn>
                          </msub>
                          <mo stretchy="false">+</mo>
                          <msub>
                            <mi>R</mi>
                            <mn>2</mn>
                          </msub>
                          <mo stretchy="false">+</mo>
                          <mfrac>
                            <mrow>
                              <msub>
                                <mi>R</mi>
                                <mn>2</mn>
                              </msub>
                              <msub>
                                <mi>R</mi>
                                <mn>3</mn>
                              </msub>
                            </mrow>
                            <msub>
                              <mi>R</mi>
                              <mn>1</mn>
                            </msub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i>p</mi>
              <mo stretchy="false">+</mo>
              <msub>
                <mi>R</mi>
                <mn>2</mn>
              </msub>
            </mrow>
            <msub>
              <mi>R</mi>
              <mn>3</mn>
            </msub>
            <msub>
              <mi>C</mi>
              <mn>1</mn>
            </msub>
            <msub>
              <mi>C</mi>
              <mn>2</mn>
            </msub>
            <msup>
              <mi>p</mi>
              <mn>2</mn>
            </msup>
          </mrow>
        </mfrac>
      </mrow>
    </mrow>
    <annotation encoding="StarMath 5.0">bar T(s) = - bold{R_2 over R_1} over {1 + (C_2 (R_3 + R_2 + {R_2 R_3} over {R_1}))p + R_2 R_3 C_1 C_2 p^2} </annotation>
  </semantics>
</math>
</file>

<file path=Object 6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p</mi>
          </mrow>
          <mo stretchy="false">)</mo>
        </mrow>
        <mo stretchy="false">=</mo>
        <mfrac>
          <mrow>
            <mn>1</mn>
          </mrow>
          <mrow>
            <mrow>
              <mn>1</mn>
              <mo stretchy="false">+</mo>
              <mi>p</mi>
            </mrow>
            <mrow>
              <mrow>
                <mo stretchy="false">(</mo>
                <mrow>
                  <msub>
                    <mi>R</mi>
                    <mn>1</mn>
                  </msub>
                  <mrow>
                    <mrow>
                      <mo stretchy="false">(</mo>
                      <mrow>
                        <mrow>
                          <msub>
                            <mi>C</mi>
                            <mn>1</mn>
                          </msub>
                          <mo stretchy="false">+</mo>
                          <msub>
                            <mi>C</mi>
                            <mn>2</mn>
                          </msub>
                        </mrow>
                      </mrow>
                      <mo stretchy="false">)</mo>
                    </mrow>
                    <mo stretchy="false">+</mo>
                    <msub>
                      <mi>R</mi>
                      <mn>2</mn>
                    </msub>
                  </mrow>
                  <msub>
                    <mi>C</mi>
                    <mn>2</mn>
                  </msub>
                </mrow>
                <mo stretchy="false">)</mo>
              </mrow>
              <mo stretchy="false">+</mo>
              <msup>
                <mi>p</mi>
                <mn>2</mn>
              </msup>
            </mrow>
            <mrow>
              <mo stretchy="false">(</mo>
              <mrow>
                <msub>
                  <mi>R</mi>
                  <mn>1</mn>
                </msub>
                <msub>
                  <mi>C</mi>
                  <mn>1</mn>
                </msub>
                <msub>
                  <mi>R</mi>
                  <mn>2</mn>
                </msub>
                <msub>
                  <mi>C</mi>
                  <mn>2</mn>
                </msub>
              </mrow>
              <mo stretchy="false">)</mo>
            </mrow>
          </mrow>
        </mfrac>
      </mrow>
    </mrow>
    <annotation encoding="StarMath 5.0">bar T(p) = { 1 } over { 1 + p(R_1 (C_1 + C_2) + R_2 C_2) + p^2 (R_1 C_1 R_2 C_2) }</annotation>
  </semantics>
</math>
</file>

<file path=Object 7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s</mi>
          </mrow>
          <mo stretchy="false">)</mo>
        </mrow>
        <mo stretchy="false">=</mo>
        <mfrac>
          <mn>1</mn>
          <mrow>
            <mrow>
              <mn>1</mn>
              <mo stretchy="false">+</mo>
              <mi>R</mi>
            </mrow>
            <mi>C</mi>
            <mrow>
              <mi>p</mi>
              <mo stretchy="false">+</mo>
              <mi>C</mi>
            </mrow>
            <mi>L</mi>
            <msup>
              <mi>p</mi>
              <mn>2</mn>
            </msup>
          </mrow>
        </mfrac>
      </mrow>
    </mrow>
    <annotation encoding="StarMath 5.0">bar T(s) = 1 over {1 + R C p + C L p^2 }</annotation>
  </semantics>
</math>
</file>

<file path=Object 8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s</mi>
          </mrow>
          <mo stretchy="false">)</mo>
        </mrow>
        <mo stretchy="false">=</mo>
        <mfrac>
          <mrow>
            <mrow>
              <mo stretchy="false">(</mo>
              <mrow>
                <msub>
                  <mi>R</mi>
                  <mn>1</mn>
                </msub>
                <msub>
                  <mi>R</mi>
                  <mn>2</mn>
                </msub>
                <msub>
                  <mi>C</mi>
                  <mn>1</mn>
                </msub>
                <mrow>
                  <msub>
                    <mi>C</mi>
                    <mn>2</mn>
                  </msub>
                  <mo stretchy="false">+</mo>
                  <mfrac>
                    <mrow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  <msub>
                        <mi>R</mi>
                        <mn>4</mn>
                      </msub>
                      <msub>
                        <mi>C</mi>
                        <mn>1</mn>
                      </msub>
                      <msub>
                        <mi>C</mi>
                        <mn>2</mn>
                      </msub>
                    </mrow>
                    <mrow>
                      <msub>
                        <mi>R</mi>
                        <mn>3</mn>
                      </msub>
                    </mrow>
                  </mfrac>
                </mrow>
              </mrow>
              <mo stretchy="false">)</mo>
            </mrow>
            <msup>
              <mi>p</mi>
              <mn>2</mn>
            </msup>
          </mrow>
          <mrow>
            <msub>
              <mi>R</mi>
              <mn>1</mn>
            </msub>
            <msub>
              <mi>R</mi>
              <mn>2</mn>
            </msub>
            <msub>
              <mi>C</mi>
              <mn>1</mn>
            </msub>
            <msub>
              <mi>C</mi>
              <mn>2</mn>
            </msub>
            <mrow>
              <msup>
                <mi>p</mi>
                <mn>2</mn>
              </msup>
              <mo stretchy="false">+</mo>
              <mrow>
                <mo stretchy="false">(</mo>
                <mrow>
                  <msub>
                    <mi>C</mi>
                    <mn>1</mn>
                  </msub>
                  <mrow>
                    <msub>
                      <mi>R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row>
                    <msub>
                      <mi>R</mi>
                      <mn>1</mn>
                    </msub>
                    <mo stretchy="false">−</mo>
                    <mfrac>
                      <mrow>
                        <msub>
                          <mi>R</mi>
                          <mn>2</mn>
                        </msub>
                        <msub>
                          <mi>R</mi>
                          <mn>4</mn>
                        </msub>
                        <msub>
                          <mi>C</mi>
                          <mn>2</mn>
                        </msub>
                      </mrow>
                      <mrow>
                        <msub>
                          <mi>R</mi>
                          <mn>3</mn>
                        </msub>
                      </mrow>
                    </mfrac>
                  </mrow>
                </mrow>
                <mo stretchy="false">)</mo>
              </mrow>
            </mrow>
            <mrow>
              <mi>p</mi>
              <mo stretchy="false">+</mo>
              <mn>1</mn>
            </mrow>
          </mrow>
        </mfrac>
      </mrow>
    </mrow>
    <annotation encoding="StarMath 5.0">bar T(s) = {( R_1 R_2 C_1 C_2 + { R_1 R_2 R_4 C_1 C_2 } over { R_3 })p^2} over {R_1 R_2 C_1 C_2 p^2 + (C_1 R_1 + C_2 R_1 - {R_2 R_4 C_2 } over {R_3})p + 1}</annotation>
  </semantics>
</math>
</file>

<file path=Object 9/content.xml><?xml version="1.0" encoding="utf-8"?>
<math xmlns="http://www.w3.org/1998/Math/MathML">
  <semantics>
    <mrow>
      <mover accent="true">
        <mi>T</mi>
        <mo stretchy="false">̄</mo>
      </mover>
      <mrow>
        <mrow>
          <mo stretchy="false">(</mo>
          <mrow>
            <mi>s</mi>
          </mrow>
          <mo stretchy="false">)</mo>
        </mrow>
        <mo stretchy="false">=</mo>
        <mfrac>
          <mrow>
            <mrow>
              <mn>1</mn>
              <mo stretchy="false">+</mo>
              <mfrac>
                <msub>
                  <mi>R</mi>
                  <mn>4</mn>
                </msub>
                <msub>
                  <mi>R</mi>
                  <mn>3</mn>
                </msub>
              </mfrac>
            </mrow>
          </mrow>
          <mrow>
            <mrow>
              <mn>1</mn>
              <mo stretchy="false">+</mo>
              <mrow>
                <mo stretchy="false">(</mo>
                <mrow>
                  <mrow>
                    <mo stretchy="false">(</mo>
                    <mrow>
                      <mrow>
                        <msub>
                          <mi>R</mi>
                          <mn>2</mn>
                        </msub>
                        <mo stretchy="false">+</mo>
                        <msub>
                          <mi>R</mi>
                          <mn>1</mn>
                        </msub>
                      </mrow>
                    </mrow>
                    <mo stretchy="false">)</mo>
                  </mrow>
                  <mrow>
                    <msub>
                      <mi>C</mi>
                      <mn>2</mn>
                    </msub>
                    <mo stretchy="false">−</mo>
                    <mfrac>
                      <mrow>
                        <msub>
                          <mi>R</mi>
                          <mn>1</mn>
                        </msub>
                        <msub>
                          <mi>R</mi>
                          <mn>4</mn>
                        </msub>
                      </mrow>
                      <msub>
                        <mi>R</mi>
                        <mn>3</mn>
                      </msub>
                    </mfrac>
                  </mrow>
                  <msub>
                    <mi>C</mi>
                    <mn>1</mn>
                  </msub>
                </mrow>
                <mo stretchy="false">)</mo>
              </mrow>
            </mrow>
            <mrow>
              <mi>p</mi>
              <mo stretchy="false">+</mo>
              <msub>
                <mi>R</mi>
                <mn>1</mn>
              </msub>
            </mrow>
            <msub>
              <mi>R</mi>
              <mn>2</mn>
            </msub>
            <msub>
              <mi>C</mi>
              <mn>1</mn>
            </msub>
            <msub>
              <mi>C</mi>
              <mn>2</mn>
            </msub>
            <msup>
              <mi>p</mi>
              <mn>2</mn>
            </msup>
          </mrow>
        </mfrac>
      </mrow>
    </mrow>
    <annotation encoding="StarMath 5.0">bar T(s) = {1 + R_4 over R_3 } over { 1 + ((R_2 + R_1 ) C_2 - {R_1 R_4 } over R_3 C_1 ) p + R_1 R_2 C_1 C_2 p^2}</annotation>
  </semantics>
</math>
</file>